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2917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3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ce2"/>
        <table:table-column table:style-name="co2" table:number-columns-repeated="16379" table:default-cell-style-name="ce2"/>
        <table:table-row table:style-name="ro1">
          <table:table-cell table:style-name="ce3" office:value-type="string" calcext:value-type="string" table:number-columns-spanned="4" table:number-rows-spanned="1">
            <text:p>Calculation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Difference</text:p>
          </table:table-cell>
          <table:table-cell table:number-columns-repeated="16379"/>
        </table:table-row>
        <table:table-row table:style-name="ro1">
          <table:table-cell table:formula="of:=MAX(['milp-acc-energy-usage'.B:.B])" office:value-type="float" office:value="4237.19999999987" calcext:value-type="float">
            <text:p>4237.19999999987</text:p>
          </table:table-cell>
          <table:table-cell table:formula="of:=MAX(['qm-acc-energy-usage'.B:.B])" office:value-type="float" office:value="9459.11999999936" calcext:value-type="float">
            <text:p>9459.11999999936</text:p>
          </table:table-cell>
          <table:table-cell table:formula="of:=MAX(['sa-exhaustive-acc-energy-usage'.B:.B])" office:value-type="float" office:value="4357.984" calcext:value-type="float">
            <text:p>4357.984</text:p>
          </table:table-cell>
          <table:table-cell table:formula="of:=MAX(['sa-quick-acc-energy-usage'.B:.B])" office:value-type="float" office:value="4340.609" calcext:value-type="float">
            <text:p>4340.609</text:p>
          </table:table-cell>
          <table:table-cell table:formula="of:=[.C3]-[.A3]" office:value-type="float" office:value="120.784000000131" calcext:value-type="float">
            <text:p>120.784000000131</text:p>
          </table:table-cell>
          <table:table-cell table:number-columns-repeated="16379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p-acc-energy-usage" table:style-name="ta1">
        <table:table-column table:style-name="co3" table:default-cell-style-name="ce2"/>
        <table:table-column table:style-name="co4" table:default-cell-style-name="ce2"/>
        <table:table-column table:style-name="co2" table:number-columns-repeated="16382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.72" calcext:value-type="float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1.44" calcext:value-type="float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2.16" calcext:value-type="float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3.6" calcext:value-type="float">
            <text:p>3.6</text:p>
          </table:table-cell>
          <table:table-cell table:number-columns-repeated="16382"/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5.04" calcext:value-type="float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5.76" calcext:value-type="float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6.48" calcext:value-type="float">
            <text:p>6.48</text:p>
          </table:table-cell>
          <table:table-cell table:number-columns-repeated="16382"/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7.2" calcext:value-type="float">
            <text:p>7.2</text:p>
          </table:table-cell>
          <table:table-cell table:number-columns-repeated="16382"/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7.92" calcext:value-type="float">
            <text:p>7.92</text:p>
          </table:table-cell>
          <table:table-cell table:number-columns-repeated="16382"/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8.64" calcext:value-type="float">
            <text:p>8.64</text:p>
          </table:table-cell>
          <table:table-cell table:number-columns-repeated="16382"/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.36" calcext:value-type="float">
            <text:p>9.36</text:p>
          </table:table-cell>
          <table:table-cell table:number-columns-repeated="16382"/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10.08" calcext:value-type="float">
            <text:p>10.08</text:p>
          </table:table-cell>
          <table:table-cell table:number-columns-repeated="16382"/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0.8" calcext:value-type="float">
            <text:p>10.8</text:p>
          </table:table-cell>
          <table:table-cell table:number-columns-repeated="16382"/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1.52" calcext:value-type="float">
            <text:p>11.52</text:p>
          </table:table-cell>
          <table:table-cell table:number-columns-repeated="16382"/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2.24" calcext:value-type="float">
            <text:p>12.24</text:p>
          </table:table-cell>
          <table:table-cell table:number-columns-repeated="16382"/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2.96" calcext:value-type="float">
            <text:p>12.96</text:p>
          </table:table-cell>
          <table:table-cell table:number-columns-repeated="16382"/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5.52" calcext:value-type="float">
            <text:p>35.52</text:p>
          </table:table-cell>
          <table:table-cell table:number-columns-repeated="16382"/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58.08" calcext:value-type="float">
            <text:p>58.08</text:p>
          </table:table-cell>
          <table:table-cell table:number-columns-repeated="16382"/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80.64" calcext:value-type="float">
            <text:p>80.64</text:p>
          </table:table-cell>
          <table:table-cell table:number-columns-repeated="16382"/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103.2" calcext:value-type="float">
            <text:p>103.2</text:p>
          </table:table-cell>
          <table:table-cell table:number-columns-repeated="16382"/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125.76" calcext:value-type="float">
            <text:p>125.76</text:p>
          </table:table-cell>
          <table:table-cell table:number-columns-repeated="16382"/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148.32" calcext:value-type="float">
            <text:p>148.32</text:p>
          </table:table-cell>
          <table:table-cell table:number-columns-repeated="16382"/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170.88" calcext:value-type="float">
            <text:p>170.88</text:p>
          </table:table-cell>
          <table:table-cell table:number-columns-repeated="16382"/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193.44" calcext:value-type="float">
            <text:p>193.44</text:p>
          </table:table-cell>
          <table:table-cell table:number-columns-repeated="16382"/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216" calcext:value-type="float">
            <text:p>216</text:p>
          </table:table-cell>
          <table:table-cell table:number-columns-repeated="16382"/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216.72" calcext:value-type="float">
            <text:p>216.72</text:p>
          </table:table-cell>
          <table:table-cell table:number-columns-repeated="16382"/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217.44" calcext:value-type="float">
            <text:p>217.44</text:p>
          </table:table-cell>
          <table:table-cell table:number-columns-repeated="16382"/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218.16" calcext:value-type="float">
            <text:p>218.16</text:p>
          </table:table-cell>
          <table:table-cell table:number-columns-repeated="16382"/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218.88" calcext:value-type="float">
            <text:p>218.88</text:p>
          </table:table-cell>
          <table:table-cell table:number-columns-repeated="16382"/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219.6" calcext:value-type="float">
            <text:p>219.6</text:p>
          </table:table-cell>
          <table:table-cell table:number-columns-repeated="16382"/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220.32" calcext:value-type="float">
            <text:p>220.32</text:p>
          </table:table-cell>
          <table:table-cell table:number-columns-repeated="16382"/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242.88" calcext:value-type="float">
            <text:p>242.88</text:p>
          </table:table-cell>
          <table:table-cell table:number-columns-repeated="16382"/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265.44" calcext:value-type="float">
            <text:p>265.44</text:p>
          </table:table-cell>
          <table:table-cell table:number-columns-repeated="16382"/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288" calcext:value-type="float">
            <text:p>288</text:p>
          </table:table-cell>
          <table:table-cell table:number-columns-repeated="16382"/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10.56" calcext:value-type="float">
            <text:p>310.56</text:p>
          </table:table-cell>
          <table:table-cell table:number-columns-repeated="16382"/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33.12" calcext:value-type="float">
            <text:p>333.12</text:p>
          </table:table-cell>
          <table:table-cell table:number-columns-repeated="16382"/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55.68" calcext:value-type="float">
            <text:p>355.68</text:p>
          </table:table-cell>
          <table:table-cell table:number-columns-repeated="16382"/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78.24" calcext:value-type="float">
            <text:p>378.24</text:p>
          </table:table-cell>
          <table:table-cell table:number-columns-repeated="16382"/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400.8" calcext:value-type="float">
            <text:p>400.8</text:p>
          </table:table-cell>
          <table:table-cell table:number-columns-repeated="16382"/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423.36" calcext:value-type="float">
            <text:p>423.36</text:p>
          </table:table-cell>
          <table:table-cell table:number-columns-repeated="16382"/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424.8" calcext:value-type="float">
            <text:p>424.8</text:p>
          </table:table-cell>
          <table:table-cell table:number-columns-repeated="16382"/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426.24" calcext:value-type="float">
            <text:p>426.24</text:p>
          </table:table-cell>
          <table:table-cell table:number-columns-repeated="16382"/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427.68" calcext:value-type="float">
            <text:p>427.68</text:p>
          </table:table-cell>
          <table:table-cell table:number-columns-repeated="16382"/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429.12" calcext:value-type="float">
            <text:p>429.12</text:p>
          </table:table-cell>
          <table:table-cell table:number-columns-repeated="16382"/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430.56" calcext:value-type="float">
            <text:p>430.56</text:p>
          </table:table-cell>
          <table:table-cell table:number-columns-repeated="16382"/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432" calcext:value-type="float">
            <text:p>432</text:p>
          </table:table-cell>
          <table:table-cell table:number-columns-repeated="16382"/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433.44" calcext:value-type="float">
            <text:p>433.44</text:p>
          </table:table-cell>
          <table:table-cell table:number-columns-repeated="16382"/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434.88" calcext:value-type="float">
            <text:p>434.88</text:p>
          </table:table-cell>
          <table:table-cell table:number-columns-repeated="16382"/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436.320000000001" calcext:value-type="float">
            <text:p>436.320000000001</text:p>
          </table:table-cell>
          <table:table-cell table:number-columns-repeated="16382"/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437.760000000001" calcext:value-type="float">
            <text:p>437.760000000001</text:p>
          </table:table-cell>
          <table:table-cell table:number-columns-repeated="16382"/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439.200000000001" calcext:value-type="float">
            <text:p>439.200000000001</text:p>
          </table:table-cell>
          <table:table-cell table:number-columns-repeated="16382"/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440.640000000001" calcext:value-type="float">
            <text:p>440.640000000001</text:p>
          </table:table-cell>
          <table:table-cell table:number-columns-repeated="16382"/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442.080000000001" calcext:value-type="float">
            <text:p>442.080000000001</text:p>
          </table:table-cell>
          <table:table-cell table:number-columns-repeated="16382"/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443.520000000001" calcext:value-type="float">
            <text:p>443.520000000001</text:p>
          </table:table-cell>
          <table:table-cell table:number-columns-repeated="16382"/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444.960000000001" calcext:value-type="float">
            <text:p>444.960000000001</text:p>
          </table:table-cell>
          <table:table-cell table:number-columns-repeated="16382"/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446.400000000001" calcext:value-type="float">
            <text:p>446.400000000001</text:p>
          </table:table-cell>
          <table:table-cell table:number-columns-repeated="16382"/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469.680000000001" calcext:value-type="float">
            <text:p>469.680000000001</text:p>
          </table:table-cell>
          <table:table-cell table:number-columns-repeated="16382"/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492.960000000001" calcext:value-type="float">
            <text:p>492.960000000001</text:p>
          </table:table-cell>
          <table:table-cell table:number-columns-repeated="16382"/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516.240000000001" calcext:value-type="float">
            <text:p>516.240000000001</text:p>
          </table:table-cell>
          <table:table-cell table:number-columns-repeated="16382"/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539.520000000001" calcext:value-type="float">
            <text:p>539.520000000001</text:p>
          </table:table-cell>
          <table:table-cell table:number-columns-repeated="16382"/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562.800000000001" calcext:value-type="float">
            <text:p>562.800000000001</text:p>
          </table:table-cell>
          <table:table-cell table:number-columns-repeated="16382"/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586.080000000001" calcext:value-type="float">
            <text:p>586.080000000001</text:p>
          </table:table-cell>
          <table:table-cell table:number-columns-repeated="16382"/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609.360000000001" calcext:value-type="float">
            <text:p>609.360000000001</text:p>
          </table:table-cell>
          <table:table-cell table:number-columns-repeated="16382"/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632.640000000002" calcext:value-type="float">
            <text:p>632.640000000002</text:p>
          </table:table-cell>
          <table:table-cell table:number-columns-repeated="16382"/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55.920000000002" calcext:value-type="float">
            <text:p>655.920000000002</text:p>
          </table:table-cell>
          <table:table-cell table:number-columns-repeated="16382"/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57.360000000002" calcext:value-type="float">
            <text:p>657.360000000002</text:p>
          </table:table-cell>
          <table:table-cell table:number-columns-repeated="16382"/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58.800000000002" calcext:value-type="float">
            <text:p>658.800000000002</text:p>
          </table:table-cell>
          <table:table-cell table:number-columns-repeated="16382"/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60.240000000002" calcext:value-type="float">
            <text:p>660.240000000002</text:p>
          </table:table-cell>
          <table:table-cell table:number-columns-repeated="16382"/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661.680000000002" calcext:value-type="float">
            <text:p>661.680000000002</text:p>
          </table:table-cell>
          <table:table-cell table:number-columns-repeated="16382"/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662.400000000002" calcext:value-type="float">
            <text:p>662.400000000002</text:p>
          </table:table-cell>
          <table:table-cell table:number-columns-repeated="16382"/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663.120000000002" calcext:value-type="float">
            <text:p>663.120000000002</text:p>
          </table:table-cell>
          <table:table-cell table:number-columns-repeated="16382"/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663.840000000002" calcext:value-type="float">
            <text:p>663.840000000002</text:p>
          </table:table-cell>
          <table:table-cell table:number-columns-repeated="16382"/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664.560000000002" calcext:value-type="float">
            <text:p>664.560000000002</text:p>
          </table:table-cell>
          <table:table-cell table:number-columns-repeated="16382"/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665.280000000002" calcext:value-type="float">
            <text:p>665.280000000002</text:p>
          </table:table-cell>
          <table:table-cell table:number-columns-repeated="16382"/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666.720000000002" calcext:value-type="float">
            <text:p>666.720000000002</text:p>
          </table:table-cell>
          <table:table-cell table:number-columns-repeated="16382"/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668.160000000002" calcext:value-type="float">
            <text:p>668.160000000002</text:p>
          </table:table-cell>
          <table:table-cell table:number-columns-repeated="16382"/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669.600000000002" calcext:value-type="float">
            <text:p>669.600000000002</text:p>
          </table:table-cell>
          <table:table-cell table:number-columns-repeated="16382"/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671.040000000002" calcext:value-type="float">
            <text:p>671.040000000002</text:p>
          </table:table-cell>
          <table:table-cell table:number-columns-repeated="16382"/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72.480000000002" calcext:value-type="float">
            <text:p>672.480000000002</text:p>
          </table:table-cell>
          <table:table-cell table:number-columns-repeated="16382"/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73.920000000002" calcext:value-type="float">
            <text:p>673.920000000002</text:p>
          </table:table-cell>
          <table:table-cell table:number-columns-repeated="16382"/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75.360000000002" calcext:value-type="float">
            <text:p>675.360000000002</text:p>
          </table:table-cell>
          <table:table-cell table:number-columns-repeated="16382"/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77.520000000002" calcext:value-type="float">
            <text:p>677.520000000002</text:p>
          </table:table-cell>
          <table:table-cell table:number-columns-repeated="16382"/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79.680000000003" calcext:value-type="float">
            <text:p>679.680000000003</text:p>
          </table:table-cell>
          <table:table-cell table:number-columns-repeated="16382"/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81.840000000003" calcext:value-type="float">
            <text:p>681.840000000003</text:p>
          </table:table-cell>
          <table:table-cell table:number-columns-repeated="16382"/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84.000000000003" calcext:value-type="float">
            <text:p>684.000000000003</text:p>
          </table:table-cell>
          <table:table-cell table:number-columns-repeated="16382"/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86.160000000003" calcext:value-type="float">
            <text:p>686.160000000003</text:p>
          </table:table-cell>
          <table:table-cell table:number-columns-repeated="16382"/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88.320000000003" calcext:value-type="float">
            <text:p>688.320000000003</text:p>
          </table:table-cell>
          <table:table-cell table:number-columns-repeated="16382"/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90.480000000003" calcext:value-type="float">
            <text:p>690.480000000003</text:p>
          </table:table-cell>
          <table:table-cell table:number-columns-repeated="16382"/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92.640000000003" calcext:value-type="float">
            <text:p>692.640000000003</text:p>
          </table:table-cell>
          <table:table-cell table:number-columns-repeated="16382"/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94.800000000003" calcext:value-type="float">
            <text:p>694.800000000003</text:p>
          </table:table-cell>
          <table:table-cell table:number-columns-repeated="16382"/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96.960000000003" calcext:value-type="float">
            <text:p>696.960000000003</text:p>
          </table:table-cell>
          <table:table-cell table:number-columns-repeated="16382"/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99.840000000003" calcext:value-type="float">
            <text:p>699.840000000003</text:p>
          </table:table-cell>
          <table:table-cell table:number-columns-repeated="16382"/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702.720000000003" calcext:value-type="float">
            <text:p>702.720000000003</text:p>
          </table:table-cell>
          <table:table-cell table:number-columns-repeated="16382"/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705.600000000003" calcext:value-type="float">
            <text:p>705.600000000003</text:p>
          </table:table-cell>
          <table:table-cell table:number-columns-repeated="16382"/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708.480000000004" calcext:value-type="float">
            <text:p>708.480000000004</text:p>
          </table:table-cell>
          <table:table-cell table:number-columns-repeated="16382"/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711.360000000004" calcext:value-type="float">
            <text:p>711.360000000004</text:p>
          </table:table-cell>
          <table:table-cell table:number-columns-repeated="16382"/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714.240000000004" calcext:value-type="float">
            <text:p>714.240000000004</text:p>
          </table:table-cell>
          <table:table-cell table:number-columns-repeated="16382"/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717.120000000004" calcext:value-type="float">
            <text:p>717.120000000004</text:p>
          </table:table-cell>
          <table:table-cell table:number-columns-repeated="16382"/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720.000000000004" calcext:value-type="float">
            <text:p>720.000000000004</text:p>
          </table:table-cell>
          <table:table-cell table:number-columns-repeated="16382"/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722.880000000004" calcext:value-type="float">
            <text:p>722.880000000004</text:p>
          </table:table-cell>
          <table:table-cell table:number-columns-repeated="16382"/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725.760000000004" calcext:value-type="float">
            <text:p>725.760000000004</text:p>
          </table:table-cell>
          <table:table-cell table:number-columns-repeated="16382"/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728.640000000004" calcext:value-type="float">
            <text:p>728.640000000004</text:p>
          </table:table-cell>
          <table:table-cell table:number-columns-repeated="16382"/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731.520000000004" calcext:value-type="float">
            <text:p>731.520000000004</text:p>
          </table:table-cell>
          <table:table-cell table:number-columns-repeated="16382"/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734.400000000005" calcext:value-type="float">
            <text:p>734.400000000005</text:p>
          </table:table-cell>
          <table:table-cell table:number-columns-repeated="16382"/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737.280000000005" calcext:value-type="float">
            <text:p>737.280000000005</text:p>
          </table:table-cell>
          <table:table-cell table:number-columns-repeated="16382"/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762.000000000005" calcext:value-type="float">
            <text:p>762.000000000005</text:p>
          </table:table-cell>
          <table:table-cell table:number-columns-repeated="16382"/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786.720000000005" calcext:value-type="float">
            <text:p>786.720000000005</text:p>
          </table:table-cell>
          <table:table-cell table:number-columns-repeated="16382"/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811.440000000005" calcext:value-type="float">
            <text:p>811.440000000005</text:p>
          </table:table-cell>
          <table:table-cell table:number-columns-repeated="16382"/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836.160000000005" calcext:value-type="float">
            <text:p>836.160000000005</text:p>
          </table:table-cell>
          <table:table-cell table:number-columns-repeated="16382"/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860.880000000005" calcext:value-type="float">
            <text:p>860.880000000005</text:p>
          </table:table-cell>
          <table:table-cell table:number-columns-repeated="16382"/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885.600000000006" calcext:value-type="float">
            <text:p>885.600000000006</text:p>
          </table:table-cell>
          <table:table-cell table:number-columns-repeated="16382"/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910.320000000006" calcext:value-type="float">
            <text:p>910.320000000006</text:p>
          </table:table-cell>
          <table:table-cell table:number-columns-repeated="16382"/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33.600000000006" calcext:value-type="float">
            <text:p>933.600000000006</text:p>
          </table:table-cell>
          <table:table-cell table:number-columns-repeated="16382"/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57.600000000006" calcext:value-type="float">
            <text:p>957.600000000006</text:p>
          </table:table-cell>
          <table:table-cell table:number-columns-repeated="16382"/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81.600000000006" calcext:value-type="float">
            <text:p>981.600000000006</text:p>
          </table:table-cell>
          <table:table-cell table:number-columns-repeated="16382"/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005.60000000001" calcext:value-type="float">
            <text:p>1005.60000000001</text:p>
          </table:table-cell>
          <table:table-cell table:number-columns-repeated="16382"/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029.60000000001" calcext:value-type="float">
            <text:p>1029.60000000001</text:p>
          </table:table-cell>
          <table:table-cell table:number-columns-repeated="16382"/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052.88000000001" calcext:value-type="float">
            <text:p>1052.88000000001</text:p>
          </table:table-cell>
          <table:table-cell table:number-columns-repeated="16382"/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076.16000000001" calcext:value-type="float">
            <text:p>1076.16000000001</text:p>
          </table:table-cell>
          <table:table-cell table:number-columns-repeated="16382"/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100.88000000001" calcext:value-type="float">
            <text:p>1100.88000000001</text:p>
          </table:table-cell>
          <table:table-cell table:number-columns-repeated="16382"/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125.60000000001" calcext:value-type="float">
            <text:p>1125.60000000001</text:p>
          </table:table-cell>
          <table:table-cell table:number-columns-repeated="16382"/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150.32000000001" calcext:value-type="float">
            <text:p>1150.32000000001</text:p>
          </table:table-cell>
          <table:table-cell table:number-columns-repeated="16382"/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175.04000000001" calcext:value-type="float">
            <text:p>1175.04000000001</text:p>
          </table:table-cell>
          <table:table-cell table:number-columns-repeated="16382"/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199.76000000001" calcext:value-type="float">
            <text:p>1199.76000000001</text:p>
          </table:table-cell>
          <table:table-cell table:number-columns-repeated="16382"/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24.48000000001" calcext:value-type="float">
            <text:p>1224.48000000001</text:p>
          </table:table-cell>
          <table:table-cell table:number-columns-repeated="16382"/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1249.20000000001" calcext:value-type="float">
            <text:p>1249.20000000001</text:p>
          </table:table-cell>
          <table:table-cell table:number-columns-repeated="16382"/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73.92000000001" calcext:value-type="float">
            <text:p>1273.92000000001</text:p>
          </table:table-cell>
          <table:table-cell table:number-columns-repeated="16382"/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98.64000000001" calcext:value-type="float">
            <text:p>1298.64000000001</text:p>
          </table:table-cell>
          <table:table-cell table:number-columns-repeated="16382"/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323.36000000001" calcext:value-type="float">
            <text:p>1323.36000000001</text:p>
          </table:table-cell>
          <table:table-cell table:number-columns-repeated="16382"/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348.08000000001" calcext:value-type="float">
            <text:p>1348.08000000001</text:p>
          </table:table-cell>
          <table:table-cell table:number-columns-repeated="16382"/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372.80000000001" calcext:value-type="float">
            <text:p>1372.80000000001</text:p>
          </table:table-cell>
          <table:table-cell table:number-columns-repeated="16382"/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397.52000000001" calcext:value-type="float">
            <text:p>1397.52000000001</text:p>
          </table:table-cell>
          <table:table-cell table:number-columns-repeated="16382"/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422.24000000001" calcext:value-type="float">
            <text:p>1422.24000000001</text:p>
          </table:table-cell>
          <table:table-cell table:number-columns-repeated="16382"/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446.96000000001" calcext:value-type="float">
            <text:p>1446.96000000001</text:p>
          </table:table-cell>
          <table:table-cell table:number-columns-repeated="16382"/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471.68000000001" calcext:value-type="float">
            <text:p>1471.68000000001</text:p>
          </table:table-cell>
          <table:table-cell table:number-columns-repeated="16382"/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474.56000000001" calcext:value-type="float">
            <text:p>1474.56000000001</text:p>
          </table:table-cell>
          <table:table-cell table:number-columns-repeated="16382"/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477.44000000001" calcext:value-type="float">
            <text:p>1477.44000000001</text:p>
          </table:table-cell>
          <table:table-cell table:number-columns-repeated="16382"/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480.32000000001" calcext:value-type="float">
            <text:p>1480.32000000001</text:p>
          </table:table-cell>
          <table:table-cell table:number-columns-repeated="16382"/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483.20000000001" calcext:value-type="float">
            <text:p>1483.20000000001</text:p>
          </table:table-cell>
          <table:table-cell table:number-columns-repeated="16382"/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1486.08000000001" calcext:value-type="float">
            <text:p>1486.08000000001</text:p>
          </table:table-cell>
          <table:table-cell table:number-columns-repeated="16382"/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1488.96000000001" calcext:value-type="float">
            <text:p>1488.96000000001</text:p>
          </table:table-cell>
          <table:table-cell table:number-columns-repeated="16382"/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1491.84000000001" calcext:value-type="float">
            <text:p>1491.84000000001</text:p>
          </table:table-cell>
          <table:table-cell table:number-columns-repeated="16382"/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1494.72000000001" calcext:value-type="float">
            <text:p>1494.72000000001</text:p>
          </table:table-cell>
          <table:table-cell table:number-columns-repeated="16382"/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497.60000000001" calcext:value-type="float">
            <text:p>1497.60000000001</text:p>
          </table:table-cell>
          <table:table-cell table:number-columns-repeated="16382"/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500.48000000001" calcext:value-type="float">
            <text:p>1500.48000000001</text:p>
          </table:table-cell>
          <table:table-cell table:number-columns-repeated="16382"/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503.36000000001" calcext:value-type="float">
            <text:p>1503.36000000001</text:p>
          </table:table-cell>
          <table:table-cell table:number-columns-repeated="16382"/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506.24000000001" calcext:value-type="float">
            <text:p>1506.24000000001</text:p>
          </table:table-cell>
          <table:table-cell table:number-columns-repeated="16382"/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509.12000000001" calcext:value-type="float">
            <text:p>1509.12000000001</text:p>
          </table:table-cell>
          <table:table-cell table:number-columns-repeated="16382"/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512.00000000001" calcext:value-type="float">
            <text:p>1512.00000000001</text:p>
          </table:table-cell>
          <table:table-cell table:number-columns-repeated="16382"/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514.88000000001" calcext:value-type="float">
            <text:p>1514.88000000001</text:p>
          </table:table-cell>
          <table:table-cell table:number-columns-repeated="16382"/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517.76000000001" calcext:value-type="float">
            <text:p>1517.76000000001</text:p>
          </table:table-cell>
          <table:table-cell table:number-columns-repeated="16382"/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520.64000000001" calcext:value-type="float">
            <text:p>1520.64000000001</text:p>
          </table:table-cell>
          <table:table-cell table:number-columns-repeated="16382"/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523.52000000001" calcext:value-type="float">
            <text:p>1523.52000000001</text:p>
          </table:table-cell>
          <table:table-cell table:number-columns-repeated="16382"/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526.40000000001" calcext:value-type="float">
            <text:p>1526.40000000001</text:p>
          </table:table-cell>
          <table:table-cell table:number-columns-repeated="16382"/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529.28000000001" calcext:value-type="float">
            <text:p>1529.28000000001</text:p>
          </table:table-cell>
          <table:table-cell table:number-columns-repeated="16382"/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1554.00000000001" calcext:value-type="float">
            <text:p>1554.00000000001</text:p>
          </table:table-cell>
          <table:table-cell table:number-columns-repeated="16382"/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1578.72000000001" calcext:value-type="float">
            <text:p>1578.72000000001</text:p>
          </table:table-cell>
          <table:table-cell table:number-columns-repeated="16382"/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1603.44000000001" calcext:value-type="float">
            <text:p>1603.44000000001</text:p>
          </table:table-cell>
          <table:table-cell table:number-columns-repeated="16382"/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1628.16000000001" calcext:value-type="float">
            <text:p>1628.16000000001</text:p>
          </table:table-cell>
          <table:table-cell table:number-columns-repeated="16382"/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1652.88000000001" calcext:value-type="float">
            <text:p>1652.88000000001</text:p>
          </table:table-cell>
          <table:table-cell table:number-columns-repeated="16382"/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1677.60000000001" calcext:value-type="float">
            <text:p>1677.60000000001</text:p>
          </table:table-cell>
          <table:table-cell table:number-columns-repeated="16382"/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1702.32000000001" calcext:value-type="float">
            <text:p>1702.32000000001</text:p>
          </table:table-cell>
          <table:table-cell table:number-columns-repeated="16382"/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1727.04000000001" calcext:value-type="float">
            <text:p>1727.04000000001</text:p>
          </table:table-cell>
          <table:table-cell table:number-columns-repeated="16382"/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1751.76000000001" calcext:value-type="float">
            <text:p>1751.76000000001</text:p>
          </table:table-cell>
          <table:table-cell table:number-columns-repeated="16382"/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1776.48000000001" calcext:value-type="float">
            <text:p>1776.48000000001</text:p>
          </table:table-cell>
          <table:table-cell table:number-columns-repeated="16382"/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1779.36000000001" calcext:value-type="float">
            <text:p>1779.36000000001</text:p>
          </table:table-cell>
          <table:table-cell table:number-columns-repeated="16382"/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1782.24000000001" calcext:value-type="float">
            <text:p>1782.24000000001</text:p>
          </table:table-cell>
          <table:table-cell table:number-columns-repeated="16382"/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1785.12000000001" calcext:value-type="float">
            <text:p>1785.12000000001</text:p>
          </table:table-cell>
          <table:table-cell table:number-columns-repeated="16382"/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1788.00000000001" calcext:value-type="float">
            <text:p>1788.00000000001</text:p>
          </table:table-cell>
          <table:table-cell table:number-columns-repeated="16382"/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1790.88000000001" calcext:value-type="float">
            <text:p>1790.88000000001</text:p>
          </table:table-cell>
          <table:table-cell table:number-columns-repeated="16382"/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1793.04000000001" calcext:value-type="float">
            <text:p>1793.04000000001</text:p>
          </table:table-cell>
          <table:table-cell table:number-columns-repeated="16382"/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1795.20000000001" calcext:value-type="float">
            <text:p>1795.20000000001</text:p>
          </table:table-cell>
          <table:table-cell table:number-columns-repeated="16382"/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1797.36000000001" calcext:value-type="float">
            <text:p>1797.36000000001</text:p>
          </table:table-cell>
          <table:table-cell table:number-columns-repeated="16382"/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1799.52000000001" calcext:value-type="float">
            <text:p>1799.52000000001</text:p>
          </table:table-cell>
          <table:table-cell table:number-columns-repeated="16382"/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1801.68000000001" calcext:value-type="float">
            <text:p>1801.68000000001</text:p>
          </table:table-cell>
          <table:table-cell table:number-columns-repeated="16382"/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1803.84000000001" calcext:value-type="float">
            <text:p>1803.84000000001</text:p>
          </table:table-cell>
          <table:table-cell table:number-columns-repeated="16382"/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1806.00000000001" calcext:value-type="float">
            <text:p>1806.00000000001</text:p>
          </table:table-cell>
          <table:table-cell table:number-columns-repeated="16382"/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1808.16000000001" calcext:value-type="float">
            <text:p>1808.16000000001</text:p>
          </table:table-cell>
          <table:table-cell table:number-columns-repeated="16382"/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1810.32000000001" calcext:value-type="float">
            <text:p>1810.32000000001</text:p>
          </table:table-cell>
          <table:table-cell table:number-columns-repeated="16382"/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1812.48000000001" calcext:value-type="float">
            <text:p>1812.48000000001</text:p>
          </table:table-cell>
          <table:table-cell table:number-columns-repeated="16382"/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1814.64000000001" calcext:value-type="float">
            <text:p>1814.64000000001</text:p>
          </table:table-cell>
          <table:table-cell table:number-columns-repeated="16382"/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1816.08000000001" calcext:value-type="float">
            <text:p>1816.08000000001</text:p>
          </table:table-cell>
          <table:table-cell table:number-columns-repeated="16382"/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816.80000000001" calcext:value-type="float">
            <text:p>1816.80000000001</text:p>
          </table:table-cell>
          <table:table-cell table:number-columns-repeated="16382"/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817.52000000001" calcext:value-type="float">
            <text:p>1817.52000000001</text:p>
          </table:table-cell>
          <table:table-cell table:number-columns-repeated="16382"/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818.24000000001" calcext:value-type="float">
            <text:p>1818.24000000001</text:p>
          </table:table-cell>
          <table:table-cell table:number-columns-repeated="16382"/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1841.52000000001" calcext:value-type="float">
            <text:p>1841.52000000001</text:p>
          </table:table-cell>
          <table:table-cell table:number-columns-repeated="16382"/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1864.80000000001" calcext:value-type="float">
            <text:p>1864.80000000001</text:p>
          </table:table-cell>
          <table:table-cell table:number-columns-repeated="16382"/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1888.08000000001" calcext:value-type="float">
            <text:p>1888.08000000001</text:p>
          </table:table-cell>
          <table:table-cell table:number-columns-repeated="16382"/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1911.36000000001" calcext:value-type="float">
            <text:p>1911.36000000001</text:p>
          </table:table-cell>
          <table:table-cell table:number-columns-repeated="16382"/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1934.64000000001" calcext:value-type="float">
            <text:p>1934.64000000001</text:p>
          </table:table-cell>
          <table:table-cell table:number-columns-repeated="16382"/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1957.92000000001" calcext:value-type="float">
            <text:p>1957.92000000001</text:p>
          </table:table-cell>
          <table:table-cell table:number-columns-repeated="16382"/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1981.20000000001" calcext:value-type="float">
            <text:p>1981.20000000001</text:p>
          </table:table-cell>
          <table:table-cell table:number-columns-repeated="16382"/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004.48000000001" calcext:value-type="float">
            <text:p>2004.48000000001</text:p>
          </table:table-cell>
          <table:table-cell table:number-columns-repeated="16382"/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027.76000000001" calcext:value-type="float">
            <text:p>2027.76000000001</text:p>
          </table:table-cell>
          <table:table-cell table:number-columns-repeated="16382"/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051.04000000001" calcext:value-type="float">
            <text:p>2051.04000000001</text:p>
          </table:table-cell>
          <table:table-cell table:number-columns-repeated="16382"/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074.32000000001" calcext:value-type="float">
            <text:p>2074.32000000001</text:p>
          </table:table-cell>
          <table:table-cell table:number-columns-repeated="16382"/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097.60000000001" calcext:value-type="float">
            <text:p>2097.60000000001</text:p>
          </table:table-cell>
          <table:table-cell table:number-columns-repeated="16382"/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120.88000000001" calcext:value-type="float">
            <text:p>2120.88000000001</text:p>
          </table:table-cell>
          <table:table-cell table:number-columns-repeated="16382"/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144.16000000001" calcext:value-type="float">
            <text:p>2144.16000000001</text:p>
          </table:table-cell>
          <table:table-cell table:number-columns-repeated="16382"/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167.44000000001" calcext:value-type="float">
            <text:p>2167.44000000001</text:p>
          </table:table-cell>
          <table:table-cell table:number-columns-repeated="16382"/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190.72000000001" calcext:value-type="float">
            <text:p>2190.72000000001</text:p>
          </table:table-cell>
          <table:table-cell table:number-columns-repeated="16382"/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214.00000000001" calcext:value-type="float">
            <text:p>2214.00000000001</text:p>
          </table:table-cell>
          <table:table-cell table:number-columns-repeated="16382"/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237.28000000001" calcext:value-type="float">
            <text:p>2237.28000000001</text:p>
          </table:table-cell>
          <table:table-cell table:number-columns-repeated="16382"/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260.56000000001" calcext:value-type="float">
            <text:p>2260.56000000001</text:p>
          </table:table-cell>
          <table:table-cell table:number-columns-repeated="16382"/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2283.12000000001" calcext:value-type="float">
            <text:p>2283.12000000001</text:p>
          </table:table-cell>
          <table:table-cell table:number-columns-repeated="16382"/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2305.68000000001" calcext:value-type="float">
            <text:p>2305.68000000001</text:p>
          </table:table-cell>
          <table:table-cell table:number-columns-repeated="16382"/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2328.24000000001" calcext:value-type="float">
            <text:p>2328.24000000001</text:p>
          </table:table-cell>
          <table:table-cell table:number-columns-repeated="16382"/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2328.96000000001" calcext:value-type="float">
            <text:p>2328.96000000001</text:p>
          </table:table-cell>
          <table:table-cell table:number-columns-repeated="16382"/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2329.68000000001" calcext:value-type="float">
            <text:p>2329.68000000001</text:p>
          </table:table-cell>
          <table:table-cell table:number-columns-repeated="16382"/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2330.40000000001" calcext:value-type="float">
            <text:p>2330.40000000001</text:p>
          </table:table-cell>
          <table:table-cell table:number-columns-repeated="16382"/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2331.12000000001" calcext:value-type="float">
            <text:p>2331.12000000001</text:p>
          </table:table-cell>
          <table:table-cell table:number-columns-repeated="16382"/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2331.84000000001" calcext:value-type="float">
            <text:p>2331.84000000001</text:p>
          </table:table-cell>
          <table:table-cell table:number-columns-repeated="16382"/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2332.56000000001" calcext:value-type="float">
            <text:p>2332.56000000001</text:p>
          </table:table-cell>
          <table:table-cell table:number-columns-repeated="16382"/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2333.28000000001" calcext:value-type="float">
            <text:p>2333.28000000001</text:p>
          </table:table-cell>
          <table:table-cell table:number-columns-repeated="16382"/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2334.00000000001" calcext:value-type="float">
            <text:p>2334.00000000001</text:p>
          </table:table-cell>
          <table:table-cell table:number-columns-repeated="16382"/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2334.72000000001" calcext:value-type="float">
            <text:p>2334.72000000001</text:p>
          </table:table-cell>
          <table:table-cell table:number-columns-repeated="16382"/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2335.44000000001" calcext:value-type="float">
            <text:p>2335.44000000001</text:p>
          </table:table-cell>
          <table:table-cell table:number-columns-repeated="16382"/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336.88000000001" calcext:value-type="float">
            <text:p>2336.88000000001</text:p>
          </table:table-cell>
          <table:table-cell table:number-columns-repeated="16382"/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338.32000000001" calcext:value-type="float">
            <text:p>2338.32000000001</text:p>
          </table:table-cell>
          <table:table-cell table:number-columns-repeated="16382"/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339.76" calcext:value-type="float">
            <text:p>2339.76</text:p>
          </table:table-cell>
          <table:table-cell table:number-columns-repeated="16382"/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341.2" calcext:value-type="float">
            <text:p>2341.2</text:p>
          </table:table-cell>
          <table:table-cell table:number-columns-repeated="16382"/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364.48" calcext:value-type="float">
            <text:p>2364.48</text:p>
          </table:table-cell>
          <table:table-cell table:number-columns-repeated="16382"/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387.76" calcext:value-type="float">
            <text:p>2387.76</text:p>
          </table:table-cell>
          <table:table-cell table:number-columns-repeated="16382"/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411.04" calcext:value-type="float">
            <text:p>2411.04</text:p>
          </table:table-cell>
          <table:table-cell table:number-columns-repeated="16382"/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434.32" calcext:value-type="float">
            <text:p>2434.32</text:p>
          </table:table-cell>
          <table:table-cell table:number-columns-repeated="16382"/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457.6" calcext:value-type="float">
            <text:p>2457.6</text:p>
          </table:table-cell>
          <table:table-cell table:number-columns-repeated="16382"/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480.88" calcext:value-type="float">
            <text:p>2480.88</text:p>
          </table:table-cell>
          <table:table-cell table:number-columns-repeated="16382"/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504.16" calcext:value-type="float">
            <text:p>2504.16</text:p>
          </table:table-cell>
          <table:table-cell table:number-columns-repeated="16382"/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527.44" calcext:value-type="float">
            <text:p>2527.44</text:p>
          </table:table-cell>
          <table:table-cell table:number-columns-repeated="16382"/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550.72" calcext:value-type="float">
            <text:p>2550.72</text:p>
          </table:table-cell>
          <table:table-cell table:number-columns-repeated="16382"/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574" calcext:value-type="float">
            <text:p>2574</text:p>
          </table:table-cell>
          <table:table-cell table:number-columns-repeated="16382"/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2598" calcext:value-type="float">
            <text:p>2598</text:p>
          </table:table-cell>
          <table:table-cell table:number-columns-repeated="16382"/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2622" calcext:value-type="float">
            <text:p>2622</text:p>
          </table:table-cell>
          <table:table-cell table:number-columns-repeated="16382"/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2646" calcext:value-type="float">
            <text:p>2646</text:p>
          </table:table-cell>
          <table:table-cell table:number-columns-repeated="16382"/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2691.84" calcext:value-type="float">
            <text:p>2691.84</text:p>
          </table:table-cell>
          <table:table-cell table:number-columns-repeated="16382"/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2737.68" calcext:value-type="float">
            <text:p>2737.68</text:p>
          </table:table-cell>
          <table:table-cell table:number-columns-repeated="16382"/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2783.52" calcext:value-type="float">
            <text:p>2783.52</text:p>
          </table:table-cell>
          <table:table-cell table:number-columns-repeated="16382"/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2829.36" calcext:value-type="float">
            <text:p>2829.36</text:p>
          </table:table-cell>
          <table:table-cell table:number-columns-repeated="16382"/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2853.36" calcext:value-type="float">
            <text:p>2853.36</text:p>
          </table:table-cell>
          <table:table-cell table:number-columns-repeated="16382"/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2877.36" calcext:value-type="float">
            <text:p>2877.36</text:p>
          </table:table-cell>
          <table:table-cell table:number-columns-repeated="16382"/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2901.36" calcext:value-type="float">
            <text:p>2901.36</text:p>
          </table:table-cell>
          <table:table-cell table:number-columns-repeated="16382"/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2925.36" calcext:value-type="float">
            <text:p>2925.36</text:p>
          </table:table-cell>
          <table:table-cell table:number-columns-repeated="16382"/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2949.36" calcext:value-type="float">
            <text:p>2949.36</text:p>
          </table:table-cell>
          <table:table-cell table:number-columns-repeated="16382"/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2973.36" calcext:value-type="float">
            <text:p>2973.36</text:p>
          </table:table-cell>
          <table:table-cell table:number-columns-repeated="16382"/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2997.36" calcext:value-type="float">
            <text:p>2997.36</text:p>
          </table:table-cell>
          <table:table-cell table:number-columns-repeated="16382"/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21.36" calcext:value-type="float">
            <text:p>3021.36</text:p>
          </table:table-cell>
          <table:table-cell table:number-columns-repeated="16382"/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23.52" calcext:value-type="float">
            <text:p>3023.52</text:p>
          </table:table-cell>
          <table:table-cell table:number-columns-repeated="16382"/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47.51999999999" calcext:value-type="float">
            <text:p>3047.51999999999</text:p>
          </table:table-cell>
          <table:table-cell table:number-columns-repeated="16382"/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71.51999999999" calcext:value-type="float">
            <text:p>3071.51999999999</text:p>
          </table:table-cell>
          <table:table-cell table:number-columns-repeated="16382"/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95.51999999999" calcext:value-type="float">
            <text:p>3095.51999999999</text:p>
          </table:table-cell>
          <table:table-cell table:number-columns-repeated="16382"/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119.51999999999" calcext:value-type="float">
            <text:p>3119.51999999999</text:p>
          </table:table-cell>
          <table:table-cell table:number-columns-repeated="16382"/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143.51999999999" calcext:value-type="float">
            <text:p>3143.51999999999</text:p>
          </table:table-cell>
          <table:table-cell table:number-columns-repeated="16382"/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167.51999999999" calcext:value-type="float">
            <text:p>3167.51999999999</text:p>
          </table:table-cell>
          <table:table-cell table:number-columns-repeated="16382"/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191.51999999999" calcext:value-type="float">
            <text:p>3191.51999999999</text:p>
          </table:table-cell>
          <table:table-cell table:number-columns-repeated="16382"/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215.51999999999" calcext:value-type="float">
            <text:p>3215.51999999999</text:p>
          </table:table-cell>
          <table:table-cell table:number-columns-repeated="16382"/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239.51999999999" calcext:value-type="float">
            <text:p>3239.51999999999</text:p>
          </table:table-cell>
          <table:table-cell table:number-columns-repeated="16382"/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263.51999999999" calcext:value-type="float">
            <text:p>3263.51999999999</text:p>
          </table:table-cell>
          <table:table-cell table:number-columns-repeated="16382"/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287.51999999999" calcext:value-type="float">
            <text:p>3287.51999999999</text:p>
          </table:table-cell>
          <table:table-cell table:number-columns-repeated="16382"/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311.51999999999" calcext:value-type="float">
            <text:p>3311.51999999999</text:p>
          </table:table-cell>
          <table:table-cell table:number-columns-repeated="16382"/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3314.39999999999" calcext:value-type="float">
            <text:p>3314.39999999999</text:p>
          </table:table-cell>
          <table:table-cell table:number-columns-repeated="16382"/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3317.27999999999" calcext:value-type="float">
            <text:p>3317.27999999999</text:p>
          </table:table-cell>
          <table:table-cell table:number-columns-repeated="16382"/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3320.15999999999" calcext:value-type="float">
            <text:p>3320.15999999999</text:p>
          </table:table-cell>
          <table:table-cell table:number-columns-repeated="16382"/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3323.03999999999" calcext:value-type="float">
            <text:p>3323.03999999999</text:p>
          </table:table-cell>
          <table:table-cell table:number-columns-repeated="16382"/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3325.91999999999" calcext:value-type="float">
            <text:p>3325.91999999999</text:p>
          </table:table-cell>
          <table:table-cell table:number-columns-repeated="16382"/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3328.79999999998" calcext:value-type="float">
            <text:p>3328.79999999998</text:p>
          </table:table-cell>
          <table:table-cell table:number-columns-repeated="16382"/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3331.67999999998" calcext:value-type="float">
            <text:p>3331.67999999998</text:p>
          </table:table-cell>
          <table:table-cell table:number-columns-repeated="16382"/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3334.55999999998" calcext:value-type="float">
            <text:p>3334.55999999998</text:p>
          </table:table-cell>
          <table:table-cell table:number-columns-repeated="16382"/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3337.43999999998" calcext:value-type="float">
            <text:p>3337.43999999998</text:p>
          </table:table-cell>
          <table:table-cell table:number-columns-repeated="16382"/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3340.31999999998" calcext:value-type="float">
            <text:p>3340.31999999998</text:p>
          </table:table-cell>
          <table:table-cell table:number-columns-repeated="16382"/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3343.19999999998" calcext:value-type="float">
            <text:p>3343.19999999998</text:p>
          </table:table-cell>
          <table:table-cell table:number-columns-repeated="16382"/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3346.07999999998" calcext:value-type="float">
            <text:p>3346.07999999998</text:p>
          </table:table-cell>
          <table:table-cell table:number-columns-repeated="16382"/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3348.95999999998" calcext:value-type="float">
            <text:p>3348.95999999998</text:p>
          </table:table-cell>
          <table:table-cell table:number-columns-repeated="16382"/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3351.83999999998" calcext:value-type="float">
            <text:p>3351.83999999998</text:p>
          </table:table-cell>
          <table:table-cell table:number-columns-repeated="16382"/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354.71999999998" calcext:value-type="float">
            <text:p>3354.71999999998</text:p>
          </table:table-cell>
          <table:table-cell table:number-columns-repeated="16382"/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3357.59999999998" calcext:value-type="float">
            <text:p>3357.59999999998</text:p>
          </table:table-cell>
          <table:table-cell table:number-columns-repeated="16382"/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3360.47999999998" calcext:value-type="float">
            <text:p>3360.47999999998</text:p>
          </table:table-cell>
          <table:table-cell table:number-columns-repeated="16382"/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3363.35999999998" calcext:value-type="float">
            <text:p>3363.35999999998</text:p>
          </table:table-cell>
          <table:table-cell table:number-columns-repeated="16382"/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3366.23999999997" calcext:value-type="float">
            <text:p>3366.23999999997</text:p>
          </table:table-cell>
          <table:table-cell table:number-columns-repeated="16382"/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3369.11999999997" calcext:value-type="float">
            <text:p>3369.11999999997</text:p>
          </table:table-cell>
          <table:table-cell table:number-columns-repeated="16382"/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3371.99999999997" calcext:value-type="float">
            <text:p>3371.99999999997</text:p>
          </table:table-cell>
          <table:table-cell table:number-columns-repeated="16382"/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3374.87999999997" calcext:value-type="float">
            <text:p>3374.87999999997</text:p>
          </table:table-cell>
          <table:table-cell table:number-columns-repeated="16382"/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3377.75999999997" calcext:value-type="float">
            <text:p>3377.75999999997</text:p>
          </table:table-cell>
          <table:table-cell table:number-columns-repeated="16382"/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3380.63999999997" calcext:value-type="float">
            <text:p>3380.63999999997</text:p>
          </table:table-cell>
          <table:table-cell table:number-columns-repeated="16382"/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3383.51999999997" calcext:value-type="float">
            <text:p>3383.51999999997</text:p>
          </table:table-cell>
          <table:table-cell table:number-columns-repeated="16382"/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3386.39999999997" calcext:value-type="float">
            <text:p>3386.39999999997</text:p>
          </table:table-cell>
          <table:table-cell table:number-columns-repeated="16382"/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3389.27999999997" calcext:value-type="float">
            <text:p>3389.27999999997</text:p>
          </table:table-cell>
          <table:table-cell table:number-columns-repeated="16382"/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3392.15999999997" calcext:value-type="float">
            <text:p>3392.15999999997</text:p>
          </table:table-cell>
          <table:table-cell table:number-columns-repeated="16382"/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3395.03999999997" calcext:value-type="float">
            <text:p>3395.03999999997</text:p>
          </table:table-cell>
          <table:table-cell table:number-columns-repeated="16382"/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3397.91999999997" calcext:value-type="float">
            <text:p>3397.91999999997</text:p>
          </table:table-cell>
          <table:table-cell table:number-columns-repeated="16382"/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3400.79999999996" calcext:value-type="float">
            <text:p>3400.79999999996</text:p>
          </table:table-cell>
          <table:table-cell table:number-columns-repeated="16382"/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3403.67999999996" calcext:value-type="float">
            <text:p>3403.67999999996</text:p>
          </table:table-cell>
          <table:table-cell table:number-columns-repeated="16382"/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3406.55999999996" calcext:value-type="float">
            <text:p>3406.55999999996</text:p>
          </table:table-cell>
          <table:table-cell table:number-columns-repeated="16382"/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3409.43999999996" calcext:value-type="float">
            <text:p>3409.43999999996</text:p>
          </table:table-cell>
          <table:table-cell table:number-columns-repeated="16382"/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3412.31999999996" calcext:value-type="float">
            <text:p>3412.31999999996</text:p>
          </table:table-cell>
          <table:table-cell table:number-columns-repeated="16382"/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3415.19999999996" calcext:value-type="float">
            <text:p>3415.19999999996</text:p>
          </table:table-cell>
          <table:table-cell table:number-columns-repeated="16382"/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3418.07999999996" calcext:value-type="float">
            <text:p>3418.07999999996</text:p>
          </table:table-cell>
          <table:table-cell table:number-columns-repeated="16382"/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3420.95999999996" calcext:value-type="float">
            <text:p>3420.95999999996</text:p>
          </table:table-cell>
          <table:table-cell table:number-columns-repeated="16382"/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423.83999999996" calcext:value-type="float">
            <text:p>3423.83999999996</text:p>
          </table:table-cell>
          <table:table-cell table:number-columns-repeated="16382"/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426.71999999996" calcext:value-type="float">
            <text:p>3426.71999999996</text:p>
          </table:table-cell>
          <table:table-cell table:number-columns-repeated="16382"/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429.59999999996" calcext:value-type="float">
            <text:p>3429.59999999996</text:p>
          </table:table-cell>
          <table:table-cell table:number-columns-repeated="16382"/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431.03999999996" calcext:value-type="float">
            <text:p>3431.03999999996</text:p>
          </table:table-cell>
          <table:table-cell table:number-columns-repeated="16382"/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432.47999999996" calcext:value-type="float">
            <text:p>3432.47999999996</text:p>
          </table:table-cell>
          <table:table-cell table:number-columns-repeated="16382"/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434.63999999996" calcext:value-type="float">
            <text:p>3434.63999999996</text:p>
          </table:table-cell>
          <table:table-cell table:number-columns-repeated="16382"/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436.79999999995" calcext:value-type="float">
            <text:p>3436.79999999995</text:p>
          </table:table-cell>
          <table:table-cell table:number-columns-repeated="16382"/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438.95999999995" calcext:value-type="float">
            <text:p>3438.95999999995</text:p>
          </table:table-cell>
          <table:table-cell table:number-columns-repeated="16382"/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441.11999999995" calcext:value-type="float">
            <text:p>3441.11999999995</text:p>
          </table:table-cell>
          <table:table-cell table:number-columns-repeated="16382"/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443.27999999995" calcext:value-type="float">
            <text:p>3443.27999999995</text:p>
          </table:table-cell>
          <table:table-cell table:number-columns-repeated="16382"/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445.43999999995" calcext:value-type="float">
            <text:p>3445.43999999995</text:p>
          </table:table-cell>
          <table:table-cell table:number-columns-repeated="16382"/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447.59999999995" calcext:value-type="float">
            <text:p>3447.59999999995</text:p>
          </table:table-cell>
          <table:table-cell table:number-columns-repeated="16382"/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449.75999999995" calcext:value-type="float">
            <text:p>3449.75999999995</text:p>
          </table:table-cell>
          <table:table-cell table:number-columns-repeated="16382"/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451.91999999995" calcext:value-type="float">
            <text:p>3451.91999999995</text:p>
          </table:table-cell>
          <table:table-cell table:number-columns-repeated="16382"/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454.07999999995" calcext:value-type="float">
            <text:p>3454.07999999995</text:p>
          </table:table-cell>
          <table:table-cell table:number-columns-repeated="16382"/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456.23999999995" calcext:value-type="float">
            <text:p>3456.23999999995</text:p>
          </table:table-cell>
          <table:table-cell table:number-columns-repeated="16382"/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458.39999999995" calcext:value-type="float">
            <text:p>3458.39999999995</text:p>
          </table:table-cell>
          <table:table-cell table:number-columns-repeated="16382"/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3461.27999999995" calcext:value-type="float">
            <text:p>3461.27999999995</text:p>
          </table:table-cell>
          <table:table-cell table:number-columns-repeated="16382"/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3464.15999999995" calcext:value-type="float">
            <text:p>3464.15999999995</text:p>
          </table:table-cell>
          <table:table-cell table:number-columns-repeated="16382"/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3467.03999999995" calcext:value-type="float">
            <text:p>3467.03999999995</text:p>
          </table:table-cell>
          <table:table-cell table:number-columns-repeated="16382"/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3469.91999999995" calcext:value-type="float">
            <text:p>3469.91999999995</text:p>
          </table:table-cell>
          <table:table-cell table:number-columns-repeated="16382"/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3472.79999999994" calcext:value-type="float">
            <text:p>3472.79999999994</text:p>
          </table:table-cell>
          <table:table-cell table:number-columns-repeated="16382"/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3475.67999999994" calcext:value-type="float">
            <text:p>3475.67999999994</text:p>
          </table:table-cell>
          <table:table-cell table:number-columns-repeated="16382"/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3478.55999999994" calcext:value-type="float">
            <text:p>3478.55999999994</text:p>
          </table:table-cell>
          <table:table-cell table:number-columns-repeated="16382"/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3481.43999999994" calcext:value-type="float">
            <text:p>3481.43999999994</text:p>
          </table:table-cell>
          <table:table-cell table:number-columns-repeated="16382"/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3484.31999999994" calcext:value-type="float">
            <text:p>3484.31999999994</text:p>
          </table:table-cell>
          <table:table-cell table:number-columns-repeated="16382"/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3487.19999999994" calcext:value-type="float">
            <text:p>3487.19999999994</text:p>
          </table:table-cell>
          <table:table-cell table:number-columns-repeated="16382"/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490.07999999994" calcext:value-type="float">
            <text:p>3490.07999999994</text:p>
          </table:table-cell>
          <table:table-cell table:number-columns-repeated="16382"/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3492.95999999994" calcext:value-type="float">
            <text:p>3492.95999999994</text:p>
          </table:table-cell>
          <table:table-cell table:number-columns-repeated="16382"/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3495.83999999994" calcext:value-type="float">
            <text:p>3495.83999999994</text:p>
          </table:table-cell>
          <table:table-cell table:number-columns-repeated="16382"/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498.71999999994" calcext:value-type="float">
            <text:p>3498.71999999994</text:p>
          </table:table-cell>
          <table:table-cell table:number-columns-repeated="16382"/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3501.59999999994" calcext:value-type="float">
            <text:p>3501.59999999994</text:p>
          </table:table-cell>
          <table:table-cell table:number-columns-repeated="16382"/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503.75999999994" calcext:value-type="float">
            <text:p>3503.75999999994</text:p>
          </table:table-cell>
          <table:table-cell table:number-columns-repeated="16382"/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505.91999999994" calcext:value-type="float">
            <text:p>3505.91999999994</text:p>
          </table:table-cell>
          <table:table-cell table:number-columns-repeated="16382"/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508.07999999994" calcext:value-type="float">
            <text:p>3508.07999999994</text:p>
          </table:table-cell>
          <table:table-cell table:number-columns-repeated="16382"/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510.23999999993" calcext:value-type="float">
            <text:p>3510.23999999993</text:p>
          </table:table-cell>
          <table:table-cell table:number-columns-repeated="16382"/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512.39999999993" calcext:value-type="float">
            <text:p>3512.39999999993</text:p>
          </table:table-cell>
          <table:table-cell table:number-columns-repeated="16382"/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514.55999999993" calcext:value-type="float">
            <text:p>3514.55999999993</text:p>
          </table:table-cell>
          <table:table-cell table:number-columns-repeated="16382"/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516.71999999993" calcext:value-type="float">
            <text:p>3516.71999999993</text:p>
          </table:table-cell>
          <table:table-cell table:number-columns-repeated="16382"/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518.87999999993" calcext:value-type="float">
            <text:p>3518.87999999993</text:p>
          </table:table-cell>
          <table:table-cell table:number-columns-repeated="16382"/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521.03999999993" calcext:value-type="float">
            <text:p>3521.03999999993</text:p>
          </table:table-cell>
          <table:table-cell table:number-columns-repeated="16382"/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523.19999999993" calcext:value-type="float">
            <text:p>3523.19999999993</text:p>
          </table:table-cell>
          <table:table-cell table:number-columns-repeated="16382"/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525.35999999993" calcext:value-type="float">
            <text:p>3525.35999999993</text:p>
          </table:table-cell>
          <table:table-cell table:number-columns-repeated="16382"/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527.51999999993" calcext:value-type="float">
            <text:p>3527.51999999993</text:p>
          </table:table-cell>
          <table:table-cell table:number-columns-repeated="16382"/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529.67999999993" calcext:value-type="float">
            <text:p>3529.67999999993</text:p>
          </table:table-cell>
          <table:table-cell table:number-columns-repeated="16382"/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531.83999999993" calcext:value-type="float">
            <text:p>3531.83999999993</text:p>
          </table:table-cell>
          <table:table-cell table:number-columns-repeated="16382"/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533.99999999993" calcext:value-type="float">
            <text:p>3533.99999999993</text:p>
          </table:table-cell>
          <table:table-cell table:number-columns-repeated="16382"/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536.15999999993" calcext:value-type="float">
            <text:p>3536.15999999993</text:p>
          </table:table-cell>
          <table:table-cell table:number-columns-repeated="16382"/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538.31999999993" calcext:value-type="float">
            <text:p>3538.31999999993</text:p>
          </table:table-cell>
          <table:table-cell table:number-columns-repeated="16382"/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540.47999999993" calcext:value-type="float">
            <text:p>3540.47999999993</text:p>
          </table:table-cell>
          <table:table-cell table:number-columns-repeated="16382"/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542.63999999993" calcext:value-type="float">
            <text:p>3542.63999999993</text:p>
          </table:table-cell>
          <table:table-cell table:number-columns-repeated="16382"/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544.79999999992" calcext:value-type="float">
            <text:p>3544.79999999992</text:p>
          </table:table-cell>
          <table:table-cell table:number-columns-repeated="16382"/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546.95999999992" calcext:value-type="float">
            <text:p>3546.95999999992</text:p>
          </table:table-cell>
          <table:table-cell table:number-columns-repeated="16382"/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549.11999999992" calcext:value-type="float">
            <text:p>3549.11999999992</text:p>
          </table:table-cell>
          <table:table-cell table:number-columns-repeated="16382"/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551.27999999992" calcext:value-type="float">
            <text:p>3551.27999999992</text:p>
          </table:table-cell>
          <table:table-cell table:number-columns-repeated="16382"/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553.43999999992" calcext:value-type="float">
            <text:p>3553.43999999992</text:p>
          </table:table-cell>
          <table:table-cell table:number-columns-repeated="16382"/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554.87999999992" calcext:value-type="float">
            <text:p>3554.87999999992</text:p>
          </table:table-cell>
          <table:table-cell table:number-columns-repeated="16382"/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557.03999999992" calcext:value-type="float">
            <text:p>3557.03999999992</text:p>
          </table:table-cell>
          <table:table-cell table:number-columns-repeated="16382"/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559.19999999992" calcext:value-type="float">
            <text:p>3559.19999999992</text:p>
          </table:table-cell>
          <table:table-cell table:number-columns-repeated="16382"/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560.63999999992" calcext:value-type="float">
            <text:p>3560.63999999992</text:p>
          </table:table-cell>
          <table:table-cell table:number-columns-repeated="16382"/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3562.07999999992" calcext:value-type="float">
            <text:p>3562.07999999992</text:p>
          </table:table-cell>
          <table:table-cell table:number-columns-repeated="16382"/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3563.51999999992" calcext:value-type="float">
            <text:p>3563.51999999992</text:p>
          </table:table-cell>
          <table:table-cell table:number-columns-repeated="16382"/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3564.95999999992" calcext:value-type="float">
            <text:p>3564.95999999992</text:p>
          </table:table-cell>
          <table:table-cell table:number-columns-repeated="16382"/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3566.39999999992" calcext:value-type="float">
            <text:p>3566.39999999992</text:p>
          </table:table-cell>
          <table:table-cell table:number-columns-repeated="16382"/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3567.83999999992" calcext:value-type="float">
            <text:p>3567.83999999992</text:p>
          </table:table-cell>
          <table:table-cell table:number-columns-repeated="16382"/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3569.27999999992" calcext:value-type="float">
            <text:p>3569.27999999992</text:p>
          </table:table-cell>
          <table:table-cell table:number-columns-repeated="16382"/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3570.71999999992" calcext:value-type="float">
            <text:p>3570.71999999992</text:p>
          </table:table-cell>
          <table:table-cell table:number-columns-repeated="16382"/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3572.15999999992" calcext:value-type="float">
            <text:p>3572.15999999992</text:p>
          </table:table-cell>
          <table:table-cell table:number-columns-repeated="16382"/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3573.59999999992" calcext:value-type="float">
            <text:p>3573.59999999992</text:p>
          </table:table-cell>
          <table:table-cell table:number-columns-repeated="16382"/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3575.03999999992" calcext:value-type="float">
            <text:p>3575.03999999992</text:p>
          </table:table-cell>
          <table:table-cell table:number-columns-repeated="16382"/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576.47999999992" calcext:value-type="float">
            <text:p>3576.47999999992</text:p>
          </table:table-cell>
          <table:table-cell table:number-columns-repeated="16382"/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577.91999999992" calcext:value-type="float">
            <text:p>3577.91999999992</text:p>
          </table:table-cell>
          <table:table-cell table:number-columns-repeated="16382"/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579.35999999992" calcext:value-type="float">
            <text:p>3579.35999999992</text:p>
          </table:table-cell>
          <table:table-cell table:number-columns-repeated="16382"/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580.79999999991" calcext:value-type="float">
            <text:p>3580.79999999991</text:p>
          </table:table-cell>
          <table:table-cell table:number-columns-repeated="16382"/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582.23999999991" calcext:value-type="float">
            <text:p>3582.23999999991</text:p>
          </table:table-cell>
          <table:table-cell table:number-columns-repeated="16382"/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583.67999999991" calcext:value-type="float">
            <text:p>3583.67999999991</text:p>
          </table:table-cell>
          <table:table-cell table:number-columns-repeated="16382"/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585.11999999991" calcext:value-type="float">
            <text:p>3585.11999999991</text:p>
          </table:table-cell>
          <table:table-cell table:number-columns-repeated="16382"/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586.55999999991" calcext:value-type="float">
            <text:p>3586.55999999991</text:p>
          </table:table-cell>
          <table:table-cell table:number-columns-repeated="16382"/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587.99999999991" calcext:value-type="float">
            <text:p>3587.99999999991</text:p>
          </table:table-cell>
          <table:table-cell table:number-columns-repeated="16382"/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589.43999999991" calcext:value-type="float">
            <text:p>3589.43999999991</text:p>
          </table:table-cell>
          <table:table-cell table:number-columns-repeated="16382"/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590.87999999991" calcext:value-type="float">
            <text:p>3590.87999999991</text:p>
          </table:table-cell>
          <table:table-cell table:number-columns-repeated="16382"/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592.31999999991" calcext:value-type="float">
            <text:p>3592.31999999991</text:p>
          </table:table-cell>
          <table:table-cell table:number-columns-repeated="16382"/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593.75999999991" calcext:value-type="float">
            <text:p>3593.75999999991</text:p>
          </table:table-cell>
          <table:table-cell table:number-columns-repeated="16382"/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595.19999999991" calcext:value-type="float">
            <text:p>3595.19999999991</text:p>
          </table:table-cell>
          <table:table-cell table:number-columns-repeated="16382"/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596.63999999991" calcext:value-type="float">
            <text:p>3596.63999999991</text:p>
          </table:table-cell>
          <table:table-cell table:number-columns-repeated="16382"/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598.07999999991" calcext:value-type="float">
            <text:p>3598.07999999991</text:p>
          </table:table-cell>
          <table:table-cell table:number-columns-repeated="16382"/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599.51999999991" calcext:value-type="float">
            <text:p>3599.51999999991</text:p>
          </table:table-cell>
          <table:table-cell table:number-columns-repeated="16382"/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600.95999999991" calcext:value-type="float">
            <text:p>3600.95999999991</text:p>
          </table:table-cell>
          <table:table-cell table:number-columns-repeated="16382"/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602.39999999991" calcext:value-type="float">
            <text:p>3602.39999999991</text:p>
          </table:table-cell>
          <table:table-cell table:number-columns-repeated="16382"/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603.83999999991" calcext:value-type="float">
            <text:p>3603.83999999991</text:p>
          </table:table-cell>
          <table:table-cell table:number-columns-repeated="16382"/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605.27999999991" calcext:value-type="float">
            <text:p>3605.27999999991</text:p>
          </table:table-cell>
          <table:table-cell table:number-columns-repeated="16382"/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606.71999999991" calcext:value-type="float">
            <text:p>3606.71999999991</text:p>
          </table:table-cell>
          <table:table-cell table:number-columns-repeated="16382"/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608.15999999991" calcext:value-type="float">
            <text:p>3608.15999999991</text:p>
          </table:table-cell>
          <table:table-cell table:number-columns-repeated="16382"/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609.59999999991" calcext:value-type="float">
            <text:p>3609.59999999991</text:p>
          </table:table-cell>
          <table:table-cell table:number-columns-repeated="16382"/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611.03999999991" calcext:value-type="float">
            <text:p>3611.03999999991</text:p>
          </table:table-cell>
          <table:table-cell table:number-columns-repeated="16382"/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612.47999999991" calcext:value-type="float">
            <text:p>3612.47999999991</text:p>
          </table:table-cell>
          <table:table-cell table:number-columns-repeated="16382"/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613.91999999991" calcext:value-type="float">
            <text:p>3613.91999999991</text:p>
          </table:table-cell>
          <table:table-cell table:number-columns-repeated="16382"/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615.35999999991" calcext:value-type="float">
            <text:p>3615.35999999991</text:p>
          </table:table-cell>
          <table:table-cell table:number-columns-repeated="16382"/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616.7999999999" calcext:value-type="float">
            <text:p>3616.7999999999</text:p>
          </table:table-cell>
          <table:table-cell table:number-columns-repeated="16382"/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618.2399999999" calcext:value-type="float">
            <text:p>3618.2399999999</text:p>
          </table:table-cell>
          <table:table-cell table:number-columns-repeated="16382"/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619.6799999999" calcext:value-type="float">
            <text:p>3619.6799999999</text:p>
          </table:table-cell>
          <table:table-cell table:number-columns-repeated="16382"/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621.1199999999" calcext:value-type="float">
            <text:p>3621.1199999999</text:p>
          </table:table-cell>
          <table:table-cell table:number-columns-repeated="16382"/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622.5599999999" calcext:value-type="float">
            <text:p>3622.5599999999</text:p>
          </table:table-cell>
          <table:table-cell table:number-columns-repeated="16382"/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623.9999999999" calcext:value-type="float">
            <text:p>3623.9999999999</text:p>
          </table:table-cell>
          <table:table-cell table:number-columns-repeated="16382"/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625.4399999999" calcext:value-type="float">
            <text:p>3625.4399999999</text:p>
          </table:table-cell>
          <table:table-cell table:number-columns-repeated="16382"/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626.8799999999" calcext:value-type="float">
            <text:p>3626.8799999999</text:p>
          </table:table-cell>
          <table:table-cell table:number-columns-repeated="16382"/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628.3199999999" calcext:value-type="float">
            <text:p>3628.3199999999</text:p>
          </table:table-cell>
          <table:table-cell table:number-columns-repeated="16382"/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629.7599999999" calcext:value-type="float">
            <text:p>3629.7599999999</text:p>
          </table:table-cell>
          <table:table-cell table:number-columns-repeated="16382"/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3631.1999999999" calcext:value-type="float">
            <text:p>3631.1999999999</text:p>
          </table:table-cell>
          <table:table-cell table:number-columns-repeated="16382"/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3632.6399999999" calcext:value-type="float">
            <text:p>3632.6399999999</text:p>
          </table:table-cell>
          <table:table-cell table:number-columns-repeated="16382"/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634.0799999999" calcext:value-type="float">
            <text:p>3634.0799999999</text:p>
          </table:table-cell>
          <table:table-cell table:number-columns-repeated="16382"/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635.5199999999" calcext:value-type="float">
            <text:p>3635.5199999999</text:p>
          </table:table-cell>
          <table:table-cell table:number-columns-repeated="16382"/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636.9599999999" calcext:value-type="float">
            <text:p>3636.9599999999</text:p>
          </table:table-cell>
          <table:table-cell table:number-columns-repeated="16382"/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638.3999999999" calcext:value-type="float">
            <text:p>3638.3999999999</text:p>
          </table:table-cell>
          <table:table-cell table:number-columns-repeated="16382"/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639.8399999999" calcext:value-type="float">
            <text:p>3639.8399999999</text:p>
          </table:table-cell>
          <table:table-cell table:number-columns-repeated="16382"/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641.2799999999" calcext:value-type="float">
            <text:p>3641.2799999999</text:p>
          </table:table-cell>
          <table:table-cell table:number-columns-repeated="16382"/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642.7199999999" calcext:value-type="float">
            <text:p>3642.7199999999</text:p>
          </table:table-cell>
          <table:table-cell table:number-columns-repeated="16382"/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644.1599999999" calcext:value-type="float">
            <text:p>3644.1599999999</text:p>
          </table:table-cell>
          <table:table-cell table:number-columns-repeated="16382"/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645.5999999999" calcext:value-type="float">
            <text:p>3645.5999999999</text:p>
          </table:table-cell>
          <table:table-cell table:number-columns-repeated="16382"/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647.0399999999" calcext:value-type="float">
            <text:p>3647.0399999999</text:p>
          </table:table-cell>
          <table:table-cell table:number-columns-repeated="16382"/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648.4799999999" calcext:value-type="float">
            <text:p>3648.4799999999</text:p>
          </table:table-cell>
          <table:table-cell table:number-columns-repeated="16382"/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649.9199999999" calcext:value-type="float">
            <text:p>3649.9199999999</text:p>
          </table:table-cell>
          <table:table-cell table:number-columns-repeated="16382"/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651.3599999999" calcext:value-type="float">
            <text:p>3651.3599999999</text:p>
          </table:table-cell>
          <table:table-cell table:number-columns-repeated="16382"/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652.79999999989" calcext:value-type="float">
            <text:p>3652.79999999989</text:p>
          </table:table-cell>
          <table:table-cell table:number-columns-repeated="16382"/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654.23999999989" calcext:value-type="float">
            <text:p>3654.23999999989</text:p>
          </table:table-cell>
          <table:table-cell table:number-columns-repeated="16382"/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655.67999999989" calcext:value-type="float">
            <text:p>3655.67999999989</text:p>
          </table:table-cell>
          <table:table-cell table:number-columns-repeated="16382"/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657.11999999989" calcext:value-type="float">
            <text:p>3657.11999999989</text:p>
          </table:table-cell>
          <table:table-cell table:number-columns-repeated="16382"/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658.55999999989" calcext:value-type="float">
            <text:p>3658.55999999989</text:p>
          </table:table-cell>
          <table:table-cell table:number-columns-repeated="16382"/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659.99999999989" calcext:value-type="float">
            <text:p>3659.99999999989</text:p>
          </table:table-cell>
          <table:table-cell table:number-columns-repeated="16382"/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661.43999999989" calcext:value-type="float">
            <text:p>3661.43999999989</text:p>
          </table:table-cell>
          <table:table-cell table:number-columns-repeated="16382"/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662.87999999989" calcext:value-type="float">
            <text:p>3662.87999999989</text:p>
          </table:table-cell>
          <table:table-cell table:number-columns-repeated="16382"/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664.31999999989" calcext:value-type="float">
            <text:p>3664.31999999989</text:p>
          </table:table-cell>
          <table:table-cell table:number-columns-repeated="16382"/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665.75999999989" calcext:value-type="float">
            <text:p>3665.75999999989</text:p>
          </table:table-cell>
          <table:table-cell table:number-columns-repeated="16382"/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667.19999999989" calcext:value-type="float">
            <text:p>3667.19999999989</text:p>
          </table:table-cell>
          <table:table-cell table:number-columns-repeated="16382"/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668.63999999989" calcext:value-type="float">
            <text:p>3668.63999999989</text:p>
          </table:table-cell>
          <table:table-cell table:number-columns-repeated="16382"/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670.07999999989" calcext:value-type="float">
            <text:p>3670.07999999989</text:p>
          </table:table-cell>
          <table:table-cell table:number-columns-repeated="16382"/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671.51999999989" calcext:value-type="float">
            <text:p>3671.51999999989</text:p>
          </table:table-cell>
          <table:table-cell table:number-columns-repeated="16382"/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672.95999999989" calcext:value-type="float">
            <text:p>3672.95999999989</text:p>
          </table:table-cell>
          <table:table-cell table:number-columns-repeated="16382"/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3674.39999999989" calcext:value-type="float">
            <text:p>3674.39999999989</text:p>
          </table:table-cell>
          <table:table-cell table:number-columns-repeated="16382"/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3675.83999999989" calcext:value-type="float">
            <text:p>3675.83999999989</text:p>
          </table:table-cell>
          <table:table-cell table:number-columns-repeated="16382"/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3677.27999999989" calcext:value-type="float">
            <text:p>3677.27999999989</text:p>
          </table:table-cell>
          <table:table-cell table:number-columns-repeated="16382"/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3678.71999999989" calcext:value-type="float">
            <text:p>3678.71999999989</text:p>
          </table:table-cell>
          <table:table-cell table:number-columns-repeated="16382"/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3680.15999999989" calcext:value-type="float">
            <text:p>3680.15999999989</text:p>
          </table:table-cell>
          <table:table-cell table:number-columns-repeated="16382"/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3681.59999999989" calcext:value-type="float">
            <text:p>3681.59999999989</text:p>
          </table:table-cell>
          <table:table-cell table:number-columns-repeated="16382"/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3683.03999999989" calcext:value-type="float">
            <text:p>3683.03999999989</text:p>
          </table:table-cell>
          <table:table-cell table:number-columns-repeated="16382"/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3684.47999999989" calcext:value-type="float">
            <text:p>3684.47999999989</text:p>
          </table:table-cell>
          <table:table-cell table:number-columns-repeated="16382"/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3685.91999999989" calcext:value-type="float">
            <text:p>3685.91999999989</text:p>
          </table:table-cell>
          <table:table-cell table:number-columns-repeated="16382"/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687.35999999989" calcext:value-type="float">
            <text:p>3687.35999999989</text:p>
          </table:table-cell>
          <table:table-cell table:number-columns-repeated="16382"/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688.79999999988" calcext:value-type="float">
            <text:p>3688.79999999988</text:p>
          </table:table-cell>
          <table:table-cell table:number-columns-repeated="16382"/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690.23999999988" calcext:value-type="float">
            <text:p>3690.23999999988</text:p>
          </table:table-cell>
          <table:table-cell table:number-columns-repeated="16382"/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691.67999999988" calcext:value-type="float">
            <text:p>3691.67999999988</text:p>
          </table:table-cell>
          <table:table-cell table:number-columns-repeated="16382"/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693.11999999988" calcext:value-type="float">
            <text:p>3693.11999999988</text:p>
          </table:table-cell>
          <table:table-cell table:number-columns-repeated="16382"/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695.27999999988" calcext:value-type="float">
            <text:p>3695.27999999988</text:p>
          </table:table-cell>
          <table:table-cell table:number-columns-repeated="16382"/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697.43999999988" calcext:value-type="float">
            <text:p>3697.43999999988</text:p>
          </table:table-cell>
          <table:table-cell table:number-columns-repeated="16382"/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699.59999999988" calcext:value-type="float">
            <text:p>3699.59999999988</text:p>
          </table:table-cell>
          <table:table-cell table:number-columns-repeated="16382"/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701.75999999988" calcext:value-type="float">
            <text:p>3701.75999999988</text:p>
          </table:table-cell>
          <table:table-cell table:number-columns-repeated="16382"/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703.91999999988" calcext:value-type="float">
            <text:p>3703.91999999988</text:p>
          </table:table-cell>
          <table:table-cell table:number-columns-repeated="16382"/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706.07999999988" calcext:value-type="float">
            <text:p>3706.07999999988</text:p>
          </table:table-cell>
          <table:table-cell table:number-columns-repeated="16382"/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708.23999999988" calcext:value-type="float">
            <text:p>3708.23999999988</text:p>
          </table:table-cell>
          <table:table-cell table:number-columns-repeated="16382"/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710.39999999988" calcext:value-type="float">
            <text:p>3710.39999999988</text:p>
          </table:table-cell>
          <table:table-cell table:number-columns-repeated="16382"/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712.55999999988" calcext:value-type="float">
            <text:p>3712.55999999988</text:p>
          </table:table-cell>
          <table:table-cell table:number-columns-repeated="16382"/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713.99999999988" calcext:value-type="float">
            <text:p>3713.99999999988</text:p>
          </table:table-cell>
          <table:table-cell table:number-columns-repeated="16382"/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715.43999999988" calcext:value-type="float">
            <text:p>3715.43999999988</text:p>
          </table:table-cell>
          <table:table-cell table:number-columns-repeated="16382"/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716.87999999988" calcext:value-type="float">
            <text:p>3716.87999999988</text:p>
          </table:table-cell>
          <table:table-cell table:number-columns-repeated="16382"/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718.31999999988" calcext:value-type="float">
            <text:p>3718.31999999988</text:p>
          </table:table-cell>
          <table:table-cell table:number-columns-repeated="16382"/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719.75999999988" calcext:value-type="float">
            <text:p>3719.75999999988</text:p>
          </table:table-cell>
          <table:table-cell table:number-columns-repeated="16382"/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743.03999999988" calcext:value-type="float">
            <text:p>3743.03999999988</text:p>
          </table:table-cell>
          <table:table-cell table:number-columns-repeated="16382"/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766.31999999988" calcext:value-type="float">
            <text:p>3766.31999999988</text:p>
          </table:table-cell>
          <table:table-cell table:number-columns-repeated="16382"/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789.59999999988" calcext:value-type="float">
            <text:p>3789.59999999988</text:p>
          </table:table-cell>
          <table:table-cell table:number-columns-repeated="16382"/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812.87999999988" calcext:value-type="float">
            <text:p>3812.87999999988</text:p>
          </table:table-cell>
          <table:table-cell table:number-columns-repeated="16382"/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814.31999999987" calcext:value-type="float">
            <text:p>3814.31999999987</text:p>
          </table:table-cell>
          <table:table-cell table:number-columns-repeated="16382"/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815.75999999987" calcext:value-type="float">
            <text:p>3815.75999999987</text:p>
          </table:table-cell>
          <table:table-cell table:number-columns-repeated="16382"/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817.19999999987" calcext:value-type="float">
            <text:p>3817.19999999987</text:p>
          </table:table-cell>
          <table:table-cell table:number-columns-repeated="16382"/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818.63999999987" calcext:value-type="float">
            <text:p>3818.63999999987</text:p>
          </table:table-cell>
          <table:table-cell table:number-columns-repeated="16382"/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820.07999999987" calcext:value-type="float">
            <text:p>3820.07999999987</text:p>
          </table:table-cell>
          <table:table-cell table:number-columns-repeated="16382"/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821.51999999987" calcext:value-type="float">
            <text:p>3821.51999999987</text:p>
          </table:table-cell>
          <table:table-cell table:number-columns-repeated="16382"/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822.95999999987" calcext:value-type="float">
            <text:p>3822.95999999987</text:p>
          </table:table-cell>
          <table:table-cell table:number-columns-repeated="16382"/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823.67999999987" calcext:value-type="float">
            <text:p>3823.67999999987</text:p>
          </table:table-cell>
          <table:table-cell table:number-columns-repeated="16382"/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824.39999999987" calcext:value-type="float">
            <text:p>3824.39999999987</text:p>
          </table:table-cell>
          <table:table-cell table:number-columns-repeated="16382"/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825.11999999987" calcext:value-type="float">
            <text:p>3825.11999999987</text:p>
          </table:table-cell>
          <table:table-cell table:number-columns-repeated="16382"/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825.83999999987" calcext:value-type="float">
            <text:p>3825.83999999987</text:p>
          </table:table-cell>
          <table:table-cell table:number-columns-repeated="16382"/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826.55999999987" calcext:value-type="float">
            <text:p>3826.55999999987</text:p>
          </table:table-cell>
          <table:table-cell table:number-columns-repeated="16382"/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827.27999999987" calcext:value-type="float">
            <text:p>3827.27999999987</text:p>
          </table:table-cell>
          <table:table-cell table:number-columns-repeated="16382"/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827.99999999987" calcext:value-type="float">
            <text:p>3827.99999999987</text:p>
          </table:table-cell>
          <table:table-cell table:number-columns-repeated="16382"/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828.71999999987" calcext:value-type="float">
            <text:p>3828.71999999987</text:p>
          </table:table-cell>
          <table:table-cell table:number-columns-repeated="16382"/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829.43999999987" calcext:value-type="float">
            <text:p>3829.43999999987</text:p>
          </table:table-cell>
          <table:table-cell table:number-columns-repeated="16382"/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830.15999999987" calcext:value-type="float">
            <text:p>3830.15999999987</text:p>
          </table:table-cell>
          <table:table-cell table:number-columns-repeated="16382"/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830.87999999987" calcext:value-type="float">
            <text:p>3830.87999999987</text:p>
          </table:table-cell>
          <table:table-cell table:number-columns-repeated="16382"/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831.59999999987" calcext:value-type="float">
            <text:p>3831.59999999987</text:p>
          </table:table-cell>
          <table:table-cell table:number-columns-repeated="16382"/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832.31999999987" calcext:value-type="float">
            <text:p>3832.31999999987</text:p>
          </table:table-cell>
          <table:table-cell table:number-columns-repeated="16382"/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833.03999999987" calcext:value-type="float">
            <text:p>3833.03999999987</text:p>
          </table:table-cell>
          <table:table-cell table:number-columns-repeated="16382"/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833.75999999987" calcext:value-type="float">
            <text:p>3833.75999999987</text:p>
          </table:table-cell>
          <table:table-cell table:number-columns-repeated="16382"/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834.47999999987" calcext:value-type="float">
            <text:p>3834.47999999987</text:p>
          </table:table-cell>
          <table:table-cell table:number-columns-repeated="16382"/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835.19999999987" calcext:value-type="float">
            <text:p>3835.19999999987</text:p>
          </table:table-cell>
          <table:table-cell table:number-columns-repeated="16382"/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835.91999999987" calcext:value-type="float">
            <text:p>3835.91999999987</text:p>
          </table:table-cell>
          <table:table-cell table:number-columns-repeated="16382"/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836.63999999987" calcext:value-type="float">
            <text:p>3836.63999999987</text:p>
          </table:table-cell>
          <table:table-cell table:number-columns-repeated="16382"/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837.35999999987" calcext:value-type="float">
            <text:p>3837.35999999987</text:p>
          </table:table-cell>
          <table:table-cell table:number-columns-repeated="16382"/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838.07999999987" calcext:value-type="float">
            <text:p>3838.07999999987</text:p>
          </table:table-cell>
          <table:table-cell table:number-columns-repeated="16382"/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838.79999999987" calcext:value-type="float">
            <text:p>3838.79999999987</text:p>
          </table:table-cell>
          <table:table-cell table:number-columns-repeated="16382"/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839.51999999987" calcext:value-type="float">
            <text:p>3839.51999999987</text:p>
          </table:table-cell>
          <table:table-cell table:number-columns-repeated="16382"/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840.23999999987" calcext:value-type="float">
            <text:p>3840.23999999987</text:p>
          </table:table-cell>
          <table:table-cell table:number-columns-repeated="16382"/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840.95999999987" calcext:value-type="float">
            <text:p>3840.95999999987</text:p>
          </table:table-cell>
          <table:table-cell table:number-columns-repeated="16382"/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841.67999999987" calcext:value-type="float">
            <text:p>3841.67999999987</text:p>
          </table:table-cell>
          <table:table-cell table:number-columns-repeated="16382"/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842.39999999987" calcext:value-type="float">
            <text:p>3842.39999999987</text:p>
          </table:table-cell>
          <table:table-cell table:number-columns-repeated="16382"/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843.11999999987" calcext:value-type="float">
            <text:p>3843.11999999987</text:p>
          </table:table-cell>
          <table:table-cell table:number-columns-repeated="16382"/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843.83999999987" calcext:value-type="float">
            <text:p>3843.83999999987</text:p>
          </table:table-cell>
          <table:table-cell table:number-columns-repeated="16382"/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844.55999999987" calcext:value-type="float">
            <text:p>3844.55999999987</text:p>
          </table:table-cell>
          <table:table-cell table:number-columns-repeated="16382"/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845.27999999987" calcext:value-type="float">
            <text:p>3845.27999999987</text:p>
          </table:table-cell>
          <table:table-cell table:number-columns-repeated="16382"/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845.99999999987" calcext:value-type="float">
            <text:p>3845.99999999987</text:p>
          </table:table-cell>
          <table:table-cell table:number-columns-repeated="16382"/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3847.43999999987" calcext:value-type="float">
            <text:p>3847.43999999987</text:p>
          </table:table-cell>
          <table:table-cell table:number-columns-repeated="16382"/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848.87999999987" calcext:value-type="float">
            <text:p>3848.87999999987</text:p>
          </table:table-cell>
          <table:table-cell table:number-columns-repeated="16382"/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850.31999999986" calcext:value-type="float">
            <text:p>3850.31999999986</text:p>
          </table:table-cell>
          <table:table-cell table:number-columns-repeated="16382"/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851.75999999986" calcext:value-type="float">
            <text:p>3851.75999999986</text:p>
          </table:table-cell>
          <table:table-cell table:number-columns-repeated="16382"/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853.19999999986" calcext:value-type="float">
            <text:p>3853.19999999986</text:p>
          </table:table-cell>
          <table:table-cell table:number-columns-repeated="16382"/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3854.63999999986" calcext:value-type="float">
            <text:p>3854.63999999986</text:p>
          </table:table-cell>
          <table:table-cell table:number-columns-repeated="16382"/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3856.07999999986" calcext:value-type="float">
            <text:p>3856.07999999986</text:p>
          </table:table-cell>
          <table:table-cell table:number-columns-repeated="16382"/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3857.51999999986" calcext:value-type="float">
            <text:p>3857.51999999986</text:p>
          </table:table-cell>
          <table:table-cell table:number-columns-repeated="16382"/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3858.95999999986" calcext:value-type="float">
            <text:p>3858.95999999986</text:p>
          </table:table-cell>
          <table:table-cell table:number-columns-repeated="16382"/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3860.39999999986" calcext:value-type="float">
            <text:p>3860.39999999986</text:p>
          </table:table-cell>
          <table:table-cell table:number-columns-repeated="16382"/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3861.83999999986" calcext:value-type="float">
            <text:p>3861.83999999986</text:p>
          </table:table-cell>
          <table:table-cell table:number-columns-repeated="16382"/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3863.27999999986" calcext:value-type="float">
            <text:p>3863.27999999986</text:p>
          </table:table-cell>
          <table:table-cell table:number-columns-repeated="16382"/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3864.71999999986" calcext:value-type="float">
            <text:p>3864.71999999986</text:p>
          </table:table-cell>
          <table:table-cell table:number-columns-repeated="16382"/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3866.15999999986" calcext:value-type="float">
            <text:p>3866.15999999986</text:p>
          </table:table-cell>
          <table:table-cell table:number-columns-repeated="16382"/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3867.59999999986" calcext:value-type="float">
            <text:p>3867.59999999986</text:p>
          </table:table-cell>
          <table:table-cell table:number-columns-repeated="16382"/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869.03999999986" calcext:value-type="float">
            <text:p>3869.03999999986</text:p>
          </table:table-cell>
          <table:table-cell table:number-columns-repeated="16382"/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870.47999999986" calcext:value-type="float">
            <text:p>3870.47999999986</text:p>
          </table:table-cell>
          <table:table-cell table:number-columns-repeated="16382"/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871.91999999986" calcext:value-type="float">
            <text:p>3871.91999999986</text:p>
          </table:table-cell>
          <table:table-cell table:number-columns-repeated="16382"/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873.35999999986" calcext:value-type="float">
            <text:p>3873.35999999986</text:p>
          </table:table-cell>
          <table:table-cell table:number-columns-repeated="16382"/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3874.79999999986" calcext:value-type="float">
            <text:p>3874.79999999986</text:p>
          </table:table-cell>
          <table:table-cell table:number-columns-repeated="16382"/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3876.23999999986" calcext:value-type="float">
            <text:p>3876.23999999986</text:p>
          </table:table-cell>
          <table:table-cell table:number-columns-repeated="16382"/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3877.67999999986" calcext:value-type="float">
            <text:p>3877.67999999986</text:p>
          </table:table-cell>
          <table:table-cell table:number-columns-repeated="16382"/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3879.11999999986" calcext:value-type="float">
            <text:p>3879.11999999986</text:p>
          </table:table-cell>
          <table:table-cell table:number-columns-repeated="16382"/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3880.55999999986" calcext:value-type="float">
            <text:p>3880.55999999986</text:p>
          </table:table-cell>
          <table:table-cell table:number-columns-repeated="16382"/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3881.99999999986" calcext:value-type="float">
            <text:p>3881.99999999986</text:p>
          </table:table-cell>
          <table:table-cell table:number-columns-repeated="16382"/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3883.43999999986" calcext:value-type="float">
            <text:p>3883.43999999986</text:p>
          </table:table-cell>
          <table:table-cell table:number-columns-repeated="16382"/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3884.87999999986" calcext:value-type="float">
            <text:p>3884.87999999986</text:p>
          </table:table-cell>
          <table:table-cell table:number-columns-repeated="16382"/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3886.31999999985" calcext:value-type="float">
            <text:p>3886.31999999985</text:p>
          </table:table-cell>
          <table:table-cell table:number-columns-repeated="16382"/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3887.75999999985" calcext:value-type="float">
            <text:p>3887.75999999985</text:p>
          </table:table-cell>
          <table:table-cell table:number-columns-repeated="16382"/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3889.19999999985" calcext:value-type="float">
            <text:p>3889.19999999985</text:p>
          </table:table-cell>
          <table:table-cell table:number-columns-repeated="16382"/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3890.63999999985" calcext:value-type="float">
            <text:p>3890.63999999985</text:p>
          </table:table-cell>
          <table:table-cell table:number-columns-repeated="16382"/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3892.07999999985" calcext:value-type="float">
            <text:p>3892.07999999985</text:p>
          </table:table-cell>
          <table:table-cell table:number-columns-repeated="16382"/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3893.51999999985" calcext:value-type="float">
            <text:p>3893.51999999985</text:p>
          </table:table-cell>
          <table:table-cell table:number-columns-repeated="16382"/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3894.95999999985" calcext:value-type="float">
            <text:p>3894.95999999985</text:p>
          </table:table-cell>
          <table:table-cell table:number-columns-repeated="16382"/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3896.39999999985" calcext:value-type="float">
            <text:p>3896.39999999985</text:p>
          </table:table-cell>
          <table:table-cell table:number-columns-repeated="16382"/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897.83999999985" calcext:value-type="float">
            <text:p>3897.83999999985</text:p>
          </table:table-cell>
          <table:table-cell table:number-columns-repeated="16382"/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899.27999999985" calcext:value-type="float">
            <text:p>3899.27999999985</text:p>
          </table:table-cell>
          <table:table-cell table:number-columns-repeated="16382"/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900.71999999985" calcext:value-type="float">
            <text:p>3900.71999999985</text:p>
          </table:table-cell>
          <table:table-cell table:number-columns-repeated="16382"/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902.15999999985" calcext:value-type="float">
            <text:p>3902.15999999985</text:p>
          </table:table-cell>
          <table:table-cell table:number-columns-repeated="16382"/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903.59999999985" calcext:value-type="float">
            <text:p>3903.59999999985</text:p>
          </table:table-cell>
          <table:table-cell table:number-columns-repeated="16382"/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905.03999999985" calcext:value-type="float">
            <text:p>3905.03999999985</text:p>
          </table:table-cell>
          <table:table-cell table:number-columns-repeated="16382"/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906.47999999985" calcext:value-type="float">
            <text:p>3906.47999999985</text:p>
          </table:table-cell>
          <table:table-cell table:number-columns-repeated="16382"/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907.91999999985" calcext:value-type="float">
            <text:p>3907.91999999985</text:p>
          </table:table-cell>
          <table:table-cell table:number-columns-repeated="16382"/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909.35999999985" calcext:value-type="float">
            <text:p>3909.35999999985</text:p>
          </table:table-cell>
          <table:table-cell table:number-columns-repeated="16382"/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3910.79999999985" calcext:value-type="float">
            <text:p>3910.79999999985</text:p>
          </table:table-cell>
          <table:table-cell table:number-columns-repeated="16382"/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3912.23999999985" calcext:value-type="float">
            <text:p>3912.23999999985</text:p>
          </table:table-cell>
          <table:table-cell table:number-columns-repeated="16382"/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3913.67999999985" calcext:value-type="float">
            <text:p>3913.67999999985</text:p>
          </table:table-cell>
          <table:table-cell table:number-columns-repeated="16382"/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3914.39999999985" calcext:value-type="float">
            <text:p>3914.39999999985</text:p>
          </table:table-cell>
          <table:table-cell table:number-columns-repeated="16382"/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3915.11999999985" calcext:value-type="float">
            <text:p>3915.11999999985</text:p>
          </table:table-cell>
          <table:table-cell table:number-columns-repeated="16382"/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3915.83999999985" calcext:value-type="float">
            <text:p>3915.83999999985</text:p>
          </table:table-cell>
          <table:table-cell table:number-columns-repeated="16382"/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3916.55999999985" calcext:value-type="float">
            <text:p>3916.55999999985</text:p>
          </table:table-cell>
          <table:table-cell table:number-columns-repeated="16382"/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3917.27999999985" calcext:value-type="float">
            <text:p>3917.27999999985</text:p>
          </table:table-cell>
          <table:table-cell table:number-columns-repeated="16382"/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917.99999999985" calcext:value-type="float">
            <text:p>3917.99999999985</text:p>
          </table:table-cell>
          <table:table-cell table:number-columns-repeated="16382"/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918.71999999985" calcext:value-type="float">
            <text:p>3918.71999999985</text:p>
          </table:table-cell>
          <table:table-cell table:number-columns-repeated="16382"/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919.43999999985" calcext:value-type="float">
            <text:p>3919.43999999985</text:p>
          </table:table-cell>
          <table:table-cell table:number-columns-repeated="16382"/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920.15999999985" calcext:value-type="float">
            <text:p>3920.15999999985</text:p>
          </table:table-cell>
          <table:table-cell table:number-columns-repeated="16382"/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920.87999999985" calcext:value-type="float">
            <text:p>3920.87999999985</text:p>
          </table:table-cell>
          <table:table-cell table:number-columns-repeated="16382"/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921.59999999985" calcext:value-type="float">
            <text:p>3921.59999999985</text:p>
          </table:table-cell>
          <table:table-cell table:number-columns-repeated="16382"/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922.31999999984" calcext:value-type="float">
            <text:p>3922.31999999984</text:p>
          </table:table-cell>
          <table:table-cell table:number-columns-repeated="16382"/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923.03999999984" calcext:value-type="float">
            <text:p>3923.03999999984</text:p>
          </table:table-cell>
          <table:table-cell table:number-columns-repeated="16382"/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923.75999999984" calcext:value-type="float">
            <text:p>3923.75999999984</text:p>
          </table:table-cell>
          <table:table-cell table:number-columns-repeated="16382"/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924.47999999984" calcext:value-type="float">
            <text:p>3924.47999999984</text:p>
          </table:table-cell>
          <table:table-cell table:number-columns-repeated="16382"/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925.91999999984" calcext:value-type="float">
            <text:p>3925.91999999984</text:p>
          </table:table-cell>
          <table:table-cell table:number-columns-repeated="16382"/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927.35999999984" calcext:value-type="float">
            <text:p>3927.35999999984</text:p>
          </table:table-cell>
          <table:table-cell table:number-columns-repeated="16382"/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928.79999999984" calcext:value-type="float">
            <text:p>3928.79999999984</text:p>
          </table:table-cell>
          <table:table-cell table:number-columns-repeated="16382"/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930.23999999984" calcext:value-type="float">
            <text:p>3930.23999999984</text:p>
          </table:table-cell>
          <table:table-cell table:number-columns-repeated="16382"/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931.67999999984" calcext:value-type="float">
            <text:p>3931.67999999984</text:p>
          </table:table-cell>
          <table:table-cell table:number-columns-repeated="16382"/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933.11999999984" calcext:value-type="float">
            <text:p>3933.11999999984</text:p>
          </table:table-cell>
          <table:table-cell table:number-columns-repeated="16382"/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3934.55999999984" calcext:value-type="float">
            <text:p>3934.55999999984</text:p>
          </table:table-cell>
          <table:table-cell table:number-columns-repeated="16382"/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3935.99999999984" calcext:value-type="float">
            <text:p>3935.99999999984</text:p>
          </table:table-cell>
          <table:table-cell table:number-columns-repeated="16382"/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3937.43999999984" calcext:value-type="float">
            <text:p>3937.43999999984</text:p>
          </table:table-cell>
          <table:table-cell table:number-columns-repeated="16382"/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938.87999999984" calcext:value-type="float">
            <text:p>3938.87999999984</text:p>
          </table:table-cell>
          <table:table-cell table:number-columns-repeated="16382"/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940.31999999984" calcext:value-type="float">
            <text:p>3940.31999999984</text:p>
          </table:table-cell>
          <table:table-cell table:number-columns-repeated="16382"/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941.75999999984" calcext:value-type="float">
            <text:p>3941.75999999984</text:p>
          </table:table-cell>
          <table:table-cell table:number-columns-repeated="16382"/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943.19999999984" calcext:value-type="float">
            <text:p>3943.19999999984</text:p>
          </table:table-cell>
          <table:table-cell table:number-columns-repeated="16382"/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944.63999999984" calcext:value-type="float">
            <text:p>3944.63999999984</text:p>
          </table:table-cell>
          <table:table-cell table:number-columns-repeated="16382"/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946.07999999984" calcext:value-type="float">
            <text:p>3946.07999999984</text:p>
          </table:table-cell>
          <table:table-cell table:number-columns-repeated="16382"/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947.51999999984" calcext:value-type="float">
            <text:p>3947.51999999984</text:p>
          </table:table-cell>
          <table:table-cell table:number-columns-repeated="16382"/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948.95999999984" calcext:value-type="float">
            <text:p>3948.95999999984</text:p>
          </table:table-cell>
          <table:table-cell table:number-columns-repeated="16382"/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950.39999999984" calcext:value-type="float">
            <text:p>3950.39999999984</text:p>
          </table:table-cell>
          <table:table-cell table:number-columns-repeated="16382"/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951.83999999984" calcext:value-type="float">
            <text:p>3951.83999999984</text:p>
          </table:table-cell>
          <table:table-cell table:number-columns-repeated="16382"/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953.27999999984" calcext:value-type="float">
            <text:p>3953.27999999984</text:p>
          </table:table-cell>
          <table:table-cell table:number-columns-repeated="16382"/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954.71999999984" calcext:value-type="float">
            <text:p>3954.71999999984</text:p>
          </table:table-cell>
          <table:table-cell table:number-columns-repeated="16382"/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956.15999999984" calcext:value-type="float">
            <text:p>3956.15999999984</text:p>
          </table:table-cell>
          <table:table-cell table:number-columns-repeated="16382"/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957.59999999984" calcext:value-type="float">
            <text:p>3957.59999999984</text:p>
          </table:table-cell>
          <table:table-cell table:number-columns-repeated="16382"/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959.03999999983" calcext:value-type="float">
            <text:p>3959.03999999983</text:p>
          </table:table-cell>
          <table:table-cell table:number-columns-repeated="16382"/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960.47999999983" calcext:value-type="float">
            <text:p>3960.47999999983</text:p>
          </table:table-cell>
          <table:table-cell table:number-columns-repeated="16382"/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983.75999999983" calcext:value-type="float">
            <text:p>3983.75999999983</text:p>
          </table:table-cell>
          <table:table-cell table:number-columns-repeated="16382"/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4007.03999999983" calcext:value-type="float">
            <text:p>4007.03999999983</text:p>
          </table:table-cell>
          <table:table-cell table:number-columns-repeated="16382"/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4030.31999999983" calcext:value-type="float">
            <text:p>4030.31999999983</text:p>
          </table:table-cell>
          <table:table-cell table:number-columns-repeated="16382"/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4053.59999999983" calcext:value-type="float">
            <text:p>4053.59999999983</text:p>
          </table:table-cell>
          <table:table-cell table:number-columns-repeated="16382"/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4055.03999999983" calcext:value-type="float">
            <text:p>4055.03999999983</text:p>
          </table:table-cell>
          <table:table-cell table:number-columns-repeated="16382"/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4056.47999999983" calcext:value-type="float">
            <text:p>4056.47999999983</text:p>
          </table:table-cell>
          <table:table-cell table:number-columns-repeated="16382"/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4057.91999999983" calcext:value-type="float">
            <text:p>4057.91999999983</text:p>
          </table:table-cell>
          <table:table-cell table:number-columns-repeated="16382"/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4059.35999999983" calcext:value-type="float">
            <text:p>4059.35999999983</text:p>
          </table:table-cell>
          <table:table-cell table:number-columns-repeated="16382"/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4060.79999999983" calcext:value-type="float">
            <text:p>4060.79999999983</text:p>
          </table:table-cell>
          <table:table-cell table:number-columns-repeated="16382"/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4062.23999999983" calcext:value-type="float">
            <text:p>4062.23999999983</text:p>
          </table:table-cell>
          <table:table-cell table:number-columns-repeated="16382"/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4063.67999999983" calcext:value-type="float">
            <text:p>4063.67999999983</text:p>
          </table:table-cell>
          <table:table-cell table:number-columns-repeated="16382"/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4065.11999999983" calcext:value-type="float">
            <text:p>4065.11999999983</text:p>
          </table:table-cell>
          <table:table-cell table:number-columns-repeated="16382"/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4066.55999999983" calcext:value-type="float">
            <text:p>4066.55999999983</text:p>
          </table:table-cell>
          <table:table-cell table:number-columns-repeated="16382"/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4067.99999999983" calcext:value-type="float">
            <text:p>4067.99999999983</text:p>
          </table:table-cell>
          <table:table-cell table:number-columns-repeated="16382"/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4069.43999999983" calcext:value-type="float">
            <text:p>4069.43999999983</text:p>
          </table:table-cell>
          <table:table-cell table:number-columns-repeated="16382"/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4070.87999999983" calcext:value-type="float">
            <text:p>4070.87999999983</text:p>
          </table:table-cell>
          <table:table-cell table:number-columns-repeated="16382"/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4072.31999999983" calcext:value-type="float">
            <text:p>4072.31999999983</text:p>
          </table:table-cell>
          <table:table-cell table:number-columns-repeated="16382"/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4073.75999999983" calcext:value-type="float">
            <text:p>4073.75999999983</text:p>
          </table:table-cell>
          <table:table-cell table:number-columns-repeated="16382"/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4075.19999999983" calcext:value-type="float">
            <text:p>4075.19999999983</text:p>
          </table:table-cell>
          <table:table-cell table:number-columns-repeated="16382"/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4076.63999999983" calcext:value-type="float">
            <text:p>4076.63999999983</text:p>
          </table:table-cell>
          <table:table-cell table:number-columns-repeated="16382"/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4078.07999999983" calcext:value-type="float">
            <text:p>4078.07999999983</text:p>
          </table:table-cell>
          <table:table-cell table:number-columns-repeated="16382"/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4079.51999999983" calcext:value-type="float">
            <text:p>4079.51999999983</text:p>
          </table:table-cell>
          <table:table-cell table:number-columns-repeated="16382"/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4080.95999999983" calcext:value-type="float">
            <text:p>4080.95999999983</text:p>
          </table:table-cell>
          <table:table-cell table:number-columns-repeated="16382"/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4082.39999999983" calcext:value-type="float">
            <text:p>4082.39999999983</text:p>
          </table:table-cell>
          <table:table-cell table:number-columns-repeated="16382"/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4083.83999999982" calcext:value-type="float">
            <text:p>4083.83999999982</text:p>
          </table:table-cell>
          <table:table-cell table:number-columns-repeated="16382"/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4085.27999999982" calcext:value-type="float">
            <text:p>4085.27999999982</text:p>
          </table:table-cell>
          <table:table-cell table:number-columns-repeated="16382"/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4085.99999999982" calcext:value-type="float">
            <text:p>4085.99999999982</text:p>
          </table:table-cell>
          <table:table-cell table:number-columns-repeated="16382"/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4087.43999999982" calcext:value-type="float">
            <text:p>4087.43999999982</text:p>
          </table:table-cell>
          <table:table-cell table:number-columns-repeated="16382"/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4088.87999999982" calcext:value-type="float">
            <text:p>4088.87999999982</text:p>
          </table:table-cell>
          <table:table-cell table:number-columns-repeated="16382"/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4090.31999999982" calcext:value-type="float">
            <text:p>4090.31999999982</text:p>
          </table:table-cell>
          <table:table-cell table:number-columns-repeated="16382"/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4091.75999999982" calcext:value-type="float">
            <text:p>4091.75999999982</text:p>
          </table:table-cell>
          <table:table-cell table:number-columns-repeated="16382"/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4093.19999999982" calcext:value-type="float">
            <text:p>4093.19999999982</text:p>
          </table:table-cell>
          <table:table-cell table:number-columns-repeated="16382"/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4094.63999999982" calcext:value-type="float">
            <text:p>4094.63999999982</text:p>
          </table:table-cell>
          <table:table-cell table:number-columns-repeated="16382"/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4096.07999999982" calcext:value-type="float">
            <text:p>4096.07999999982</text:p>
          </table:table-cell>
          <table:table-cell table:number-columns-repeated="16382"/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4096.79999999982" calcext:value-type="float">
            <text:p>4096.79999999982</text:p>
          </table:table-cell>
          <table:table-cell table:number-columns-repeated="16382"/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4098.23999999982" calcext:value-type="float">
            <text:p>4098.23999999982</text:p>
          </table:table-cell>
          <table:table-cell table:number-columns-repeated="16382"/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4099.67999999982" calcext:value-type="float">
            <text:p>4099.67999999982</text:p>
          </table:table-cell>
          <table:table-cell table:number-columns-repeated="16382"/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4101.11999999982" calcext:value-type="float">
            <text:p>4101.11999999982</text:p>
          </table:table-cell>
          <table:table-cell table:number-columns-repeated="16382"/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4102.55999999982" calcext:value-type="float">
            <text:p>4102.55999999982</text:p>
          </table:table-cell>
          <table:table-cell table:number-columns-repeated="16382"/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4103.99999999982" calcext:value-type="float">
            <text:p>4103.99999999982</text:p>
          </table:table-cell>
          <table:table-cell table:number-columns-repeated="16382"/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4105.43999999983" calcext:value-type="float">
            <text:p>4105.43999999983</text:p>
          </table:table-cell>
          <table:table-cell table:number-columns-repeated="16382"/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4106.87999999983" calcext:value-type="float">
            <text:p>4106.87999999983</text:p>
          </table:table-cell>
          <table:table-cell table:number-columns-repeated="16382"/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4108.31999999983" calcext:value-type="float">
            <text:p>4108.31999999983</text:p>
          </table:table-cell>
          <table:table-cell table:number-columns-repeated="16382"/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4109.75999999983" calcext:value-type="float">
            <text:p>4109.75999999983</text:p>
          </table:table-cell>
          <table:table-cell table:number-columns-repeated="16382"/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4111.19999999983" calcext:value-type="float">
            <text:p>4111.19999999983</text:p>
          </table:table-cell>
          <table:table-cell table:number-columns-repeated="16382"/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4112.63999999983" calcext:value-type="float">
            <text:p>4112.63999999983</text:p>
          </table:table-cell>
          <table:table-cell table:number-columns-repeated="16382"/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4114.07999999983" calcext:value-type="float">
            <text:p>4114.07999999983</text:p>
          </table:table-cell>
          <table:table-cell table:number-columns-repeated="16382"/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4115.51999999983" calcext:value-type="float">
            <text:p>4115.51999999983</text:p>
          </table:table-cell>
          <table:table-cell table:number-columns-repeated="16382"/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4116.95999999983" calcext:value-type="float">
            <text:p>4116.95999999983</text:p>
          </table:table-cell>
          <table:table-cell table:number-columns-repeated="16382"/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4118.39999999983" calcext:value-type="float">
            <text:p>4118.39999999983</text:p>
          </table:table-cell>
          <table:table-cell table:number-columns-repeated="16382"/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4119.83999999983" calcext:value-type="float">
            <text:p>4119.83999999983</text:p>
          </table:table-cell>
          <table:table-cell table:number-columns-repeated="16382"/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4121.27999999983" calcext:value-type="float">
            <text:p>4121.27999999983</text:p>
          </table:table-cell>
          <table:table-cell table:number-columns-repeated="16382"/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4122.71999999983" calcext:value-type="float">
            <text:p>4122.71999999983</text:p>
          </table:table-cell>
          <table:table-cell table:number-columns-repeated="16382"/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4124.15999999983" calcext:value-type="float">
            <text:p>4124.15999999983</text:p>
          </table:table-cell>
          <table:table-cell table:number-columns-repeated="16382"/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4125.59999999983" calcext:value-type="float">
            <text:p>4125.59999999983</text:p>
          </table:table-cell>
          <table:table-cell table:number-columns-repeated="16382"/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4127.03999999983" calcext:value-type="float">
            <text:p>4127.03999999983</text:p>
          </table:table-cell>
          <table:table-cell table:number-columns-repeated="16382"/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4128.47999999983" calcext:value-type="float">
            <text:p>4128.47999999983</text:p>
          </table:table-cell>
          <table:table-cell table:number-columns-repeated="16382"/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4129.91999999983" calcext:value-type="float">
            <text:p>4129.91999999983</text:p>
          </table:table-cell>
          <table:table-cell table:number-columns-repeated="16382"/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4131.35999999983" calcext:value-type="float">
            <text:p>4131.35999999983</text:p>
          </table:table-cell>
          <table:table-cell table:number-columns-repeated="16382"/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4132.79999999984" calcext:value-type="float">
            <text:p>4132.79999999984</text:p>
          </table:table-cell>
          <table:table-cell table:number-columns-repeated="16382"/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4134.23999999984" calcext:value-type="float">
            <text:p>4134.23999999984</text:p>
          </table:table-cell>
          <table:table-cell table:number-columns-repeated="16382"/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4135.67999999984" calcext:value-type="float">
            <text:p>4135.67999999984</text:p>
          </table:table-cell>
          <table:table-cell table:number-columns-repeated="16382"/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4137.11999999984" calcext:value-type="float">
            <text:p>4137.11999999984</text:p>
          </table:table-cell>
          <table:table-cell table:number-columns-repeated="16382"/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4138.55999999984" calcext:value-type="float">
            <text:p>4138.55999999984</text:p>
          </table:table-cell>
          <table:table-cell table:number-columns-repeated="16382"/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4139.27999999984" calcext:value-type="float">
            <text:p>4139.27999999984</text:p>
          </table:table-cell>
          <table:table-cell table:number-columns-repeated="16382"/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4139.99999999984" calcext:value-type="float">
            <text:p>4139.99999999984</text:p>
          </table:table-cell>
          <table:table-cell table:number-columns-repeated="16382"/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4141.43999999984" calcext:value-type="float">
            <text:p>4141.43999999984</text:p>
          </table:table-cell>
          <table:table-cell table:number-columns-repeated="16382"/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4142.87999999984" calcext:value-type="float">
            <text:p>4142.87999999984</text:p>
          </table:table-cell>
          <table:table-cell table:number-columns-repeated="16382"/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4144.31999999984" calcext:value-type="float">
            <text:p>4144.31999999984</text:p>
          </table:table-cell>
          <table:table-cell table:number-columns-repeated="16382"/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4145.75999999984" calcext:value-type="float">
            <text:p>4145.75999999984</text:p>
          </table:table-cell>
          <table:table-cell table:number-columns-repeated="16382"/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4147.19999999984" calcext:value-type="float">
            <text:p>4147.19999999984</text:p>
          </table:table-cell>
          <table:table-cell table:number-columns-repeated="16382"/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4148.63999999984" calcext:value-type="float">
            <text:p>4148.63999999984</text:p>
          </table:table-cell>
          <table:table-cell table:number-columns-repeated="16382"/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4150.07999999984" calcext:value-type="float">
            <text:p>4150.07999999984</text:p>
          </table:table-cell>
          <table:table-cell table:number-columns-repeated="16382"/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4151.51999999984" calcext:value-type="float">
            <text:p>4151.51999999984</text:p>
          </table:table-cell>
          <table:table-cell table:number-columns-repeated="16382"/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4152.95999999984" calcext:value-type="float">
            <text:p>4152.95999999984</text:p>
          </table:table-cell>
          <table:table-cell table:number-columns-repeated="16382"/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4154.39999999984" calcext:value-type="float">
            <text:p>4154.39999999984</text:p>
          </table:table-cell>
          <table:table-cell table:number-columns-repeated="16382"/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4155.83999999984" calcext:value-type="float">
            <text:p>4155.83999999984</text:p>
          </table:table-cell>
          <table:table-cell table:number-columns-repeated="16382"/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4157.27999999984" calcext:value-type="float">
            <text:p>4157.27999999984</text:p>
          </table:table-cell>
          <table:table-cell table:number-columns-repeated="16382"/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4158.71999999984" calcext:value-type="float">
            <text:p>4158.71999999984</text:p>
          </table:table-cell>
          <table:table-cell table:number-columns-repeated="16382"/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4160.15999999984" calcext:value-type="float">
            <text:p>4160.15999999984</text:p>
          </table:table-cell>
          <table:table-cell table:number-columns-repeated="16382"/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4161.59999999985" calcext:value-type="float">
            <text:p>4161.59999999985</text:p>
          </table:table-cell>
          <table:table-cell table:number-columns-repeated="16382"/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4163.03999999985" calcext:value-type="float">
            <text:p>4163.03999999985</text:p>
          </table:table-cell>
          <table:table-cell table:number-columns-repeated="16382"/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4164.47999999985" calcext:value-type="float">
            <text:p>4164.47999999985</text:p>
          </table:table-cell>
          <table:table-cell table:number-columns-repeated="16382"/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4165.91999999985" calcext:value-type="float">
            <text:p>4165.91999999985</text:p>
          </table:table-cell>
          <table:table-cell table:number-columns-repeated="16382"/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4167.35999999985" calcext:value-type="float">
            <text:p>4167.35999999985</text:p>
          </table:table-cell>
          <table:table-cell table:number-columns-repeated="16382"/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4168.79999999985" calcext:value-type="float">
            <text:p>4168.79999999985</text:p>
          </table:table-cell>
          <table:table-cell table:number-columns-repeated="16382"/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4170.23999999985" calcext:value-type="float">
            <text:p>4170.23999999985</text:p>
          </table:table-cell>
          <table:table-cell table:number-columns-repeated="16382"/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4171.67999999985" calcext:value-type="float">
            <text:p>4171.67999999985</text:p>
          </table:table-cell>
          <table:table-cell table:number-columns-repeated="16382"/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4173.11999999985" calcext:value-type="float">
            <text:p>4173.11999999985</text:p>
          </table:table-cell>
          <table:table-cell table:number-columns-repeated="16382"/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4174.55999999985" calcext:value-type="float">
            <text:p>4174.55999999985</text:p>
          </table:table-cell>
          <table:table-cell table:number-columns-repeated="16382"/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4175.99999999985" calcext:value-type="float">
            <text:p>4175.99999999985</text:p>
          </table:table-cell>
          <table:table-cell table:number-columns-repeated="16382"/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4177.43999999985" calcext:value-type="float">
            <text:p>4177.43999999985</text:p>
          </table:table-cell>
          <table:table-cell table:number-columns-repeated="16382"/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4178.87999999985" calcext:value-type="float">
            <text:p>4178.87999999985</text:p>
          </table:table-cell>
          <table:table-cell table:number-columns-repeated="16382"/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4180.31999999985" calcext:value-type="float">
            <text:p>4180.31999999985</text:p>
          </table:table-cell>
          <table:table-cell table:number-columns-repeated="16382"/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4181.75999999985" calcext:value-type="float">
            <text:p>4181.75999999985</text:p>
          </table:table-cell>
          <table:table-cell table:number-columns-repeated="16382"/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4183.19999999985" calcext:value-type="float">
            <text:p>4183.19999999985</text:p>
          </table:table-cell>
          <table:table-cell table:number-columns-repeated="16382"/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4184.63999999985" calcext:value-type="float">
            <text:p>4184.63999999985</text:p>
          </table:table-cell>
          <table:table-cell table:number-columns-repeated="16382"/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4186.07999999985" calcext:value-type="float">
            <text:p>4186.07999999985</text:p>
          </table:table-cell>
          <table:table-cell table:number-columns-repeated="16382"/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4187.51999999985" calcext:value-type="float">
            <text:p>4187.51999999985</text:p>
          </table:table-cell>
          <table:table-cell table:number-columns-repeated="16382"/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4188.95999999985" calcext:value-type="float">
            <text:p>4188.95999999985</text:p>
          </table:table-cell>
          <table:table-cell table:number-columns-repeated="16382"/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4190.39999999986" calcext:value-type="float">
            <text:p>4190.39999999986</text:p>
          </table:table-cell>
          <table:table-cell table:number-columns-repeated="16382"/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4191.83999999986" calcext:value-type="float">
            <text:p>4191.83999999986</text:p>
          </table:table-cell>
          <table:table-cell table:number-columns-repeated="16382"/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4193.27999999986" calcext:value-type="float">
            <text:p>4193.27999999986</text:p>
          </table:table-cell>
          <table:table-cell table:number-columns-repeated="16382"/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4194.71999999986" calcext:value-type="float">
            <text:p>4194.71999999986</text:p>
          </table:table-cell>
          <table:table-cell table:number-columns-repeated="16382"/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4196.15999999986" calcext:value-type="float">
            <text:p>4196.15999999986</text:p>
          </table:table-cell>
          <table:table-cell table:number-columns-repeated="16382"/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4197.59999999986" calcext:value-type="float">
            <text:p>4197.59999999986</text:p>
          </table:table-cell>
          <table:table-cell table:number-columns-repeated="16382"/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4199.03999999986" calcext:value-type="float">
            <text:p>4199.03999999986</text:p>
          </table:table-cell>
          <table:table-cell table:number-columns-repeated="16382"/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4200.47999999986" calcext:value-type="float">
            <text:p>4200.47999999986</text:p>
          </table:table-cell>
          <table:table-cell table:number-columns-repeated="16382"/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4201.91999999986" calcext:value-type="float">
            <text:p>4201.91999999986</text:p>
          </table:table-cell>
          <table:table-cell table:number-columns-repeated="16382"/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4203.35999999986" calcext:value-type="float">
            <text:p>4203.35999999986</text:p>
          </table:table-cell>
          <table:table-cell table:number-columns-repeated="16382"/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4204.79999999986" calcext:value-type="float">
            <text:p>4204.79999999986</text:p>
          </table:table-cell>
          <table:table-cell table:number-columns-repeated="16382"/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4206.23999999986" calcext:value-type="float">
            <text:p>4206.23999999986</text:p>
          </table:table-cell>
          <table:table-cell table:number-columns-repeated="16382"/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4207.67999999986" calcext:value-type="float">
            <text:p>4207.67999999986</text:p>
          </table:table-cell>
          <table:table-cell table:number-columns-repeated="16382"/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4208.39999999986" calcext:value-type="float">
            <text:p>4208.39999999986</text:p>
          </table:table-cell>
          <table:table-cell table:number-columns-repeated="16382"/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4209.11999999986" calcext:value-type="float">
            <text:p>4209.11999999986</text:p>
          </table:table-cell>
          <table:table-cell table:number-columns-repeated="16382"/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4210.55999999986" calcext:value-type="float">
            <text:p>4210.55999999986</text:p>
          </table:table-cell>
          <table:table-cell table:number-columns-repeated="16382"/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4211.99999999986" calcext:value-type="float">
            <text:p>4211.99999999986</text:p>
          </table:table-cell>
          <table:table-cell table:number-columns-repeated="16382"/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4213.43999999986" calcext:value-type="float">
            <text:p>4213.43999999986</text:p>
          </table:table-cell>
          <table:table-cell table:number-columns-repeated="16382"/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4214.87999999986" calcext:value-type="float">
            <text:p>4214.87999999986</text:p>
          </table:table-cell>
          <table:table-cell table:number-columns-repeated="16382"/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4216.31999999986" calcext:value-type="float">
            <text:p>4216.31999999986</text:p>
          </table:table-cell>
          <table:table-cell table:number-columns-repeated="16382"/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4217.75999999987" calcext:value-type="float">
            <text:p>4217.75999999987</text:p>
          </table:table-cell>
          <table:table-cell table:number-columns-repeated="16382"/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4218.47999999987" calcext:value-type="float">
            <text:p>4218.47999999987</text:p>
          </table:table-cell>
          <table:table-cell table:number-columns-repeated="16382"/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4219.19999999987" calcext:value-type="float">
            <text:p>4219.19999999987</text:p>
          </table:table-cell>
          <table:table-cell table:number-columns-repeated="16382"/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4219.91999999987" calcext:value-type="float">
            <text:p>4219.91999999987</text:p>
          </table:table-cell>
          <table:table-cell table:number-columns-repeated="16382"/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4220.63999999987" calcext:value-type="float">
            <text:p>4220.63999999987</text:p>
          </table:table-cell>
          <table:table-cell table:number-columns-repeated="16382"/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4221.35999999987" calcext:value-type="float">
            <text:p>4221.35999999987</text:p>
          </table:table-cell>
          <table:table-cell table:number-columns-repeated="16382"/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4222.07999999987" calcext:value-type="float">
            <text:p>4222.07999999987</text:p>
          </table:table-cell>
          <table:table-cell table:number-columns-repeated="16382"/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4222.79999999987" calcext:value-type="float">
            <text:p>4222.79999999987</text:p>
          </table:table-cell>
          <table:table-cell table:number-columns-repeated="16382"/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4223.51999999987" calcext:value-type="float">
            <text:p>4223.51999999987</text:p>
          </table:table-cell>
          <table:table-cell table:number-columns-repeated="16382"/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4224.23999999987" calcext:value-type="float">
            <text:p>4224.23999999987</text:p>
          </table:table-cell>
          <table:table-cell table:number-columns-repeated="16382"/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4224.95999999987" calcext:value-type="float">
            <text:p>4224.95999999987</text:p>
          </table:table-cell>
          <table:table-cell table:number-columns-repeated="16382"/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4225.67999999987" calcext:value-type="float">
            <text:p>4225.67999999987</text:p>
          </table:table-cell>
          <table:table-cell table:number-columns-repeated="16382"/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4226.39999999987" calcext:value-type="float">
            <text:p>4226.39999999987</text:p>
          </table:table-cell>
          <table:table-cell table:number-columns-repeated="16382"/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4227.11999999987" calcext:value-type="float">
            <text:p>4227.11999999987</text:p>
          </table:table-cell>
          <table:table-cell table:number-columns-repeated="16382"/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4227.83999999987" calcext:value-type="float">
            <text:p>4227.83999999987</text:p>
          </table:table-cell>
          <table:table-cell table:number-columns-repeated="16382"/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4227.83999999987" calcext:value-type="float">
            <text:p>4227.83999999987</text:p>
          </table:table-cell>
          <table:table-cell table:number-columns-repeated="16382"/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4228.55999999987" calcext:value-type="float">
            <text:p>4228.55999999987</text:p>
          </table:table-cell>
          <table:table-cell table:number-columns-repeated="16382"/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4229.27999999987" calcext:value-type="float">
            <text:p>4229.27999999987</text:p>
          </table:table-cell>
          <table:table-cell table:number-columns-repeated="16382"/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4229.99999999987" calcext:value-type="float">
            <text:p>4229.99999999987</text:p>
          </table:table-cell>
          <table:table-cell table:number-columns-repeated="16382"/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4230.71999999987" calcext:value-type="float">
            <text:p>4230.71999999987</text:p>
          </table:table-cell>
          <table:table-cell table:number-columns-repeated="16382"/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4231.43999999987" calcext:value-type="float">
            <text:p>4231.43999999987</text:p>
          </table:table-cell>
          <table:table-cell table:number-columns-repeated="16382"/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4232.15999999987" calcext:value-type="float">
            <text:p>4232.15999999987</text:p>
          </table:table-cell>
          <table:table-cell table:number-columns-repeated="16382"/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4232.87999999987" calcext:value-type="float">
            <text:p>4232.87999999987</text:p>
          </table:table-cell>
          <table:table-cell table:number-columns-repeated="16382"/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4233.59999999987" calcext:value-type="float">
            <text:p>4233.59999999987</text:p>
          </table:table-cell>
          <table:table-cell table:number-columns-repeated="16382"/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4234.31999999987" calcext:value-type="float">
            <text:p>4234.31999999987</text:p>
          </table:table-cell>
          <table:table-cell table:number-columns-repeated="16382"/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4235.03999999987" calcext:value-type="float">
            <text:p>4235.03999999987</text:p>
          </table:table-cell>
          <table:table-cell table:number-columns-repeated="16382"/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4235.75999999987" calcext:value-type="float">
            <text:p>4235.75999999987</text:p>
          </table:table-cell>
          <table:table-cell table:number-columns-repeated="16382"/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4236.47999999987" calcext:value-type="float">
            <text:p>4236.47999999987</text:p>
          </table:table-cell>
          <table:table-cell table:number-columns-repeated="16382"/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4237.19999999987" calcext:value-type="float">
            <text:p>4237.19999999987</text:p>
          </table:table-cell>
          <table:table-cell table:number-columns-repeated="16382"/>
        </table:table-row>
        <table:table-row table:style-name="ro1" table:number-rows-repeated="1047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m-acc-energy-usage" table:style-name="ta1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0283283283283" calcext:value-type="float">
            <text:p>5.00283283283283</text:p>
          </table:table-cell>
          <table:table-cell office:value-type="float" office:value="1.44" calcext:value-type="float">
            <text:p>1.44</text:p>
          </table:table-cell>
        </table:table-row>
        <table:table-row table:style-name="ro2">
          <table:table-cell office:value-type="float" office:value="5.02683683683684" calcext:value-type="float">
            <text:p>5.02683683683684</text:p>
          </table:table-cell>
          <table:table-cell office:value-type="float" office:value="2.88" calcext:value-type="float">
            <text:p>2.88</text:p>
          </table:table-cell>
        </table:table-row>
        <table:table-row table:style-name="ro2">
          <table:table-cell office:value-type="float" office:value="5.05084084084084" calcext:value-type="float">
            <text:p>5.05084084084084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.07484484484484" calcext:value-type="float">
            <text:p>5.074844844844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2">
          <table:table-cell office:value-type="float" office:value="5.09884884884885" calcext:value-type="float">
            <text:p>5.09884884884885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5.12285285285285" calcext:value-type="float">
            <text:p>5.12285285285285</text:p>
          </table:table-cell>
          <table:table-cell office:value-type="float" office:value="8.64" calcext:value-type="float">
            <text:p>8.64</text:p>
          </table:table-cell>
        </table:table-row>
        <table:table-row table:style-name="ro2">
          <table:table-cell office:value-type="float" office:value="5.14685685685686" calcext:value-type="float">
            <text:p>5.14685685685686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2">
          <table:table-cell office:value-type="float" office:value="5.17086086086086" calcext:value-type="float">
            <text:p>5.17086086086086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2">
          <table:table-cell office:value-type="float" office:value="5.19486486486486" calcext:value-type="float">
            <text:p>5.19486486486486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2">
          <table:table-cell office:value-type="float" office:value="5.21886886886887" calcext:value-type="float">
            <text:p>5.21886886886887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5.24287287287287" calcext:value-type="float">
            <text:p>5.24287287287287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2">
          <table:table-cell office:value-type="float" office:value="5.26687687687688" calcext:value-type="float">
            <text:p>5.26687687687688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2">
          <table:table-cell office:value-type="float" office:value="5.29088088088088" calcext:value-type="float">
            <text:p>5.29088088088088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2">
          <table:table-cell office:value-type="float" office:value="5.31488488488488" calcext:value-type="float">
            <text:p>5.31488488488488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2">
          <table:table-cell office:value-type="float" office:value="5.33888888888889" calcext:value-type="float">
            <text:p>5.33888888888889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2">
          <table:table-cell office:value-type="float" office:value="5.36289289289289" calcext:value-type="float">
            <text:p>5.36289289289289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float" office:value="5.3868968968969" calcext:value-type="float">
            <text:p>5.3868968968969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2">
          <table:table-cell office:value-type="float" office:value="5.4109009009009" calcext:value-type="float">
            <text:p>5.4109009009009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2">
          <table:table-cell office:value-type="float" office:value="5.4349049049049" calcext:value-type="float">
            <text:p>5.4349049049049</text:p>
          </table:table-cell>
          <table:table-cell office:value-type="float" office:value="37.44" calcext:value-type="float">
            <text:p>37.44</text:p>
          </table:table-cell>
        </table:table-row>
        <table:table-row table:style-name="ro2">
          <table:table-cell office:value-type="float" office:value="5.45890890890891" calcext:value-type="float">
            <text:p>5.45890890890891</text:p>
          </table:table-cell>
          <table:table-cell office:value-type="float" office:value="40.32" calcext:value-type="float">
            <text:p>40.32</text:p>
          </table:table-cell>
        </table:table-row>
        <table:table-row table:style-name="ro2">
          <table:table-cell office:value-type="float" office:value="5.48291291291291" calcext:value-type="float">
            <text:p>5.48291291291291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float" office:value="5.50691691691692" calcext:value-type="float">
            <text:p>5.50691691691692</text:p>
          </table:table-cell>
          <table:table-cell office:value-type="float" office:value="46.08" calcext:value-type="float">
            <text:p>46.08</text:p>
          </table:table-cell>
        </table:table-row>
        <table:table-row table:style-name="ro2">
          <table:table-cell office:value-type="float" office:value="5.53092092092092" calcext:value-type="float">
            <text:p>5.53092092092092</text:p>
          </table:table-cell>
          <table:table-cell office:value-type="float" office:value="48.96" calcext:value-type="float">
            <text:p>48.96</text:p>
          </table:table-cell>
        </table:table-row>
        <table:table-row table:style-name="ro2">
          <table:table-cell office:value-type="float" office:value="5.55492492492492" calcext:value-type="float">
            <text:p>5.55492492492492</text:p>
          </table:table-cell>
          <table:table-cell office:value-type="float" office:value="51.84" calcext:value-type="float">
            <text:p>51.84</text:p>
          </table:table-cell>
        </table:table-row>
        <table:table-row table:style-name="ro2">
          <table:table-cell office:value-type="float" office:value="5.57892892892893" calcext:value-type="float">
            <text:p>5.57892892892893</text:p>
          </table:table-cell>
          <table:table-cell office:value-type="float" office:value="54.72" calcext:value-type="float">
            <text:p>54.72</text:p>
          </table:table-cell>
        </table:table-row>
        <table:table-row table:style-name="ro2">
          <table:table-cell office:value-type="float" office:value="5.60293293293293" calcext:value-type="float">
            <text:p>5.60293293293293</text:p>
          </table:table-cell>
          <table:table-cell office:value-type="float" office:value="57.5999999999999" calcext:value-type="float">
            <text:p>57.5999999999999</text:p>
          </table:table-cell>
        </table:table-row>
        <table:table-row table:style-name="ro2">
          <table:table-cell office:value-type="float" office:value="5.62693693693694" calcext:value-type="float">
            <text:p>5.62693693693694</text:p>
          </table:table-cell>
          <table:table-cell office:value-type="float" office:value="60.4799999999999" calcext:value-type="float">
            <text:p>60.4799999999999</text:p>
          </table:table-cell>
        </table:table-row>
        <table:table-row table:style-name="ro2">
          <table:table-cell office:value-type="float" office:value="5.65094094094094" calcext:value-type="float">
            <text:p>5.65094094094094</text:p>
          </table:table-cell>
          <table:table-cell office:value-type="float" office:value="63.3599999999999" calcext:value-type="float">
            <text:p>63.3599999999999</text:p>
          </table:table-cell>
        </table:table-row>
        <table:table-row table:style-name="ro2">
          <table:table-cell office:value-type="float" office:value="5.67494494494494" calcext:value-type="float">
            <text:p>5.67494494494494</text:p>
          </table:table-cell>
          <table:table-cell office:value-type="float" office:value="66.9599999999999" calcext:value-type="float">
            <text:p>66.9599999999999</text:p>
          </table:table-cell>
        </table:table-row>
        <table:table-row table:style-name="ro2">
          <table:table-cell office:value-type="float" office:value="5.69894894894895" calcext:value-type="float">
            <text:p>5.69894894894895</text:p>
          </table:table-cell>
          <table:table-cell office:value-type="float" office:value="70.5599999999999" calcext:value-type="float">
            <text:p>70.5599999999999</text:p>
          </table:table-cell>
        </table:table-row>
        <table:table-row table:style-name="ro2">
          <table:table-cell office:value-type="float" office:value="5.72295295295295" calcext:value-type="float">
            <text:p>5.72295295295295</text:p>
          </table:table-cell>
          <table:table-cell office:value-type="float" office:value="74.1599999999999" calcext:value-type="float">
            <text:p>74.1599999999999</text:p>
          </table:table-cell>
        </table:table-row>
        <table:table-row table:style-name="ro2">
          <table:table-cell office:value-type="float" office:value="5.74695695695696" calcext:value-type="float">
            <text:p>5.74695695695696</text:p>
          </table:table-cell>
          <table:table-cell office:value-type="float" office:value="77.7599999999999" calcext:value-type="float">
            <text:p>77.7599999999999</text:p>
          </table:table-cell>
        </table:table-row>
        <table:table-row table:style-name="ro2">
          <table:table-cell office:value-type="float" office:value="5.77096096096096" calcext:value-type="float">
            <text:p>5.77096096096096</text:p>
          </table:table-cell>
          <table:table-cell office:value-type="float" office:value="81.3599999999999" calcext:value-type="float">
            <text:p>81.3599999999999</text:p>
          </table:table-cell>
        </table:table-row>
        <table:table-row table:style-name="ro2">
          <table:table-cell office:value-type="float" office:value="5.79496496496496" calcext:value-type="float">
            <text:p>5.79496496496496</text:p>
          </table:table-cell>
          <table:table-cell office:value-type="float" office:value="84.9599999999999" calcext:value-type="float">
            <text:p>84.9599999999999</text:p>
          </table:table-cell>
        </table:table-row>
        <table:table-row table:style-name="ro2">
          <table:table-cell office:value-type="float" office:value="5.81896896896897" calcext:value-type="float">
            <text:p>5.81896896896897</text:p>
          </table:table-cell>
          <table:table-cell office:value-type="float" office:value="88.5599999999999" calcext:value-type="float">
            <text:p>88.5599999999999</text:p>
          </table:table-cell>
        </table:table-row>
        <table:table-row table:style-name="ro2">
          <table:table-cell office:value-type="float" office:value="5.84297297297297" calcext:value-type="float">
            <text:p>5.84297297297297</text:p>
          </table:table-cell>
          <table:table-cell office:value-type="float" office:value="92.1599999999999" calcext:value-type="float">
            <text:p>92.1599999999999</text:p>
          </table:table-cell>
        </table:table-row>
        <table:table-row table:style-name="ro2">
          <table:table-cell office:value-type="float" office:value="5.86697697697698" calcext:value-type="float">
            <text:p>5.86697697697698</text:p>
          </table:table-cell>
          <table:table-cell office:value-type="float" office:value="95.7599999999999" calcext:value-type="float">
            <text:p>95.7599999999999</text:p>
          </table:table-cell>
        </table:table-row>
        <table:table-row table:style-name="ro2">
          <table:table-cell office:value-type="float" office:value="5.89098098098098" calcext:value-type="float">
            <text:p>5.89098098098098</text:p>
          </table:table-cell>
          <table:table-cell office:value-type="float" office:value="99.3599999999999" calcext:value-type="float">
            <text:p>99.3599999999999</text:p>
          </table:table-cell>
        </table:table-row>
        <table:table-row table:style-name="ro2">
          <table:table-cell office:value-type="float" office:value="5.91498498498498" calcext:value-type="float">
            <text:p>5.91498498498498</text:p>
          </table:table-cell>
          <table:table-cell office:value-type="float" office:value="102.96" calcext:value-type="float">
            <text:p>102.96</text:p>
          </table:table-cell>
        </table:table-row>
        <table:table-row table:style-name="ro2">
          <table:table-cell office:value-type="float" office:value="5.93898898898899" calcext:value-type="float">
            <text:p>5.93898898898899</text:p>
          </table:table-cell>
          <table:table-cell office:value-type="float" office:value="106.56" calcext:value-type="float">
            <text:p>106.56</text:p>
          </table:table-cell>
        </table:table-row>
        <table:table-row table:style-name="ro2">
          <table:table-cell office:value-type="float" office:value="5.96299299299299" calcext:value-type="float">
            <text:p>5.96299299299299</text:p>
          </table:table-cell>
          <table:table-cell office:value-type="float" office:value="110.16" calcext:value-type="float">
            <text:p>110.16</text:p>
          </table:table-cell>
        </table:table-row>
        <table:table-row table:style-name="ro2">
          <table:table-cell office:value-type="float" office:value="5.986996996997" calcext:value-type="float">
            <text:p>5.986996996997</text:p>
          </table:table-cell>
          <table:table-cell office:value-type="float" office:value="113.76" calcext:value-type="float">
            <text:p>113.76</text:p>
          </table:table-cell>
        </table:table-row>
        <table:table-row table:style-name="ro2">
          <table:table-cell office:value-type="float" office:value="6.011001001001" calcext:value-type="float">
            <text:p>6.011001001001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2">
          <table:table-cell office:value-type="float" office:value="6.035005005005" calcext:value-type="float">
            <text:p>6.035005005005</text:p>
          </table:table-cell>
          <table:table-cell office:value-type="float" office:value="164.64" calcext:value-type="float">
            <text:p>164.64</text:p>
          </table:table-cell>
        </table:table-row>
        <table:table-row table:style-name="ro2">
          <table:table-cell office:value-type="float" office:value="6.05900900900901" calcext:value-type="float">
            <text:p>6.05900900900901</text:p>
          </table:table-cell>
          <table:table-cell office:value-type="float" office:value="190.08" calcext:value-type="float">
            <text:p>190.08</text:p>
          </table:table-cell>
        </table:table-row>
        <table:table-row table:style-name="ro2">
          <table:table-cell office:value-type="float" office:value="6.08301301301301" calcext:value-type="float">
            <text:p>6.08301301301301</text:p>
          </table:table-cell>
          <table:table-cell office:value-type="float" office:value="215.52" calcext:value-type="float">
            <text:p>215.52</text:p>
          </table:table-cell>
        </table:table-row>
        <table:table-row table:style-name="ro2">
          <table:table-cell office:value-type="float" office:value="6.10701701701702" calcext:value-type="float">
            <text:p>6.10701701701702</text:p>
          </table:table-cell>
          <table:table-cell office:value-type="float" office:value="240.96" calcext:value-type="float">
            <text:p>240.96</text:p>
          </table:table-cell>
        </table:table-row>
        <table:table-row table:style-name="ro2">
          <table:table-cell office:value-type="float" office:value="6.13102102102102" calcext:value-type="float">
            <text:p>6.13102102102102</text:p>
          </table:table-cell>
          <table:table-cell office:value-type="float" office:value="266.4" calcext:value-type="float">
            <text:p>266.4</text:p>
          </table:table-cell>
        </table:table-row>
        <table:table-row table:style-name="ro2">
          <table:table-cell office:value-type="float" office:value="6.15502502502502" calcext:value-type="float">
            <text:p>6.15502502502502</text:p>
          </table:table-cell>
          <table:table-cell office:value-type="float" office:value="292.56" calcext:value-type="float">
            <text:p>292.56</text:p>
          </table:table-cell>
        </table:table-row>
        <table:table-row table:style-name="ro2">
          <table:table-cell office:value-type="float" office:value="6.17902902902903" calcext:value-type="float">
            <text:p>6.17902902902903</text:p>
          </table:table-cell>
          <table:table-cell office:value-type="float" office:value="318.72" calcext:value-type="float">
            <text:p>318.72</text:p>
          </table:table-cell>
        </table:table-row>
        <table:table-row table:style-name="ro2">
          <table:table-cell office:value-type="float" office:value="6.20303303303303" calcext:value-type="float">
            <text:p>6.20303303303303</text:p>
          </table:table-cell>
          <table:table-cell office:value-type="float" office:value="344.88" calcext:value-type="float">
            <text:p>344.88</text:p>
          </table:table-cell>
        </table:table-row>
        <table:table-row table:style-name="ro2">
          <table:table-cell office:value-type="float" office:value="6.22703703703704" calcext:value-type="float">
            <text:p>6.22703703703704</text:p>
          </table:table-cell>
          <table:table-cell office:value-type="float" office:value="392.88" calcext:value-type="float">
            <text:p>392.88</text:p>
          </table:table-cell>
        </table:table-row>
        <table:table-row table:style-name="ro2">
          <table:table-cell office:value-type="float" office:value="6.25104104104104" calcext:value-type="float">
            <text:p>6.25104104104104</text:p>
          </table:table-cell>
          <table:table-cell office:value-type="float" office:value="440.88" calcext:value-type="float">
            <text:p>440.88</text:p>
          </table:table-cell>
        </table:table-row>
        <table:table-row table:style-name="ro2">
          <table:table-cell office:value-type="float" office:value="6.27504504504504" calcext:value-type="float">
            <text:p>6.27504504504504</text:p>
          </table:table-cell>
          <table:table-cell office:value-type="float" office:value="488.880000000001" calcext:value-type="float">
            <text:p>488.880000000001</text:p>
          </table:table-cell>
        </table:table-row>
        <table:table-row table:style-name="ro2">
          <table:table-cell office:value-type="float" office:value="6.29904904904905" calcext:value-type="float">
            <text:p>6.29904904904905</text:p>
          </table:table-cell>
          <table:table-cell office:value-type="float" office:value="536.880000000001" calcext:value-type="float">
            <text:p>536.880000000001</text:p>
          </table:table-cell>
        </table:table-row>
        <table:table-row table:style-name="ro2">
          <table:table-cell office:value-type="float" office:value="6.32305305305305" calcext:value-type="float">
            <text:p>6.32305305305305</text:p>
          </table:table-cell>
          <table:table-cell office:value-type="float" office:value="584.880000000001" calcext:value-type="float">
            <text:p>584.880000000001</text:p>
          </table:table-cell>
        </table:table-row>
        <table:table-row table:style-name="ro2">
          <table:table-cell office:value-type="float" office:value="6.34705705705706" calcext:value-type="float">
            <text:p>6.34705705705706</text:p>
          </table:table-cell>
          <table:table-cell office:value-type="float" office:value="632.880000000001" calcext:value-type="float">
            <text:p>632.880000000001</text:p>
          </table:table-cell>
        </table:table-row>
        <table:table-row table:style-name="ro2">
          <table:table-cell office:value-type="float" office:value="6.37106106106106" calcext:value-type="float">
            <text:p>6.37106106106106</text:p>
          </table:table-cell>
          <table:table-cell office:value-type="float" office:value="680.880000000002" calcext:value-type="float">
            <text:p>680.880000000002</text:p>
          </table:table-cell>
        </table:table-row>
        <table:table-row table:style-name="ro2">
          <table:table-cell office:value-type="float" office:value="6.39506506506506" calcext:value-type="float">
            <text:p>6.39506506506506</text:p>
          </table:table-cell>
          <table:table-cell office:value-type="float" office:value="728.880000000002" calcext:value-type="float">
            <text:p>728.880000000002</text:p>
          </table:table-cell>
        </table:table-row>
        <table:table-row table:style-name="ro2">
          <table:table-cell office:value-type="float" office:value="6.41906906906907" calcext:value-type="float">
            <text:p>6.41906906906907</text:p>
          </table:table-cell>
          <table:table-cell office:value-type="float" office:value="776.880000000002" calcext:value-type="float">
            <text:p>776.880000000002</text:p>
          </table:table-cell>
        </table:table-row>
        <table:table-row table:style-name="ro2">
          <table:table-cell office:value-type="float" office:value="6.44307307307307" calcext:value-type="float">
            <text:p>6.44307307307307</text:p>
          </table:table-cell>
          <table:table-cell office:value-type="float" office:value="803.040000000002" calcext:value-type="float">
            <text:p>803.040000000002</text:p>
          </table:table-cell>
        </table:table-row>
        <table:table-row table:style-name="ro2">
          <table:table-cell office:value-type="float" office:value="6.46707707707708" calcext:value-type="float">
            <text:p>6.46707707707708</text:p>
          </table:table-cell>
          <table:table-cell office:value-type="float" office:value="829.200000000002" calcext:value-type="float">
            <text:p>829.200000000002</text:p>
          </table:table-cell>
        </table:table-row>
        <table:table-row table:style-name="ro2">
          <table:table-cell office:value-type="float" office:value="6.49108108108108" calcext:value-type="float">
            <text:p>6.49108108108108</text:p>
          </table:table-cell>
          <table:table-cell office:value-type="float" office:value="855.360000000003" calcext:value-type="float">
            <text:p>855.360000000003</text:p>
          </table:table-cell>
        </table:table-row>
        <table:table-row table:style-name="ro2">
          <table:table-cell office:value-type="float" office:value="6.51508508508508" calcext:value-type="float">
            <text:p>6.51508508508508</text:p>
          </table:table-cell>
          <table:table-cell office:value-type="float" office:value="881.520000000003" calcext:value-type="float">
            <text:p>881.520000000003</text:p>
          </table:table-cell>
        </table:table-row>
        <table:table-row table:style-name="ro2">
          <table:table-cell office:value-type="float" office:value="6.53908908908909" calcext:value-type="float">
            <text:p>6.53908908908909</text:p>
          </table:table-cell>
          <table:table-cell office:value-type="float" office:value="907.680000000003" calcext:value-type="float">
            <text:p>907.680000000003</text:p>
          </table:table-cell>
        </table:table-row>
        <table:table-row table:style-name="ro2">
          <table:table-cell office:value-type="float" office:value="6.56309309309309" calcext:value-type="float">
            <text:p>6.56309309309309</text:p>
          </table:table-cell>
          <table:table-cell office:value-type="float" office:value="933.840000000003" calcext:value-type="float">
            <text:p>933.840000000003</text:p>
          </table:table-cell>
        </table:table-row>
        <table:table-row table:style-name="ro2">
          <table:table-cell office:value-type="float" office:value="6.5870970970971" calcext:value-type="float">
            <text:p>6.5870970970971</text:p>
          </table:table-cell>
          <table:table-cell office:value-type="float" office:value="960.720000000003" calcext:value-type="float">
            <text:p>960.720000000003</text:p>
          </table:table-cell>
        </table:table-row>
        <table:table-row table:style-name="ro2">
          <table:table-cell office:value-type="float" office:value="6.6111011011011" calcext:value-type="float">
            <text:p>6.6111011011011</text:p>
          </table:table-cell>
          <table:table-cell office:value-type="float" office:value="987.600000000004" calcext:value-type="float">
            <text:p>987.600000000004</text:p>
          </table:table-cell>
        </table:table-row>
        <table:table-row table:style-name="ro2">
          <table:table-cell office:value-type="float" office:value="6.6351051051051" calcext:value-type="float">
            <text:p>6.6351051051051</text:p>
          </table:table-cell>
          <table:table-cell office:value-type="float" office:value="1014.48" calcext:value-type="float">
            <text:p>1014.48</text:p>
          </table:table-cell>
        </table:table-row>
        <table:table-row table:style-name="ro2">
          <table:table-cell office:value-type="float" office:value="6.65910910910911" calcext:value-type="float">
            <text:p>6.65910910910911</text:p>
          </table:table-cell>
          <table:table-cell office:value-type="float" office:value="1041.36" calcext:value-type="float">
            <text:p>1041.36</text:p>
          </table:table-cell>
        </table:table-row>
        <table:table-row table:style-name="ro2">
          <table:table-cell office:value-type="float" office:value="6.68311311311311" calcext:value-type="float">
            <text:p>6.68311311311311</text:p>
          </table:table-cell>
          <table:table-cell office:value-type="float" office:value="1068.24" calcext:value-type="float">
            <text:p>1068.24</text:p>
          </table:table-cell>
        </table:table-row>
        <table:table-row table:style-name="ro2">
          <table:table-cell office:value-type="float" office:value="6.70711711711712" calcext:value-type="float">
            <text:p>6.70711711711712</text:p>
          </table:table-cell>
          <table:table-cell office:value-type="float" office:value="1095.12" calcext:value-type="float">
            <text:p>1095.12</text:p>
          </table:table-cell>
        </table:table-row>
        <table:table-row table:style-name="ro2">
          <table:table-cell office:value-type="float" office:value="6.73112112112112" calcext:value-type="float">
            <text:p>6.731121121121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float" office:value="6.75512512512512" calcext:value-type="float">
            <text:p>6.75512512512512</text:p>
          </table:table-cell>
          <table:table-cell office:value-type="float" office:value="1148.88" calcext:value-type="float">
            <text:p>1148.88</text:p>
          </table:table-cell>
        </table:table-row>
        <table:table-row table:style-name="ro2">
          <table:table-cell office:value-type="float" office:value="6.77912912912913" calcext:value-type="float">
            <text:p>6.77912912912913</text:p>
          </table:table-cell>
          <table:table-cell office:value-type="float" office:value="1175.76" calcext:value-type="float">
            <text:p>1175.76</text:p>
          </table:table-cell>
        </table:table-row>
        <table:table-row table:style-name="ro2">
          <table:table-cell office:value-type="float" office:value="6.80313313313313" calcext:value-type="float">
            <text:p>6.80313313313313</text:p>
          </table:table-cell>
          <table:table-cell office:value-type="float" office:value="1202.64" calcext:value-type="float">
            <text:p>1202.64</text:p>
          </table:table-cell>
        </table:table-row>
        <table:table-row table:style-name="ro2">
          <table:table-cell office:value-type="float" office:value="6.82713713713714" calcext:value-type="float">
            <text:p>6.82713713713714</text:p>
          </table:table-cell>
          <table:table-cell office:value-type="float" office:value="1230.24" calcext:value-type="float">
            <text:p>1230.24</text:p>
          </table:table-cell>
        </table:table-row>
        <table:table-row table:style-name="ro2">
          <table:table-cell office:value-type="float" office:value="6.85114114114114" calcext:value-type="float">
            <text:p>6.85114114114114</text:p>
          </table:table-cell>
          <table:table-cell office:value-type="float" office:value="1257.84000000001" calcext:value-type="float">
            <text:p>1257.84000000001</text:p>
          </table:table-cell>
        </table:table-row>
        <table:table-row table:style-name="ro2">
          <table:table-cell office:value-type="float" office:value="6.87514514514514" calcext:value-type="float">
            <text:p>6.87514514514514</text:p>
          </table:table-cell>
          <table:table-cell office:value-type="float" office:value="1285.44000000001" calcext:value-type="float">
            <text:p>1285.44000000001</text:p>
          </table:table-cell>
        </table:table-row>
        <table:table-row table:style-name="ro2">
          <table:table-cell office:value-type="float" office:value="6.89914914914915" calcext:value-type="float">
            <text:p>6.89914914914915</text:p>
          </table:table-cell>
          <table:table-cell office:value-type="float" office:value="1313.04000000001" calcext:value-type="float">
            <text:p>1313.04000000001</text:p>
          </table:table-cell>
        </table:table-row>
        <table:table-row table:style-name="ro2">
          <table:table-cell office:value-type="float" office:value="6.92315315315315" calcext:value-type="float">
            <text:p>6.92315315315315</text:p>
          </table:table-cell>
          <table:table-cell office:value-type="float" office:value="1340.64000000001" calcext:value-type="float">
            <text:p>1340.64000000001</text:p>
          </table:table-cell>
        </table:table-row>
        <table:table-row table:style-name="ro2">
          <table:table-cell office:value-type="float" office:value="6.94715715715716" calcext:value-type="float">
            <text:p>6.94715715715716</text:p>
          </table:table-cell>
          <table:table-cell office:value-type="float" office:value="1368.24000000001" calcext:value-type="float">
            <text:p>1368.24000000001</text:p>
          </table:table-cell>
        </table:table-row>
        <table:table-row table:style-name="ro2">
          <table:table-cell office:value-type="float" office:value="6.97116116116116" calcext:value-type="float">
            <text:p>6.97116116116116</text:p>
          </table:table-cell>
          <table:table-cell office:value-type="float" office:value="1395.84000000001" calcext:value-type="float">
            <text:p>1395.84000000001</text:p>
          </table:table-cell>
        </table:table-row>
        <table:table-row table:style-name="ro2">
          <table:table-cell office:value-type="float" office:value="6.99516516516516" calcext:value-type="float">
            <text:p>6.99516516516516</text:p>
          </table:table-cell>
          <table:table-cell office:value-type="float" office:value="1423.44000000001" calcext:value-type="float">
            <text:p>1423.44000000001</text:p>
          </table:table-cell>
        </table:table-row>
        <table:table-row table:style-name="ro2">
          <table:table-cell office:value-type="float" office:value="7.01916916916917" calcext:value-type="float">
            <text:p>7.01916916916917</text:p>
          </table:table-cell>
          <table:table-cell office:value-type="float" office:value="1451.04000000001" calcext:value-type="float">
            <text:p>1451.04000000001</text:p>
          </table:table-cell>
        </table:table-row>
        <table:table-row table:style-name="ro2">
          <table:table-cell office:value-type="float" office:value="7.04317317317317" calcext:value-type="float">
            <text:p>7.04317317317317</text:p>
          </table:table-cell>
          <table:table-cell office:value-type="float" office:value="1478.64000000001" calcext:value-type="float">
            <text:p>1478.64000000001</text:p>
          </table:table-cell>
        </table:table-row>
        <table:table-row table:style-name="ro2">
          <table:table-cell office:value-type="float" office:value="7.06717717717718" calcext:value-type="float">
            <text:p>7.06717717717718</text:p>
          </table:table-cell>
          <table:table-cell office:value-type="float" office:value="1506.24000000001" calcext:value-type="float">
            <text:p>1506.24000000001</text:p>
          </table:table-cell>
        </table:table-row>
        <table:table-row table:style-name="ro2">
          <table:table-cell office:value-type="float" office:value="7.09118118118118" calcext:value-type="float">
            <text:p>7.09118118118118</text:p>
          </table:table-cell>
          <table:table-cell office:value-type="float" office:value="1533.84000000001" calcext:value-type="float">
            <text:p>1533.84000000001</text:p>
          </table:table-cell>
        </table:table-row>
        <table:table-row table:style-name="ro2">
          <table:table-cell office:value-type="float" office:value="7.11518518518518" calcext:value-type="float">
            <text:p>7.11518518518518</text:p>
          </table:table-cell>
          <table:table-cell office:value-type="float" office:value="1561.44000000001" calcext:value-type="float">
            <text:p>1561.44000000001</text:p>
          </table:table-cell>
        </table:table-row>
        <table:table-row table:style-name="ro2">
          <table:table-cell office:value-type="float" office:value="7.13918918918919" calcext:value-type="float">
            <text:p>7.13918918918919</text:p>
          </table:table-cell>
          <table:table-cell office:value-type="float" office:value="1589.04000000001" calcext:value-type="float">
            <text:p>1589.04000000001</text:p>
          </table:table-cell>
        </table:table-row>
        <table:table-row table:style-name="ro2">
          <table:table-cell office:value-type="float" office:value="7.16319319319319" calcext:value-type="float">
            <text:p>7.16319319319319</text:p>
          </table:table-cell>
          <table:table-cell office:value-type="float" office:value="1616.64000000001" calcext:value-type="float">
            <text:p>1616.64000000001</text:p>
          </table:table-cell>
        </table:table-row>
        <table:table-row table:style-name="ro2">
          <table:table-cell office:value-type="float" office:value="7.1871971971972" calcext:value-type="float">
            <text:p>7.1871971971972</text:p>
          </table:table-cell>
          <table:table-cell office:value-type="float" office:value="1644.24000000001" calcext:value-type="float">
            <text:p>1644.24000000001</text:p>
          </table:table-cell>
        </table:table-row>
        <table:table-row table:style-name="ro2">
          <table:table-cell office:value-type="float" office:value="7.2112012012012" calcext:value-type="float">
            <text:p>7.2112012012012</text:p>
          </table:table-cell>
          <table:table-cell office:value-type="float" office:value="1671.84000000001" calcext:value-type="float">
            <text:p>1671.84000000001</text:p>
          </table:table-cell>
        </table:table-row>
        <table:table-row table:style-name="ro2">
          <table:table-cell office:value-type="float" office:value="7.2352052052052" calcext:value-type="float">
            <text:p>7.2352052052052</text:p>
          </table:table-cell>
          <table:table-cell office:value-type="float" office:value="1699.44000000001" calcext:value-type="float">
            <text:p>1699.44000000001</text:p>
          </table:table-cell>
        </table:table-row>
        <table:table-row table:style-name="ro2">
          <table:table-cell office:value-type="float" office:value="7.25920920920921" calcext:value-type="float">
            <text:p>7.25920920920921</text:p>
          </table:table-cell>
          <table:table-cell office:value-type="float" office:value="1727.04000000001" calcext:value-type="float">
            <text:p>1727.04000000001</text:p>
          </table:table-cell>
        </table:table-row>
        <table:table-row table:style-name="ro2">
          <table:table-cell office:value-type="float" office:value="7.28321321321321" calcext:value-type="float">
            <text:p>7.28321321321321</text:p>
          </table:table-cell>
          <table:table-cell office:value-type="float" office:value="1754.64000000001" calcext:value-type="float">
            <text:p>1754.64000000001</text:p>
          </table:table-cell>
        </table:table-row>
        <table:table-row table:style-name="ro2">
          <table:table-cell office:value-type="float" office:value="7.30721721721722" calcext:value-type="float">
            <text:p>7.30721721721722</text:p>
          </table:table-cell>
          <table:table-cell office:value-type="float" office:value="1782.24000000001" calcext:value-type="float">
            <text:p>1782.24000000001</text:p>
          </table:table-cell>
        </table:table-row>
        <table:table-row table:style-name="ro2">
          <table:table-cell office:value-type="float" office:value="7.33122122122122" calcext:value-type="float">
            <text:p>7.33122122122122</text:p>
          </table:table-cell>
          <table:table-cell office:value-type="float" office:value="1809.84000000001" calcext:value-type="float">
            <text:p>1809.84000000001</text:p>
          </table:table-cell>
        </table:table-row>
        <table:table-row table:style-name="ro2">
          <table:table-cell office:value-type="float" office:value="7.35522522522522" calcext:value-type="float">
            <text:p>7.35522522522522</text:p>
          </table:table-cell>
          <table:table-cell office:value-type="float" office:value="1837.44000000001" calcext:value-type="float">
            <text:p>1837.44000000001</text:p>
          </table:table-cell>
        </table:table-row>
        <table:table-row table:style-name="ro2">
          <table:table-cell office:value-type="float" office:value="7.37922922922923" calcext:value-type="float">
            <text:p>7.37922922922923</text:p>
          </table:table-cell>
          <table:table-cell office:value-type="float" office:value="1864.32000000001" calcext:value-type="float">
            <text:p>1864.32000000001</text:p>
          </table:table-cell>
        </table:table-row>
        <table:table-row table:style-name="ro2">
          <table:table-cell office:value-type="float" office:value="7.40323323323323" calcext:value-type="float">
            <text:p>7.40323323323323</text:p>
          </table:table-cell>
          <table:table-cell office:value-type="float" office:value="1891.20000000001" calcext:value-type="float">
            <text:p>1891.20000000001</text:p>
          </table:table-cell>
        </table:table-row>
        <table:table-row table:style-name="ro2">
          <table:table-cell office:value-type="float" office:value="7.42723723723724" calcext:value-type="float">
            <text:p>7.42723723723724</text:p>
          </table:table-cell>
          <table:table-cell office:value-type="float" office:value="1918.08000000001" calcext:value-type="float">
            <text:p>1918.08000000001</text:p>
          </table:table-cell>
        </table:table-row>
        <table:table-row table:style-name="ro2">
          <table:table-cell office:value-type="float" office:value="7.45124124124124" calcext:value-type="float">
            <text:p>7.45124124124124</text:p>
          </table:table-cell>
          <table:table-cell office:value-type="float" office:value="1923.12000000001" calcext:value-type="float">
            <text:p>1923.12000000001</text:p>
          </table:table-cell>
        </table:table-row>
        <table:table-row table:style-name="ro2">
          <table:table-cell office:value-type="float" office:value="7.47524524524524" calcext:value-type="float">
            <text:p>7.47524524524524</text:p>
          </table:table-cell>
          <table:table-cell office:value-type="float" office:value="1950.00000000001" calcext:value-type="float">
            <text:p>1950.00000000001</text:p>
          </table:table-cell>
        </table:table-row>
        <table:table-row table:style-name="ro2">
          <table:table-cell office:value-type="float" office:value="7.49924924924925" calcext:value-type="float">
            <text:p>7.49924924924925</text:p>
          </table:table-cell>
          <table:table-cell office:value-type="float" office:value="1976.88000000001" calcext:value-type="float">
            <text:p>1976.88000000001</text:p>
          </table:table-cell>
        </table:table-row>
        <table:table-row table:style-name="ro2">
          <table:table-cell office:value-type="float" office:value="7.52325325325325" calcext:value-type="float">
            <text:p>7.52325325325325</text:p>
          </table:table-cell>
          <table:table-cell office:value-type="float" office:value="2003.76000000001" calcext:value-type="float">
            <text:p>2003.76000000001</text:p>
          </table:table-cell>
        </table:table-row>
        <table:table-row table:style-name="ro2">
          <table:table-cell office:value-type="float" office:value="7.54725725725726" calcext:value-type="float">
            <text:p>7.54725725725726</text:p>
          </table:table-cell>
          <table:table-cell office:value-type="float" office:value="2030.64000000001" calcext:value-type="float">
            <text:p>2030.64000000001</text:p>
          </table:table-cell>
        </table:table-row>
        <table:table-row table:style-name="ro2">
          <table:table-cell office:value-type="float" office:value="7.57126126126126" calcext:value-type="float">
            <text:p>7.57126126126126</text:p>
          </table:table-cell>
          <table:table-cell office:value-type="float" office:value="2057.52000000001" calcext:value-type="float">
            <text:p>2057.52000000001</text:p>
          </table:table-cell>
        </table:table-row>
        <table:table-row table:style-name="ro2">
          <table:table-cell office:value-type="float" office:value="7.59526526526526" calcext:value-type="float">
            <text:p>7.59526526526526</text:p>
          </table:table-cell>
          <table:table-cell office:value-type="float" office:value="2084.40000000001" calcext:value-type="float">
            <text:p>2084.40000000001</text:p>
          </table:table-cell>
        </table:table-row>
        <table:table-row table:style-name="ro2">
          <table:table-cell office:value-type="float" office:value="7.61926926926927" calcext:value-type="float">
            <text:p>7.61926926926927</text:p>
          </table:table-cell>
          <table:table-cell office:value-type="float" office:value="2111.28000000001" calcext:value-type="float">
            <text:p>2111.28000000001</text:p>
          </table:table-cell>
        </table:table-row>
        <table:table-row table:style-name="ro2">
          <table:table-cell office:value-type="float" office:value="7.64327327327327" calcext:value-type="float">
            <text:p>7.64327327327327</text:p>
          </table:table-cell>
          <table:table-cell office:value-type="float" office:value="2138.16000000001" calcext:value-type="float">
            <text:p>2138.16000000001</text:p>
          </table:table-cell>
        </table:table-row>
        <table:table-row table:style-name="ro2">
          <table:table-cell office:value-type="float" office:value="7.66727727727728" calcext:value-type="float">
            <text:p>7.66727727727728</text:p>
          </table:table-cell>
          <table:table-cell office:value-type="float" office:value="2165.04" calcext:value-type="float">
            <text:p>2165.04</text:p>
          </table:table-cell>
        </table:table-row>
        <table:table-row table:style-name="ro2">
          <table:table-cell office:value-type="float" office:value="7.69128128128128" calcext:value-type="float">
            <text:p>7.69128128128128</text:p>
          </table:table-cell>
          <table:table-cell office:value-type="float" office:value="2191.92" calcext:value-type="float">
            <text:p>2191.92</text:p>
          </table:table-cell>
        </table:table-row>
        <table:table-row table:style-name="ro2">
          <table:table-cell office:value-type="float" office:value="7.71528528528528" calcext:value-type="float">
            <text:p>7.71528528528528</text:p>
          </table:table-cell>
          <table:table-cell office:value-type="float" office:value="2218.8" calcext:value-type="float">
            <text:p>2218.8</text:p>
          </table:table-cell>
        </table:table-row>
        <table:table-row table:style-name="ro2">
          <table:table-cell office:value-type="float" office:value="7.73928928928929" calcext:value-type="float">
            <text:p>7.73928928928929</text:p>
          </table:table-cell>
          <table:table-cell office:value-type="float" office:value="2245.68" calcext:value-type="float">
            <text:p>2245.68</text:p>
          </table:table-cell>
        </table:table-row>
        <table:table-row table:style-name="ro2">
          <table:table-cell office:value-type="float" office:value="7.76329329329329" calcext:value-type="float">
            <text:p>7.76329329329329</text:p>
          </table:table-cell>
          <table:table-cell office:value-type="float" office:value="2272.56" calcext:value-type="float">
            <text:p>2272.56</text:p>
          </table:table-cell>
        </table:table-row>
        <table:table-row table:style-name="ro2">
          <table:table-cell office:value-type="float" office:value="7.7872972972973" calcext:value-type="float">
            <text:p>7.7872972972973</text:p>
          </table:table-cell>
          <table:table-cell office:value-type="float" office:value="2299.44" calcext:value-type="float">
            <text:p>2299.44</text:p>
          </table:table-cell>
        </table:table-row>
        <table:table-row table:style-name="ro2">
          <table:table-cell office:value-type="float" office:value="7.8113013013013" calcext:value-type="float">
            <text:p>7.8113013013013</text:p>
          </table:table-cell>
          <table:table-cell office:value-type="float" office:value="2326.32" calcext:value-type="float">
            <text:p>2326.32</text:p>
          </table:table-cell>
        </table:table-row>
        <table:table-row table:style-name="ro2">
          <table:table-cell office:value-type="float" office:value="7.8353053053053" calcext:value-type="float">
            <text:p>7.8353053053053</text:p>
          </table:table-cell>
          <table:table-cell office:value-type="float" office:value="2353.2" calcext:value-type="float">
            <text:p>2353.2</text:p>
          </table:table-cell>
        </table:table-row>
        <table:table-row table:style-name="ro2">
          <table:table-cell office:value-type="float" office:value="7.85930930930931" calcext:value-type="float">
            <text:p>7.85930930930931</text:p>
          </table:table-cell>
          <table:table-cell office:value-type="float" office:value="2380.07999999999" calcext:value-type="float">
            <text:p>2380.07999999999</text:p>
          </table:table-cell>
        </table:table-row>
        <table:table-row table:style-name="ro2">
          <table:table-cell office:value-type="float" office:value="7.88331331331331" calcext:value-type="float">
            <text:p>7.88331331331331</text:p>
          </table:table-cell>
          <table:table-cell office:value-type="float" office:value="2406.95999999999" calcext:value-type="float">
            <text:p>2406.95999999999</text:p>
          </table:table-cell>
        </table:table-row>
        <table:table-row table:style-name="ro2">
          <table:table-cell office:value-type="float" office:value="7.90731731731732" calcext:value-type="float">
            <text:p>7.90731731731732</text:p>
          </table:table-cell>
          <table:table-cell office:value-type="float" office:value="2433.83999999999" calcext:value-type="float">
            <text:p>2433.83999999999</text:p>
          </table:table-cell>
        </table:table-row>
        <table:table-row table:style-name="ro2">
          <table:table-cell office:value-type="float" office:value="7.93132132132132" calcext:value-type="float">
            <text:p>7.93132132132132</text:p>
          </table:table-cell>
          <table:table-cell office:value-type="float" office:value="2460.71999999999" calcext:value-type="float">
            <text:p>2460.71999999999</text:p>
          </table:table-cell>
        </table:table-row>
        <table:table-row table:style-name="ro2">
          <table:table-cell office:value-type="float" office:value="7.95532532532532" calcext:value-type="float">
            <text:p>7.95532532532532</text:p>
          </table:table-cell>
          <table:table-cell office:value-type="float" office:value="2487.59999999999" calcext:value-type="float">
            <text:p>2487.59999999999</text:p>
          </table:table-cell>
        </table:table-row>
        <table:table-row table:style-name="ro2">
          <table:table-cell office:value-type="float" office:value="7.97932932932933" calcext:value-type="float">
            <text:p>7.97932932932933</text:p>
          </table:table-cell>
          <table:table-cell office:value-type="float" office:value="2514.47999999999" calcext:value-type="float">
            <text:p>2514.47999999999</text:p>
          </table:table-cell>
        </table:table-row>
        <table:table-row table:style-name="ro2">
          <table:table-cell office:value-type="float" office:value="8.00333333333333" calcext:value-type="float">
            <text:p>8.00333333333333</text:p>
          </table:table-cell>
          <table:table-cell office:value-type="float" office:value="2541.35999999999" calcext:value-type="float">
            <text:p>2541.35999999999</text:p>
          </table:table-cell>
        </table:table-row>
        <table:table-row table:style-name="ro2">
          <table:table-cell office:value-type="float" office:value="8.02733733733734" calcext:value-type="float">
            <text:p>8.02733733733734</text:p>
          </table:table-cell>
          <table:table-cell office:value-type="float" office:value="2568.23999999999" calcext:value-type="float">
            <text:p>2568.23999999999</text:p>
          </table:table-cell>
        </table:table-row>
        <table:table-row table:style-name="ro2">
          <table:table-cell office:value-type="float" office:value="8.05134134134134" calcext:value-type="float">
            <text:p>8.05134134134134</text:p>
          </table:table-cell>
          <table:table-cell office:value-type="float" office:value="2595.11999999998" calcext:value-type="float">
            <text:p>2595.11999999998</text:p>
          </table:table-cell>
        </table:table-row>
        <table:table-row table:style-name="ro2">
          <table:table-cell office:value-type="float" office:value="8.07534534534534" calcext:value-type="float">
            <text:p>8.07534534534534</text:p>
          </table:table-cell>
          <table:table-cell office:value-type="float" office:value="2621.99999999998" calcext:value-type="float">
            <text:p>2621.99999999998</text:p>
          </table:table-cell>
        </table:table-row>
        <table:table-row table:style-name="ro2">
          <table:table-cell office:value-type="float" office:value="8.09934934934935" calcext:value-type="float">
            <text:p>8.09934934934935</text:p>
          </table:table-cell>
          <table:table-cell office:value-type="float" office:value="2648.87999999998" calcext:value-type="float">
            <text:p>2648.87999999998</text:p>
          </table:table-cell>
        </table:table-row>
        <table:table-row table:style-name="ro2">
          <table:table-cell office:value-type="float" office:value="8.12335335335335" calcext:value-type="float">
            <text:p>8.12335335335335</text:p>
          </table:table-cell>
          <table:table-cell office:value-type="float" office:value="2653.91999999998" calcext:value-type="float">
            <text:p>2653.91999999998</text:p>
          </table:table-cell>
        </table:table-row>
        <table:table-row table:style-name="ro2">
          <table:table-cell office:value-type="float" office:value="8.14735735735736" calcext:value-type="float">
            <text:p>8.14735735735736</text:p>
          </table:table-cell>
          <table:table-cell office:value-type="float" office:value="2658.95999999998" calcext:value-type="float">
            <text:p>2658.95999999998</text:p>
          </table:table-cell>
        </table:table-row>
        <table:table-row table:style-name="ro2">
          <table:table-cell office:value-type="float" office:value="8.17136136136136" calcext:value-type="float">
            <text:p>8.17136136136136</text:p>
          </table:table-cell>
          <table:table-cell office:value-type="float" office:value="2663.99999999998" calcext:value-type="float">
            <text:p>2663.99999999998</text:p>
          </table:table-cell>
        </table:table-row>
        <table:table-row table:style-name="ro2">
          <table:table-cell office:value-type="float" office:value="8.19536536536536" calcext:value-type="float">
            <text:p>8.19536536536536</text:p>
          </table:table-cell>
          <table:table-cell office:value-type="float" office:value="2669.03999999998" calcext:value-type="float">
            <text:p>2669.03999999998</text:p>
          </table:table-cell>
        </table:table-row>
        <table:table-row table:style-name="ro2">
          <table:table-cell office:value-type="float" office:value="8.21936936936937" calcext:value-type="float">
            <text:p>8.21936936936937</text:p>
          </table:table-cell>
          <table:table-cell office:value-type="float" office:value="2674.07999999997" calcext:value-type="float">
            <text:p>2674.07999999997</text:p>
          </table:table-cell>
        </table:table-row>
        <table:table-row table:style-name="ro2">
          <table:table-cell office:value-type="float" office:value="8.24337337337337" calcext:value-type="float">
            <text:p>8.24337337337337</text:p>
          </table:table-cell>
          <table:table-cell office:value-type="float" office:value="2679.11999999997" calcext:value-type="float">
            <text:p>2679.11999999997</text:p>
          </table:table-cell>
        </table:table-row>
        <table:table-row table:style-name="ro2">
          <table:table-cell office:value-type="float" office:value="8.26737737737738" calcext:value-type="float">
            <text:p>8.26737737737738</text:p>
          </table:table-cell>
          <table:table-cell office:value-type="float" office:value="2684.15999999997" calcext:value-type="float">
            <text:p>2684.15999999997</text:p>
          </table:table-cell>
        </table:table-row>
        <table:table-row table:style-name="ro2">
          <table:table-cell office:value-type="float" office:value="8.29138138138138" calcext:value-type="float">
            <text:p>8.29138138138138</text:p>
          </table:table-cell>
          <table:table-cell office:value-type="float" office:value="2689.19999999997" calcext:value-type="float">
            <text:p>2689.19999999997</text:p>
          </table:table-cell>
        </table:table-row>
        <table:table-row table:style-name="ro2">
          <table:table-cell office:value-type="float" office:value="8.31538538538539" calcext:value-type="float">
            <text:p>8.31538538538539</text:p>
          </table:table-cell>
          <table:table-cell office:value-type="float" office:value="2694.23999999997" calcext:value-type="float">
            <text:p>2694.23999999997</text:p>
          </table:table-cell>
        </table:table-row>
        <table:table-row table:style-name="ro2">
          <table:table-cell office:value-type="float" office:value="8.33938938938939" calcext:value-type="float">
            <text:p>8.33938938938939</text:p>
          </table:table-cell>
          <table:table-cell office:value-type="float" office:value="2699.27999999997" calcext:value-type="float">
            <text:p>2699.27999999997</text:p>
          </table:table-cell>
        </table:table-row>
        <table:table-row table:style-name="ro2">
          <table:table-cell office:value-type="float" office:value="8.36339339339339" calcext:value-type="float">
            <text:p>8.36339339339339</text:p>
          </table:table-cell>
          <table:table-cell office:value-type="float" office:value="2704.31999999997" calcext:value-type="float">
            <text:p>2704.31999999997</text:p>
          </table:table-cell>
        </table:table-row>
        <table:table-row table:style-name="ro2">
          <table:table-cell office:value-type="float" office:value="8.3873973973974" calcext:value-type="float">
            <text:p>8.3873973973974</text:p>
          </table:table-cell>
          <table:table-cell office:value-type="float" office:value="2708.63999999997" calcext:value-type="float">
            <text:p>2708.63999999997</text:p>
          </table:table-cell>
        </table:table-row>
        <table:table-row table:style-name="ro2">
          <table:table-cell office:value-type="float" office:value="8.4114014014014" calcext:value-type="float">
            <text:p>8.4114014014014</text:p>
          </table:table-cell>
          <table:table-cell office:value-type="float" office:value="2712.95999999996" calcext:value-type="float">
            <text:p>2712.95999999996</text:p>
          </table:table-cell>
        </table:table-row>
        <table:table-row table:style-name="ro2">
          <table:table-cell office:value-type="float" office:value="8.43540540540541" calcext:value-type="float">
            <text:p>8.43540540540541</text:p>
          </table:table-cell>
          <table:table-cell office:value-type="float" office:value="2717.27999999996" calcext:value-type="float">
            <text:p>2717.27999999996</text:p>
          </table:table-cell>
        </table:table-row>
        <table:table-row table:style-name="ro2">
          <table:table-cell office:value-type="float" office:value="8.45940940940941" calcext:value-type="float">
            <text:p>8.45940940940941</text:p>
          </table:table-cell>
          <table:table-cell office:value-type="float" office:value="2721.59999999996" calcext:value-type="float">
            <text:p>2721.59999999996</text:p>
          </table:table-cell>
        </table:table-row>
        <table:table-row table:style-name="ro2">
          <table:table-cell office:value-type="float" office:value="8.48341341341341" calcext:value-type="float">
            <text:p>8.48341341341341</text:p>
          </table:table-cell>
          <table:table-cell office:value-type="float" office:value="2725.91999999996" calcext:value-type="float">
            <text:p>2725.91999999996</text:p>
          </table:table-cell>
        </table:table-row>
        <table:table-row table:style-name="ro2">
          <table:table-cell office:value-type="float" office:value="8.50741741741742" calcext:value-type="float">
            <text:p>8.50741741741742</text:p>
          </table:table-cell>
          <table:table-cell office:value-type="float" office:value="2730.23999999996" calcext:value-type="float">
            <text:p>2730.23999999996</text:p>
          </table:table-cell>
        </table:table-row>
        <table:table-row table:style-name="ro2">
          <table:table-cell office:value-type="float" office:value="8.53142142142142" calcext:value-type="float">
            <text:p>8.53142142142142</text:p>
          </table:table-cell>
          <table:table-cell office:value-type="float" office:value="2734.55999999996" calcext:value-type="float">
            <text:p>2734.55999999996</text:p>
          </table:table-cell>
        </table:table-row>
        <table:table-row table:style-name="ro2">
          <table:table-cell office:value-type="float" office:value="8.55542542542542" calcext:value-type="float">
            <text:p>8.55542542542542</text:p>
          </table:table-cell>
          <table:table-cell office:value-type="float" office:value="2738.87999999996" calcext:value-type="float">
            <text:p>2738.87999999996</text:p>
          </table:table-cell>
        </table:table-row>
        <table:table-row table:style-name="ro2">
          <table:table-cell office:value-type="float" office:value="8.57942942942943" calcext:value-type="float">
            <text:p>8.57942942942943</text:p>
          </table:table-cell>
          <table:table-cell office:value-type="float" office:value="2743.19999999996" calcext:value-type="float">
            <text:p>2743.19999999996</text:p>
          </table:table-cell>
        </table:table-row>
        <table:table-row table:style-name="ro2">
          <table:table-cell office:value-type="float" office:value="8.60343343343343" calcext:value-type="float">
            <text:p>8.60343343343343</text:p>
          </table:table-cell>
          <table:table-cell office:value-type="float" office:value="2747.51999999995" calcext:value-type="float">
            <text:p>2747.51999999995</text:p>
          </table:table-cell>
        </table:table-row>
        <table:table-row table:style-name="ro2">
          <table:table-cell office:value-type="float" office:value="8.62743743743744" calcext:value-type="float">
            <text:p>8.62743743743744</text:p>
          </table:table-cell>
          <table:table-cell office:value-type="float" office:value="2751.83999999995" calcext:value-type="float">
            <text:p>2751.83999999995</text:p>
          </table:table-cell>
        </table:table-row>
        <table:table-row table:style-name="ro2">
          <table:table-cell office:value-type="float" office:value="8.65144144144144" calcext:value-type="float">
            <text:p>8.65144144144144</text:p>
          </table:table-cell>
          <table:table-cell office:value-type="float" office:value="2756.15999999995" calcext:value-type="float">
            <text:p>2756.15999999995</text:p>
          </table:table-cell>
        </table:table-row>
        <table:table-row table:style-name="ro2">
          <table:table-cell office:value-type="float" office:value="8.67544544544544" calcext:value-type="float">
            <text:p>8.67544544544544</text:p>
          </table:table-cell>
          <table:table-cell office:value-type="float" office:value="2760.47999999995" calcext:value-type="float">
            <text:p>2760.47999999995</text:p>
          </table:table-cell>
        </table:table-row>
        <table:table-row table:style-name="ro2">
          <table:table-cell office:value-type="float" office:value="8.69944944944945" calcext:value-type="float">
            <text:p>8.69944944944945</text:p>
          </table:table-cell>
          <table:table-cell office:value-type="float" office:value="2764.79999999995" calcext:value-type="float">
            <text:p>2764.79999999995</text:p>
          </table:table-cell>
        </table:table-row>
        <table:table-row table:style-name="ro2">
          <table:table-cell office:value-type="float" office:value="8.72345345345345" calcext:value-type="float">
            <text:p>8.72345345345345</text:p>
          </table:table-cell>
          <table:table-cell office:value-type="float" office:value="2769.11999999995" calcext:value-type="float">
            <text:p>2769.11999999995</text:p>
          </table:table-cell>
        </table:table-row>
        <table:table-row table:style-name="ro2">
          <table:table-cell office:value-type="float" office:value="8.74745745745746" calcext:value-type="float">
            <text:p>8.74745745745746</text:p>
          </table:table-cell>
          <table:table-cell office:value-type="float" office:value="2773.43999999995" calcext:value-type="float">
            <text:p>2773.43999999995</text:p>
          </table:table-cell>
        </table:table-row>
        <table:table-row table:style-name="ro2">
          <table:table-cell office:value-type="float" office:value="8.77146146146146" calcext:value-type="float">
            <text:p>8.77146146146146</text:p>
          </table:table-cell>
          <table:table-cell office:value-type="float" office:value="2777.75999999995" calcext:value-type="float">
            <text:p>2777.75999999995</text:p>
          </table:table-cell>
        </table:table-row>
        <table:table-row table:style-name="ro2">
          <table:table-cell office:value-type="float" office:value="8.79546546546546" calcext:value-type="float">
            <text:p>8.79546546546546</text:p>
          </table:table-cell>
          <table:table-cell office:value-type="float" office:value="2782.07999999994" calcext:value-type="float">
            <text:p>2782.07999999994</text:p>
          </table:table-cell>
        </table:table-row>
        <table:table-row table:style-name="ro2">
          <table:table-cell office:value-type="float" office:value="8.81946946946947" calcext:value-type="float">
            <text:p>8.81946946946947</text:p>
          </table:table-cell>
          <table:table-cell office:value-type="float" office:value="2786.39999999994" calcext:value-type="float">
            <text:p>2786.39999999994</text:p>
          </table:table-cell>
        </table:table-row>
        <table:table-row table:style-name="ro2">
          <table:table-cell office:value-type="float" office:value="8.84347347347347" calcext:value-type="float">
            <text:p>8.84347347347347</text:p>
          </table:table-cell>
          <table:table-cell office:value-type="float" office:value="2790.71999999994" calcext:value-type="float">
            <text:p>2790.71999999994</text:p>
          </table:table-cell>
        </table:table-row>
        <table:table-row table:style-name="ro2">
          <table:table-cell office:value-type="float" office:value="8.86747747747748" calcext:value-type="float">
            <text:p>8.86747747747748</text:p>
          </table:table-cell>
          <table:table-cell office:value-type="float" office:value="2795.03999999994" calcext:value-type="float">
            <text:p>2795.03999999994</text:p>
          </table:table-cell>
        </table:table-row>
        <table:table-row table:style-name="ro2">
          <table:table-cell office:value-type="float" office:value="8.89148148148148" calcext:value-type="float">
            <text:p>8.89148148148148</text:p>
          </table:table-cell>
          <table:table-cell office:value-type="float" office:value="2799.35999999994" calcext:value-type="float">
            <text:p>2799.35999999994</text:p>
          </table:table-cell>
        </table:table-row>
        <table:table-row table:style-name="ro2">
          <table:table-cell office:value-type="float" office:value="8.91548548548548" calcext:value-type="float">
            <text:p>8.91548548548548</text:p>
          </table:table-cell>
          <table:table-cell office:value-type="float" office:value="2803.67999999994" calcext:value-type="float">
            <text:p>2803.67999999994</text:p>
          </table:table-cell>
        </table:table-row>
        <table:table-row table:style-name="ro2">
          <table:table-cell office:value-type="float" office:value="8.93948948948949" calcext:value-type="float">
            <text:p>8.93948948948949</text:p>
          </table:table-cell>
          <table:table-cell office:value-type="float" office:value="2807.99999999994" calcext:value-type="float">
            <text:p>2807.99999999994</text:p>
          </table:table-cell>
        </table:table-row>
        <table:table-row table:style-name="ro2">
          <table:table-cell office:value-type="float" office:value="8.96349349349349" calcext:value-type="float">
            <text:p>8.96349349349349</text:p>
          </table:table-cell>
          <table:table-cell office:value-type="float" office:value="2812.31999999994" calcext:value-type="float">
            <text:p>2812.31999999994</text:p>
          </table:table-cell>
        </table:table-row>
        <table:table-row table:style-name="ro2">
          <table:table-cell office:value-type="float" office:value="8.9874974974975" calcext:value-type="float">
            <text:p>8.9874974974975</text:p>
          </table:table-cell>
          <table:table-cell office:value-type="float" office:value="2816.63999999994" calcext:value-type="float">
            <text:p>2816.63999999994</text:p>
          </table:table-cell>
        </table:table-row>
        <table:table-row table:style-name="ro2">
          <table:table-cell office:value-type="float" office:value="9.0115015015015" calcext:value-type="float">
            <text:p>9.0115015015015</text:p>
          </table:table-cell>
          <table:table-cell office:value-type="float" office:value="2820.95999999993" calcext:value-type="float">
            <text:p>2820.95999999993</text:p>
          </table:table-cell>
        </table:table-row>
        <table:table-row table:style-name="ro2">
          <table:table-cell office:value-type="float" office:value="9.03550550550551" calcext:value-type="float">
            <text:p>9.03550550550551</text:p>
          </table:table-cell>
          <table:table-cell office:value-type="float" office:value="2825.27999999993" calcext:value-type="float">
            <text:p>2825.27999999993</text:p>
          </table:table-cell>
        </table:table-row>
        <table:table-row table:style-name="ro2">
          <table:table-cell office:value-type="float" office:value="9.05950950950951" calcext:value-type="float">
            <text:p>9.05950950950951</text:p>
          </table:table-cell>
          <table:table-cell office:value-type="float" office:value="2829.59999999993" calcext:value-type="float">
            <text:p>2829.59999999993</text:p>
          </table:table-cell>
        </table:table-row>
        <table:table-row table:style-name="ro2">
          <table:table-cell office:value-type="float" office:value="9.08351351351351" calcext:value-type="float">
            <text:p>9.08351351351351</text:p>
          </table:table-cell>
          <table:table-cell office:value-type="float" office:value="2833.91999999993" calcext:value-type="float">
            <text:p>2833.91999999993</text:p>
          </table:table-cell>
        </table:table-row>
        <table:table-row table:style-name="ro2">
          <table:table-cell office:value-type="float" office:value="9.10751751751752" calcext:value-type="float">
            <text:p>9.10751751751752</text:p>
          </table:table-cell>
          <table:table-cell office:value-type="float" office:value="2838.23999999993" calcext:value-type="float">
            <text:p>2838.23999999993</text:p>
          </table:table-cell>
        </table:table-row>
        <table:table-row table:style-name="ro2">
          <table:table-cell office:value-type="float" office:value="9.13152152152152" calcext:value-type="float">
            <text:p>9.13152152152152</text:p>
          </table:table-cell>
          <table:table-cell office:value-type="float" office:value="2842.55999999993" calcext:value-type="float">
            <text:p>2842.55999999993</text:p>
          </table:table-cell>
        </table:table-row>
        <table:table-row table:style-name="ro2">
          <table:table-cell office:value-type="float" office:value="9.15552552552552" calcext:value-type="float">
            <text:p>9.15552552552552</text:p>
          </table:table-cell>
          <table:table-cell office:value-type="float" office:value="2846.87999999993" calcext:value-type="float">
            <text:p>2846.87999999993</text:p>
          </table:table-cell>
        </table:table-row>
        <table:table-row table:style-name="ro2">
          <table:table-cell office:value-type="float" office:value="9.17952952952953" calcext:value-type="float">
            <text:p>9.17952952952953</text:p>
          </table:table-cell>
          <table:table-cell office:value-type="float" office:value="2851.19999999993" calcext:value-type="float">
            <text:p>2851.19999999993</text:p>
          </table:table-cell>
        </table:table-row>
        <table:table-row table:style-name="ro2">
          <table:table-cell office:value-type="float" office:value="9.20353353353353" calcext:value-type="float">
            <text:p>9.20353353353353</text:p>
          </table:table-cell>
          <table:table-cell office:value-type="float" office:value="2855.51999999992" calcext:value-type="float">
            <text:p>2855.51999999992</text:p>
          </table:table-cell>
        </table:table-row>
        <table:table-row table:style-name="ro2">
          <table:table-cell office:value-type="float" office:value="9.22753753753754" calcext:value-type="float">
            <text:p>9.22753753753754</text:p>
          </table:table-cell>
          <table:table-cell office:value-type="float" office:value="2859.83999999992" calcext:value-type="float">
            <text:p>2859.83999999992</text:p>
          </table:table-cell>
        </table:table-row>
        <table:table-row table:style-name="ro2">
          <table:table-cell office:value-type="float" office:value="9.25154154154154" calcext:value-type="float">
            <text:p>9.25154154154154</text:p>
          </table:table-cell>
          <table:table-cell office:value-type="float" office:value="2864.15999999992" calcext:value-type="float">
            <text:p>2864.15999999992</text:p>
          </table:table-cell>
        </table:table-row>
        <table:table-row table:style-name="ro2">
          <table:table-cell office:value-type="float" office:value="9.27554554554554" calcext:value-type="float">
            <text:p>9.27554554554554</text:p>
          </table:table-cell>
          <table:table-cell office:value-type="float" office:value="2868.47999999992" calcext:value-type="float">
            <text:p>2868.47999999992</text:p>
          </table:table-cell>
        </table:table-row>
        <table:table-row table:style-name="ro2">
          <table:table-cell office:value-type="float" office:value="9.29954954954955" calcext:value-type="float">
            <text:p>9.29954954954955</text:p>
          </table:table-cell>
          <table:table-cell office:value-type="float" office:value="2872.79999999992" calcext:value-type="float">
            <text:p>2872.79999999992</text:p>
          </table:table-cell>
        </table:table-row>
        <table:table-row table:style-name="ro2">
          <table:table-cell office:value-type="float" office:value="9.32355355355355" calcext:value-type="float">
            <text:p>9.32355355355355</text:p>
          </table:table-cell>
          <table:table-cell office:value-type="float" office:value="2877.11999999992" calcext:value-type="float">
            <text:p>2877.11999999992</text:p>
          </table:table-cell>
        </table:table-row>
        <table:table-row table:style-name="ro2">
          <table:table-cell office:value-type="float" office:value="9.34755755755756" calcext:value-type="float">
            <text:p>9.34755755755756</text:p>
          </table:table-cell>
          <table:table-cell office:value-type="float" office:value="2881.43999999992" calcext:value-type="float">
            <text:p>2881.43999999992</text:p>
          </table:table-cell>
        </table:table-row>
        <table:table-row table:style-name="ro2">
          <table:table-cell office:value-type="float" office:value="9.37156156156156" calcext:value-type="float">
            <text:p>9.37156156156156</text:p>
          </table:table-cell>
          <table:table-cell office:value-type="float" office:value="2885.75999999992" calcext:value-type="float">
            <text:p>2885.75999999992</text:p>
          </table:table-cell>
        </table:table-row>
        <table:table-row table:style-name="ro2">
          <table:table-cell office:value-type="float" office:value="9.39556556556556" calcext:value-type="float">
            <text:p>9.39556556556556</text:p>
          </table:table-cell>
          <table:table-cell office:value-type="float" office:value="2890.07999999991" calcext:value-type="float">
            <text:p>2890.07999999991</text:p>
          </table:table-cell>
        </table:table-row>
        <table:table-row table:style-name="ro2">
          <table:table-cell office:value-type="float" office:value="9.41956956956957" calcext:value-type="float">
            <text:p>9.41956956956957</text:p>
          </table:table-cell>
          <table:table-cell office:value-type="float" office:value="2894.39999999991" calcext:value-type="float">
            <text:p>2894.39999999991</text:p>
          </table:table-cell>
        </table:table-row>
        <table:table-row table:style-name="ro2">
          <table:table-cell office:value-type="float" office:value="9.44357357357357" calcext:value-type="float">
            <text:p>9.44357357357357</text:p>
          </table:table-cell>
          <table:table-cell office:value-type="float" office:value="2898.71999999991" calcext:value-type="float">
            <text:p>2898.71999999991</text:p>
          </table:table-cell>
        </table:table-row>
        <table:table-row table:style-name="ro2">
          <table:table-cell office:value-type="float" office:value="9.46757757757758" calcext:value-type="float">
            <text:p>9.46757757757758</text:p>
          </table:table-cell>
          <table:table-cell office:value-type="float" office:value="2903.03999999991" calcext:value-type="float">
            <text:p>2903.03999999991</text:p>
          </table:table-cell>
        </table:table-row>
        <table:table-row table:style-name="ro2">
          <table:table-cell office:value-type="float" office:value="9.49158158158158" calcext:value-type="float">
            <text:p>9.49158158158158</text:p>
          </table:table-cell>
          <table:table-cell office:value-type="float" office:value="2929.19999999991" calcext:value-type="float">
            <text:p>2929.19999999991</text:p>
          </table:table-cell>
        </table:table-row>
        <table:table-row table:style-name="ro2">
          <table:table-cell office:value-type="float" office:value="9.51558558558558" calcext:value-type="float">
            <text:p>9.51558558558558</text:p>
          </table:table-cell>
          <table:table-cell office:value-type="float" office:value="2955.35999999991" calcext:value-type="float">
            <text:p>2955.35999999991</text:p>
          </table:table-cell>
        </table:table-row>
        <table:table-row table:style-name="ro2">
          <table:table-cell office:value-type="float" office:value="9.53958958958959" calcext:value-type="float">
            <text:p>9.53958958958959</text:p>
          </table:table-cell>
          <table:table-cell office:value-type="float" office:value="2981.51999999991" calcext:value-type="float">
            <text:p>2981.51999999991</text:p>
          </table:table-cell>
        </table:table-row>
        <table:table-row table:style-name="ro2">
          <table:table-cell office:value-type="float" office:value="9.56359359359359" calcext:value-type="float">
            <text:p>9.56359359359359</text:p>
          </table:table-cell>
          <table:table-cell office:value-type="float" office:value="3007.67999999991" calcext:value-type="float">
            <text:p>3007.67999999991</text:p>
          </table:table-cell>
        </table:table-row>
        <table:table-row table:style-name="ro2">
          <table:table-cell office:value-type="float" office:value="9.5875975975976" calcext:value-type="float">
            <text:p>9.5875975975976</text:p>
          </table:table-cell>
          <table:table-cell office:value-type="float" office:value="3033.83999999991" calcext:value-type="float">
            <text:p>3033.83999999991</text:p>
          </table:table-cell>
        </table:table-row>
        <table:table-row table:style-name="ro2">
          <table:table-cell office:value-type="float" office:value="9.6116016016016" calcext:value-type="float">
            <text:p>9.6116016016016</text:p>
          </table:table-cell>
          <table:table-cell office:value-type="float" office:value="3059.9999999999" calcext:value-type="float">
            <text:p>3059.9999999999</text:p>
          </table:table-cell>
        </table:table-row>
        <table:table-row table:style-name="ro2">
          <table:table-cell office:value-type="float" office:value="9.63560560560561" calcext:value-type="float">
            <text:p>9.63560560560561</text:p>
          </table:table-cell>
          <table:table-cell office:value-type="float" office:value="3086.1599999999" calcext:value-type="float">
            <text:p>3086.1599999999</text:p>
          </table:table-cell>
        </table:table-row>
        <table:table-row table:style-name="ro2">
          <table:table-cell office:value-type="float" office:value="9.65960960960961" calcext:value-type="float">
            <text:p>9.65960960960961</text:p>
          </table:table-cell>
          <table:table-cell office:value-type="float" office:value="3112.3199999999" calcext:value-type="float">
            <text:p>3112.3199999999</text:p>
          </table:table-cell>
        </table:table-row>
        <table:table-row table:style-name="ro2">
          <table:table-cell office:value-type="float" office:value="9.68361361361361" calcext:value-type="float">
            <text:p>9.68361361361361</text:p>
          </table:table-cell>
          <table:table-cell office:value-type="float" office:value="3138.4799999999" calcext:value-type="float">
            <text:p>3138.4799999999</text:p>
          </table:table-cell>
        </table:table-row>
        <table:table-row table:style-name="ro2">
          <table:table-cell office:value-type="float" office:value="9.70761761761762" calcext:value-type="float">
            <text:p>9.70761761761762</text:p>
          </table:table-cell>
          <table:table-cell office:value-type="float" office:value="3142.7999999999" calcext:value-type="float">
            <text:p>3142.7999999999</text:p>
          </table:table-cell>
        </table:table-row>
        <table:table-row table:style-name="ro2">
          <table:table-cell office:value-type="float" office:value="9.73162162162162" calcext:value-type="float">
            <text:p>9.73162162162162</text:p>
          </table:table-cell>
          <table:table-cell office:value-type="float" office:value="3147.1199999999" calcext:value-type="float">
            <text:p>3147.1199999999</text:p>
          </table:table-cell>
        </table:table-row>
        <table:table-row table:style-name="ro2">
          <table:table-cell office:value-type="float" office:value="9.75562562562562" calcext:value-type="float">
            <text:p>9.75562562562562</text:p>
          </table:table-cell>
          <table:table-cell office:value-type="float" office:value="3151.4399999999" calcext:value-type="float">
            <text:p>3151.4399999999</text:p>
          </table:table-cell>
        </table:table-row>
        <table:table-row table:style-name="ro2">
          <table:table-cell office:value-type="float" office:value="9.77962962962963" calcext:value-type="float">
            <text:p>9.77962962962963</text:p>
          </table:table-cell>
          <table:table-cell office:value-type="float" office:value="3155.0399999999" calcext:value-type="float">
            <text:p>3155.0399999999</text:p>
          </table:table-cell>
        </table:table-row>
        <table:table-row table:style-name="ro2">
          <table:table-cell office:value-type="float" office:value="9.80363363363363" calcext:value-type="float">
            <text:p>9.80363363363363</text:p>
          </table:table-cell>
          <table:table-cell office:value-type="float" office:value="3158.6399999999" calcext:value-type="float">
            <text:p>3158.6399999999</text:p>
          </table:table-cell>
        </table:table-row>
        <table:table-row table:style-name="ro2">
          <table:table-cell office:value-type="float" office:value="9.82763763763764" calcext:value-type="float">
            <text:p>9.82763763763764</text:p>
          </table:table-cell>
          <table:table-cell office:value-type="float" office:value="3162.23999999989" calcext:value-type="float">
            <text:p>3162.23999999989</text:p>
          </table:table-cell>
        </table:table-row>
        <table:table-row table:style-name="ro2">
          <table:table-cell office:value-type="float" office:value="9.85164164164164" calcext:value-type="float">
            <text:p>9.85164164164164</text:p>
          </table:table-cell>
          <table:table-cell office:value-type="float" office:value="3165.83999999989" calcext:value-type="float">
            <text:p>3165.83999999989</text:p>
          </table:table-cell>
        </table:table-row>
        <table:table-row table:style-name="ro2">
          <table:table-cell office:value-type="float" office:value="9.87564564564564" calcext:value-type="float">
            <text:p>9.87564564564564</text:p>
          </table:table-cell>
          <table:table-cell office:value-type="float" office:value="3169.43999999989" calcext:value-type="float">
            <text:p>3169.43999999989</text:p>
          </table:table-cell>
        </table:table-row>
        <table:table-row table:style-name="ro2">
          <table:table-cell office:value-type="float" office:value="9.89964964964965" calcext:value-type="float">
            <text:p>9.89964964964965</text:p>
          </table:table-cell>
          <table:table-cell office:value-type="float" office:value="3173.03999999989" calcext:value-type="float">
            <text:p>3173.03999999989</text:p>
          </table:table-cell>
        </table:table-row>
        <table:table-row table:style-name="ro2">
          <table:table-cell office:value-type="float" office:value="9.92365365365365" calcext:value-type="float">
            <text:p>9.92365365365365</text:p>
          </table:table-cell>
          <table:table-cell office:value-type="float" office:value="3176.63999999989" calcext:value-type="float">
            <text:p>3176.63999999989</text:p>
          </table:table-cell>
        </table:table-row>
        <table:table-row table:style-name="ro2">
          <table:table-cell office:value-type="float" office:value="9.94765765765766" calcext:value-type="float">
            <text:p>9.94765765765766</text:p>
          </table:table-cell>
          <table:table-cell office:value-type="float" office:value="3180.23999999989" calcext:value-type="float">
            <text:p>3180.23999999989</text:p>
          </table:table-cell>
        </table:table-row>
        <table:table-row table:style-name="ro2">
          <table:table-cell office:value-type="float" office:value="9.97166166166166" calcext:value-type="float">
            <text:p>9.97166166166166</text:p>
          </table:table-cell>
          <table:table-cell office:value-type="float" office:value="3183.83999999989" calcext:value-type="float">
            <text:p>3183.83999999989</text:p>
          </table:table-cell>
        </table:table-row>
        <table:table-row table:style-name="ro2">
          <table:table-cell office:value-type="float" office:value="9.99566566566566" calcext:value-type="float">
            <text:p>9.99566566566566</text:p>
          </table:table-cell>
          <table:table-cell office:value-type="float" office:value="3187.43999999989" calcext:value-type="float">
            <text:p>3187.43999999989</text:p>
          </table:table-cell>
        </table:table-row>
        <table:table-row table:style-name="ro2">
          <table:table-cell office:value-type="float" office:value="10.0196696696697" calcext:value-type="float">
            <text:p>10.0196696696697</text:p>
          </table:table-cell>
          <table:table-cell office:value-type="float" office:value="3191.03999999989" calcext:value-type="float">
            <text:p>3191.03999999989</text:p>
          </table:table-cell>
        </table:table-row>
        <table:table-row table:style-name="ro2">
          <table:table-cell office:value-type="float" office:value="10.0436736736737" calcext:value-type="float">
            <text:p>10.0436736736737</text:p>
          </table:table-cell>
          <table:table-cell office:value-type="float" office:value="3194.63999999989" calcext:value-type="float">
            <text:p>3194.63999999989</text:p>
          </table:table-cell>
        </table:table-row>
        <table:table-row table:style-name="ro2">
          <table:table-cell office:value-type="float" office:value="10.0676776776777" calcext:value-type="float">
            <text:p>10.0676776776777</text:p>
          </table:table-cell>
          <table:table-cell office:value-type="float" office:value="3220.07999999989" calcext:value-type="float">
            <text:p>3220.07999999989</text:p>
          </table:table-cell>
        </table:table-row>
        <table:table-row table:style-name="ro2">
          <table:table-cell office:value-type="float" office:value="10.0916816816817" calcext:value-type="float">
            <text:p>10.0916816816817</text:p>
          </table:table-cell>
          <table:table-cell office:value-type="float" office:value="3245.51999999988" calcext:value-type="float">
            <text:p>3245.51999999988</text:p>
          </table:table-cell>
        </table:table-row>
        <table:table-row table:style-name="ro2">
          <table:table-cell office:value-type="float" office:value="10.1156856856857" calcext:value-type="float">
            <text:p>10.1156856856857</text:p>
          </table:table-cell>
          <table:table-cell office:value-type="float" office:value="3270.95999999988" calcext:value-type="float">
            <text:p>3270.95999999988</text:p>
          </table:table-cell>
        </table:table-row>
        <table:table-row table:style-name="ro2">
          <table:table-cell office:value-type="float" office:value="10.1396896896897" calcext:value-type="float">
            <text:p>10.1396896896897</text:p>
          </table:table-cell>
          <table:table-cell office:value-type="float" office:value="3296.39999999988" calcext:value-type="float">
            <text:p>3296.39999999988</text:p>
          </table:table-cell>
        </table:table-row>
        <table:table-row table:style-name="ro2">
          <table:table-cell office:value-type="float" office:value="10.1636936936937" calcext:value-type="float">
            <text:p>10.1636936936937</text:p>
          </table:table-cell>
          <table:table-cell office:value-type="float" office:value="3321.83999999988" calcext:value-type="float">
            <text:p>3321.83999999988</text:p>
          </table:table-cell>
        </table:table-row>
        <table:table-row table:style-name="ro2">
          <table:table-cell office:value-type="float" office:value="10.1876976976977" calcext:value-type="float">
            <text:p>10.1876976976977</text:p>
          </table:table-cell>
          <table:table-cell office:value-type="float" office:value="3347.27999999988" calcext:value-type="float">
            <text:p>3347.27999999988</text:p>
          </table:table-cell>
        </table:table-row>
        <table:table-row table:style-name="ro2">
          <table:table-cell office:value-type="float" office:value="10.2117017017017" calcext:value-type="float">
            <text:p>10.2117017017017</text:p>
          </table:table-cell>
          <table:table-cell office:value-type="float" office:value="3372.71999999988" calcext:value-type="float">
            <text:p>3372.71999999988</text:p>
          </table:table-cell>
        </table:table-row>
        <table:table-row table:style-name="ro2">
          <table:table-cell office:value-type="float" office:value="10.2357057057057" calcext:value-type="float">
            <text:p>10.2357057057057</text:p>
          </table:table-cell>
          <table:table-cell office:value-type="float" office:value="3398.15999999988" calcext:value-type="float">
            <text:p>3398.15999999988</text:p>
          </table:table-cell>
        </table:table-row>
        <table:table-row table:style-name="ro2">
          <table:table-cell office:value-type="float" office:value="10.2597097097097" calcext:value-type="float">
            <text:p>10.2597097097097</text:p>
          </table:table-cell>
          <table:table-cell office:value-type="float" office:value="3423.59999999988" calcext:value-type="float">
            <text:p>3423.59999999988</text:p>
          </table:table-cell>
        </table:table-row>
        <table:table-row table:style-name="ro2">
          <table:table-cell office:value-type="float" office:value="10.2837137137137" calcext:value-type="float">
            <text:p>10.2837137137137</text:p>
          </table:table-cell>
          <table:table-cell office:value-type="float" office:value="3449.03999999988" calcext:value-type="float">
            <text:p>3449.03999999988</text:p>
          </table:table-cell>
        </table:table-row>
        <table:table-row table:style-name="ro2">
          <table:table-cell office:value-type="float" office:value="10.3077177177177" calcext:value-type="float">
            <text:p>10.3077177177177</text:p>
          </table:table-cell>
          <table:table-cell office:value-type="float" office:value="3474.47999999988" calcext:value-type="float">
            <text:p>3474.47999999988</text:p>
          </table:table-cell>
        </table:table-row>
        <table:table-row table:style-name="ro2">
          <table:table-cell office:value-type="float" office:value="10.3317217217217" calcext:value-type="float">
            <text:p>10.3317217217217</text:p>
          </table:table-cell>
          <table:table-cell office:value-type="float" office:value="3499.91999999988" calcext:value-type="float">
            <text:p>3499.91999999988</text:p>
          </table:table-cell>
        </table:table-row>
        <table:table-row table:style-name="ro2">
          <table:table-cell office:value-type="float" office:value="10.3557257257257" calcext:value-type="float">
            <text:p>10.3557257257257</text:p>
          </table:table-cell>
          <table:table-cell office:value-type="float" office:value="3525.35999999987" calcext:value-type="float">
            <text:p>3525.35999999987</text:p>
          </table:table-cell>
        </table:table-row>
        <table:table-row table:style-name="ro2">
          <table:table-cell office:value-type="float" office:value="10.3797297297297" calcext:value-type="float">
            <text:p>10.3797297297297</text:p>
          </table:table-cell>
          <table:table-cell office:value-type="float" office:value="3550.79999999987" calcext:value-type="float">
            <text:p>3550.79999999987</text:p>
          </table:table-cell>
        </table:table-row>
        <table:table-row table:style-name="ro2">
          <table:table-cell office:value-type="float" office:value="10.4037337337337" calcext:value-type="float">
            <text:p>10.4037337337337</text:p>
          </table:table-cell>
          <table:table-cell office:value-type="float" office:value="3576.23999999987" calcext:value-type="float">
            <text:p>3576.23999999987</text:p>
          </table:table-cell>
        </table:table-row>
        <table:table-row table:style-name="ro2">
          <table:table-cell office:value-type="float" office:value="10.4277377377377" calcext:value-type="float">
            <text:p>10.4277377377377</text:p>
          </table:table-cell>
          <table:table-cell office:value-type="float" office:value="3601.67999999987" calcext:value-type="float">
            <text:p>3601.67999999987</text:p>
          </table:table-cell>
        </table:table-row>
        <table:table-row table:style-name="ro2">
          <table:table-cell office:value-type="float" office:value="10.4517417417417" calcext:value-type="float">
            <text:p>10.4517417417417</text:p>
          </table:table-cell>
          <table:table-cell office:value-type="float" office:value="3627.11999999987" calcext:value-type="float">
            <text:p>3627.11999999987</text:p>
          </table:table-cell>
        </table:table-row>
        <table:table-row table:style-name="ro2">
          <table:table-cell office:value-type="float" office:value="10.4757457457457" calcext:value-type="float">
            <text:p>10.4757457457457</text:p>
          </table:table-cell>
          <table:table-cell office:value-type="float" office:value="3652.55999999987" calcext:value-type="float">
            <text:p>3652.55999999987</text:p>
          </table:table-cell>
        </table:table-row>
        <table:table-row table:style-name="ro2">
          <table:table-cell office:value-type="float" office:value="10.4997497497497" calcext:value-type="float">
            <text:p>10.4997497497497</text:p>
          </table:table-cell>
          <table:table-cell office:value-type="float" office:value="3677.99999999987" calcext:value-type="float">
            <text:p>3677.99999999987</text:p>
          </table:table-cell>
        </table:table-row>
        <table:table-row table:style-name="ro2">
          <table:table-cell office:value-type="float" office:value="10.5237537537538" calcext:value-type="float">
            <text:p>10.5237537537538</text:p>
          </table:table-cell>
          <table:table-cell office:value-type="float" office:value="3703.43999999987" calcext:value-type="float">
            <text:p>3703.43999999987</text:p>
          </table:table-cell>
        </table:table-row>
        <table:table-row table:style-name="ro2">
          <table:table-cell office:value-type="float" office:value="10.5477577577578" calcext:value-type="float">
            <text:p>10.5477577577578</text:p>
          </table:table-cell>
          <table:table-cell office:value-type="float" office:value="3728.87999999987" calcext:value-type="float">
            <text:p>3728.87999999987</text:p>
          </table:table-cell>
        </table:table-row>
        <table:table-row table:style-name="ro2">
          <table:table-cell office:value-type="float" office:value="10.5717617617618" calcext:value-type="float">
            <text:p>10.5717617617618</text:p>
          </table:table-cell>
          <table:table-cell office:value-type="float" office:value="3754.31999999987" calcext:value-type="float">
            <text:p>3754.31999999987</text:p>
          </table:table-cell>
        </table:table-row>
        <table:table-row table:style-name="ro2">
          <table:table-cell office:value-type="float" office:value="10.5957657657658" calcext:value-type="float">
            <text:p>10.5957657657658</text:p>
          </table:table-cell>
          <table:table-cell office:value-type="float" office:value="3779.75999999987" calcext:value-type="float">
            <text:p>3779.75999999987</text:p>
          </table:table-cell>
        </table:table-row>
        <table:table-row table:style-name="ro2">
          <table:table-cell office:value-type="float" office:value="10.6197697697698" calcext:value-type="float">
            <text:p>10.6197697697698</text:p>
          </table:table-cell>
          <table:table-cell office:value-type="float" office:value="3805.19999999987" calcext:value-type="float">
            <text:p>3805.19999999987</text:p>
          </table:table-cell>
        </table:table-row>
        <table:table-row table:style-name="ro2">
          <table:table-cell office:value-type="float" office:value="10.6437737737738" calcext:value-type="float">
            <text:p>10.6437737737738</text:p>
          </table:table-cell>
          <table:table-cell office:value-type="float" office:value="3830.63999999986" calcext:value-type="float">
            <text:p>3830.63999999986</text:p>
          </table:table-cell>
        </table:table-row>
        <table:table-row table:style-name="ro2">
          <table:table-cell office:value-type="float" office:value="10.6677777777778" calcext:value-type="float">
            <text:p>10.6677777777778</text:p>
          </table:table-cell>
          <table:table-cell office:value-type="float" office:value="3856.07999999986" calcext:value-type="float">
            <text:p>3856.07999999986</text:p>
          </table:table-cell>
        </table:table-row>
        <table:table-row table:style-name="ro2">
          <table:table-cell office:value-type="float" office:value="10.6917817817818" calcext:value-type="float">
            <text:p>10.6917817817818</text:p>
          </table:table-cell>
          <table:table-cell office:value-type="float" office:value="3881.51999999986" calcext:value-type="float">
            <text:p>3881.51999999986</text:p>
          </table:table-cell>
        </table:table-row>
        <table:table-row table:style-name="ro2">
          <table:table-cell office:value-type="float" office:value="10.7157857857858" calcext:value-type="float">
            <text:p>10.7157857857858</text:p>
          </table:table-cell>
          <table:table-cell office:value-type="float" office:value="3906.95999999986" calcext:value-type="float">
            <text:p>3906.95999999986</text:p>
          </table:table-cell>
        </table:table-row>
        <table:table-row table:style-name="ro2">
          <table:table-cell office:value-type="float" office:value="10.7397897897898" calcext:value-type="float">
            <text:p>10.7397897897898</text:p>
          </table:table-cell>
          <table:table-cell office:value-type="float" office:value="3931.67999999986" calcext:value-type="float">
            <text:p>3931.67999999986</text:p>
          </table:table-cell>
        </table:table-row>
        <table:table-row table:style-name="ro2">
          <table:table-cell office:value-type="float" office:value="10.7637937937938" calcext:value-type="float">
            <text:p>10.7637937937938</text:p>
          </table:table-cell>
          <table:table-cell office:value-type="float" office:value="3956.39999999986" calcext:value-type="float">
            <text:p>3956.39999999986</text:p>
          </table:table-cell>
        </table:table-row>
        <table:table-row table:style-name="ro2">
          <table:table-cell office:value-type="float" office:value="10.7877977977978" calcext:value-type="float">
            <text:p>10.7877977977978</text:p>
          </table:table-cell>
          <table:table-cell office:value-type="float" office:value="3981.11999999986" calcext:value-type="float">
            <text:p>3981.11999999986</text:p>
          </table:table-cell>
        </table:table-row>
        <table:table-row table:style-name="ro2">
          <table:table-cell office:value-type="float" office:value="10.8118018018018" calcext:value-type="float">
            <text:p>10.8118018018018</text:p>
          </table:table-cell>
          <table:table-cell office:value-type="float" office:value="4005.83999999986" calcext:value-type="float">
            <text:p>4005.83999999986</text:p>
          </table:table-cell>
        </table:table-row>
        <table:table-row table:style-name="ro2">
          <table:table-cell office:value-type="float" office:value="10.8358058058058" calcext:value-type="float">
            <text:p>10.8358058058058</text:p>
          </table:table-cell>
          <table:table-cell office:value-type="float" office:value="4030.55999999986" calcext:value-type="float">
            <text:p>4030.55999999986</text:p>
          </table:table-cell>
        </table:table-row>
        <table:table-row table:style-name="ro2">
          <table:table-cell office:value-type="float" office:value="10.8598098098098" calcext:value-type="float">
            <text:p>10.8598098098098</text:p>
          </table:table-cell>
          <table:table-cell office:value-type="float" office:value="4055.27999999986" calcext:value-type="float">
            <text:p>4055.27999999986</text:p>
          </table:table-cell>
        </table:table-row>
        <table:table-row table:style-name="ro2">
          <table:table-cell office:value-type="float" office:value="10.8838138138138" calcext:value-type="float">
            <text:p>10.8838138138138</text:p>
          </table:table-cell>
          <table:table-cell office:value-type="float" office:value="4079.99999999986" calcext:value-type="float">
            <text:p>4079.99999999986</text:p>
          </table:table-cell>
        </table:table-row>
        <table:table-row table:style-name="ro2">
          <table:table-cell office:value-type="float" office:value="10.9078178178178" calcext:value-type="float">
            <text:p>10.9078178178178</text:p>
          </table:table-cell>
          <table:table-cell office:value-type="float" office:value="4104.71999999986" calcext:value-type="float">
            <text:p>4104.71999999986</text:p>
          </table:table-cell>
        </table:table-row>
        <table:table-row table:style-name="ro2">
          <table:table-cell office:value-type="float" office:value="10.9318218218218" calcext:value-type="float">
            <text:p>10.9318218218218</text:p>
          </table:table-cell>
          <table:table-cell office:value-type="float" office:value="4107.59999999986" calcext:value-type="float">
            <text:p>4107.59999999986</text:p>
          </table:table-cell>
        </table:table-row>
        <table:table-row table:style-name="ro2">
          <table:table-cell office:value-type="float" office:value="10.9558258258258" calcext:value-type="float">
            <text:p>10.9558258258258</text:p>
          </table:table-cell>
          <table:table-cell office:value-type="float" office:value="4110.47999999986" calcext:value-type="float">
            <text:p>4110.47999999986</text:p>
          </table:table-cell>
        </table:table-row>
        <table:table-row table:style-name="ro2">
          <table:table-cell office:value-type="float" office:value="10.9798298298298" calcext:value-type="float">
            <text:p>10.9798298298298</text:p>
          </table:table-cell>
          <table:table-cell office:value-type="float" office:value="4113.35999999986" calcext:value-type="float">
            <text:p>4113.35999999986</text:p>
          </table:table-cell>
        </table:table-row>
        <table:table-row table:style-name="ro2">
          <table:table-cell office:value-type="float" office:value="11.0038338338338" calcext:value-type="float">
            <text:p>11.0038338338338</text:p>
          </table:table-cell>
          <table:table-cell office:value-type="float" office:value="4116.23999999986" calcext:value-type="float">
            <text:p>4116.23999999986</text:p>
          </table:table-cell>
        </table:table-row>
        <table:table-row table:style-name="ro2">
          <table:table-cell office:value-type="float" office:value="11.0278378378378" calcext:value-type="float">
            <text:p>11.0278378378378</text:p>
          </table:table-cell>
          <table:table-cell office:value-type="float" office:value="4120.55999999986" calcext:value-type="float">
            <text:p>4120.55999999986</text:p>
          </table:table-cell>
        </table:table-row>
        <table:table-row table:style-name="ro2">
          <table:table-cell office:value-type="float" office:value="11.0518418418418" calcext:value-type="float">
            <text:p>11.0518418418418</text:p>
          </table:table-cell>
          <table:table-cell office:value-type="float" office:value="4124.87999999986" calcext:value-type="float">
            <text:p>4124.87999999986</text:p>
          </table:table-cell>
        </table:table-row>
        <table:table-row table:style-name="ro2">
          <table:table-cell office:value-type="float" office:value="11.0758458458458" calcext:value-type="float">
            <text:p>11.0758458458458</text:p>
          </table:table-cell>
          <table:table-cell office:value-type="float" office:value="4129.19999999987" calcext:value-type="float">
            <text:p>4129.19999999987</text:p>
          </table:table-cell>
        </table:table-row>
        <table:table-row table:style-name="ro2">
          <table:table-cell office:value-type="float" office:value="11.0998498498498" calcext:value-type="float">
            <text:p>11.0998498498498</text:p>
          </table:table-cell>
          <table:table-cell office:value-type="float" office:value="4133.51999999987" calcext:value-type="float">
            <text:p>4133.51999999987</text:p>
          </table:table-cell>
        </table:table-row>
        <table:table-row table:style-name="ro2">
          <table:table-cell office:value-type="float" office:value="11.1238538538539" calcext:value-type="float">
            <text:p>11.1238538538539</text:p>
          </table:table-cell>
          <table:table-cell office:value-type="float" office:value="4137.83999999987" calcext:value-type="float">
            <text:p>4137.83999999987</text:p>
          </table:table-cell>
        </table:table-row>
        <table:table-row table:style-name="ro2">
          <table:table-cell office:value-type="float" office:value="11.1478578578579" calcext:value-type="float">
            <text:p>11.1478578578579</text:p>
          </table:table-cell>
          <table:table-cell office:value-type="float" office:value="4142.15999999987" calcext:value-type="float">
            <text:p>4142.15999999987</text:p>
          </table:table-cell>
        </table:table-row>
        <table:table-row table:style-name="ro2">
          <table:table-cell office:value-type="float" office:value="11.1718618618619" calcext:value-type="float">
            <text:p>11.1718618618619</text:p>
          </table:table-cell>
          <table:table-cell office:value-type="float" office:value="4146.47999999987" calcext:value-type="float">
            <text:p>4146.47999999987</text:p>
          </table:table-cell>
        </table:table-row>
        <table:table-row table:style-name="ro2">
          <table:table-cell office:value-type="float" office:value="11.1958658658659" calcext:value-type="float">
            <text:p>11.1958658658659</text:p>
          </table:table-cell>
          <table:table-cell office:value-type="float" office:value="4150.79999999987" calcext:value-type="float">
            <text:p>4150.79999999987</text:p>
          </table:table-cell>
        </table:table-row>
        <table:table-row table:style-name="ro2">
          <table:table-cell office:value-type="float" office:value="11.2198698698699" calcext:value-type="float">
            <text:p>11.2198698698699</text:p>
          </table:table-cell>
          <table:table-cell office:value-type="float" office:value="4155.11999999987" calcext:value-type="float">
            <text:p>4155.11999999987</text:p>
          </table:table-cell>
        </table:table-row>
        <table:table-row table:style-name="ro2">
          <table:table-cell office:value-type="float" office:value="11.2438738738739" calcext:value-type="float">
            <text:p>11.2438738738739</text:p>
          </table:table-cell>
          <table:table-cell office:value-type="float" office:value="4159.43999999988" calcext:value-type="float">
            <text:p>4159.43999999988</text:p>
          </table:table-cell>
        </table:table-row>
        <table:table-row table:style-name="ro2">
          <table:table-cell office:value-type="float" office:value="11.2678778778779" calcext:value-type="float">
            <text:p>11.2678778778779</text:p>
          </table:table-cell>
          <table:table-cell office:value-type="float" office:value="4163.75999999988" calcext:value-type="float">
            <text:p>4163.75999999988</text:p>
          </table:table-cell>
        </table:table-row>
        <table:table-row table:style-name="ro2">
          <table:table-cell office:value-type="float" office:value="11.2918818818819" calcext:value-type="float">
            <text:p>11.2918818818819</text:p>
          </table:table-cell>
          <table:table-cell office:value-type="float" office:value="4168.07999999988" calcext:value-type="float">
            <text:p>4168.07999999988</text:p>
          </table:table-cell>
        </table:table-row>
        <table:table-row table:style-name="ro2">
          <table:table-cell office:value-type="float" office:value="11.3158858858859" calcext:value-type="float">
            <text:p>11.3158858858859</text:p>
          </table:table-cell>
          <table:table-cell office:value-type="float" office:value="4172.39999999988" calcext:value-type="float">
            <text:p>4172.39999999988</text:p>
          </table:table-cell>
        </table:table-row>
        <table:table-row table:style-name="ro2">
          <table:table-cell office:value-type="float" office:value="11.3398898898899" calcext:value-type="float">
            <text:p>11.3398898898899</text:p>
          </table:table-cell>
          <table:table-cell office:value-type="float" office:value="4198.55999999988" calcext:value-type="float">
            <text:p>4198.55999999988</text:p>
          </table:table-cell>
        </table:table-row>
        <table:table-row table:style-name="ro2">
          <table:table-cell office:value-type="float" office:value="11.3638938938939" calcext:value-type="float">
            <text:p>11.3638938938939</text:p>
          </table:table-cell>
          <table:table-cell office:value-type="float" office:value="4224.71999999988" calcext:value-type="float">
            <text:p>4224.71999999988</text:p>
          </table:table-cell>
        </table:table-row>
        <table:table-row table:style-name="ro2">
          <table:table-cell office:value-type="float" office:value="11.3878978978979" calcext:value-type="float">
            <text:p>11.3878978978979</text:p>
          </table:table-cell>
          <table:table-cell office:value-type="float" office:value="4250.87999999989" calcext:value-type="float">
            <text:p>4250.87999999989</text:p>
          </table:table-cell>
        </table:table-row>
        <table:table-row table:style-name="ro2">
          <table:table-cell office:value-type="float" office:value="11.4119019019019" calcext:value-type="float">
            <text:p>11.4119019019019</text:p>
          </table:table-cell>
          <table:table-cell office:value-type="float" office:value="4277.03999999989" calcext:value-type="float">
            <text:p>4277.03999999989</text:p>
          </table:table-cell>
        </table:table-row>
        <table:table-row table:style-name="ro2">
          <table:table-cell office:value-type="float" office:value="11.4359059059059" calcext:value-type="float">
            <text:p>11.4359059059059</text:p>
          </table:table-cell>
          <table:table-cell office:value-type="float" office:value="4303.19999999989" calcext:value-type="float">
            <text:p>4303.19999999989</text:p>
          </table:table-cell>
        </table:table-row>
        <table:table-row table:style-name="ro2">
          <table:table-cell office:value-type="float" office:value="11.4599099099099" calcext:value-type="float">
            <text:p>11.4599099099099</text:p>
          </table:table-cell>
          <table:table-cell office:value-type="float" office:value="4329.35999999989" calcext:value-type="float">
            <text:p>4329.35999999989</text:p>
          </table:table-cell>
        </table:table-row>
        <table:table-row table:style-name="ro2">
          <table:table-cell office:value-type="float" office:value="11.4839139139139" calcext:value-type="float">
            <text:p>11.4839139139139</text:p>
          </table:table-cell>
          <table:table-cell office:value-type="float" office:value="4355.51999999989" calcext:value-type="float">
            <text:p>4355.51999999989</text:p>
          </table:table-cell>
        </table:table-row>
        <table:table-row table:style-name="ro2">
          <table:table-cell office:value-type="float" office:value="11.5079179179179" calcext:value-type="float">
            <text:p>11.5079179179179</text:p>
          </table:table-cell>
          <table:table-cell office:value-type="float" office:value="4381.67999999989" calcext:value-type="float">
            <text:p>4381.67999999989</text:p>
          </table:table-cell>
        </table:table-row>
        <table:table-row table:style-name="ro2">
          <table:table-cell office:value-type="float" office:value="11.5319219219219" calcext:value-type="float">
            <text:p>11.5319219219219</text:p>
          </table:table-cell>
          <table:table-cell office:value-type="float" office:value="4407.8399999999" calcext:value-type="float">
            <text:p>4407.8399999999</text:p>
          </table:table-cell>
        </table:table-row>
        <table:table-row table:style-name="ro2">
          <table:table-cell office:value-type="float" office:value="11.5559259259259" calcext:value-type="float">
            <text:p>11.5559259259259</text:p>
          </table:table-cell>
          <table:table-cell office:value-type="float" office:value="4412.1599999999" calcext:value-type="float">
            <text:p>4412.1599999999</text:p>
          </table:table-cell>
        </table:table-row>
        <table:table-row table:style-name="ro2">
          <table:table-cell office:value-type="float" office:value="11.5799299299299" calcext:value-type="float">
            <text:p>11.5799299299299</text:p>
          </table:table-cell>
          <table:table-cell office:value-type="float" office:value="4416.4799999999" calcext:value-type="float">
            <text:p>4416.4799999999</text:p>
          </table:table-cell>
        </table:table-row>
        <table:table-row table:style-name="ro2">
          <table:table-cell office:value-type="float" office:value="11.6039339339339" calcext:value-type="float">
            <text:p>11.6039339339339</text:p>
          </table:table-cell>
          <table:table-cell office:value-type="float" office:value="4420.7999999999" calcext:value-type="float">
            <text:p>4420.7999999999</text:p>
          </table:table-cell>
        </table:table-row>
        <table:table-row table:style-name="ro2">
          <table:table-cell office:value-type="float" office:value="11.6279379379379" calcext:value-type="float">
            <text:p>11.6279379379379</text:p>
          </table:table-cell>
          <table:table-cell office:value-type="float" office:value="4425.1199999999" calcext:value-type="float">
            <text:p>4425.1199999999</text:p>
          </table:table-cell>
        </table:table-row>
        <table:table-row table:style-name="ro2">
          <table:table-cell office:value-type="float" office:value="11.6519419419419" calcext:value-type="float">
            <text:p>11.6519419419419</text:p>
          </table:table-cell>
          <table:table-cell office:value-type="float" office:value="4429.4399999999" calcext:value-type="float">
            <text:p>4429.4399999999</text:p>
          </table:table-cell>
        </table:table-row>
        <table:table-row table:style-name="ro2">
          <table:table-cell office:value-type="float" office:value="11.6759459459459" calcext:value-type="float">
            <text:p>11.6759459459459</text:p>
          </table:table-cell>
          <table:table-cell office:value-type="float" office:value="4433.75999999991" calcext:value-type="float">
            <text:p>4433.75999999991</text:p>
          </table:table-cell>
        </table:table-row>
        <table:table-row table:style-name="ro2">
          <table:table-cell office:value-type="float" office:value="11.6999499499499" calcext:value-type="float">
            <text:p>11.6999499499499</text:p>
          </table:table-cell>
          <table:table-cell office:value-type="float" office:value="4438.07999999991" calcext:value-type="float">
            <text:p>4438.07999999991</text:p>
          </table:table-cell>
        </table:table-row>
        <table:table-row table:style-name="ro2">
          <table:table-cell office:value-type="float" office:value="11.723953953954" calcext:value-type="float">
            <text:p>11.723953953954</text:p>
          </table:table-cell>
          <table:table-cell office:value-type="float" office:value="4442.39999999991" calcext:value-type="float">
            <text:p>4442.39999999991</text:p>
          </table:table-cell>
        </table:table-row>
        <table:table-row table:style-name="ro2">
          <table:table-cell office:value-type="float" office:value="11.747957957958" calcext:value-type="float">
            <text:p>11.747957957958</text:p>
          </table:table-cell>
          <table:table-cell office:value-type="float" office:value="4446.71999999991" calcext:value-type="float">
            <text:p>4446.71999999991</text:p>
          </table:table-cell>
        </table:table-row>
        <table:table-row table:style-name="ro2">
          <table:table-cell office:value-type="float" office:value="11.771961961962" calcext:value-type="float">
            <text:p>11.771961961962</text:p>
          </table:table-cell>
          <table:table-cell office:value-type="float" office:value="4451.03999999991" calcext:value-type="float">
            <text:p>4451.03999999991</text:p>
          </table:table-cell>
        </table:table-row>
        <table:table-row table:style-name="ro2">
          <table:table-cell office:value-type="float" office:value="11.795965965966" calcext:value-type="float">
            <text:p>11.795965965966</text:p>
          </table:table-cell>
          <table:table-cell office:value-type="float" office:value="4455.35999999991" calcext:value-type="float">
            <text:p>4455.35999999991</text:p>
          </table:table-cell>
        </table:table-row>
        <table:table-row table:style-name="ro2">
          <table:table-cell office:value-type="float" office:value="11.81996996997" calcext:value-type="float">
            <text:p>11.81996996997</text:p>
          </table:table-cell>
          <table:table-cell office:value-type="float" office:value="4459.67999999991" calcext:value-type="float">
            <text:p>4459.67999999991</text:p>
          </table:table-cell>
        </table:table-row>
        <table:table-row table:style-name="ro2">
          <table:table-cell office:value-type="float" office:value="11.843973973974" calcext:value-type="float">
            <text:p>11.843973973974</text:p>
          </table:table-cell>
          <table:table-cell office:value-type="float" office:value="4463.99999999992" calcext:value-type="float">
            <text:p>4463.99999999992</text:p>
          </table:table-cell>
        </table:table-row>
        <table:table-row table:style-name="ro2">
          <table:table-cell office:value-type="float" office:value="11.867977977978" calcext:value-type="float">
            <text:p>11.867977977978</text:p>
          </table:table-cell>
          <table:table-cell office:value-type="float" office:value="4468.31999999992" calcext:value-type="float">
            <text:p>4468.31999999992</text:p>
          </table:table-cell>
        </table:table-row>
        <table:table-row table:style-name="ro2">
          <table:table-cell office:value-type="float" office:value="11.891981981982" calcext:value-type="float">
            <text:p>11.891981981982</text:p>
          </table:table-cell>
          <table:table-cell office:value-type="float" office:value="4472.63999999992" calcext:value-type="float">
            <text:p>4472.63999999992</text:p>
          </table:table-cell>
        </table:table-row>
        <table:table-row table:style-name="ro2">
          <table:table-cell office:value-type="float" office:value="11.915985985986" calcext:value-type="float">
            <text:p>11.915985985986</text:p>
          </table:table-cell>
          <table:table-cell office:value-type="float" office:value="4476.95999999992" calcext:value-type="float">
            <text:p>4476.95999999992</text:p>
          </table:table-cell>
        </table:table-row>
        <table:table-row table:style-name="ro2">
          <table:table-cell office:value-type="float" office:value="11.93998998999" calcext:value-type="float">
            <text:p>11.93998998999</text:p>
          </table:table-cell>
          <table:table-cell office:value-type="float" office:value="4481.27999999992" calcext:value-type="float">
            <text:p>4481.27999999992</text:p>
          </table:table-cell>
        </table:table-row>
        <table:table-row table:style-name="ro2">
          <table:table-cell office:value-type="float" office:value="11.963993993994" calcext:value-type="float">
            <text:p>11.963993993994</text:p>
          </table:table-cell>
          <table:table-cell office:value-type="float" office:value="4485.59999999992" calcext:value-type="float">
            <text:p>4485.59999999992</text:p>
          </table:table-cell>
        </table:table-row>
        <table:table-row table:style-name="ro2">
          <table:table-cell office:value-type="float" office:value="11.987997997998" calcext:value-type="float">
            <text:p>11.987997997998</text:p>
          </table:table-cell>
          <table:table-cell office:value-type="float" office:value="4489.91999999993" calcext:value-type="float">
            <text:p>4489.91999999993</text:p>
          </table:table-cell>
        </table:table-row>
        <table:table-row table:style-name="ro2">
          <table:table-cell office:value-type="float" office:value="12.012002002002" calcext:value-type="float">
            <text:p>12.012002002002</text:p>
          </table:table-cell>
          <table:table-cell office:value-type="float" office:value="4494.23999999993" calcext:value-type="float">
            <text:p>4494.23999999993</text:p>
          </table:table-cell>
        </table:table-row>
        <table:table-row table:style-name="ro2">
          <table:table-cell office:value-type="float" office:value="12.036006006006" calcext:value-type="float">
            <text:p>12.036006006006</text:p>
          </table:table-cell>
          <table:table-cell office:value-type="float" office:value="4498.55999999993" calcext:value-type="float">
            <text:p>4498.55999999993</text:p>
          </table:table-cell>
        </table:table-row>
        <table:table-row table:style-name="ro2">
          <table:table-cell office:value-type="float" office:value="12.06001001001" calcext:value-type="float">
            <text:p>12.06001001001</text:p>
          </table:table-cell>
          <table:table-cell office:value-type="float" office:value="4502.87999999993" calcext:value-type="float">
            <text:p>4502.87999999993</text:p>
          </table:table-cell>
        </table:table-row>
        <table:table-row table:style-name="ro2">
          <table:table-cell office:value-type="float" office:value="12.084014014014" calcext:value-type="float">
            <text:p>12.084014014014</text:p>
          </table:table-cell>
          <table:table-cell office:value-type="float" office:value="4507.19999999993" calcext:value-type="float">
            <text:p>4507.19999999993</text:p>
          </table:table-cell>
        </table:table-row>
        <table:table-row table:style-name="ro2">
          <table:table-cell office:value-type="float" office:value="12.108018018018" calcext:value-type="float">
            <text:p>12.108018018018</text:p>
          </table:table-cell>
          <table:table-cell office:value-type="float" office:value="4511.51999999993" calcext:value-type="float">
            <text:p>4511.51999999993</text:p>
          </table:table-cell>
        </table:table-row>
        <table:table-row table:style-name="ro2">
          <table:table-cell office:value-type="float" office:value="12.132022022022" calcext:value-type="float">
            <text:p>12.132022022022</text:p>
          </table:table-cell>
          <table:table-cell office:value-type="float" office:value="4515.83999999993" calcext:value-type="float">
            <text:p>4515.83999999993</text:p>
          </table:table-cell>
        </table:table-row>
        <table:table-row table:style-name="ro2">
          <table:table-cell office:value-type="float" office:value="12.156026026026" calcext:value-type="float">
            <text:p>12.156026026026</text:p>
          </table:table-cell>
          <table:table-cell office:value-type="float" office:value="4520.15999999994" calcext:value-type="float">
            <text:p>4520.15999999994</text:p>
          </table:table-cell>
        </table:table-row>
        <table:table-row table:style-name="ro2">
          <table:table-cell office:value-type="float" office:value="12.18003003003" calcext:value-type="float">
            <text:p>12.18003003003</text:p>
          </table:table-cell>
          <table:table-cell office:value-type="float" office:value="4524.47999999994" calcext:value-type="float">
            <text:p>4524.47999999994</text:p>
          </table:table-cell>
        </table:table-row>
        <table:table-row table:style-name="ro2">
          <table:table-cell office:value-type="float" office:value="12.204034034034" calcext:value-type="float">
            <text:p>12.204034034034</text:p>
          </table:table-cell>
          <table:table-cell office:value-type="float" office:value="4528.79999999994" calcext:value-type="float">
            <text:p>4528.79999999994</text:p>
          </table:table-cell>
        </table:table-row>
        <table:table-row table:style-name="ro2">
          <table:table-cell office:value-type="float" office:value="12.228038038038" calcext:value-type="float">
            <text:p>12.228038038038</text:p>
          </table:table-cell>
          <table:table-cell office:value-type="float" office:value="4533.11999999994" calcext:value-type="float">
            <text:p>4533.11999999994</text:p>
          </table:table-cell>
        </table:table-row>
        <table:table-row table:style-name="ro2">
          <table:table-cell office:value-type="float" office:value="12.252042042042" calcext:value-type="float">
            <text:p>12.252042042042</text:p>
          </table:table-cell>
          <table:table-cell office:value-type="float" office:value="4537.43999999994" calcext:value-type="float">
            <text:p>4537.43999999994</text:p>
          </table:table-cell>
        </table:table-row>
        <table:table-row table:style-name="ro2">
          <table:table-cell office:value-type="float" office:value="12.276046046046" calcext:value-type="float">
            <text:p>12.276046046046</text:p>
          </table:table-cell>
          <table:table-cell office:value-type="float" office:value="4541.75999999994" calcext:value-type="float">
            <text:p>4541.75999999994</text:p>
          </table:table-cell>
        </table:table-row>
        <table:table-row table:style-name="ro2">
          <table:table-cell office:value-type="float" office:value="12.30005005005" calcext:value-type="float">
            <text:p>12.30005005005</text:p>
          </table:table-cell>
          <table:table-cell office:value-type="float" office:value="4546.07999999994" calcext:value-type="float">
            <text:p>4546.07999999994</text:p>
          </table:table-cell>
        </table:table-row>
        <table:table-row table:style-name="ro2">
          <table:table-cell office:value-type="float" office:value="12.3240540540541" calcext:value-type="float">
            <text:p>12.3240540540541</text:p>
          </table:table-cell>
          <table:table-cell office:value-type="float" office:value="4550.39999999995" calcext:value-type="float">
            <text:p>4550.39999999995</text:p>
          </table:table-cell>
        </table:table-row>
        <table:table-row table:style-name="ro2">
          <table:table-cell office:value-type="float" office:value="12.3480580580581" calcext:value-type="float">
            <text:p>12.3480580580581</text:p>
          </table:table-cell>
          <table:table-cell office:value-type="float" office:value="4554.71999999995" calcext:value-type="float">
            <text:p>4554.71999999995</text:p>
          </table:table-cell>
        </table:table-row>
        <table:table-row table:style-name="ro2">
          <table:table-cell office:value-type="float" office:value="12.3720620620621" calcext:value-type="float">
            <text:p>12.3720620620621</text:p>
          </table:table-cell>
          <table:table-cell office:value-type="float" office:value="4559.03999999995" calcext:value-type="float">
            <text:p>4559.03999999995</text:p>
          </table:table-cell>
        </table:table-row>
        <table:table-row table:style-name="ro2">
          <table:table-cell office:value-type="float" office:value="12.3960660660661" calcext:value-type="float">
            <text:p>12.3960660660661</text:p>
          </table:table-cell>
          <table:table-cell office:value-type="float" office:value="4563.35999999995" calcext:value-type="float">
            <text:p>4563.35999999995</text:p>
          </table:table-cell>
        </table:table-row>
        <table:table-row table:style-name="ro2">
          <table:table-cell office:value-type="float" office:value="12.4200700700701" calcext:value-type="float">
            <text:p>12.4200700700701</text:p>
          </table:table-cell>
          <table:table-cell office:value-type="float" office:value="4567.67999999995" calcext:value-type="float">
            <text:p>4567.67999999995</text:p>
          </table:table-cell>
        </table:table-row>
        <table:table-row table:style-name="ro2">
          <table:table-cell office:value-type="float" office:value="12.4440740740741" calcext:value-type="float">
            <text:p>12.4440740740741</text:p>
          </table:table-cell>
          <table:table-cell office:value-type="float" office:value="4571.99999999995" calcext:value-type="float">
            <text:p>4571.99999999995</text:p>
          </table:table-cell>
        </table:table-row>
        <table:table-row table:style-name="ro2">
          <table:table-cell office:value-type="float" office:value="12.4680780780781" calcext:value-type="float">
            <text:p>12.4680780780781</text:p>
          </table:table-cell>
          <table:table-cell office:value-type="float" office:value="4576.31999999996" calcext:value-type="float">
            <text:p>4576.31999999996</text:p>
          </table:table-cell>
        </table:table-row>
        <table:table-row table:style-name="ro2">
          <table:table-cell office:value-type="float" office:value="12.4920820820821" calcext:value-type="float">
            <text:p>12.4920820820821</text:p>
          </table:table-cell>
          <table:table-cell office:value-type="float" office:value="4580.63999999996" calcext:value-type="float">
            <text:p>4580.63999999996</text:p>
          </table:table-cell>
        </table:table-row>
        <table:table-row table:style-name="ro2">
          <table:table-cell office:value-type="float" office:value="12.5160860860861" calcext:value-type="float">
            <text:p>12.5160860860861</text:p>
          </table:table-cell>
          <table:table-cell office:value-type="float" office:value="4606.79999999996" calcext:value-type="float">
            <text:p>4606.79999999996</text:p>
          </table:table-cell>
        </table:table-row>
        <table:table-row table:style-name="ro2">
          <table:table-cell office:value-type="float" office:value="12.5400900900901" calcext:value-type="float">
            <text:p>12.5400900900901</text:p>
          </table:table-cell>
          <table:table-cell office:value-type="float" office:value="4632.95999999996" calcext:value-type="float">
            <text:p>4632.95999999996</text:p>
          </table:table-cell>
        </table:table-row>
        <table:table-row table:style-name="ro2">
          <table:table-cell office:value-type="float" office:value="12.5640940940941" calcext:value-type="float">
            <text:p>12.5640940940941</text:p>
          </table:table-cell>
          <table:table-cell office:value-type="float" office:value="4659.11999999996" calcext:value-type="float">
            <text:p>4659.11999999996</text:p>
          </table:table-cell>
        </table:table-row>
        <table:table-row table:style-name="ro2">
          <table:table-cell office:value-type="float" office:value="12.5880980980981" calcext:value-type="float">
            <text:p>12.5880980980981</text:p>
          </table:table-cell>
          <table:table-cell office:value-type="float" office:value="4685.27999999996" calcext:value-type="float">
            <text:p>4685.27999999996</text:p>
          </table:table-cell>
        </table:table-row>
        <table:table-row table:style-name="ro2">
          <table:table-cell office:value-type="float" office:value="12.6121021021021" calcext:value-type="float">
            <text:p>12.6121021021021</text:p>
          </table:table-cell>
          <table:table-cell office:value-type="float" office:value="4711.43999999997" calcext:value-type="float">
            <text:p>4711.43999999997</text:p>
          </table:table-cell>
        </table:table-row>
        <table:table-row table:style-name="ro2">
          <table:table-cell office:value-type="float" office:value="12.6361061061061" calcext:value-type="float">
            <text:p>12.6361061061061</text:p>
          </table:table-cell>
          <table:table-cell office:value-type="float" office:value="4737.59999999997" calcext:value-type="float">
            <text:p>4737.59999999997</text:p>
          </table:table-cell>
        </table:table-row>
        <table:table-row table:style-name="ro2">
          <table:table-cell office:value-type="float" office:value="12.6601101101101" calcext:value-type="float">
            <text:p>12.6601101101101</text:p>
          </table:table-cell>
          <table:table-cell office:value-type="float" office:value="4763.75999999997" calcext:value-type="float">
            <text:p>4763.75999999997</text:p>
          </table:table-cell>
        </table:table-row>
        <table:table-row table:style-name="ro2">
          <table:table-cell office:value-type="float" office:value="12.6841141141141" calcext:value-type="float">
            <text:p>12.6841141141141</text:p>
          </table:table-cell>
          <table:table-cell office:value-type="float" office:value="4789.91999999997" calcext:value-type="float">
            <text:p>4789.91999999997</text:p>
          </table:table-cell>
        </table:table-row>
        <table:table-row table:style-name="ro2">
          <table:table-cell office:value-type="float" office:value="12.7081181181181" calcext:value-type="float">
            <text:p>12.7081181181181</text:p>
          </table:table-cell>
          <table:table-cell office:value-type="float" office:value="4816.07999999997" calcext:value-type="float">
            <text:p>4816.07999999997</text:p>
          </table:table-cell>
        </table:table-row>
        <table:table-row table:style-name="ro2">
          <table:table-cell office:value-type="float" office:value="12.7321221221221" calcext:value-type="float">
            <text:p>12.7321221221221</text:p>
          </table:table-cell>
          <table:table-cell office:value-type="float" office:value="4842.23999999997" calcext:value-type="float">
            <text:p>4842.23999999997</text:p>
          </table:table-cell>
        </table:table-row>
        <table:table-row table:style-name="ro2">
          <table:table-cell office:value-type="float" office:value="12.7561261261261" calcext:value-type="float">
            <text:p>12.7561261261261</text:p>
          </table:table-cell>
          <table:table-cell office:value-type="float" office:value="4846.55999999998" calcext:value-type="float">
            <text:p>4846.55999999998</text:p>
          </table:table-cell>
        </table:table-row>
        <table:table-row table:style-name="ro2">
          <table:table-cell office:value-type="float" office:value="12.7801301301301" calcext:value-type="float">
            <text:p>12.7801301301301</text:p>
          </table:table-cell>
          <table:table-cell office:value-type="float" office:value="4850.87999999998" calcext:value-type="float">
            <text:p>4850.87999999998</text:p>
          </table:table-cell>
        </table:table-row>
        <table:table-row table:style-name="ro2">
          <table:table-cell office:value-type="float" office:value="12.8041341341341" calcext:value-type="float">
            <text:p>12.8041341341341</text:p>
          </table:table-cell>
          <table:table-cell office:value-type="float" office:value="4855.19999999998" calcext:value-type="float">
            <text:p>4855.19999999998</text:p>
          </table:table-cell>
        </table:table-row>
        <table:table-row table:style-name="ro2">
          <table:table-cell office:value-type="float" office:value="12.8281381381381" calcext:value-type="float">
            <text:p>12.8281381381381</text:p>
          </table:table-cell>
          <table:table-cell office:value-type="float" office:value="4859.51999999998" calcext:value-type="float">
            <text:p>4859.51999999998</text:p>
          </table:table-cell>
        </table:table-row>
        <table:table-row table:style-name="ro2">
          <table:table-cell office:value-type="float" office:value="12.8521421421421" calcext:value-type="float">
            <text:p>12.8521421421421</text:p>
          </table:table-cell>
          <table:table-cell office:value-type="float" office:value="4863.83999999998" calcext:value-type="float">
            <text:p>4863.83999999998</text:p>
          </table:table-cell>
        </table:table-row>
        <table:table-row table:style-name="ro2">
          <table:table-cell office:value-type="float" office:value="12.8761461461461" calcext:value-type="float">
            <text:p>12.8761461461461</text:p>
          </table:table-cell>
          <table:table-cell office:value-type="float" office:value="4868.15999999998" calcext:value-type="float">
            <text:p>4868.15999999998</text:p>
          </table:table-cell>
        </table:table-row>
        <table:table-row table:style-name="ro2">
          <table:table-cell office:value-type="float" office:value="12.9001501501501" calcext:value-type="float">
            <text:p>12.9001501501501</text:p>
          </table:table-cell>
          <table:table-cell office:value-type="float" office:value="4872.47999999998" calcext:value-type="float">
            <text:p>4872.47999999998</text:p>
          </table:table-cell>
        </table:table-row>
        <table:table-row table:style-name="ro2">
          <table:table-cell office:value-type="float" office:value="12.9241541541542" calcext:value-type="float">
            <text:p>12.9241541541542</text:p>
          </table:table-cell>
          <table:table-cell office:value-type="float" office:value="4876.79999999999" calcext:value-type="float">
            <text:p>4876.79999999999</text:p>
          </table:table-cell>
        </table:table-row>
        <table:table-row table:style-name="ro2">
          <table:table-cell office:value-type="float" office:value="12.9481581581582" calcext:value-type="float">
            <text:p>12.9481581581582</text:p>
          </table:table-cell>
          <table:table-cell office:value-type="float" office:value="4881.11999999999" calcext:value-type="float">
            <text:p>4881.11999999999</text:p>
          </table:table-cell>
        </table:table-row>
        <table:table-row table:style-name="ro2">
          <table:table-cell office:value-type="float" office:value="12.9721621621622" calcext:value-type="float">
            <text:p>12.9721621621622</text:p>
          </table:table-cell>
          <table:table-cell office:value-type="float" office:value="4885.43999999999" calcext:value-type="float">
            <text:p>4885.43999999999</text:p>
          </table:table-cell>
        </table:table-row>
        <table:table-row table:style-name="ro2">
          <table:table-cell office:value-type="float" office:value="12.9961661661662" calcext:value-type="float">
            <text:p>12.9961661661662</text:p>
          </table:table-cell>
          <table:table-cell office:value-type="float" office:value="4889.75999999999" calcext:value-type="float">
            <text:p>4889.75999999999</text:p>
          </table:table-cell>
        </table:table-row>
        <table:table-row table:style-name="ro2">
          <table:table-cell office:value-type="float" office:value="13.0201701701702" calcext:value-type="float">
            <text:p>13.0201701701702</text:p>
          </table:table-cell>
          <table:table-cell office:value-type="float" office:value="4894.07999999999" calcext:value-type="float">
            <text:p>4894.07999999999</text:p>
          </table:table-cell>
        </table:table-row>
        <table:table-row table:style-name="ro2">
          <table:table-cell office:value-type="float" office:value="13.0441741741742" calcext:value-type="float">
            <text:p>13.0441741741742</text:p>
          </table:table-cell>
          <table:table-cell office:value-type="float" office:value="4898.39999999999" calcext:value-type="float">
            <text:p>4898.39999999999</text:p>
          </table:table-cell>
        </table:table-row>
        <table:table-row table:style-name="ro2">
          <table:table-cell office:value-type="float" office:value="13.0681781781782" calcext:value-type="float">
            <text:p>13.0681781781782</text:p>
          </table:table-cell>
          <table:table-cell office:value-type="float" office:value="4902.72" calcext:value-type="float">
            <text:p>4902.72</text:p>
          </table:table-cell>
        </table:table-row>
        <table:table-row table:style-name="ro2">
          <table:table-cell office:value-type="float" office:value="13.0921821821822" calcext:value-type="float">
            <text:p>13.0921821821822</text:p>
          </table:table-cell>
          <table:table-cell office:value-type="float" office:value="4907.04" calcext:value-type="float">
            <text:p>4907.04</text:p>
          </table:table-cell>
        </table:table-row>
        <table:table-row table:style-name="ro2">
          <table:table-cell office:value-type="float" office:value="13.1161861861862" calcext:value-type="float">
            <text:p>13.1161861861862</text:p>
          </table:table-cell>
          <table:table-cell office:value-type="float" office:value="4911.36" calcext:value-type="float">
            <text:p>4911.36</text:p>
          </table:table-cell>
        </table:table-row>
        <table:table-row table:style-name="ro2">
          <table:table-cell office:value-type="float" office:value="13.1401901901902" calcext:value-type="float">
            <text:p>13.1401901901902</text:p>
          </table:table-cell>
          <table:table-cell office:value-type="float" office:value="4915.68" calcext:value-type="float">
            <text:p>4915.68</text:p>
          </table:table-cell>
        </table:table-row>
        <table:table-row table:style-name="ro2">
          <table:table-cell office:value-type="float" office:value="13.1641941941942" calcext:value-type="float">
            <text:p>13.1641941941942</text:p>
          </table:table-cell>
          <table:table-cell office:value-type="float" office:value="4920" calcext:value-type="float">
            <text:p>4920</text:p>
          </table:table-cell>
        </table:table-row>
        <table:table-row table:style-name="ro2">
          <table:table-cell office:value-type="float" office:value="13.1881981981982" calcext:value-type="float">
            <text:p>13.1881981981982</text:p>
          </table:table-cell>
          <table:table-cell office:value-type="float" office:value="4924.32" calcext:value-type="float">
            <text:p>4924.32</text:p>
          </table:table-cell>
        </table:table-row>
        <table:table-row table:style-name="ro2">
          <table:table-cell office:value-type="float" office:value="13.2122022022022" calcext:value-type="float">
            <text:p>13.2122022022022</text:p>
          </table:table-cell>
          <table:table-cell office:value-type="float" office:value="4928.64" calcext:value-type="float">
            <text:p>4928.64</text:p>
          </table:table-cell>
        </table:table-row>
        <table:table-row table:style-name="ro2">
          <table:table-cell office:value-type="float" office:value="13.2362062062062" calcext:value-type="float">
            <text:p>13.2362062062062</text:p>
          </table:table-cell>
          <table:table-cell office:value-type="float" office:value="4932.96000000001" calcext:value-type="float">
            <text:p>4932.96000000001</text:p>
          </table:table-cell>
        </table:table-row>
        <table:table-row table:style-name="ro2">
          <table:table-cell office:value-type="float" office:value="13.2602102102102" calcext:value-type="float">
            <text:p>13.2602102102102</text:p>
          </table:table-cell>
          <table:table-cell office:value-type="float" office:value="4937.28000000001" calcext:value-type="float">
            <text:p>4937.28000000001</text:p>
          </table:table-cell>
        </table:table-row>
        <table:table-row table:style-name="ro2">
          <table:table-cell office:value-type="float" office:value="13.2842142142142" calcext:value-type="float">
            <text:p>13.2842142142142</text:p>
          </table:table-cell>
          <table:table-cell office:value-type="float" office:value="4941.60000000001" calcext:value-type="float">
            <text:p>4941.60000000001</text:p>
          </table:table-cell>
        </table:table-row>
        <table:table-row table:style-name="ro2">
          <table:table-cell office:value-type="float" office:value="13.3082182182182" calcext:value-type="float">
            <text:p>13.3082182182182</text:p>
          </table:table-cell>
          <table:table-cell office:value-type="float" office:value="4945.92000000001" calcext:value-type="float">
            <text:p>4945.92000000001</text:p>
          </table:table-cell>
        </table:table-row>
        <table:table-row table:style-name="ro2">
          <table:table-cell office:value-type="float" office:value="13.3322222222222" calcext:value-type="float">
            <text:p>13.3322222222222</text:p>
          </table:table-cell>
          <table:table-cell office:value-type="float" office:value="4950.24000000001" calcext:value-type="float">
            <text:p>4950.24000000001</text:p>
          </table:table-cell>
        </table:table-row>
        <table:table-row table:style-name="ro2">
          <table:table-cell office:value-type="float" office:value="13.3562262262262" calcext:value-type="float">
            <text:p>13.3562262262262</text:p>
          </table:table-cell>
          <table:table-cell office:value-type="float" office:value="4954.56000000001" calcext:value-type="float">
            <text:p>4954.56000000001</text:p>
          </table:table-cell>
        </table:table-row>
        <table:table-row table:style-name="ro2">
          <table:table-cell office:value-type="float" office:value="13.3802302302302" calcext:value-type="float">
            <text:p>13.3802302302302</text:p>
          </table:table-cell>
          <table:table-cell office:value-type="float" office:value="4958.88000000002" calcext:value-type="float">
            <text:p>4958.88000000002</text:p>
          </table:table-cell>
        </table:table-row>
        <table:table-row table:style-name="ro2">
          <table:table-cell office:value-type="float" office:value="13.4042342342342" calcext:value-type="float">
            <text:p>13.4042342342342</text:p>
          </table:table-cell>
          <table:table-cell office:value-type="float" office:value="4963.20000000002" calcext:value-type="float">
            <text:p>4963.20000000002</text:p>
          </table:table-cell>
        </table:table-row>
        <table:table-row table:style-name="ro2">
          <table:table-cell office:value-type="float" office:value="13.4282382382382" calcext:value-type="float">
            <text:p>13.4282382382382</text:p>
          </table:table-cell>
          <table:table-cell office:value-type="float" office:value="4967.52000000002" calcext:value-type="float">
            <text:p>4967.52000000002</text:p>
          </table:table-cell>
        </table:table-row>
        <table:table-row table:style-name="ro2">
          <table:table-cell office:value-type="float" office:value="13.4522422422422" calcext:value-type="float">
            <text:p>13.4522422422422</text:p>
          </table:table-cell>
          <table:table-cell office:value-type="float" office:value="4971.84000000002" calcext:value-type="float">
            <text:p>4971.84000000002</text:p>
          </table:table-cell>
        </table:table-row>
        <table:table-row table:style-name="ro2">
          <table:table-cell office:value-type="float" office:value="13.4762462462462" calcext:value-type="float">
            <text:p>13.4762462462462</text:p>
          </table:table-cell>
          <table:table-cell office:value-type="float" office:value="4976.16000000002" calcext:value-type="float">
            <text:p>4976.16000000002</text:p>
          </table:table-cell>
        </table:table-row>
        <table:table-row table:style-name="ro2">
          <table:table-cell office:value-type="float" office:value="13.5002502502502" calcext:value-type="float">
            <text:p>13.5002502502502</text:p>
          </table:table-cell>
          <table:table-cell office:value-type="float" office:value="4980.48000000002" calcext:value-type="float">
            <text:p>4980.48000000002</text:p>
          </table:table-cell>
        </table:table-row>
        <table:table-row table:style-name="ro2">
          <table:table-cell office:value-type="float" office:value="13.5242542542543" calcext:value-type="float">
            <text:p>13.5242542542543</text:p>
          </table:table-cell>
          <table:table-cell office:value-type="float" office:value="4984.08000000002" calcext:value-type="float">
            <text:p>4984.08000000002</text:p>
          </table:table-cell>
        </table:table-row>
        <table:table-row table:style-name="ro2">
          <table:table-cell office:value-type="float" office:value="13.5482582582583" calcext:value-type="float">
            <text:p>13.5482582582583</text:p>
          </table:table-cell>
          <table:table-cell office:value-type="float" office:value="4987.68000000003" calcext:value-type="float">
            <text:p>4987.68000000003</text:p>
          </table:table-cell>
        </table:table-row>
        <table:table-row table:style-name="ro2">
          <table:table-cell office:value-type="float" office:value="13.5722622622623" calcext:value-type="float">
            <text:p>13.5722622622623</text:p>
          </table:table-cell>
          <table:table-cell office:value-type="float" office:value="4991.28000000003" calcext:value-type="float">
            <text:p>4991.28000000003</text:p>
          </table:table-cell>
        </table:table-row>
        <table:table-row table:style-name="ro2">
          <table:table-cell office:value-type="float" office:value="13.5962662662663" calcext:value-type="float">
            <text:p>13.5962662662663</text:p>
          </table:table-cell>
          <table:table-cell office:value-type="float" office:value="4994.88000000003" calcext:value-type="float">
            <text:p>4994.88000000003</text:p>
          </table:table-cell>
        </table:table-row>
        <table:table-row table:style-name="ro2">
          <table:table-cell office:value-type="float" office:value="13.6202702702703" calcext:value-type="float">
            <text:p>13.6202702702703</text:p>
          </table:table-cell>
          <table:table-cell office:value-type="float" office:value="4998.48000000003" calcext:value-type="float">
            <text:p>4998.48000000003</text:p>
          </table:table-cell>
        </table:table-row>
        <table:table-row table:style-name="ro2">
          <table:table-cell office:value-type="float" office:value="13.6442742742743" calcext:value-type="float">
            <text:p>13.6442742742743</text:p>
          </table:table-cell>
          <table:table-cell office:value-type="float" office:value="5002.08000000003" calcext:value-type="float">
            <text:p>5002.08000000003</text:p>
          </table:table-cell>
        </table:table-row>
        <table:table-row table:style-name="ro2">
          <table:table-cell office:value-type="float" office:value="13.6682782782783" calcext:value-type="float">
            <text:p>13.6682782782783</text:p>
          </table:table-cell>
          <table:table-cell office:value-type="float" office:value="5005.68000000003" calcext:value-type="float">
            <text:p>5005.68000000003</text:p>
          </table:table-cell>
        </table:table-row>
        <table:table-row table:style-name="ro2">
          <table:table-cell office:value-type="float" office:value="13.6922822822823" calcext:value-type="float">
            <text:p>13.6922822822823</text:p>
          </table:table-cell>
          <table:table-cell office:value-type="float" office:value="5009.28000000003" calcext:value-type="float">
            <text:p>5009.28000000003</text:p>
          </table:table-cell>
        </table:table-row>
        <table:table-row table:style-name="ro2">
          <table:table-cell office:value-type="float" office:value="13.7162862862863" calcext:value-type="float">
            <text:p>13.7162862862863</text:p>
          </table:table-cell>
          <table:table-cell office:value-type="float" office:value="5012.88000000003" calcext:value-type="float">
            <text:p>5012.88000000003</text:p>
          </table:table-cell>
        </table:table-row>
        <table:table-row table:style-name="ro2">
          <table:table-cell office:value-type="float" office:value="13.7402902902903" calcext:value-type="float">
            <text:p>13.7402902902903</text:p>
          </table:table-cell>
          <table:table-cell office:value-type="float" office:value="5016.48000000004" calcext:value-type="float">
            <text:p>5016.48000000004</text:p>
          </table:table-cell>
        </table:table-row>
        <table:table-row table:style-name="ro2">
          <table:table-cell office:value-type="float" office:value="13.7642942942943" calcext:value-type="float">
            <text:p>13.7642942942943</text:p>
          </table:table-cell>
          <table:table-cell office:value-type="float" office:value="5020.08000000004" calcext:value-type="float">
            <text:p>5020.08000000004</text:p>
          </table:table-cell>
        </table:table-row>
        <table:table-row table:style-name="ro2">
          <table:table-cell office:value-type="float" office:value="13.7882982982983" calcext:value-type="float">
            <text:p>13.7882982982983</text:p>
          </table:table-cell>
          <table:table-cell office:value-type="float" office:value="5023.68000000004" calcext:value-type="float">
            <text:p>5023.68000000004</text:p>
          </table:table-cell>
        </table:table-row>
        <table:table-row table:style-name="ro2">
          <table:table-cell office:value-type="float" office:value="13.8123023023023" calcext:value-type="float">
            <text:p>13.8123023023023</text:p>
          </table:table-cell>
          <table:table-cell office:value-type="float" office:value="5027.28000000004" calcext:value-type="float">
            <text:p>5027.28000000004</text:p>
          </table:table-cell>
        </table:table-row>
        <table:table-row table:style-name="ro2">
          <table:table-cell office:value-type="float" office:value="13.8363063063063" calcext:value-type="float">
            <text:p>13.8363063063063</text:p>
          </table:table-cell>
          <table:table-cell office:value-type="float" office:value="5030.88000000004" calcext:value-type="float">
            <text:p>5030.88000000004</text:p>
          </table:table-cell>
        </table:table-row>
        <table:table-row table:style-name="ro2">
          <table:table-cell office:value-type="float" office:value="13.8603103103103" calcext:value-type="float">
            <text:p>13.8603103103103</text:p>
          </table:table-cell>
          <table:table-cell office:value-type="float" office:value="5034.48000000004" calcext:value-type="float">
            <text:p>5034.48000000004</text:p>
          </table:table-cell>
        </table:table-row>
        <table:table-row table:style-name="ro2">
          <table:table-cell office:value-type="float" office:value="13.8843143143143" calcext:value-type="float">
            <text:p>13.8843143143143</text:p>
          </table:table-cell>
          <table:table-cell office:value-type="float" office:value="5038.08000000004" calcext:value-type="float">
            <text:p>5038.08000000004</text:p>
          </table:table-cell>
        </table:table-row>
        <table:table-row table:style-name="ro2">
          <table:table-cell office:value-type="float" office:value="13.9083183183183" calcext:value-type="float">
            <text:p>13.9083183183183</text:p>
          </table:table-cell>
          <table:table-cell office:value-type="float" office:value="5041.68000000004" calcext:value-type="float">
            <text:p>5041.68000000004</text:p>
          </table:table-cell>
        </table:table-row>
        <table:table-row table:style-name="ro2">
          <table:table-cell office:value-type="float" office:value="13.9323223223223" calcext:value-type="float">
            <text:p>13.9323223223223</text:p>
          </table:table-cell>
          <table:table-cell office:value-type="float" office:value="5045.28000000005" calcext:value-type="float">
            <text:p>5045.28000000005</text:p>
          </table:table-cell>
        </table:table-row>
        <table:table-row table:style-name="ro2">
          <table:table-cell office:value-type="float" office:value="13.9563263263263" calcext:value-type="float">
            <text:p>13.9563263263263</text:p>
          </table:table-cell>
          <table:table-cell office:value-type="float" office:value="5070.72000000005" calcext:value-type="float">
            <text:p>5070.72000000005</text:p>
          </table:table-cell>
        </table:table-row>
        <table:table-row table:style-name="ro2">
          <table:table-cell office:value-type="float" office:value="13.9803303303303" calcext:value-type="float">
            <text:p>13.9803303303303</text:p>
          </table:table-cell>
          <table:table-cell office:value-type="float" office:value="5096.16000000005" calcext:value-type="float">
            <text:p>5096.16000000005</text:p>
          </table:table-cell>
        </table:table-row>
        <table:table-row table:style-name="ro2">
          <table:table-cell office:value-type="float" office:value="14.0043343343343" calcext:value-type="float">
            <text:p>14.0043343343343</text:p>
          </table:table-cell>
          <table:table-cell office:value-type="float" office:value="5121.60000000005" calcext:value-type="float">
            <text:p>5121.60000000005</text:p>
          </table:table-cell>
        </table:table-row>
        <table:table-row table:style-name="ro2">
          <table:table-cell office:value-type="float" office:value="14.0283383383383" calcext:value-type="float">
            <text:p>14.0283383383383</text:p>
          </table:table-cell>
          <table:table-cell office:value-type="float" office:value="5147.04000000005" calcext:value-type="float">
            <text:p>5147.04000000005</text:p>
          </table:table-cell>
        </table:table-row>
        <table:table-row table:style-name="ro2">
          <table:table-cell office:value-type="float" office:value="14.0523423423423" calcext:value-type="float">
            <text:p>14.0523423423423</text:p>
          </table:table-cell>
          <table:table-cell office:value-type="float" office:value="5172.48000000005" calcext:value-type="float">
            <text:p>5172.48000000005</text:p>
          </table:table-cell>
        </table:table-row>
        <table:table-row table:style-name="ro2">
          <table:table-cell office:value-type="float" office:value="14.0763463463463" calcext:value-type="float">
            <text:p>14.0763463463463</text:p>
          </table:table-cell>
          <table:table-cell office:value-type="float" office:value="5197.92000000005" calcext:value-type="float">
            <text:p>5197.92000000005</text:p>
          </table:table-cell>
        </table:table-row>
        <table:table-row table:style-name="ro2">
          <table:table-cell office:value-type="float" office:value="14.1003503503503" calcext:value-type="float">
            <text:p>14.1003503503503</text:p>
          </table:table-cell>
          <table:table-cell office:value-type="float" office:value="5223.36000000006" calcext:value-type="float">
            <text:p>5223.36000000006</text:p>
          </table:table-cell>
        </table:table-row>
        <table:table-row table:style-name="ro2">
          <table:table-cell office:value-type="float" office:value="14.1243543543544" calcext:value-type="float">
            <text:p>14.1243543543544</text:p>
          </table:table-cell>
          <table:table-cell office:value-type="float" office:value="5248.80000000006" calcext:value-type="float">
            <text:p>5248.80000000006</text:p>
          </table:table-cell>
        </table:table-row>
        <table:table-row table:style-name="ro2">
          <table:table-cell office:value-type="float" office:value="14.1483583583584" calcext:value-type="float">
            <text:p>14.1483583583584</text:p>
          </table:table-cell>
          <table:table-cell office:value-type="float" office:value="5274.24000000006" calcext:value-type="float">
            <text:p>5274.24000000006</text:p>
          </table:table-cell>
        </table:table-row>
        <table:table-row table:style-name="ro2">
          <table:table-cell office:value-type="float" office:value="14.1723623623624" calcext:value-type="float">
            <text:p>14.1723623623624</text:p>
          </table:table-cell>
          <table:table-cell office:value-type="float" office:value="5277.84000000006" calcext:value-type="float">
            <text:p>5277.84000000006</text:p>
          </table:table-cell>
        </table:table-row>
        <table:table-row table:style-name="ro2">
          <table:table-cell office:value-type="float" office:value="14.1963663663664" calcext:value-type="float">
            <text:p>14.1963663663664</text:p>
          </table:table-cell>
          <table:table-cell office:value-type="float" office:value="5281.44000000006" calcext:value-type="float">
            <text:p>5281.44000000006</text:p>
          </table:table-cell>
        </table:table-row>
        <table:table-row table:style-name="ro2">
          <table:table-cell office:value-type="float" office:value="14.2203703703704" calcext:value-type="float">
            <text:p>14.2203703703704</text:p>
          </table:table-cell>
          <table:table-cell office:value-type="float" office:value="5285.04000000006" calcext:value-type="float">
            <text:p>5285.04000000006</text:p>
          </table:table-cell>
        </table:table-row>
        <table:table-row table:style-name="ro2">
          <table:table-cell office:value-type="float" office:value="14.2443743743744" calcext:value-type="float">
            <text:p>14.2443743743744</text:p>
          </table:table-cell>
          <table:table-cell office:value-type="float" office:value="5288.64000000006" calcext:value-type="float">
            <text:p>5288.64000000006</text:p>
          </table:table-cell>
        </table:table-row>
        <table:table-row table:style-name="ro2">
          <table:table-cell office:value-type="float" office:value="14.2683783783784" calcext:value-type="float">
            <text:p>14.2683783783784</text:p>
          </table:table-cell>
          <table:table-cell office:value-type="float" office:value="5292.24000000006" calcext:value-type="float">
            <text:p>5292.24000000006</text:p>
          </table:table-cell>
        </table:table-row>
        <table:table-row table:style-name="ro2">
          <table:table-cell office:value-type="float" office:value="14.2923823823824" calcext:value-type="float">
            <text:p>14.2923823823824</text:p>
          </table:table-cell>
          <table:table-cell office:value-type="float" office:value="5295.84000000007" calcext:value-type="float">
            <text:p>5295.84000000007</text:p>
          </table:table-cell>
        </table:table-row>
        <table:table-row table:style-name="ro2">
          <table:table-cell office:value-type="float" office:value="14.3163863863864" calcext:value-type="float">
            <text:p>14.3163863863864</text:p>
          </table:table-cell>
          <table:table-cell office:value-type="float" office:value="5299.44000000007" calcext:value-type="float">
            <text:p>5299.44000000007</text:p>
          </table:table-cell>
        </table:table-row>
        <table:table-row table:style-name="ro2">
          <table:table-cell office:value-type="float" office:value="14.3403903903904" calcext:value-type="float">
            <text:p>14.3403903903904</text:p>
          </table:table-cell>
          <table:table-cell office:value-type="float" office:value="5303.04000000007" calcext:value-type="float">
            <text:p>5303.04000000007</text:p>
          </table:table-cell>
        </table:table-row>
        <table:table-row table:style-name="ro2">
          <table:table-cell office:value-type="float" office:value="14.3643943943944" calcext:value-type="float">
            <text:p>14.3643943943944</text:p>
          </table:table-cell>
          <table:table-cell office:value-type="float" office:value="5306.64000000007" calcext:value-type="float">
            <text:p>5306.64000000007</text:p>
          </table:table-cell>
        </table:table-row>
        <table:table-row table:style-name="ro2">
          <table:table-cell office:value-type="float" office:value="14.3883983983984" calcext:value-type="float">
            <text:p>14.3883983983984</text:p>
          </table:table-cell>
          <table:table-cell office:value-type="float" office:value="5310.24000000007" calcext:value-type="float">
            <text:p>5310.24000000007</text:p>
          </table:table-cell>
        </table:table-row>
        <table:table-row table:style-name="ro2">
          <table:table-cell office:value-type="float" office:value="14.4124024024024" calcext:value-type="float">
            <text:p>14.4124024024024</text:p>
          </table:table-cell>
          <table:table-cell office:value-type="float" office:value="5313.84000000007" calcext:value-type="float">
            <text:p>5313.84000000007</text:p>
          </table:table-cell>
        </table:table-row>
        <table:table-row table:style-name="ro2">
          <table:table-cell office:value-type="float" office:value="14.4364064064064" calcext:value-type="float">
            <text:p>14.4364064064064</text:p>
          </table:table-cell>
          <table:table-cell office:value-type="float" office:value="5317.44000000007" calcext:value-type="float">
            <text:p>5317.44000000007</text:p>
          </table:table-cell>
        </table:table-row>
        <table:table-row table:style-name="ro2">
          <table:table-cell office:value-type="float" office:value="14.4604104104104" calcext:value-type="float">
            <text:p>14.4604104104104</text:p>
          </table:table-cell>
          <table:table-cell office:value-type="float" office:value="5321.04000000007" calcext:value-type="float">
            <text:p>5321.04000000007</text:p>
          </table:table-cell>
        </table:table-row>
        <table:table-row table:style-name="ro2">
          <table:table-cell office:value-type="float" office:value="14.4844144144144" calcext:value-type="float">
            <text:p>14.4844144144144</text:p>
          </table:table-cell>
          <table:table-cell office:value-type="float" office:value="5324.64000000008" calcext:value-type="float">
            <text:p>5324.64000000008</text:p>
          </table:table-cell>
        </table:table-row>
        <table:table-row table:style-name="ro2">
          <table:table-cell office:value-type="float" office:value="14.5084184184184" calcext:value-type="float">
            <text:p>14.5084184184184</text:p>
          </table:table-cell>
          <table:table-cell office:value-type="float" office:value="5328.24000000008" calcext:value-type="float">
            <text:p>5328.24000000008</text:p>
          </table:table-cell>
        </table:table-row>
        <table:table-row table:style-name="ro2">
          <table:table-cell office:value-type="float" office:value="14.5324224224224" calcext:value-type="float">
            <text:p>14.5324224224224</text:p>
          </table:table-cell>
          <table:table-cell office:value-type="float" office:value="5331.84000000008" calcext:value-type="float">
            <text:p>5331.84000000008</text:p>
          </table:table-cell>
        </table:table-row>
        <table:table-row table:style-name="ro2">
          <table:table-cell office:value-type="float" office:value="14.5564264264264" calcext:value-type="float">
            <text:p>14.5564264264264</text:p>
          </table:table-cell>
          <table:table-cell office:value-type="float" office:value="5335.44000000008" calcext:value-type="float">
            <text:p>5335.44000000008</text:p>
          </table:table-cell>
        </table:table-row>
        <table:table-row table:style-name="ro2">
          <table:table-cell office:value-type="float" office:value="14.5804304304304" calcext:value-type="float">
            <text:p>14.5804304304304</text:p>
          </table:table-cell>
          <table:table-cell office:value-type="float" office:value="5339.04000000008" calcext:value-type="float">
            <text:p>5339.04000000008</text:p>
          </table:table-cell>
        </table:table-row>
        <table:table-row table:style-name="ro2">
          <table:table-cell office:value-type="float" office:value="14.6044344344344" calcext:value-type="float">
            <text:p>14.6044344344344</text:p>
          </table:table-cell>
          <table:table-cell office:value-type="float" office:value="5342.64000000008" calcext:value-type="float">
            <text:p>5342.64000000008</text:p>
          </table:table-cell>
        </table:table-row>
        <table:table-row table:style-name="ro2">
          <table:table-cell office:value-type="float" office:value="14.6284384384384" calcext:value-type="float">
            <text:p>14.6284384384384</text:p>
          </table:table-cell>
          <table:table-cell office:value-type="float" office:value="5346.24000000008" calcext:value-type="float">
            <text:p>5346.24000000008</text:p>
          </table:table-cell>
        </table:table-row>
        <table:table-row table:style-name="ro2">
          <table:table-cell office:value-type="float" office:value="14.6524424424424" calcext:value-type="float">
            <text:p>14.6524424424424</text:p>
          </table:table-cell>
          <table:table-cell office:value-type="float" office:value="5349.84000000009" calcext:value-type="float">
            <text:p>5349.84000000009</text:p>
          </table:table-cell>
        </table:table-row>
        <table:table-row table:style-name="ro2">
          <table:table-cell office:value-type="float" office:value="14.6764464464464" calcext:value-type="float">
            <text:p>14.6764464464464</text:p>
          </table:table-cell>
          <table:table-cell office:value-type="float" office:value="5353.44000000009" calcext:value-type="float">
            <text:p>5353.44000000009</text:p>
          </table:table-cell>
        </table:table-row>
        <table:table-row table:style-name="ro2">
          <table:table-cell office:value-type="float" office:value="14.7004504504504" calcext:value-type="float">
            <text:p>14.7004504504504</text:p>
          </table:table-cell>
          <table:table-cell office:value-type="float" office:value="5357.04000000009" calcext:value-type="float">
            <text:p>5357.04000000009</text:p>
          </table:table-cell>
        </table:table-row>
        <table:table-row table:style-name="ro2">
          <table:table-cell office:value-type="float" office:value="14.7244544544545" calcext:value-type="float">
            <text:p>14.7244544544545</text:p>
          </table:table-cell>
          <table:table-cell office:value-type="float" office:value="5360.64000000009" calcext:value-type="float">
            <text:p>5360.64000000009</text:p>
          </table:table-cell>
        </table:table-row>
        <table:table-row table:style-name="ro2">
          <table:table-cell office:value-type="float" office:value="14.7484584584585" calcext:value-type="float">
            <text:p>14.7484584584585</text:p>
          </table:table-cell>
          <table:table-cell office:value-type="float" office:value="5364.24000000009" calcext:value-type="float">
            <text:p>5364.24000000009</text:p>
          </table:table-cell>
        </table:table-row>
        <table:table-row table:style-name="ro2">
          <table:table-cell office:value-type="float" office:value="14.7724624624625" calcext:value-type="float">
            <text:p>14.7724624624625</text:p>
          </table:table-cell>
          <table:table-cell office:value-type="float" office:value="5367.84000000009" calcext:value-type="float">
            <text:p>5367.84000000009</text:p>
          </table:table-cell>
        </table:table-row>
        <table:table-row table:style-name="ro2">
          <table:table-cell office:value-type="float" office:value="14.7964664664665" calcext:value-type="float">
            <text:p>14.7964664664665</text:p>
          </table:table-cell>
          <table:table-cell office:value-type="float" office:value="5371.44000000009" calcext:value-type="float">
            <text:p>5371.44000000009</text:p>
          </table:table-cell>
        </table:table-row>
        <table:table-row table:style-name="ro2">
          <table:table-cell office:value-type="float" office:value="14.8204704704705" calcext:value-type="float">
            <text:p>14.8204704704705</text:p>
          </table:table-cell>
          <table:table-cell office:value-type="float" office:value="5375.04000000009" calcext:value-type="float">
            <text:p>5375.04000000009</text:p>
          </table:table-cell>
        </table:table-row>
        <table:table-row table:style-name="ro2">
          <table:table-cell office:value-type="float" office:value="14.8444744744745" calcext:value-type="float">
            <text:p>14.8444744744745</text:p>
          </table:table-cell>
          <table:table-cell office:value-type="float" office:value="5378.6400000001" calcext:value-type="float">
            <text:p>5378.6400000001</text:p>
          </table:table-cell>
        </table:table-row>
        <table:table-row table:style-name="ro2">
          <table:table-cell office:value-type="float" office:value="14.8684784784785" calcext:value-type="float">
            <text:p>14.8684784784785</text:p>
          </table:table-cell>
          <table:table-cell office:value-type="float" office:value="5382.2400000001" calcext:value-type="float">
            <text:p>5382.2400000001</text:p>
          </table:table-cell>
        </table:table-row>
        <table:table-row table:style-name="ro2">
          <table:table-cell office:value-type="float" office:value="14.8924824824825" calcext:value-type="float">
            <text:p>14.8924824824825</text:p>
          </table:table-cell>
          <table:table-cell office:value-type="float" office:value="5385.8400000001" calcext:value-type="float">
            <text:p>5385.8400000001</text:p>
          </table:table-cell>
        </table:table-row>
        <table:table-row table:style-name="ro2">
          <table:table-cell office:value-type="float" office:value="14.9164864864865" calcext:value-type="float">
            <text:p>14.9164864864865</text:p>
          </table:table-cell>
          <table:table-cell office:value-type="float" office:value="5389.4400000001" calcext:value-type="float">
            <text:p>5389.4400000001</text:p>
          </table:table-cell>
        </table:table-row>
        <table:table-row table:style-name="ro2">
          <table:table-cell office:value-type="float" office:value="14.9404904904905" calcext:value-type="float">
            <text:p>14.9404904904905</text:p>
          </table:table-cell>
          <table:table-cell office:value-type="float" office:value="5393.0400000001" calcext:value-type="float">
            <text:p>5393.0400000001</text:p>
          </table:table-cell>
        </table:table-row>
        <table:table-row table:style-name="ro2">
          <table:table-cell office:value-type="float" office:value="14.9644944944945" calcext:value-type="float">
            <text:p>14.9644944944945</text:p>
          </table:table-cell>
          <table:table-cell office:value-type="float" office:value="5396.6400000001" calcext:value-type="float">
            <text:p>5396.6400000001</text:p>
          </table:table-cell>
        </table:table-row>
        <table:table-row table:style-name="ro2">
          <table:table-cell office:value-type="float" office:value="14.9884984984985" calcext:value-type="float">
            <text:p>14.9884984984985</text:p>
          </table:table-cell>
          <table:table-cell office:value-type="float" office:value="5400.2400000001" calcext:value-type="float">
            <text:p>5400.2400000001</text:p>
          </table:table-cell>
        </table:table-row>
        <table:table-row table:style-name="ro2">
          <table:table-cell office:value-type="float" office:value="15.0125025025025" calcext:value-type="float">
            <text:p>15.0125025025025</text:p>
          </table:table-cell>
          <table:table-cell office:value-type="float" office:value="5403.8400000001" calcext:value-type="float">
            <text:p>5403.8400000001</text:p>
          </table:table-cell>
        </table:table-row>
        <table:table-row table:style-name="ro2">
          <table:table-cell office:value-type="float" office:value="15.0365065065065" calcext:value-type="float">
            <text:p>15.0365065065065</text:p>
          </table:table-cell>
          <table:table-cell office:value-type="float" office:value="5407.44000000011" calcext:value-type="float">
            <text:p>5407.44000000011</text:p>
          </table:table-cell>
        </table:table-row>
        <table:table-row table:style-name="ro2">
          <table:table-cell office:value-type="float" office:value="15.0605105105105" calcext:value-type="float">
            <text:p>15.0605105105105</text:p>
          </table:table-cell>
          <table:table-cell office:value-type="float" office:value="5411.04000000011" calcext:value-type="float">
            <text:p>5411.04000000011</text:p>
          </table:table-cell>
        </table:table-row>
        <table:table-row table:style-name="ro2">
          <table:table-cell office:value-type="float" office:value="15.0845145145145" calcext:value-type="float">
            <text:p>15.0845145145145</text:p>
          </table:table-cell>
          <table:table-cell office:value-type="float" office:value="5414.64000000011" calcext:value-type="float">
            <text:p>5414.64000000011</text:p>
          </table:table-cell>
        </table:table-row>
        <table:table-row table:style-name="ro2">
          <table:table-cell office:value-type="float" office:value="15.1085185185185" calcext:value-type="float">
            <text:p>15.1085185185185</text:p>
          </table:table-cell>
          <table:table-cell office:value-type="float" office:value="5418.24000000011" calcext:value-type="float">
            <text:p>5418.24000000011</text:p>
          </table:table-cell>
        </table:table-row>
        <table:table-row table:style-name="ro2">
          <table:table-cell office:value-type="float" office:value="15.1325225225225" calcext:value-type="float">
            <text:p>15.1325225225225</text:p>
          </table:table-cell>
          <table:table-cell office:value-type="float" office:value="5421.84000000011" calcext:value-type="float">
            <text:p>5421.84000000011</text:p>
          </table:table-cell>
        </table:table-row>
        <table:table-row table:style-name="ro2">
          <table:table-cell office:value-type="float" office:value="15.1565265265265" calcext:value-type="float">
            <text:p>15.1565265265265</text:p>
          </table:table-cell>
          <table:table-cell office:value-type="float" office:value="5425.44000000011" calcext:value-type="float">
            <text:p>5425.44000000011</text:p>
          </table:table-cell>
        </table:table-row>
        <table:table-row table:style-name="ro2">
          <table:table-cell office:value-type="float" office:value="15.1805305305305" calcext:value-type="float">
            <text:p>15.1805305305305</text:p>
          </table:table-cell>
          <table:table-cell office:value-type="float" office:value="5429.04000000011" calcext:value-type="float">
            <text:p>5429.04000000011</text:p>
          </table:table-cell>
        </table:table-row>
        <table:table-row table:style-name="ro2">
          <table:table-cell office:value-type="float" office:value="15.2045345345345" calcext:value-type="float">
            <text:p>15.2045345345345</text:p>
          </table:table-cell>
          <table:table-cell office:value-type="float" office:value="5432.64000000011" calcext:value-type="float">
            <text:p>5432.64000000011</text:p>
          </table:table-cell>
        </table:table-row>
        <table:table-row table:style-name="ro2">
          <table:table-cell office:value-type="float" office:value="15.2285385385385" calcext:value-type="float">
            <text:p>15.2285385385385</text:p>
          </table:table-cell>
          <table:table-cell office:value-type="float" office:value="5436.24000000012" calcext:value-type="float">
            <text:p>5436.24000000012</text:p>
          </table:table-cell>
        </table:table-row>
        <table:table-row table:style-name="ro2">
          <table:table-cell office:value-type="float" office:value="15.2525425425425" calcext:value-type="float">
            <text:p>15.2525425425425</text:p>
          </table:table-cell>
          <table:table-cell office:value-type="float" office:value="5439.84000000012" calcext:value-type="float">
            <text:p>5439.84000000012</text:p>
          </table:table-cell>
        </table:table-row>
        <table:table-row table:style-name="ro2">
          <table:table-cell office:value-type="float" office:value="15.2765465465465" calcext:value-type="float">
            <text:p>15.2765465465465</text:p>
          </table:table-cell>
          <table:table-cell office:value-type="float" office:value="5443.44000000012" calcext:value-type="float">
            <text:p>5443.44000000012</text:p>
          </table:table-cell>
        </table:table-row>
        <table:table-row table:style-name="ro2">
          <table:table-cell office:value-type="float" office:value="15.3005505505505" calcext:value-type="float">
            <text:p>15.3005505505505</text:p>
          </table:table-cell>
          <table:table-cell office:value-type="float" office:value="5447.04000000012" calcext:value-type="float">
            <text:p>5447.04000000012</text:p>
          </table:table-cell>
        </table:table-row>
        <table:table-row table:style-name="ro2">
          <table:table-cell office:value-type="float" office:value="15.3245545545546" calcext:value-type="float">
            <text:p>15.3245545545546</text:p>
          </table:table-cell>
          <table:table-cell office:value-type="float" office:value="5450.64000000012" calcext:value-type="float">
            <text:p>5450.64000000012</text:p>
          </table:table-cell>
        </table:table-row>
        <table:table-row table:style-name="ro2">
          <table:table-cell office:value-type="float" office:value="15.3485585585586" calcext:value-type="float">
            <text:p>15.3485585585586</text:p>
          </table:table-cell>
          <table:table-cell office:value-type="float" office:value="5454.24000000012" calcext:value-type="float">
            <text:p>5454.24000000012</text:p>
          </table:table-cell>
        </table:table-row>
        <table:table-row table:style-name="ro2">
          <table:table-cell office:value-type="float" office:value="15.3725625625626" calcext:value-type="float">
            <text:p>15.3725625625626</text:p>
          </table:table-cell>
          <table:table-cell office:value-type="float" office:value="5457.84000000012" calcext:value-type="float">
            <text:p>5457.84000000012</text:p>
          </table:table-cell>
        </table:table-row>
        <table:table-row table:style-name="ro2">
          <table:table-cell office:value-type="float" office:value="15.3965665665666" calcext:value-type="float">
            <text:p>15.3965665665666</text:p>
          </table:table-cell>
          <table:table-cell office:value-type="float" office:value="5461.44000000012" calcext:value-type="float">
            <text:p>5461.44000000012</text:p>
          </table:table-cell>
        </table:table-row>
        <table:table-row table:style-name="ro2">
          <table:table-cell office:value-type="float" office:value="15.4205705705706" calcext:value-type="float">
            <text:p>15.4205705705706</text:p>
          </table:table-cell>
          <table:table-cell office:value-type="float" office:value="5465.04000000013" calcext:value-type="float">
            <text:p>5465.04000000013</text:p>
          </table:table-cell>
        </table:table-row>
        <table:table-row table:style-name="ro2">
          <table:table-cell office:value-type="float" office:value="15.4445745745746" calcext:value-type="float">
            <text:p>15.4445745745746</text:p>
          </table:table-cell>
          <table:table-cell office:value-type="float" office:value="5468.64000000013" calcext:value-type="float">
            <text:p>5468.64000000013</text:p>
          </table:table-cell>
        </table:table-row>
        <table:table-row table:style-name="ro2">
          <table:table-cell office:value-type="float" office:value="15.4685785785786" calcext:value-type="float">
            <text:p>15.4685785785786</text:p>
          </table:table-cell>
          <table:table-cell office:value-type="float" office:value="5472.24000000013" calcext:value-type="float">
            <text:p>5472.24000000013</text:p>
          </table:table-cell>
        </table:table-row>
        <table:table-row table:style-name="ro2">
          <table:table-cell office:value-type="float" office:value="15.4925825825826" calcext:value-type="float">
            <text:p>15.4925825825826</text:p>
          </table:table-cell>
          <table:table-cell office:value-type="float" office:value="5497.68000000013" calcext:value-type="float">
            <text:p>5497.68000000013</text:p>
          </table:table-cell>
        </table:table-row>
        <table:table-row table:style-name="ro2">
          <table:table-cell office:value-type="float" office:value="15.5165865865866" calcext:value-type="float">
            <text:p>15.5165865865866</text:p>
          </table:table-cell>
          <table:table-cell office:value-type="float" office:value="5523.12000000013" calcext:value-type="float">
            <text:p>5523.12000000013</text:p>
          </table:table-cell>
        </table:table-row>
        <table:table-row table:style-name="ro2">
          <table:table-cell office:value-type="float" office:value="15.5405905905906" calcext:value-type="float">
            <text:p>15.5405905905906</text:p>
          </table:table-cell>
          <table:table-cell office:value-type="float" office:value="5548.56000000013" calcext:value-type="float">
            <text:p>5548.56000000013</text:p>
          </table:table-cell>
        </table:table-row>
        <table:table-row table:style-name="ro2">
          <table:table-cell office:value-type="float" office:value="15.5645945945946" calcext:value-type="float">
            <text:p>15.5645945945946</text:p>
          </table:table-cell>
          <table:table-cell office:value-type="float" office:value="5574.00000000013" calcext:value-type="float">
            <text:p>5574.00000000013</text:p>
          </table:table-cell>
        </table:table-row>
        <table:table-row table:style-name="ro2">
          <table:table-cell office:value-type="float" office:value="15.5885985985986" calcext:value-type="float">
            <text:p>15.5885985985986</text:p>
          </table:table-cell>
          <table:table-cell office:value-type="float" office:value="5599.44000000014" calcext:value-type="float">
            <text:p>5599.44000000014</text:p>
          </table:table-cell>
        </table:table-row>
        <table:table-row table:style-name="ro2">
          <table:table-cell office:value-type="float" office:value="15.6126026026026" calcext:value-type="float">
            <text:p>15.6126026026026</text:p>
          </table:table-cell>
          <table:table-cell office:value-type="float" office:value="5624.88000000014" calcext:value-type="float">
            <text:p>5624.88000000014</text:p>
          </table:table-cell>
        </table:table-row>
        <table:table-row table:style-name="ro2">
          <table:table-cell office:value-type="float" office:value="15.6366066066066" calcext:value-type="float">
            <text:p>15.6366066066066</text:p>
          </table:table-cell>
          <table:table-cell office:value-type="float" office:value="5650.32000000014" calcext:value-type="float">
            <text:p>5650.32000000014</text:p>
          </table:table-cell>
        </table:table-row>
        <table:table-row table:style-name="ro2">
          <table:table-cell office:value-type="float" office:value="15.6606106106106" calcext:value-type="float">
            <text:p>15.6606106106106</text:p>
          </table:table-cell>
          <table:table-cell office:value-type="float" office:value="5675.76000000014" calcext:value-type="float">
            <text:p>5675.76000000014</text:p>
          </table:table-cell>
        </table:table-row>
        <table:table-row table:style-name="ro2">
          <table:table-cell office:value-type="float" office:value="15.6846146146146" calcext:value-type="float">
            <text:p>15.6846146146146</text:p>
          </table:table-cell>
          <table:table-cell office:value-type="float" office:value="5701.20000000014" calcext:value-type="float">
            <text:p>5701.20000000014</text:p>
          </table:table-cell>
        </table:table-row>
        <table:table-row table:style-name="ro2">
          <table:table-cell office:value-type="float" office:value="15.7086186186186" calcext:value-type="float">
            <text:p>15.7086186186186</text:p>
          </table:table-cell>
          <table:table-cell office:value-type="float" office:value="5726.64000000014" calcext:value-type="float">
            <text:p>5726.64000000014</text:p>
          </table:table-cell>
        </table:table-row>
        <table:table-row table:style-name="ro2">
          <table:table-cell office:value-type="float" office:value="15.7326226226226" calcext:value-type="float">
            <text:p>15.7326226226226</text:p>
          </table:table-cell>
          <table:table-cell office:value-type="float" office:value="5752.08000000014" calcext:value-type="float">
            <text:p>5752.08000000014</text:p>
          </table:table-cell>
        </table:table-row>
        <table:table-row table:style-name="ro2">
          <table:table-cell office:value-type="float" office:value="15.7566266266266" calcext:value-type="float">
            <text:p>15.7566266266266</text:p>
          </table:table-cell>
          <table:table-cell office:value-type="float" office:value="5777.52000000015" calcext:value-type="float">
            <text:p>5777.52000000015</text:p>
          </table:table-cell>
        </table:table-row>
        <table:table-row table:style-name="ro2">
          <table:table-cell office:value-type="float" office:value="15.7806306306306" calcext:value-type="float">
            <text:p>15.7806306306306</text:p>
          </table:table-cell>
          <table:table-cell office:value-type="float" office:value="5802.96000000015" calcext:value-type="float">
            <text:p>5802.96000000015</text:p>
          </table:table-cell>
        </table:table-row>
        <table:table-row table:style-name="ro2">
          <table:table-cell office:value-type="float" office:value="15.8046346346346" calcext:value-type="float">
            <text:p>15.8046346346346</text:p>
          </table:table-cell>
          <table:table-cell office:value-type="float" office:value="5828.40000000015" calcext:value-type="float">
            <text:p>5828.40000000015</text:p>
          </table:table-cell>
        </table:table-row>
        <table:table-row table:style-name="ro2">
          <table:table-cell office:value-type="float" office:value="15.8286386386386" calcext:value-type="float">
            <text:p>15.8286386386386</text:p>
          </table:table-cell>
          <table:table-cell office:value-type="float" office:value="5853.84000000015" calcext:value-type="float">
            <text:p>5853.84000000015</text:p>
          </table:table-cell>
        </table:table-row>
        <table:table-row table:style-name="ro2">
          <table:table-cell office:value-type="float" office:value="15.8526426426426" calcext:value-type="float">
            <text:p>15.8526426426426</text:p>
          </table:table-cell>
          <table:table-cell office:value-type="float" office:value="5879.28000000015" calcext:value-type="float">
            <text:p>5879.28000000015</text:p>
          </table:table-cell>
        </table:table-row>
        <table:table-row table:style-name="ro2">
          <table:table-cell office:value-type="float" office:value="15.8766466466466" calcext:value-type="float">
            <text:p>15.8766466466466</text:p>
          </table:table-cell>
          <table:table-cell office:value-type="float" office:value="5904.72000000015" calcext:value-type="float">
            <text:p>5904.72000000015</text:p>
          </table:table-cell>
        </table:table-row>
        <table:table-row table:style-name="ro2">
          <table:table-cell office:value-type="float" office:value="15.9006506506506" calcext:value-type="float">
            <text:p>15.9006506506506</text:p>
          </table:table-cell>
          <table:table-cell office:value-type="float" office:value="5930.16000000015" calcext:value-type="float">
            <text:p>5930.16000000015</text:p>
          </table:table-cell>
        </table:table-row>
        <table:table-row table:style-name="ro2">
          <table:table-cell office:value-type="float" office:value="15.9246546546547" calcext:value-type="float">
            <text:p>15.9246546546547</text:p>
          </table:table-cell>
          <table:table-cell office:value-type="float" office:value="5955.60000000016" calcext:value-type="float">
            <text:p>5955.60000000016</text:p>
          </table:table-cell>
        </table:table-row>
        <table:table-row table:style-name="ro2">
          <table:table-cell office:value-type="float" office:value="15.9486586586587" calcext:value-type="float">
            <text:p>15.9486586586587</text:p>
          </table:table-cell>
          <table:table-cell office:value-type="float" office:value="5981.04000000016" calcext:value-type="float">
            <text:p>5981.04000000016</text:p>
          </table:table-cell>
        </table:table-row>
        <table:table-row table:style-name="ro2">
          <table:table-cell office:value-type="float" office:value="15.9726626626627" calcext:value-type="float">
            <text:p>15.9726626626627</text:p>
          </table:table-cell>
          <table:table-cell office:value-type="float" office:value="6006.48000000016" calcext:value-type="float">
            <text:p>6006.48000000016</text:p>
          </table:table-cell>
        </table:table-row>
        <table:table-row table:style-name="ro2">
          <table:table-cell office:value-type="float" office:value="15.9966666666667" calcext:value-type="float">
            <text:p>15.9966666666667</text:p>
          </table:table-cell>
          <table:table-cell office:value-type="float" office:value="6031.92000000016" calcext:value-type="float">
            <text:p>6031.92000000016</text:p>
          </table:table-cell>
        </table:table-row>
        <table:table-row table:style-name="ro2">
          <table:table-cell office:value-type="float" office:value="16.0206706706707" calcext:value-type="float">
            <text:p>16.0206706706707</text:p>
          </table:table-cell>
          <table:table-cell office:value-type="float" office:value="6057.36000000016" calcext:value-type="float">
            <text:p>6057.36000000016</text:p>
          </table:table-cell>
        </table:table-row>
        <table:table-row table:style-name="ro2">
          <table:table-cell office:value-type="float" office:value="16.0446746746747" calcext:value-type="float">
            <text:p>16.0446746746747</text:p>
          </table:table-cell>
          <table:table-cell office:value-type="float" office:value="6082.08000000016" calcext:value-type="float">
            <text:p>6082.08000000016</text:p>
          </table:table-cell>
        </table:table-row>
        <table:table-row table:style-name="ro2">
          <table:table-cell office:value-type="float" office:value="16.0686786786787" calcext:value-type="float">
            <text:p>16.0686786786787</text:p>
          </table:table-cell>
          <table:table-cell office:value-type="float" office:value="6106.80000000016" calcext:value-type="float">
            <text:p>6106.80000000016</text:p>
          </table:table-cell>
        </table:table-row>
        <table:table-row table:style-name="ro2">
          <table:table-cell office:value-type="float" office:value="16.0926826826827" calcext:value-type="float">
            <text:p>16.0926826826827</text:p>
          </table:table-cell>
          <table:table-cell office:value-type="float" office:value="6131.52000000016" calcext:value-type="float">
            <text:p>6131.52000000016</text:p>
          </table:table-cell>
        </table:table-row>
        <table:table-row table:style-name="ro2">
          <table:table-cell office:value-type="float" office:value="16.1166866866867" calcext:value-type="float">
            <text:p>16.1166866866867</text:p>
          </table:table-cell>
          <table:table-cell office:value-type="float" office:value="6156.24000000017" calcext:value-type="float">
            <text:p>6156.24000000017</text:p>
          </table:table-cell>
        </table:table-row>
        <table:table-row table:style-name="ro2">
          <table:table-cell office:value-type="float" office:value="16.1406906906907" calcext:value-type="float">
            <text:p>16.1406906906907</text:p>
          </table:table-cell>
          <table:table-cell office:value-type="float" office:value="6180.96000000017" calcext:value-type="float">
            <text:p>6180.96000000017</text:p>
          </table:table-cell>
        </table:table-row>
        <table:table-row table:style-name="ro2">
          <table:table-cell office:value-type="float" office:value="16.1646946946947" calcext:value-type="float">
            <text:p>16.1646946946947</text:p>
          </table:table-cell>
          <table:table-cell office:value-type="float" office:value="6205.68000000017" calcext:value-type="float">
            <text:p>6205.68000000017</text:p>
          </table:table-cell>
        </table:table-row>
        <table:table-row table:style-name="ro2">
          <table:table-cell office:value-type="float" office:value="16.1886986986987" calcext:value-type="float">
            <text:p>16.1886986986987</text:p>
          </table:table-cell>
          <table:table-cell office:value-type="float" office:value="6230.40000000017" calcext:value-type="float">
            <text:p>6230.40000000017</text:p>
          </table:table-cell>
        </table:table-row>
        <table:table-row table:style-name="ro2">
          <table:table-cell office:value-type="float" office:value="16.2127027027027" calcext:value-type="float">
            <text:p>16.2127027027027</text:p>
          </table:table-cell>
          <table:table-cell office:value-type="float" office:value="6255.12000000017" calcext:value-type="float">
            <text:p>6255.12000000017</text:p>
          </table:table-cell>
        </table:table-row>
        <table:table-row table:style-name="ro2">
          <table:table-cell office:value-type="float" office:value="16.2367067067067" calcext:value-type="float">
            <text:p>16.2367067067067</text:p>
          </table:table-cell>
          <table:table-cell office:value-type="float" office:value="6279.84000000017" calcext:value-type="float">
            <text:p>6279.84000000017</text:p>
          </table:table-cell>
        </table:table-row>
        <table:table-row table:style-name="ro2">
          <table:table-cell office:value-type="float" office:value="16.2607107107107" calcext:value-type="float">
            <text:p>16.2607107107107</text:p>
          </table:table-cell>
          <table:table-cell office:value-type="float" office:value="6304.56000000017" calcext:value-type="float">
            <text:p>6304.56000000017</text:p>
          </table:table-cell>
        </table:table-row>
        <table:table-row table:style-name="ro2">
          <table:table-cell office:value-type="float" office:value="16.2847147147147" calcext:value-type="float">
            <text:p>16.2847147147147</text:p>
          </table:table-cell>
          <table:table-cell office:value-type="float" office:value="6329.28000000017" calcext:value-type="float">
            <text:p>6329.28000000017</text:p>
          </table:table-cell>
        </table:table-row>
        <table:table-row table:style-name="ro2">
          <table:table-cell office:value-type="float" office:value="16.3087187187187" calcext:value-type="float">
            <text:p>16.3087187187187</text:p>
          </table:table-cell>
          <table:table-cell office:value-type="float" office:value="6354.00000000018" calcext:value-type="float">
            <text:p>6354.00000000018</text:p>
          </table:table-cell>
        </table:table-row>
        <table:table-row table:style-name="ro2">
          <table:table-cell office:value-type="float" office:value="16.3327227227227" calcext:value-type="float">
            <text:p>16.3327227227227</text:p>
          </table:table-cell>
          <table:table-cell office:value-type="float" office:value="6378.72000000018" calcext:value-type="float">
            <text:p>6378.72000000018</text:p>
          </table:table-cell>
        </table:table-row>
        <table:table-row table:style-name="ro2">
          <table:table-cell office:value-type="float" office:value="16.3567267267267" calcext:value-type="float">
            <text:p>16.3567267267267</text:p>
          </table:table-cell>
          <table:table-cell office:value-type="float" office:value="6403.44000000018" calcext:value-type="float">
            <text:p>6403.44000000018</text:p>
          </table:table-cell>
        </table:table-row>
        <table:table-row table:style-name="ro2">
          <table:table-cell office:value-type="float" office:value="16.3807307307307" calcext:value-type="float">
            <text:p>16.3807307307307</text:p>
          </table:table-cell>
          <table:table-cell office:value-type="float" office:value="6428.16000000018" calcext:value-type="float">
            <text:p>6428.16000000018</text:p>
          </table:table-cell>
        </table:table-row>
        <table:table-row table:style-name="ro2">
          <table:table-cell office:value-type="float" office:value="16.4047347347347" calcext:value-type="float">
            <text:p>16.4047347347347</text:p>
          </table:table-cell>
          <table:table-cell office:value-type="float" office:value="6452.88000000018" calcext:value-type="float">
            <text:p>6452.88000000018</text:p>
          </table:table-cell>
        </table:table-row>
        <table:table-row table:style-name="ro2">
          <table:table-cell office:value-type="float" office:value="16.4287387387387" calcext:value-type="float">
            <text:p>16.4287387387387</text:p>
          </table:table-cell>
          <table:table-cell office:value-type="float" office:value="6477.60000000018" calcext:value-type="float">
            <text:p>6477.60000000018</text:p>
          </table:table-cell>
        </table:table-row>
        <table:table-row table:style-name="ro2">
          <table:table-cell office:value-type="float" office:value="16.4527427427427" calcext:value-type="float">
            <text:p>16.4527427427427</text:p>
          </table:table-cell>
          <table:table-cell office:value-type="float" office:value="6502.32000000018" calcext:value-type="float">
            <text:p>6502.32000000018</text:p>
          </table:table-cell>
        </table:table-row>
        <table:table-row table:style-name="ro2">
          <table:table-cell office:value-type="float" office:value="16.4767467467467" calcext:value-type="float">
            <text:p>16.4767467467467</text:p>
          </table:table-cell>
          <table:table-cell office:value-type="float" office:value="6527.04000000018" calcext:value-type="float">
            <text:p>6527.04000000018</text:p>
          </table:table-cell>
        </table:table-row>
        <table:table-row table:style-name="ro2">
          <table:table-cell office:value-type="float" office:value="16.5007507507508" calcext:value-type="float">
            <text:p>16.5007507507508</text:p>
          </table:table-cell>
          <table:table-cell office:value-type="float" office:value="6551.76000000018" calcext:value-type="float">
            <text:p>6551.76000000018</text:p>
          </table:table-cell>
        </table:table-row>
        <table:table-row table:style-name="ro2">
          <table:table-cell office:value-type="float" office:value="16.5247547547548" calcext:value-type="float">
            <text:p>16.5247547547548</text:p>
          </table:table-cell>
          <table:table-cell office:value-type="float" office:value="6576.48000000019" calcext:value-type="float">
            <text:p>6576.48000000019</text:p>
          </table:table-cell>
        </table:table-row>
        <table:table-row table:style-name="ro2">
          <table:table-cell office:value-type="float" office:value="16.5487587587588" calcext:value-type="float">
            <text:p>16.5487587587588</text:p>
          </table:table-cell>
          <table:table-cell office:value-type="float" office:value="6601.20000000019" calcext:value-type="float">
            <text:p>6601.20000000019</text:p>
          </table:table-cell>
        </table:table-row>
        <table:table-row table:style-name="ro2">
          <table:table-cell office:value-type="float" office:value="16.5727627627628" calcext:value-type="float">
            <text:p>16.5727627627628</text:p>
          </table:table-cell>
          <table:table-cell office:value-type="float" office:value="6625.92000000019" calcext:value-type="float">
            <text:p>6625.92000000019</text:p>
          </table:table-cell>
        </table:table-row>
        <table:table-row table:style-name="ro2">
          <table:table-cell office:value-type="float" office:value="16.5967667667668" calcext:value-type="float">
            <text:p>16.5967667667668</text:p>
          </table:table-cell>
          <table:table-cell office:value-type="float" office:value="6651.36000000019" calcext:value-type="float">
            <text:p>6651.36000000019</text:p>
          </table:table-cell>
        </table:table-row>
        <table:table-row table:style-name="ro2">
          <table:table-cell office:value-type="float" office:value="16.6207707707708" calcext:value-type="float">
            <text:p>16.6207707707708</text:p>
          </table:table-cell>
          <table:table-cell office:value-type="float" office:value="6654.96000000019" calcext:value-type="float">
            <text:p>6654.96000000019</text:p>
          </table:table-cell>
        </table:table-row>
        <table:table-row table:style-name="ro2">
          <table:table-cell office:value-type="float" office:value="16.6447747747748" calcext:value-type="float">
            <text:p>16.6447747747748</text:p>
          </table:table-cell>
          <table:table-cell office:value-type="float" office:value="6658.56000000019" calcext:value-type="float">
            <text:p>6658.56000000019</text:p>
          </table:table-cell>
        </table:table-row>
        <table:table-row table:style-name="ro2">
          <table:table-cell office:value-type="float" office:value="16.6687787787788" calcext:value-type="float">
            <text:p>16.6687787787788</text:p>
          </table:table-cell>
          <table:table-cell office:value-type="float" office:value="6662.16000000019" calcext:value-type="float">
            <text:p>6662.16000000019</text:p>
          </table:table-cell>
        </table:table-row>
        <table:table-row table:style-name="ro2">
          <table:table-cell office:value-type="float" office:value="16.6927827827828" calcext:value-type="float">
            <text:p>16.6927827827828</text:p>
          </table:table-cell>
          <table:table-cell office:value-type="float" office:value="6665.76000000019" calcext:value-type="float">
            <text:p>6665.76000000019</text:p>
          </table:table-cell>
        </table:table-row>
        <table:table-row table:style-name="ro2">
          <table:table-cell office:value-type="float" office:value="16.7167867867868" calcext:value-type="float">
            <text:p>16.7167867867868</text:p>
          </table:table-cell>
          <table:table-cell office:value-type="float" office:value="6669.3600000002" calcext:value-type="float">
            <text:p>6669.3600000002</text:p>
          </table:table-cell>
        </table:table-row>
        <table:table-row table:style-name="ro2">
          <table:table-cell office:value-type="float" office:value="16.7407907907908" calcext:value-type="float">
            <text:p>16.7407907907908</text:p>
          </table:table-cell>
          <table:table-cell office:value-type="float" office:value="6672.9600000002" calcext:value-type="float">
            <text:p>6672.9600000002</text:p>
          </table:table-cell>
        </table:table-row>
        <table:table-row table:style-name="ro2">
          <table:table-cell office:value-type="float" office:value="16.7647947947948" calcext:value-type="float">
            <text:p>16.7647947947948</text:p>
          </table:table-cell>
          <table:table-cell office:value-type="float" office:value="6676.5600000002" calcext:value-type="float">
            <text:p>6676.5600000002</text:p>
          </table:table-cell>
        </table:table-row>
        <table:table-row table:style-name="ro2">
          <table:table-cell office:value-type="float" office:value="16.7887987987988" calcext:value-type="float">
            <text:p>16.7887987987988</text:p>
          </table:table-cell>
          <table:table-cell office:value-type="float" office:value="6680.1600000002" calcext:value-type="float">
            <text:p>6680.1600000002</text:p>
          </table:table-cell>
        </table:table-row>
        <table:table-row table:style-name="ro2">
          <table:table-cell office:value-type="float" office:value="16.8128028028028" calcext:value-type="float">
            <text:p>16.8128028028028</text:p>
          </table:table-cell>
          <table:table-cell office:value-type="float" office:value="6683.7600000002" calcext:value-type="float">
            <text:p>6683.7600000002</text:p>
          </table:table-cell>
        </table:table-row>
        <table:table-row table:style-name="ro2">
          <table:table-cell office:value-type="float" office:value="16.8368068068068" calcext:value-type="float">
            <text:p>16.8368068068068</text:p>
          </table:table-cell>
          <table:table-cell office:value-type="float" office:value="6687.3600000002" calcext:value-type="float">
            <text:p>6687.3600000002</text:p>
          </table:table-cell>
        </table:table-row>
        <table:table-row table:style-name="ro2">
          <table:table-cell office:value-type="float" office:value="16.8608108108108" calcext:value-type="float">
            <text:p>16.8608108108108</text:p>
          </table:table-cell>
          <table:table-cell office:value-type="float" office:value="6690.9600000002" calcext:value-type="float">
            <text:p>6690.9600000002</text:p>
          </table:table-cell>
        </table:table-row>
        <table:table-row table:style-name="ro2">
          <table:table-cell office:value-type="float" office:value="16.8848148148148" calcext:value-type="float">
            <text:p>16.8848148148148</text:p>
          </table:table-cell>
          <table:table-cell office:value-type="float" office:value="6694.5600000002" calcext:value-type="float">
            <text:p>6694.5600000002</text:p>
          </table:table-cell>
        </table:table-row>
        <table:table-row table:style-name="ro2">
          <table:table-cell office:value-type="float" office:value="16.9088188188188" calcext:value-type="float">
            <text:p>16.9088188188188</text:p>
          </table:table-cell>
          <table:table-cell office:value-type="float" office:value="6698.16000000021" calcext:value-type="float">
            <text:p>6698.16000000021</text:p>
          </table:table-cell>
        </table:table-row>
        <table:table-row table:style-name="ro2">
          <table:table-cell office:value-type="float" office:value="16.9328228228228" calcext:value-type="float">
            <text:p>16.9328228228228</text:p>
          </table:table-cell>
          <table:table-cell office:value-type="float" office:value="6701.76000000021" calcext:value-type="float">
            <text:p>6701.76000000021</text:p>
          </table:table-cell>
        </table:table-row>
        <table:table-row table:style-name="ro2">
          <table:table-cell office:value-type="float" office:value="16.9568268268268" calcext:value-type="float">
            <text:p>16.9568268268268</text:p>
          </table:table-cell>
          <table:table-cell office:value-type="float" office:value="6705.36000000021" calcext:value-type="float">
            <text:p>6705.36000000021</text:p>
          </table:table-cell>
        </table:table-row>
        <table:table-row table:style-name="ro2">
          <table:table-cell office:value-type="float" office:value="16.9808308308308" calcext:value-type="float">
            <text:p>16.9808308308308</text:p>
          </table:table-cell>
          <table:table-cell office:value-type="float" office:value="6708.96000000021" calcext:value-type="float">
            <text:p>6708.96000000021</text:p>
          </table:table-cell>
        </table:table-row>
        <table:table-row table:style-name="ro2">
          <table:table-cell office:value-type="float" office:value="17.0048348348348" calcext:value-type="float">
            <text:p>17.0048348348348</text:p>
          </table:table-cell>
          <table:table-cell office:value-type="float" office:value="6712.56000000021" calcext:value-type="float">
            <text:p>6712.56000000021</text:p>
          </table:table-cell>
        </table:table-row>
        <table:table-row table:style-name="ro2">
          <table:table-cell office:value-type="float" office:value="17.0288388388388" calcext:value-type="float">
            <text:p>17.0288388388388</text:p>
          </table:table-cell>
          <table:table-cell office:value-type="float" office:value="6716.16000000021" calcext:value-type="float">
            <text:p>6716.16000000021</text:p>
          </table:table-cell>
        </table:table-row>
        <table:table-row table:style-name="ro2">
          <table:table-cell office:value-type="float" office:value="17.0528428428428" calcext:value-type="float">
            <text:p>17.0528428428428</text:p>
          </table:table-cell>
          <table:table-cell office:value-type="float" office:value="6719.76000000021" calcext:value-type="float">
            <text:p>6719.76000000021</text:p>
          </table:table-cell>
        </table:table-row>
        <table:table-row table:style-name="ro2">
          <table:table-cell office:value-type="float" office:value="17.0768468468468" calcext:value-type="float">
            <text:p>17.0768468468468</text:p>
          </table:table-cell>
          <table:table-cell office:value-type="float" office:value="6723.36000000021" calcext:value-type="float">
            <text:p>6723.36000000021</text:p>
          </table:table-cell>
        </table:table-row>
        <table:table-row table:style-name="ro2">
          <table:table-cell office:value-type="float" office:value="17.1008508508509" calcext:value-type="float">
            <text:p>17.1008508508509</text:p>
          </table:table-cell>
          <table:table-cell office:value-type="float" office:value="6726.96000000022" calcext:value-type="float">
            <text:p>6726.96000000022</text:p>
          </table:table-cell>
        </table:table-row>
        <table:table-row table:style-name="ro2">
          <table:table-cell office:value-type="float" office:value="17.1248548548549" calcext:value-type="float">
            <text:p>17.1248548548549</text:p>
          </table:table-cell>
          <table:table-cell office:value-type="float" office:value="6730.56000000022" calcext:value-type="float">
            <text:p>6730.56000000022</text:p>
          </table:table-cell>
        </table:table-row>
        <table:table-row table:style-name="ro2">
          <table:table-cell office:value-type="float" office:value="17.1488588588589" calcext:value-type="float">
            <text:p>17.1488588588589</text:p>
          </table:table-cell>
          <table:table-cell office:value-type="float" office:value="6734.16000000022" calcext:value-type="float">
            <text:p>6734.16000000022</text:p>
          </table:table-cell>
        </table:table-row>
        <table:table-row table:style-name="ro2">
          <table:table-cell office:value-type="float" office:value="17.1728628628629" calcext:value-type="float">
            <text:p>17.1728628628629</text:p>
          </table:table-cell>
          <table:table-cell office:value-type="float" office:value="6737.76000000022" calcext:value-type="float">
            <text:p>6737.76000000022</text:p>
          </table:table-cell>
        </table:table-row>
        <table:table-row table:style-name="ro2">
          <table:table-cell office:value-type="float" office:value="17.1968668668669" calcext:value-type="float">
            <text:p>17.1968668668669</text:p>
          </table:table-cell>
          <table:table-cell office:value-type="float" office:value="6741.36000000022" calcext:value-type="float">
            <text:p>6741.36000000022</text:p>
          </table:table-cell>
        </table:table-row>
        <table:table-row table:style-name="ro2">
          <table:table-cell office:value-type="float" office:value="17.2208708708709" calcext:value-type="float">
            <text:p>17.2208708708709</text:p>
          </table:table-cell>
          <table:table-cell office:value-type="float" office:value="6744.96000000022" calcext:value-type="float">
            <text:p>6744.96000000022</text:p>
          </table:table-cell>
        </table:table-row>
        <table:table-row table:style-name="ro2">
          <table:table-cell office:value-type="float" office:value="17.2448748748749" calcext:value-type="float">
            <text:p>17.2448748748749</text:p>
          </table:table-cell>
          <table:table-cell office:value-type="float" office:value="6748.56000000022" calcext:value-type="float">
            <text:p>6748.56000000022</text:p>
          </table:table-cell>
        </table:table-row>
        <table:table-row table:style-name="ro2">
          <table:table-cell office:value-type="float" office:value="17.2688788788789" calcext:value-type="float">
            <text:p>17.2688788788789</text:p>
          </table:table-cell>
          <table:table-cell office:value-type="float" office:value="6752.16000000022" calcext:value-type="float">
            <text:p>6752.16000000022</text:p>
          </table:table-cell>
        </table:table-row>
        <table:table-row table:style-name="ro2">
          <table:table-cell office:value-type="float" office:value="17.2928828828829" calcext:value-type="float">
            <text:p>17.2928828828829</text:p>
          </table:table-cell>
          <table:table-cell office:value-type="float" office:value="6755.76000000023" calcext:value-type="float">
            <text:p>6755.76000000023</text:p>
          </table:table-cell>
        </table:table-row>
        <table:table-row table:style-name="ro2">
          <table:table-cell office:value-type="float" office:value="17.3168868868869" calcext:value-type="float">
            <text:p>17.3168868868869</text:p>
          </table:table-cell>
          <table:table-cell office:value-type="float" office:value="6781.20000000023" calcext:value-type="float">
            <text:p>6781.20000000023</text:p>
          </table:table-cell>
        </table:table-row>
        <table:table-row table:style-name="ro2">
          <table:table-cell office:value-type="float" office:value="17.3408908908909" calcext:value-type="float">
            <text:p>17.3408908908909</text:p>
          </table:table-cell>
          <table:table-cell office:value-type="float" office:value="6806.64000000023" calcext:value-type="float">
            <text:p>6806.64000000023</text:p>
          </table:table-cell>
        </table:table-row>
        <table:table-row table:style-name="ro2">
          <table:table-cell office:value-type="float" office:value="17.3648948948949" calcext:value-type="float">
            <text:p>17.3648948948949</text:p>
          </table:table-cell>
          <table:table-cell office:value-type="float" office:value="6832.08000000023" calcext:value-type="float">
            <text:p>6832.08000000023</text:p>
          </table:table-cell>
        </table:table-row>
        <table:table-row table:style-name="ro2">
          <table:table-cell office:value-type="float" office:value="17.3888988988989" calcext:value-type="float">
            <text:p>17.3888988988989</text:p>
          </table:table-cell>
          <table:table-cell office:value-type="float" office:value="6857.52000000023" calcext:value-type="float">
            <text:p>6857.52000000023</text:p>
          </table:table-cell>
        </table:table-row>
        <table:table-row table:style-name="ro2">
          <table:table-cell office:value-type="float" office:value="17.4129029029029" calcext:value-type="float">
            <text:p>17.4129029029029</text:p>
          </table:table-cell>
          <table:table-cell office:value-type="float" office:value="6882.96000000023" calcext:value-type="float">
            <text:p>6882.96000000023</text:p>
          </table:table-cell>
        </table:table-row>
        <table:table-row table:style-name="ro2">
          <table:table-cell office:value-type="float" office:value="17.4369069069069" calcext:value-type="float">
            <text:p>17.4369069069069</text:p>
          </table:table-cell>
          <table:table-cell office:value-type="float" office:value="6908.40000000023" calcext:value-type="float">
            <text:p>6908.40000000023</text:p>
          </table:table-cell>
        </table:table-row>
        <table:table-row table:style-name="ro2">
          <table:table-cell office:value-type="float" office:value="17.4609109109109" calcext:value-type="float">
            <text:p>17.4609109109109</text:p>
          </table:table-cell>
          <table:table-cell office:value-type="float" office:value="6933.84000000024" calcext:value-type="float">
            <text:p>6933.84000000024</text:p>
          </table:table-cell>
        </table:table-row>
        <table:table-row table:style-name="ro2">
          <table:table-cell office:value-type="float" office:value="17.4849149149149" calcext:value-type="float">
            <text:p>17.4849149149149</text:p>
          </table:table-cell>
          <table:table-cell office:value-type="float" office:value="6959.28000000024" calcext:value-type="float">
            <text:p>6959.28000000024</text:p>
          </table:table-cell>
        </table:table-row>
        <table:table-row table:style-name="ro2">
          <table:table-cell office:value-type="float" office:value="17.5089189189189" calcext:value-type="float">
            <text:p>17.5089189189189</text:p>
          </table:table-cell>
          <table:table-cell office:value-type="float" office:value="6984.72000000024" calcext:value-type="float">
            <text:p>6984.72000000024</text:p>
          </table:table-cell>
        </table:table-row>
        <table:table-row table:style-name="ro2">
          <table:table-cell office:value-type="float" office:value="17.5329229229229" calcext:value-type="float">
            <text:p>17.5329229229229</text:p>
          </table:table-cell>
          <table:table-cell office:value-type="float" office:value="7010.16000000024" calcext:value-type="float">
            <text:p>7010.16000000024</text:p>
          </table:table-cell>
        </table:table-row>
        <table:table-row table:style-name="ro2">
          <table:table-cell office:value-type="float" office:value="17.5569269269269" calcext:value-type="float">
            <text:p>17.5569269269269</text:p>
          </table:table-cell>
          <table:table-cell office:value-type="float" office:value="7035.60000000024" calcext:value-type="float">
            <text:p>7035.60000000024</text:p>
          </table:table-cell>
        </table:table-row>
        <table:table-row table:style-name="ro2">
          <table:table-cell office:value-type="float" office:value="17.5809309309309" calcext:value-type="float">
            <text:p>17.5809309309309</text:p>
          </table:table-cell>
          <table:table-cell office:value-type="float" office:value="7061.04000000024" calcext:value-type="float">
            <text:p>7061.04000000024</text:p>
          </table:table-cell>
        </table:table-row>
        <table:table-row table:style-name="ro2">
          <table:table-cell office:value-type="float" office:value="17.6049349349349" calcext:value-type="float">
            <text:p>17.6049349349349</text:p>
          </table:table-cell>
          <table:table-cell office:value-type="float" office:value="7086.48000000024" calcext:value-type="float">
            <text:p>7086.48000000024</text:p>
          </table:table-cell>
        </table:table-row>
        <table:table-row table:style-name="ro2">
          <table:table-cell office:value-type="float" office:value="17.6289389389389" calcext:value-type="float">
            <text:p>17.6289389389389</text:p>
          </table:table-cell>
          <table:table-cell office:value-type="float" office:value="7111.92000000025" calcext:value-type="float">
            <text:p>7111.92000000025</text:p>
          </table:table-cell>
        </table:table-row>
        <table:table-row table:style-name="ro2">
          <table:table-cell office:value-type="float" office:value="17.6529429429429" calcext:value-type="float">
            <text:p>17.6529429429429</text:p>
          </table:table-cell>
          <table:table-cell office:value-type="float" office:value="7137.36000000025" calcext:value-type="float">
            <text:p>7137.36000000025</text:p>
          </table:table-cell>
        </table:table-row>
        <table:table-row table:style-name="ro2">
          <table:table-cell office:value-type="float" office:value="17.6769469469469" calcext:value-type="float">
            <text:p>17.6769469469469</text:p>
          </table:table-cell>
          <table:table-cell office:value-type="float" office:value="7162.80000000025" calcext:value-type="float">
            <text:p>7162.80000000025</text:p>
          </table:table-cell>
        </table:table-row>
        <table:table-row table:style-name="ro2">
          <table:table-cell office:value-type="float" office:value="17.700950950951" calcext:value-type="float">
            <text:p>17.700950950951</text:p>
          </table:table-cell>
          <table:table-cell office:value-type="float" office:value="7188.24000000025" calcext:value-type="float">
            <text:p>7188.24000000025</text:p>
          </table:table-cell>
        </table:table-row>
        <table:table-row table:style-name="ro2">
          <table:table-cell office:value-type="float" office:value="17.724954954955" calcext:value-type="float">
            <text:p>17.724954954955</text:p>
          </table:table-cell>
          <table:table-cell office:value-type="float" office:value="7213.68000000025" calcext:value-type="float">
            <text:p>7213.68000000025</text:p>
          </table:table-cell>
        </table:table-row>
        <table:table-row table:style-name="ro2">
          <table:table-cell office:value-type="float" office:value="17.748958958959" calcext:value-type="float">
            <text:p>17.748958958959</text:p>
          </table:table-cell>
          <table:table-cell office:value-type="float" office:value="7239.12000000025" calcext:value-type="float">
            <text:p>7239.12000000025</text:p>
          </table:table-cell>
        </table:table-row>
        <table:table-row table:style-name="ro2">
          <table:table-cell office:value-type="float" office:value="17.772962962963" calcext:value-type="float">
            <text:p>17.772962962963</text:p>
          </table:table-cell>
          <table:table-cell office:value-type="float" office:value="7264.56000000025" calcext:value-type="float">
            <text:p>7264.56000000025</text:p>
          </table:table-cell>
        </table:table-row>
        <table:table-row table:style-name="ro2">
          <table:table-cell office:value-type="float" office:value="17.796966966967" calcext:value-type="float">
            <text:p>17.796966966967</text:p>
          </table:table-cell>
          <table:table-cell office:value-type="float" office:value="7290.00000000026" calcext:value-type="float">
            <text:p>7290.00000000026</text:p>
          </table:table-cell>
        </table:table-row>
        <table:table-row table:style-name="ro2">
          <table:table-cell office:value-type="float" office:value="17.820970970971" calcext:value-type="float">
            <text:p>17.820970970971</text:p>
          </table:table-cell>
          <table:table-cell office:value-type="float" office:value="7315.44000000026" calcext:value-type="float">
            <text:p>7315.44000000026</text:p>
          </table:table-cell>
        </table:table-row>
        <table:table-row table:style-name="ro2">
          <table:table-cell office:value-type="float" office:value="17.844974974975" calcext:value-type="float">
            <text:p>17.844974974975</text:p>
          </table:table-cell>
          <table:table-cell office:value-type="float" office:value="7340.88000000026" calcext:value-type="float">
            <text:p>7340.88000000026</text:p>
          </table:table-cell>
        </table:table-row>
        <table:table-row table:style-name="ro2">
          <table:table-cell office:value-type="float" office:value="17.868978978979" calcext:value-type="float">
            <text:p>17.868978978979</text:p>
          </table:table-cell>
          <table:table-cell office:value-type="float" office:value="7366.32000000026" calcext:value-type="float">
            <text:p>7366.32000000026</text:p>
          </table:table-cell>
        </table:table-row>
        <table:table-row table:style-name="ro2">
          <table:table-cell office:value-type="float" office:value="17.892982982983" calcext:value-type="float">
            <text:p>17.892982982983</text:p>
          </table:table-cell>
          <table:table-cell office:value-type="float" office:value="7391.76000000026" calcext:value-type="float">
            <text:p>7391.76000000026</text:p>
          </table:table-cell>
        </table:table-row>
        <table:table-row table:style-name="ro2">
          <table:table-cell office:value-type="float" office:value="17.916986986987" calcext:value-type="float">
            <text:p>17.916986986987</text:p>
          </table:table-cell>
          <table:table-cell office:value-type="float" office:value="7417.20000000026" calcext:value-type="float">
            <text:p>7417.20000000026</text:p>
          </table:table-cell>
        </table:table-row>
        <table:table-row table:style-name="ro2">
          <table:table-cell office:value-type="float" office:value="17.940990990991" calcext:value-type="float">
            <text:p>17.940990990991</text:p>
          </table:table-cell>
          <table:table-cell office:value-type="float" office:value="7420.80000000026" calcext:value-type="float">
            <text:p>7420.80000000026</text:p>
          </table:table-cell>
        </table:table-row>
        <table:table-row table:style-name="ro2">
          <table:table-cell office:value-type="float" office:value="17.964994994995" calcext:value-type="float">
            <text:p>17.964994994995</text:p>
          </table:table-cell>
          <table:table-cell office:value-type="float" office:value="7424.40000000027" calcext:value-type="float">
            <text:p>7424.40000000027</text:p>
          </table:table-cell>
        </table:table-row>
        <table:table-row table:style-name="ro2">
          <table:table-cell office:value-type="float" office:value="17.988998998999" calcext:value-type="float">
            <text:p>17.988998998999</text:p>
          </table:table-cell>
          <table:table-cell office:value-type="float" office:value="7449.84000000027" calcext:value-type="float">
            <text:p>7449.84000000027</text:p>
          </table:table-cell>
        </table:table-row>
        <table:table-row table:style-name="ro2">
          <table:table-cell office:value-type="float" office:value="18.013003003003" calcext:value-type="float">
            <text:p>18.013003003003</text:p>
          </table:table-cell>
          <table:table-cell office:value-type="float" office:value="7475.28000000027" calcext:value-type="float">
            <text:p>7475.28000000027</text:p>
          </table:table-cell>
        </table:table-row>
        <table:table-row table:style-name="ro2">
          <table:table-cell office:value-type="float" office:value="18.037007007007" calcext:value-type="float">
            <text:p>18.037007007007</text:p>
          </table:table-cell>
          <table:table-cell office:value-type="float" office:value="7500.72000000027" calcext:value-type="float">
            <text:p>7500.72000000027</text:p>
          </table:table-cell>
        </table:table-row>
        <table:table-row table:style-name="ro2">
          <table:table-cell office:value-type="float" office:value="18.061011011011" calcext:value-type="float">
            <text:p>18.061011011011</text:p>
          </table:table-cell>
          <table:table-cell office:value-type="float" office:value="7526.16000000027" calcext:value-type="float">
            <text:p>7526.16000000027</text:p>
          </table:table-cell>
        </table:table-row>
        <table:table-row table:style-name="ro2">
          <table:table-cell office:value-type="float" office:value="18.085015015015" calcext:value-type="float">
            <text:p>18.085015015015</text:p>
          </table:table-cell>
          <table:table-cell office:value-type="float" office:value="7551.60000000027" calcext:value-type="float">
            <text:p>7551.60000000027</text:p>
          </table:table-cell>
        </table:table-row>
        <table:table-row table:style-name="ro2">
          <table:table-cell office:value-type="float" office:value="18.109019019019" calcext:value-type="float">
            <text:p>18.109019019019</text:p>
          </table:table-cell>
          <table:table-cell office:value-type="float" office:value="7577.04000000027" calcext:value-type="float">
            <text:p>7577.04000000027</text:p>
          </table:table-cell>
        </table:table-row>
        <table:table-row table:style-name="ro2">
          <table:table-cell office:value-type="float" office:value="18.133023023023" calcext:value-type="float">
            <text:p>18.133023023023</text:p>
          </table:table-cell>
          <table:table-cell office:value-type="float" office:value="7602.48000000028" calcext:value-type="float">
            <text:p>7602.48000000028</text:p>
          </table:table-cell>
        </table:table-row>
        <table:table-row table:style-name="ro2">
          <table:table-cell office:value-type="float" office:value="18.157027027027" calcext:value-type="float">
            <text:p>18.157027027027</text:p>
          </table:table-cell>
          <table:table-cell office:value-type="float" office:value="7627.92000000028" calcext:value-type="float">
            <text:p>7627.92000000028</text:p>
          </table:table-cell>
        </table:table-row>
        <table:table-row table:style-name="ro2">
          <table:table-cell office:value-type="float" office:value="18.181031031031" calcext:value-type="float">
            <text:p>18.181031031031</text:p>
          </table:table-cell>
          <table:table-cell office:value-type="float" office:value="7653.36000000028" calcext:value-type="float">
            <text:p>7653.36000000028</text:p>
          </table:table-cell>
        </table:table-row>
        <table:table-row table:style-name="ro2">
          <table:table-cell office:value-type="float" office:value="18.205035035035" calcext:value-type="float">
            <text:p>18.205035035035</text:p>
          </table:table-cell>
          <table:table-cell office:value-type="float" office:value="7678.80000000028" calcext:value-type="float">
            <text:p>7678.80000000028</text:p>
          </table:table-cell>
        </table:table-row>
        <table:table-row table:style-name="ro2">
          <table:table-cell office:value-type="float" office:value="18.229039039039" calcext:value-type="float">
            <text:p>18.229039039039</text:p>
          </table:table-cell>
          <table:table-cell office:value-type="float" office:value="7704.24000000028" calcext:value-type="float">
            <text:p>7704.24000000028</text:p>
          </table:table-cell>
        </table:table-row>
        <table:table-row table:style-name="ro2">
          <table:table-cell office:value-type="float" office:value="18.253043043043" calcext:value-type="float">
            <text:p>18.253043043043</text:p>
          </table:table-cell>
          <table:table-cell office:value-type="float" office:value="7707.84000000028" calcext:value-type="float">
            <text:p>7707.84000000028</text:p>
          </table:table-cell>
        </table:table-row>
        <table:table-row table:style-name="ro2">
          <table:table-cell office:value-type="float" office:value="18.277047047047" calcext:value-type="float">
            <text:p>18.277047047047</text:p>
          </table:table-cell>
          <table:table-cell office:value-type="float" office:value="7711.44000000028" calcext:value-type="float">
            <text:p>7711.44000000028</text:p>
          </table:table-cell>
        </table:table-row>
        <table:table-row table:style-name="ro2">
          <table:table-cell office:value-type="float" office:value="18.3010510510511" calcext:value-type="float">
            <text:p>18.3010510510511</text:p>
          </table:table-cell>
          <table:table-cell office:value-type="float" office:value="7736.88000000029" calcext:value-type="float">
            <text:p>7736.88000000029</text:p>
          </table:table-cell>
        </table:table-row>
        <table:table-row table:style-name="ro2">
          <table:table-cell office:value-type="float" office:value="18.3250550550551" calcext:value-type="float">
            <text:p>18.3250550550551</text:p>
          </table:table-cell>
          <table:table-cell office:value-type="float" office:value="7762.32000000029" calcext:value-type="float">
            <text:p>7762.32000000029</text:p>
          </table:table-cell>
        </table:table-row>
        <table:table-row table:style-name="ro2">
          <table:table-cell office:value-type="float" office:value="18.3490590590591" calcext:value-type="float">
            <text:p>18.3490590590591</text:p>
          </table:table-cell>
          <table:table-cell office:value-type="float" office:value="7787.76000000029" calcext:value-type="float">
            <text:p>7787.76000000029</text:p>
          </table:table-cell>
        </table:table-row>
        <table:table-row table:style-name="ro2">
          <table:table-cell office:value-type="float" office:value="18.3730630630631" calcext:value-type="float">
            <text:p>18.3730630630631</text:p>
          </table:table-cell>
          <table:table-cell office:value-type="float" office:value="7813.20000000029" calcext:value-type="float">
            <text:p>7813.20000000029</text:p>
          </table:table-cell>
        </table:table-row>
        <table:table-row table:style-name="ro2">
          <table:table-cell office:value-type="float" office:value="18.3970670670671" calcext:value-type="float">
            <text:p>18.3970670670671</text:p>
          </table:table-cell>
          <table:table-cell office:value-type="float" office:value="7838.64000000029" calcext:value-type="float">
            <text:p>7838.64000000029</text:p>
          </table:table-cell>
        </table:table-row>
        <table:table-row table:style-name="ro2">
          <table:table-cell office:value-type="float" office:value="18.4210710710711" calcext:value-type="float">
            <text:p>18.4210710710711</text:p>
          </table:table-cell>
          <table:table-cell office:value-type="float" office:value="7864.08000000029" calcext:value-type="float">
            <text:p>7864.08000000029</text:p>
          </table:table-cell>
        </table:table-row>
        <table:table-row table:style-name="ro2">
          <table:table-cell office:value-type="float" office:value="18.4450750750751" calcext:value-type="float">
            <text:p>18.4450750750751</text:p>
          </table:table-cell>
          <table:table-cell office:value-type="float" office:value="7889.52000000029" calcext:value-type="float">
            <text:p>7889.52000000029</text:p>
          </table:table-cell>
        </table:table-row>
        <table:table-row table:style-name="ro2">
          <table:table-cell office:value-type="float" office:value="18.4690790790791" calcext:value-type="float">
            <text:p>18.4690790790791</text:p>
          </table:table-cell>
          <table:table-cell office:value-type="float" office:value="7914.9600000003" calcext:value-type="float">
            <text:p>7914.9600000003</text:p>
          </table:table-cell>
        </table:table-row>
        <table:table-row table:style-name="ro2">
          <table:table-cell office:value-type="float" office:value="18.4930830830831" calcext:value-type="float">
            <text:p>18.4930830830831</text:p>
          </table:table-cell>
          <table:table-cell office:value-type="float" office:value="7940.4000000003" calcext:value-type="float">
            <text:p>7940.4000000003</text:p>
          </table:table-cell>
        </table:table-row>
        <table:table-row table:style-name="ro2">
          <table:table-cell office:value-type="float" office:value="18.5170870870871" calcext:value-type="float">
            <text:p>18.5170870870871</text:p>
          </table:table-cell>
          <table:table-cell office:value-type="float" office:value="7965.8400000003" calcext:value-type="float">
            <text:p>7965.8400000003</text:p>
          </table:table-cell>
        </table:table-row>
        <table:table-row table:style-name="ro2">
          <table:table-cell office:value-type="float" office:value="18.5410910910911" calcext:value-type="float">
            <text:p>18.5410910910911</text:p>
          </table:table-cell>
          <table:table-cell office:value-type="float" office:value="7991.2800000003" calcext:value-type="float">
            <text:p>7991.2800000003</text:p>
          </table:table-cell>
        </table:table-row>
        <table:table-row table:style-name="ro2">
          <table:table-cell office:value-type="float" office:value="18.5650950950951" calcext:value-type="float">
            <text:p>18.5650950950951</text:p>
          </table:table-cell>
          <table:table-cell office:value-type="float" office:value="8017.4400000003" calcext:value-type="float">
            <text:p>8017.4400000003</text:p>
          </table:table-cell>
        </table:table-row>
        <table:table-row table:style-name="ro2">
          <table:table-cell office:value-type="float" office:value="18.5890990990991" calcext:value-type="float">
            <text:p>18.5890990990991</text:p>
          </table:table-cell>
          <table:table-cell office:value-type="float" office:value="8043.6000000003" calcext:value-type="float">
            <text:p>8043.6000000003</text:p>
          </table:table-cell>
        </table:table-row>
        <table:table-row table:style-name="ro2">
          <table:table-cell office:value-type="float" office:value="18.6131031031031" calcext:value-type="float">
            <text:p>18.6131031031031</text:p>
          </table:table-cell>
          <table:table-cell office:value-type="float" office:value="8047.9200000003" calcext:value-type="float">
            <text:p>8047.9200000003</text:p>
          </table:table-cell>
        </table:table-row>
        <table:table-row table:style-name="ro2">
          <table:table-cell office:value-type="float" office:value="18.6371071071071" calcext:value-type="float">
            <text:p>18.6371071071071</text:p>
          </table:table-cell>
          <table:table-cell office:value-type="float" office:value="8052.24000000031" calcext:value-type="float">
            <text:p>8052.24000000031</text:p>
          </table:table-cell>
        </table:table-row>
        <table:table-row table:style-name="ro2">
          <table:table-cell office:value-type="float" office:value="18.6611111111111" calcext:value-type="float">
            <text:p>18.6611111111111</text:p>
          </table:table-cell>
          <table:table-cell office:value-type="float" office:value="8056.56000000031" calcext:value-type="float">
            <text:p>8056.56000000031</text:p>
          </table:table-cell>
        </table:table-row>
        <table:table-row table:style-name="ro2">
          <table:table-cell office:value-type="float" office:value="18.6851151151151" calcext:value-type="float">
            <text:p>18.6851151151151</text:p>
          </table:table-cell>
          <table:table-cell office:value-type="float" office:value="8060.88000000031" calcext:value-type="float">
            <text:p>8060.88000000031</text:p>
          </table:table-cell>
        </table:table-row>
        <table:table-row table:style-name="ro2">
          <table:table-cell office:value-type="float" office:value="18.7091191191191" calcext:value-type="float">
            <text:p>18.7091191191191</text:p>
          </table:table-cell>
          <table:table-cell office:value-type="float" office:value="8065.20000000031" calcext:value-type="float">
            <text:p>8065.20000000031</text:p>
          </table:table-cell>
        </table:table-row>
        <table:table-row table:style-name="ro2">
          <table:table-cell office:value-type="float" office:value="18.7331231231231" calcext:value-type="float">
            <text:p>18.7331231231231</text:p>
          </table:table-cell>
          <table:table-cell office:value-type="float" office:value="8069.52000000031" calcext:value-type="float">
            <text:p>8069.52000000031</text:p>
          </table:table-cell>
        </table:table-row>
        <table:table-row table:style-name="ro2">
          <table:table-cell office:value-type="float" office:value="18.7571271271271" calcext:value-type="float">
            <text:p>18.7571271271271</text:p>
          </table:table-cell>
          <table:table-cell office:value-type="float" office:value="8073.84000000031" calcext:value-type="float">
            <text:p>8073.84000000031</text:p>
          </table:table-cell>
        </table:table-row>
        <table:table-row table:style-name="ro2">
          <table:table-cell office:value-type="float" office:value="18.7811311311311" calcext:value-type="float">
            <text:p>18.7811311311311</text:p>
          </table:table-cell>
          <table:table-cell office:value-type="float" office:value="8078.16000000031" calcext:value-type="float">
            <text:p>8078.16000000031</text:p>
          </table:table-cell>
        </table:table-row>
        <table:table-row table:style-name="ro2">
          <table:table-cell office:value-type="float" office:value="18.8051351351351" calcext:value-type="float">
            <text:p>18.8051351351351</text:p>
          </table:table-cell>
          <table:table-cell office:value-type="float" office:value="8082.48000000032" calcext:value-type="float">
            <text:p>8082.48000000032</text:p>
          </table:table-cell>
        </table:table-row>
        <table:table-row table:style-name="ro2">
          <table:table-cell office:value-type="float" office:value="18.8291391391391" calcext:value-type="float">
            <text:p>18.8291391391391</text:p>
          </table:table-cell>
          <table:table-cell office:value-type="float" office:value="8086.80000000032" calcext:value-type="float">
            <text:p>8086.80000000032</text:p>
          </table:table-cell>
        </table:table-row>
        <table:table-row table:style-name="ro2">
          <table:table-cell office:value-type="float" office:value="18.8531431431431" calcext:value-type="float">
            <text:p>18.8531431431431</text:p>
          </table:table-cell>
          <table:table-cell office:value-type="float" office:value="8091.12000000032" calcext:value-type="float">
            <text:p>8091.12000000032</text:p>
          </table:table-cell>
        </table:table-row>
        <table:table-row table:style-name="ro2">
          <table:table-cell office:value-type="float" office:value="18.8771471471471" calcext:value-type="float">
            <text:p>18.8771471471471</text:p>
          </table:table-cell>
          <table:table-cell office:value-type="float" office:value="8095.44000000032" calcext:value-type="float">
            <text:p>8095.44000000032</text:p>
          </table:table-cell>
        </table:table-row>
        <table:table-row table:style-name="ro2">
          <table:table-cell office:value-type="float" office:value="18.9011511511512" calcext:value-type="float">
            <text:p>18.9011511511512</text:p>
          </table:table-cell>
          <table:table-cell office:value-type="float" office:value="8099.76000000032" calcext:value-type="float">
            <text:p>8099.76000000032</text:p>
          </table:table-cell>
        </table:table-row>
        <table:table-row table:style-name="ro2">
          <table:table-cell office:value-type="float" office:value="18.9251551551552" calcext:value-type="float">
            <text:p>18.9251551551552</text:p>
          </table:table-cell>
          <table:table-cell office:value-type="float" office:value="8104.08000000032" calcext:value-type="float">
            <text:p>8104.08000000032</text:p>
          </table:table-cell>
        </table:table-row>
        <table:table-row table:style-name="ro2">
          <table:table-cell office:value-type="float" office:value="18.9491591591592" calcext:value-type="float">
            <text:p>18.9491591591592</text:p>
          </table:table-cell>
          <table:table-cell office:value-type="float" office:value="8108.40000000033" calcext:value-type="float">
            <text:p>8108.40000000033</text:p>
          </table:table-cell>
        </table:table-row>
        <table:table-row table:style-name="ro2">
          <table:table-cell office:value-type="float" office:value="18.9731631631632" calcext:value-type="float">
            <text:p>18.9731631631632</text:p>
          </table:table-cell>
          <table:table-cell office:value-type="float" office:value="8112.72000000033" calcext:value-type="float">
            <text:p>8112.72000000033</text:p>
          </table:table-cell>
        </table:table-row>
        <table:table-row table:style-name="ro2">
          <table:table-cell office:value-type="float" office:value="18.9971671671672" calcext:value-type="float">
            <text:p>18.9971671671672</text:p>
          </table:table-cell>
          <table:table-cell office:value-type="float" office:value="8117.04000000033" calcext:value-type="float">
            <text:p>8117.04000000033</text:p>
          </table:table-cell>
        </table:table-row>
        <table:table-row table:style-name="ro2">
          <table:table-cell office:value-type="float" office:value="19.0211711711712" calcext:value-type="float">
            <text:p>19.0211711711712</text:p>
          </table:table-cell>
          <table:table-cell office:value-type="float" office:value="8120.64000000033" calcext:value-type="float">
            <text:p>8120.64000000033</text:p>
          </table:table-cell>
        </table:table-row>
        <table:table-row table:style-name="ro2">
          <table:table-cell office:value-type="float" office:value="19.0451751751752" calcext:value-type="float">
            <text:p>19.0451751751752</text:p>
          </table:table-cell>
          <table:table-cell office:value-type="float" office:value="8124.24000000033" calcext:value-type="float">
            <text:p>8124.24000000033</text:p>
          </table:table-cell>
        </table:table-row>
        <table:table-row table:style-name="ro2">
          <table:table-cell office:value-type="float" office:value="19.0691791791792" calcext:value-type="float">
            <text:p>19.0691791791792</text:p>
          </table:table-cell>
          <table:table-cell office:value-type="float" office:value="8128.56000000033" calcext:value-type="float">
            <text:p>8128.56000000033</text:p>
          </table:table-cell>
        </table:table-row>
        <table:table-row table:style-name="ro2">
          <table:table-cell office:value-type="float" office:value="19.0931831831832" calcext:value-type="float">
            <text:p>19.0931831831832</text:p>
          </table:table-cell>
          <table:table-cell office:value-type="float" office:value="8132.88000000033" calcext:value-type="float">
            <text:p>8132.88000000033</text:p>
          </table:table-cell>
        </table:table-row>
        <table:table-row table:style-name="ro2">
          <table:table-cell office:value-type="float" office:value="19.1171871871872" calcext:value-type="float">
            <text:p>19.1171871871872</text:p>
          </table:table-cell>
          <table:table-cell office:value-type="float" office:value="8137.20000000034" calcext:value-type="float">
            <text:p>8137.20000000034</text:p>
          </table:table-cell>
        </table:table-row>
        <table:table-row table:style-name="ro2">
          <table:table-cell office:value-type="float" office:value="19.1411911911912" calcext:value-type="float">
            <text:p>19.1411911911912</text:p>
          </table:table-cell>
          <table:table-cell office:value-type="float" office:value="8141.52000000034" calcext:value-type="float">
            <text:p>8141.52000000034</text:p>
          </table:table-cell>
        </table:table-row>
        <table:table-row table:style-name="ro2">
          <table:table-cell office:value-type="float" office:value="19.1651951951952" calcext:value-type="float">
            <text:p>19.1651951951952</text:p>
          </table:table-cell>
          <table:table-cell office:value-type="float" office:value="8145.84000000034" calcext:value-type="float">
            <text:p>8145.84000000034</text:p>
          </table:table-cell>
        </table:table-row>
        <table:table-row table:style-name="ro2">
          <table:table-cell office:value-type="float" office:value="19.1891991991992" calcext:value-type="float">
            <text:p>19.1891991991992</text:p>
          </table:table-cell>
          <table:table-cell office:value-type="float" office:value="8150.16000000034" calcext:value-type="float">
            <text:p>8150.16000000034</text:p>
          </table:table-cell>
        </table:table-row>
        <table:table-row table:style-name="ro2">
          <table:table-cell office:value-type="float" office:value="19.2132032032032" calcext:value-type="float">
            <text:p>19.2132032032032</text:p>
          </table:table-cell>
          <table:table-cell office:value-type="float" office:value="8154.48000000034" calcext:value-type="float">
            <text:p>8154.48000000034</text:p>
          </table:table-cell>
        </table:table-row>
        <table:table-row table:style-name="ro2">
          <table:table-cell office:value-type="float" office:value="19.2372072072072" calcext:value-type="float">
            <text:p>19.2372072072072</text:p>
          </table:table-cell>
          <table:table-cell office:value-type="float" office:value="8158.80000000034" calcext:value-type="float">
            <text:p>8158.80000000034</text:p>
          </table:table-cell>
        </table:table-row>
        <table:table-row table:style-name="ro2">
          <table:table-cell office:value-type="float" office:value="19.2612112112112" calcext:value-type="float">
            <text:p>19.2612112112112</text:p>
          </table:table-cell>
          <table:table-cell office:value-type="float" office:value="8163.12000000035" calcext:value-type="float">
            <text:p>8163.12000000035</text:p>
          </table:table-cell>
        </table:table-row>
        <table:table-row table:style-name="ro2">
          <table:table-cell office:value-type="float" office:value="19.2852152152152" calcext:value-type="float">
            <text:p>19.2852152152152</text:p>
          </table:table-cell>
          <table:table-cell office:value-type="float" office:value="8189.28000000035" calcext:value-type="float">
            <text:p>8189.28000000035</text:p>
          </table:table-cell>
        </table:table-row>
        <table:table-row table:style-name="ro2">
          <table:table-cell office:value-type="float" office:value="19.3092192192192" calcext:value-type="float">
            <text:p>19.3092192192192</text:p>
          </table:table-cell>
          <table:table-cell office:value-type="float" office:value="8215.44000000035" calcext:value-type="float">
            <text:p>8215.44000000035</text:p>
          </table:table-cell>
        </table:table-row>
        <table:table-row table:style-name="ro2">
          <table:table-cell office:value-type="float" office:value="19.3332232232232" calcext:value-type="float">
            <text:p>19.3332232232232</text:p>
          </table:table-cell>
          <table:table-cell office:value-type="float" office:value="8241.60000000034" calcext:value-type="float">
            <text:p>8241.60000000034</text:p>
          </table:table-cell>
        </table:table-row>
        <table:table-row table:style-name="ro2">
          <table:table-cell office:value-type="float" office:value="19.3572272272272" calcext:value-type="float">
            <text:p>19.3572272272272</text:p>
          </table:table-cell>
          <table:table-cell office:value-type="float" office:value="8267.76000000034" calcext:value-type="float">
            <text:p>8267.76000000034</text:p>
          </table:table-cell>
        </table:table-row>
        <table:table-row table:style-name="ro2">
          <table:table-cell office:value-type="float" office:value="19.3812312312312" calcext:value-type="float">
            <text:p>19.3812312312312</text:p>
          </table:table-cell>
          <table:table-cell office:value-type="float" office:value="8293.92000000034" calcext:value-type="float">
            <text:p>8293.92000000034</text:p>
          </table:table-cell>
        </table:table-row>
        <table:table-row table:style-name="ro2">
          <table:table-cell office:value-type="float" office:value="19.4052352352352" calcext:value-type="float">
            <text:p>19.4052352352352</text:p>
          </table:table-cell>
          <table:table-cell office:value-type="float" office:value="8320.08000000033" calcext:value-type="float">
            <text:p>8320.08000000033</text:p>
          </table:table-cell>
        </table:table-row>
        <table:table-row table:style-name="ro2">
          <table:table-cell office:value-type="float" office:value="19.4292392392392" calcext:value-type="float">
            <text:p>19.4292392392392</text:p>
          </table:table-cell>
          <table:table-cell office:value-type="float" office:value="8346.24000000033" calcext:value-type="float">
            <text:p>8346.24000000033</text:p>
          </table:table-cell>
        </table:table-row>
        <table:table-row table:style-name="ro2">
          <table:table-cell office:value-type="float" office:value="19.4532432432432" calcext:value-type="float">
            <text:p>19.4532432432432</text:p>
          </table:table-cell>
          <table:table-cell office:value-type="float" office:value="8373.12000000032" calcext:value-type="float">
            <text:p>8373.12000000032</text:p>
          </table:table-cell>
        </table:table-row>
        <table:table-row table:style-name="ro2">
          <table:table-cell office:value-type="float" office:value="19.4772472472472" calcext:value-type="float">
            <text:p>19.4772472472472</text:p>
          </table:table-cell>
          <table:table-cell office:value-type="float" office:value="8400.00000000032" calcext:value-type="float">
            <text:p>8400.00000000032</text:p>
          </table:table-cell>
        </table:table-row>
        <table:table-row table:style-name="ro2">
          <table:table-cell office:value-type="float" office:value="19.5012512512513" calcext:value-type="float">
            <text:p>19.5012512512513</text:p>
          </table:table-cell>
          <table:table-cell office:value-type="float" office:value="8405.04000000031" calcext:value-type="float">
            <text:p>8405.04000000031</text:p>
          </table:table-cell>
        </table:table-row>
        <table:table-row table:style-name="ro2">
          <table:table-cell office:value-type="float" office:value="19.5252552552553" calcext:value-type="float">
            <text:p>19.5252552552553</text:p>
          </table:table-cell>
          <table:table-cell office:value-type="float" office:value="8410.08000000031" calcext:value-type="float">
            <text:p>8410.08000000031</text:p>
          </table:table-cell>
        </table:table-row>
        <table:table-row table:style-name="ro2">
          <table:table-cell office:value-type="float" office:value="19.5492592592593" calcext:value-type="float">
            <text:p>19.5492592592593</text:p>
          </table:table-cell>
          <table:table-cell office:value-type="float" office:value="8415.12000000031" calcext:value-type="float">
            <text:p>8415.12000000031</text:p>
          </table:table-cell>
        </table:table-row>
        <table:table-row table:style-name="ro2">
          <table:table-cell office:value-type="float" office:value="19.5732632632633" calcext:value-type="float">
            <text:p>19.5732632632633</text:p>
          </table:table-cell>
          <table:table-cell office:value-type="float" office:value="8420.1600000003" calcext:value-type="float">
            <text:p>8420.1600000003</text:p>
          </table:table-cell>
        </table:table-row>
        <table:table-row table:style-name="ro2">
          <table:table-cell office:value-type="float" office:value="19.5972672672673" calcext:value-type="float">
            <text:p>19.5972672672673</text:p>
          </table:table-cell>
          <table:table-cell office:value-type="float" office:value="8425.2000000003" calcext:value-type="float">
            <text:p>8425.2000000003</text:p>
          </table:table-cell>
        </table:table-row>
        <table:table-row table:style-name="ro2">
          <table:table-cell office:value-type="float" office:value="19.6212712712713" calcext:value-type="float">
            <text:p>19.6212712712713</text:p>
          </table:table-cell>
          <table:table-cell office:value-type="float" office:value="8430.24000000029" calcext:value-type="float">
            <text:p>8430.24000000029</text:p>
          </table:table-cell>
        </table:table-row>
        <table:table-row table:style-name="ro2">
          <table:table-cell office:value-type="float" office:value="19.6452752752753" calcext:value-type="float">
            <text:p>19.6452752752753</text:p>
          </table:table-cell>
          <table:table-cell office:value-type="float" office:value="8434.56000000029" calcext:value-type="float">
            <text:p>8434.56000000029</text:p>
          </table:table-cell>
        </table:table-row>
        <table:table-row table:style-name="ro2">
          <table:table-cell office:value-type="float" office:value="19.6692792792793" calcext:value-type="float">
            <text:p>19.6692792792793</text:p>
          </table:table-cell>
          <table:table-cell office:value-type="float" office:value="8438.88000000028" calcext:value-type="float">
            <text:p>8438.88000000028</text:p>
          </table:table-cell>
        </table:table-row>
        <table:table-row table:style-name="ro2">
          <table:table-cell office:value-type="float" office:value="19.6932832832833" calcext:value-type="float">
            <text:p>19.6932832832833</text:p>
          </table:table-cell>
          <table:table-cell office:value-type="float" office:value="8443.20000000028" calcext:value-type="float">
            <text:p>8443.20000000028</text:p>
          </table:table-cell>
        </table:table-row>
        <table:table-row table:style-name="ro2">
          <table:table-cell office:value-type="float" office:value="19.7172872872873" calcext:value-type="float">
            <text:p>19.7172872872873</text:p>
          </table:table-cell>
          <table:table-cell office:value-type="float" office:value="8447.52000000028" calcext:value-type="float">
            <text:p>8447.52000000028</text:p>
          </table:table-cell>
        </table:table-row>
        <table:table-row table:style-name="ro2">
          <table:table-cell office:value-type="float" office:value="19.7412912912913" calcext:value-type="float">
            <text:p>19.7412912912913</text:p>
          </table:table-cell>
          <table:table-cell office:value-type="float" office:value="8451.84000000027" calcext:value-type="float">
            <text:p>8451.84000000027</text:p>
          </table:table-cell>
        </table:table-row>
        <table:table-row table:style-name="ro2">
          <table:table-cell office:value-type="float" office:value="19.7652952952953" calcext:value-type="float">
            <text:p>19.7652952952953</text:p>
          </table:table-cell>
          <table:table-cell office:value-type="float" office:value="8456.88000000027" calcext:value-type="float">
            <text:p>8456.88000000027</text:p>
          </table:table-cell>
        </table:table-row>
        <table:table-row table:style-name="ro2">
          <table:table-cell office:value-type="float" office:value="19.7892992992993" calcext:value-type="float">
            <text:p>19.7892992992993</text:p>
          </table:table-cell>
          <table:table-cell office:value-type="float" office:value="8462.64000000026" calcext:value-type="float">
            <text:p>8462.64000000026</text:p>
          </table:table-cell>
        </table:table-row>
        <table:table-row table:style-name="ro2">
          <table:table-cell office:value-type="float" office:value="19.8133033033033" calcext:value-type="float">
            <text:p>19.8133033033033</text:p>
          </table:table-cell>
          <table:table-cell office:value-type="float" office:value="8468.40000000026" calcext:value-type="float">
            <text:p>8468.40000000026</text:p>
          </table:table-cell>
        </table:table-row>
        <table:table-row table:style-name="ro2">
          <table:table-cell office:value-type="float" office:value="19.8373073073073" calcext:value-type="float">
            <text:p>19.8373073073073</text:p>
          </table:table-cell>
          <table:table-cell office:value-type="float" office:value="8474.16000000025" calcext:value-type="float">
            <text:p>8474.16000000025</text:p>
          </table:table-cell>
        </table:table-row>
        <table:table-row table:style-name="ro2">
          <table:table-cell office:value-type="float" office:value="19.8613113113113" calcext:value-type="float">
            <text:p>19.8613113113113</text:p>
          </table:table-cell>
          <table:table-cell office:value-type="float" office:value="8479.92000000025" calcext:value-type="float">
            <text:p>8479.92000000025</text:p>
          </table:table-cell>
        </table:table-row>
        <table:table-row table:style-name="ro2">
          <table:table-cell office:value-type="float" office:value="19.8853153153153" calcext:value-type="float">
            <text:p>19.8853153153153</text:p>
          </table:table-cell>
          <table:table-cell office:value-type="float" office:value="8485.68000000024" calcext:value-type="float">
            <text:p>8485.68000000024</text:p>
          </table:table-cell>
        </table:table-row>
        <table:table-row table:style-name="ro2">
          <table:table-cell office:value-type="float" office:value="19.9093193193193" calcext:value-type="float">
            <text:p>19.9093193193193</text:p>
          </table:table-cell>
          <table:table-cell office:value-type="float" office:value="8491.44000000024" calcext:value-type="float">
            <text:p>8491.44000000024</text:p>
          </table:table-cell>
        </table:table-row>
        <table:table-row table:style-name="ro2">
          <table:table-cell office:value-type="float" office:value="19.9333233233233" calcext:value-type="float">
            <text:p>19.9333233233233</text:p>
          </table:table-cell>
          <table:table-cell office:value-type="float" office:value="8497.20000000023" calcext:value-type="float">
            <text:p>8497.20000000023</text:p>
          </table:table-cell>
        </table:table-row>
        <table:table-row table:style-name="ro2">
          <table:table-cell office:value-type="float" office:value="19.9573273273273" calcext:value-type="float">
            <text:p>19.9573273273273</text:p>
          </table:table-cell>
          <table:table-cell office:value-type="float" office:value="8502.96000000023" calcext:value-type="float">
            <text:p>8502.96000000023</text:p>
          </table:table-cell>
        </table:table-row>
        <table:table-row table:style-name="ro2">
          <table:table-cell office:value-type="float" office:value="19.9813313313313" calcext:value-type="float">
            <text:p>19.9813313313313</text:p>
          </table:table-cell>
          <table:table-cell office:value-type="float" office:value="8508.72000000022" calcext:value-type="float">
            <text:p>8508.72000000022</text:p>
          </table:table-cell>
        </table:table-row>
        <table:table-row table:style-name="ro2">
          <table:table-cell office:value-type="float" office:value="20.0053353353353" calcext:value-type="float">
            <text:p>20.0053353353353</text:p>
          </table:table-cell>
          <table:table-cell office:value-type="float" office:value="8514.48000000021" calcext:value-type="float">
            <text:p>8514.48000000021</text:p>
          </table:table-cell>
        </table:table-row>
        <table:table-row table:style-name="ro2">
          <table:table-cell office:value-type="float" office:value="20.0293393393393" calcext:value-type="float">
            <text:p>20.0293393393393</text:p>
          </table:table-cell>
          <table:table-cell office:value-type="float" office:value="8520.24000000021" calcext:value-type="float">
            <text:p>8520.24000000021</text:p>
          </table:table-cell>
        </table:table-row>
        <table:table-row table:style-name="ro2">
          <table:table-cell office:value-type="float" office:value="20.0533433433433" calcext:value-type="float">
            <text:p>20.0533433433433</text:p>
          </table:table-cell>
          <table:table-cell office:value-type="float" office:value="8526.0000000002" calcext:value-type="float">
            <text:p>8526.0000000002</text:p>
          </table:table-cell>
        </table:table-row>
        <table:table-row table:style-name="ro2">
          <table:table-cell office:value-type="float" office:value="20.0773473473473" calcext:value-type="float">
            <text:p>20.0773473473473</text:p>
          </table:table-cell>
          <table:table-cell office:value-type="float" office:value="8531.7600000002" calcext:value-type="float">
            <text:p>8531.7600000002</text:p>
          </table:table-cell>
        </table:table-row>
        <table:table-row table:style-name="ro2">
          <table:table-cell office:value-type="float" office:value="20.1013513513514" calcext:value-type="float">
            <text:p>20.1013513513514</text:p>
          </table:table-cell>
          <table:table-cell office:value-type="float" office:value="8537.52000000019" calcext:value-type="float">
            <text:p>8537.52000000019</text:p>
          </table:table-cell>
        </table:table-row>
        <table:table-row table:style-name="ro2">
          <table:table-cell office:value-type="float" office:value="20.1253553553554" calcext:value-type="float">
            <text:p>20.1253553553554</text:p>
          </table:table-cell>
          <table:table-cell office:value-type="float" office:value="8543.28000000019" calcext:value-type="float">
            <text:p>8543.28000000019</text:p>
          </table:table-cell>
        </table:table-row>
        <table:table-row table:style-name="ro2">
          <table:table-cell office:value-type="float" office:value="20.1493593593594" calcext:value-type="float">
            <text:p>20.1493593593594</text:p>
          </table:table-cell>
          <table:table-cell office:value-type="float" office:value="8549.04000000018" calcext:value-type="float">
            <text:p>8549.04000000018</text:p>
          </table:table-cell>
        </table:table-row>
        <table:table-row table:style-name="ro2">
          <table:table-cell office:value-type="float" office:value="20.1733633633634" calcext:value-type="float">
            <text:p>20.1733633633634</text:p>
          </table:table-cell>
          <table:table-cell office:value-type="float" office:value="8554.80000000018" calcext:value-type="float">
            <text:p>8554.80000000018</text:p>
          </table:table-cell>
        </table:table-row>
        <table:table-row table:style-name="ro2">
          <table:table-cell office:value-type="float" office:value="20.1973673673674" calcext:value-type="float">
            <text:p>20.1973673673674</text:p>
          </table:table-cell>
          <table:table-cell office:value-type="float" office:value="8560.56000000017" calcext:value-type="float">
            <text:p>8560.56000000017</text:p>
          </table:table-cell>
        </table:table-row>
        <table:table-row table:style-name="ro2">
          <table:table-cell office:value-type="float" office:value="20.2213713713714" calcext:value-type="float">
            <text:p>20.2213713713714</text:p>
          </table:table-cell>
          <table:table-cell office:value-type="float" office:value="8566.32000000017" calcext:value-type="float">
            <text:p>8566.32000000017</text:p>
          </table:table-cell>
        </table:table-row>
        <table:table-row table:style-name="ro2">
          <table:table-cell office:value-type="float" office:value="20.2453753753754" calcext:value-type="float">
            <text:p>20.2453753753754</text:p>
          </table:table-cell>
          <table:table-cell office:value-type="float" office:value="8572.08000000016" calcext:value-type="float">
            <text:p>8572.08000000016</text:p>
          </table:table-cell>
        </table:table-row>
        <table:table-row table:style-name="ro2">
          <table:table-cell office:value-type="float" office:value="20.2693793793794" calcext:value-type="float">
            <text:p>20.2693793793794</text:p>
          </table:table-cell>
          <table:table-cell office:value-type="float" office:value="8577.84000000016" calcext:value-type="float">
            <text:p>8577.84000000016</text:p>
          </table:table-cell>
        </table:table-row>
        <table:table-row table:style-name="ro2">
          <table:table-cell office:value-type="float" office:value="20.2933833833834" calcext:value-type="float">
            <text:p>20.2933833833834</text:p>
          </table:table-cell>
          <table:table-cell office:value-type="float" office:value="8583.60000000015" calcext:value-type="float">
            <text:p>8583.60000000015</text:p>
          </table:table-cell>
        </table:table-row>
        <table:table-row table:style-name="ro2">
          <table:table-cell office:value-type="float" office:value="20.3173873873874" calcext:value-type="float">
            <text:p>20.3173873873874</text:p>
          </table:table-cell>
          <table:table-cell office:value-type="float" office:value="8589.36000000015" calcext:value-type="float">
            <text:p>8589.36000000015</text:p>
          </table:table-cell>
        </table:table-row>
        <table:table-row table:style-name="ro2">
          <table:table-cell office:value-type="float" office:value="20.3413913913914" calcext:value-type="float">
            <text:p>20.3413913913914</text:p>
          </table:table-cell>
          <table:table-cell office:value-type="float" office:value="8595.12000000014" calcext:value-type="float">
            <text:p>8595.12000000014</text:p>
          </table:table-cell>
        </table:table-row>
        <table:table-row table:style-name="ro2">
          <table:table-cell office:value-type="float" office:value="20.3653953953954" calcext:value-type="float">
            <text:p>20.3653953953954</text:p>
          </table:table-cell>
          <table:table-cell office:value-type="float" office:value="8600.88000000014" calcext:value-type="float">
            <text:p>8600.88000000014</text:p>
          </table:table-cell>
        </table:table-row>
        <table:table-row table:style-name="ro2">
          <table:table-cell office:value-type="float" office:value="20.3893993993994" calcext:value-type="float">
            <text:p>20.3893993993994</text:p>
          </table:table-cell>
          <table:table-cell office:value-type="float" office:value="8606.64000000013" calcext:value-type="float">
            <text:p>8606.64000000013</text:p>
          </table:table-cell>
        </table:table-row>
        <table:table-row table:style-name="ro2">
          <table:table-cell office:value-type="float" office:value="20.4134034034034" calcext:value-type="float">
            <text:p>20.4134034034034</text:p>
          </table:table-cell>
          <table:table-cell office:value-type="float" office:value="8612.40000000013" calcext:value-type="float">
            <text:p>8612.40000000013</text:p>
          </table:table-cell>
        </table:table-row>
        <table:table-row table:style-name="ro2">
          <table:table-cell office:value-type="float" office:value="20.4374074074074" calcext:value-type="float">
            <text:p>20.4374074074074</text:p>
          </table:table-cell>
          <table:table-cell office:value-type="float" office:value="8618.16000000012" calcext:value-type="float">
            <text:p>8618.16000000012</text:p>
          </table:table-cell>
        </table:table-row>
        <table:table-row table:style-name="ro2">
          <table:table-cell office:value-type="float" office:value="20.4614114114114" calcext:value-type="float">
            <text:p>20.4614114114114</text:p>
          </table:table-cell>
          <table:table-cell office:value-type="float" office:value="8623.92000000012" calcext:value-type="float">
            <text:p>8623.92000000012</text:p>
          </table:table-cell>
        </table:table-row>
        <table:table-row table:style-name="ro2">
          <table:table-cell office:value-type="float" office:value="20.4854154154154" calcext:value-type="float">
            <text:p>20.4854154154154</text:p>
          </table:table-cell>
          <table:table-cell office:value-type="float" office:value="8628.96000000011" calcext:value-type="float">
            <text:p>8628.96000000011</text:p>
          </table:table-cell>
        </table:table-row>
        <table:table-row table:style-name="ro2">
          <table:table-cell office:value-type="float" office:value="20.5094194194194" calcext:value-type="float">
            <text:p>20.5094194194194</text:p>
          </table:table-cell>
          <table:table-cell office:value-type="float" office:value="8634.00000000011" calcext:value-type="float">
            <text:p>8634.00000000011</text:p>
          </table:table-cell>
        </table:table-row>
        <table:table-row table:style-name="ro2">
          <table:table-cell office:value-type="float" office:value="20.5334234234234" calcext:value-type="float">
            <text:p>20.5334234234234</text:p>
          </table:table-cell>
          <table:table-cell office:value-type="float" office:value="8639.0400000001" calcext:value-type="float">
            <text:p>8639.0400000001</text:p>
          </table:table-cell>
        </table:table-row>
        <table:table-row table:style-name="ro2">
          <table:table-cell office:value-type="float" office:value="20.5574274274274" calcext:value-type="float">
            <text:p>20.5574274274274</text:p>
          </table:table-cell>
          <table:table-cell office:value-type="float" office:value="8644.0800000001" calcext:value-type="float">
            <text:p>8644.0800000001</text:p>
          </table:table-cell>
        </table:table-row>
        <table:table-row table:style-name="ro2">
          <table:table-cell office:value-type="float" office:value="20.5814314314314" calcext:value-type="float">
            <text:p>20.5814314314314</text:p>
          </table:table-cell>
          <table:table-cell office:value-type="float" office:value="8649.12000000009" calcext:value-type="float">
            <text:p>8649.12000000009</text:p>
          </table:table-cell>
        </table:table-row>
        <table:table-row table:style-name="ro2">
          <table:table-cell office:value-type="float" office:value="20.6054354354354" calcext:value-type="float">
            <text:p>20.6054354354354</text:p>
          </table:table-cell>
          <table:table-cell office:value-type="float" office:value="8654.16000000009" calcext:value-type="float">
            <text:p>8654.16000000009</text:p>
          </table:table-cell>
        </table:table-row>
        <table:table-row table:style-name="ro2">
          <table:table-cell office:value-type="float" office:value="20.6294394394394" calcext:value-type="float">
            <text:p>20.6294394394394</text:p>
          </table:table-cell>
          <table:table-cell office:value-type="float" office:value="8659.20000000008" calcext:value-type="float">
            <text:p>8659.20000000008</text:p>
          </table:table-cell>
        </table:table-row>
        <table:table-row table:style-name="ro2">
          <table:table-cell office:value-type="float" office:value="20.6534434434434" calcext:value-type="float">
            <text:p>20.6534434434434</text:p>
          </table:table-cell>
          <table:table-cell office:value-type="float" office:value="8664.24000000008" calcext:value-type="float">
            <text:p>8664.24000000008</text:p>
          </table:table-cell>
        </table:table-row>
        <table:table-row table:style-name="ro2">
          <table:table-cell office:value-type="float" office:value="20.6774474474474" calcext:value-type="float">
            <text:p>20.6774474474474</text:p>
          </table:table-cell>
          <table:table-cell office:value-type="float" office:value="8669.28000000007" calcext:value-type="float">
            <text:p>8669.28000000007</text:p>
          </table:table-cell>
        </table:table-row>
        <table:table-row table:style-name="ro2">
          <table:table-cell office:value-type="float" office:value="20.7014514514515" calcext:value-type="float">
            <text:p>20.7014514514515</text:p>
          </table:table-cell>
          <table:table-cell office:value-type="float" office:value="8674.32000000007" calcext:value-type="float">
            <text:p>8674.32000000007</text:p>
          </table:table-cell>
        </table:table-row>
        <table:table-row table:style-name="ro2">
          <table:table-cell office:value-type="float" office:value="20.7254554554555" calcext:value-type="float">
            <text:p>20.7254554554555</text:p>
          </table:table-cell>
          <table:table-cell office:value-type="float" office:value="8679.36000000006" calcext:value-type="float">
            <text:p>8679.36000000006</text:p>
          </table:table-cell>
        </table:table-row>
        <table:table-row table:style-name="ro2">
          <table:table-cell office:value-type="float" office:value="20.7494594594595" calcext:value-type="float">
            <text:p>20.7494594594595</text:p>
          </table:table-cell>
          <table:table-cell office:value-type="float" office:value="8684.40000000006" calcext:value-type="float">
            <text:p>8684.40000000006</text:p>
          </table:table-cell>
        </table:table-row>
        <table:table-row table:style-name="ro2">
          <table:table-cell office:value-type="float" office:value="20.7734634634635" calcext:value-type="float">
            <text:p>20.7734634634635</text:p>
          </table:table-cell>
          <table:table-cell office:value-type="float" office:value="8689.44000000006" calcext:value-type="float">
            <text:p>8689.44000000006</text:p>
          </table:table-cell>
        </table:table-row>
        <table:table-row table:style-name="ro2">
          <table:table-cell office:value-type="float" office:value="20.7974674674675" calcext:value-type="float">
            <text:p>20.7974674674675</text:p>
          </table:table-cell>
          <table:table-cell office:value-type="float" office:value="8694.48000000005" calcext:value-type="float">
            <text:p>8694.48000000005</text:p>
          </table:table-cell>
        </table:table-row>
        <table:table-row table:style-name="ro2">
          <table:table-cell office:value-type="float" office:value="20.8214714714715" calcext:value-type="float">
            <text:p>20.8214714714715</text:p>
          </table:table-cell>
          <table:table-cell office:value-type="float" office:value="8699.52000000005" calcext:value-type="float">
            <text:p>8699.52000000005</text:p>
          </table:table-cell>
        </table:table-row>
        <table:table-row table:style-name="ro2">
          <table:table-cell office:value-type="float" office:value="20.8454754754755" calcext:value-type="float">
            <text:p>20.8454754754755</text:p>
          </table:table-cell>
          <table:table-cell office:value-type="float" office:value="8704.56000000004" calcext:value-type="float">
            <text:p>8704.56000000004</text:p>
          </table:table-cell>
        </table:table-row>
        <table:table-row table:style-name="ro2">
          <table:table-cell office:value-type="float" office:value="20.8694794794795" calcext:value-type="float">
            <text:p>20.8694794794795</text:p>
          </table:table-cell>
          <table:table-cell office:value-type="float" office:value="8709.60000000004" calcext:value-type="float">
            <text:p>8709.60000000004</text:p>
          </table:table-cell>
        </table:table-row>
        <table:table-row table:style-name="ro2">
          <table:table-cell office:value-type="float" office:value="20.8934834834835" calcext:value-type="float">
            <text:p>20.8934834834835</text:p>
          </table:table-cell>
          <table:table-cell office:value-type="float" office:value="8714.64000000003" calcext:value-type="float">
            <text:p>8714.64000000003</text:p>
          </table:table-cell>
        </table:table-row>
        <table:table-row table:style-name="ro2">
          <table:table-cell office:value-type="float" office:value="20.9174874874875" calcext:value-type="float">
            <text:p>20.9174874874875</text:p>
          </table:table-cell>
          <table:table-cell office:value-type="float" office:value="8719.68000000003" calcext:value-type="float">
            <text:p>8719.68000000003</text:p>
          </table:table-cell>
        </table:table-row>
        <table:table-row table:style-name="ro2">
          <table:table-cell office:value-type="float" office:value="20.9414914914915" calcext:value-type="float">
            <text:p>20.9414914914915</text:p>
          </table:table-cell>
          <table:table-cell office:value-type="float" office:value="8724.72000000002" calcext:value-type="float">
            <text:p>8724.72000000002</text:p>
          </table:table-cell>
        </table:table-row>
        <table:table-row table:style-name="ro2">
          <table:table-cell office:value-type="float" office:value="20.9654954954955" calcext:value-type="float">
            <text:p>20.9654954954955</text:p>
          </table:table-cell>
          <table:table-cell office:value-type="float" office:value="8729.76000000002" calcext:value-type="float">
            <text:p>8729.76000000002</text:p>
          </table:table-cell>
        </table:table-row>
        <table:table-row table:style-name="ro2">
          <table:table-cell office:value-type="float" office:value="20.9894994994995" calcext:value-type="float">
            <text:p>20.9894994994995</text:p>
          </table:table-cell>
          <table:table-cell office:value-type="float" office:value="8734.80000000001" calcext:value-type="float">
            <text:p>8734.80000000001</text:p>
          </table:table-cell>
        </table:table-row>
        <table:table-row table:style-name="ro2">
          <table:table-cell office:value-type="float" office:value="21.0135035035035" calcext:value-type="float">
            <text:p>21.0135035035035</text:p>
          </table:table-cell>
          <table:table-cell office:value-type="float" office:value="8739.84000000001" calcext:value-type="float">
            <text:p>8739.84000000001</text:p>
          </table:table-cell>
        </table:table-row>
        <table:table-row table:style-name="ro2">
          <table:table-cell office:value-type="float" office:value="21.0375075075075" calcext:value-type="float">
            <text:p>21.0375075075075</text:p>
          </table:table-cell>
          <table:table-cell office:value-type="float" office:value="8744.88000000001" calcext:value-type="float">
            <text:p>8744.88000000001</text:p>
          </table:table-cell>
        </table:table-row>
        <table:table-row table:style-name="ro2">
          <table:table-cell office:value-type="float" office:value="21.0615115115115" calcext:value-type="float">
            <text:p>21.0615115115115</text:p>
          </table:table-cell>
          <table:table-cell office:value-type="float" office:value="8750.64" calcext:value-type="float">
            <text:p>8750.64</text:p>
          </table:table-cell>
        </table:table-row>
        <table:table-row table:style-name="ro2">
          <table:table-cell office:value-type="float" office:value="21.0855155155155" calcext:value-type="float">
            <text:p>21.0855155155155</text:p>
          </table:table-cell>
          <table:table-cell office:value-type="float" office:value="8757.11999999999" calcext:value-type="float">
            <text:p>8757.11999999999</text:p>
          </table:table-cell>
        </table:table-row>
        <table:table-row table:style-name="ro2">
          <table:table-cell office:value-type="float" office:value="21.1095195195195" calcext:value-type="float">
            <text:p>21.1095195195195</text:p>
          </table:table-cell>
          <table:table-cell office:value-type="float" office:value="8763.59999999999" calcext:value-type="float">
            <text:p>8763.59999999999</text:p>
          </table:table-cell>
        </table:table-row>
        <table:table-row table:style-name="ro2">
          <table:table-cell office:value-type="float" office:value="21.1335235235235" calcext:value-type="float">
            <text:p>21.1335235235235</text:p>
          </table:table-cell>
          <table:table-cell office:value-type="float" office:value="8770.07999999998" calcext:value-type="float">
            <text:p>8770.07999999998</text:p>
          </table:table-cell>
        </table:table-row>
        <table:table-row table:style-name="ro2">
          <table:table-cell office:value-type="float" office:value="21.1575275275275" calcext:value-type="float">
            <text:p>21.1575275275275</text:p>
          </table:table-cell>
          <table:table-cell office:value-type="float" office:value="8776.55999999998" calcext:value-type="float">
            <text:p>8776.55999999998</text:p>
          </table:table-cell>
        </table:table-row>
        <table:table-row table:style-name="ro2">
          <table:table-cell office:value-type="float" office:value="21.1815315315315" calcext:value-type="float">
            <text:p>21.1815315315315</text:p>
          </table:table-cell>
          <table:table-cell office:value-type="float" office:value="8783.03999999997" calcext:value-type="float">
            <text:p>8783.03999999997</text:p>
          </table:table-cell>
        </table:table-row>
        <table:table-row table:style-name="ro2">
          <table:table-cell office:value-type="float" office:value="21.2055355355355" calcext:value-type="float">
            <text:p>21.2055355355355</text:p>
          </table:table-cell>
          <table:table-cell office:value-type="float" office:value="8790.23999999996" calcext:value-type="float">
            <text:p>8790.23999999996</text:p>
          </table:table-cell>
        </table:table-row>
        <table:table-row table:style-name="ro2">
          <table:table-cell office:value-type="float" office:value="21.2295395395395" calcext:value-type="float">
            <text:p>21.2295395395395</text:p>
          </table:table-cell>
          <table:table-cell office:value-type="float" office:value="8797.43999999996" calcext:value-type="float">
            <text:p>8797.43999999996</text:p>
          </table:table-cell>
        </table:table-row>
        <table:table-row table:style-name="ro2">
          <table:table-cell office:value-type="float" office:value="21.2535435435435" calcext:value-type="float">
            <text:p>21.2535435435435</text:p>
          </table:table-cell>
          <table:table-cell office:value-type="float" office:value="8804.63999999995" calcext:value-type="float">
            <text:p>8804.63999999995</text:p>
          </table:table-cell>
        </table:table-row>
        <table:table-row table:style-name="ro2">
          <table:table-cell office:value-type="float" office:value="21.2775475475475" calcext:value-type="float">
            <text:p>21.2775475475475</text:p>
          </table:table-cell>
          <table:table-cell office:value-type="float" office:value="8811.83999999994" calcext:value-type="float">
            <text:p>8811.83999999994</text:p>
          </table:table-cell>
        </table:table-row>
        <table:table-row table:style-name="ro2">
          <table:table-cell office:value-type="float" office:value="21.3015515515516" calcext:value-type="float">
            <text:p>21.3015515515516</text:p>
          </table:table-cell>
          <table:table-cell office:value-type="float" office:value="8819.03999999994" calcext:value-type="float">
            <text:p>8819.03999999994</text:p>
          </table:table-cell>
        </table:table-row>
        <table:table-row table:style-name="ro2">
          <table:table-cell office:value-type="float" office:value="21.3255555555556" calcext:value-type="float">
            <text:p>21.3255555555556</text:p>
          </table:table-cell>
          <table:table-cell office:value-type="float" office:value="8826.23999999993" calcext:value-type="float">
            <text:p>8826.23999999993</text:p>
          </table:table-cell>
        </table:table-row>
        <table:table-row table:style-name="ro2">
          <table:table-cell office:value-type="float" office:value="21.3495595595596" calcext:value-type="float">
            <text:p>21.3495595595596</text:p>
          </table:table-cell>
          <table:table-cell office:value-type="float" office:value="8833.43999999992" calcext:value-type="float">
            <text:p>8833.43999999992</text:p>
          </table:table-cell>
        </table:table-row>
        <table:table-row table:style-name="ro2">
          <table:table-cell office:value-type="float" office:value="21.3735635635636" calcext:value-type="float">
            <text:p>21.3735635635636</text:p>
          </table:table-cell>
          <table:table-cell office:value-type="float" office:value="8840.63999999992" calcext:value-type="float">
            <text:p>8840.63999999992</text:p>
          </table:table-cell>
        </table:table-row>
        <table:table-row table:style-name="ro2">
          <table:table-cell office:value-type="float" office:value="21.3975675675676" calcext:value-type="float">
            <text:p>21.3975675675676</text:p>
          </table:table-cell>
          <table:table-cell office:value-type="float" office:value="8848.55999999991" calcext:value-type="float">
            <text:p>8848.55999999991</text:p>
          </table:table-cell>
        </table:table-row>
        <table:table-row table:style-name="ro2">
          <table:table-cell office:value-type="float" office:value="21.4215715715716" calcext:value-type="float">
            <text:p>21.4215715715716</text:p>
          </table:table-cell>
          <table:table-cell office:value-type="float" office:value="8856.4799999999" calcext:value-type="float">
            <text:p>8856.4799999999</text:p>
          </table:table-cell>
        </table:table-row>
        <table:table-row table:style-name="ro2">
          <table:table-cell office:value-type="float" office:value="21.4455755755756" calcext:value-type="float">
            <text:p>21.4455755755756</text:p>
          </table:table-cell>
          <table:table-cell office:value-type="float" office:value="8864.3999999999" calcext:value-type="float">
            <text:p>8864.3999999999</text:p>
          </table:table-cell>
        </table:table-row>
        <table:table-row table:style-name="ro2">
          <table:table-cell office:value-type="float" office:value="21.4695795795796" calcext:value-type="float">
            <text:p>21.4695795795796</text:p>
          </table:table-cell>
          <table:table-cell office:value-type="float" office:value="8872.31999999989" calcext:value-type="float">
            <text:p>8872.31999999989</text:p>
          </table:table-cell>
        </table:table-row>
        <table:table-row table:style-name="ro2">
          <table:table-cell office:value-type="float" office:value="21.4935835835836" calcext:value-type="float">
            <text:p>21.4935835835836</text:p>
          </table:table-cell>
          <table:table-cell office:value-type="float" office:value="8880.23999999988" calcext:value-type="float">
            <text:p>8880.23999999988</text:p>
          </table:table-cell>
        </table:table-row>
        <table:table-row table:style-name="ro2">
          <table:table-cell office:value-type="float" office:value="21.5175875875876" calcext:value-type="float">
            <text:p>21.5175875875876</text:p>
          </table:table-cell>
          <table:table-cell office:value-type="float" office:value="8888.15999999987" calcext:value-type="float">
            <text:p>8888.15999999987</text:p>
          </table:table-cell>
        </table:table-row>
        <table:table-row table:style-name="ro2">
          <table:table-cell office:value-type="float" office:value="21.5415915915916" calcext:value-type="float">
            <text:p>21.5415915915916</text:p>
          </table:table-cell>
          <table:table-cell office:value-type="float" office:value="8896.07999999987" calcext:value-type="float">
            <text:p>8896.07999999987</text:p>
          </table:table-cell>
        </table:table-row>
        <table:table-row table:style-name="ro2">
          <table:table-cell office:value-type="float" office:value="21.5655955955956" calcext:value-type="float">
            <text:p>21.5655955955956</text:p>
          </table:table-cell>
          <table:table-cell office:value-type="float" office:value="8903.99999999986" calcext:value-type="float">
            <text:p>8903.99999999986</text:p>
          </table:table-cell>
        </table:table-row>
        <table:table-row table:style-name="ro2">
          <table:table-cell office:value-type="float" office:value="21.5895995995996" calcext:value-type="float">
            <text:p>21.5895995995996</text:p>
          </table:table-cell>
          <table:table-cell office:value-type="float" office:value="8911.91999999985" calcext:value-type="float">
            <text:p>8911.91999999985</text:p>
          </table:table-cell>
        </table:table-row>
        <table:table-row table:style-name="ro2">
          <table:table-cell office:value-type="float" office:value="21.6136036036036" calcext:value-type="float">
            <text:p>21.6136036036036</text:p>
          </table:table-cell>
          <table:table-cell office:value-type="float" office:value="8919.83999999985" calcext:value-type="float">
            <text:p>8919.83999999985</text:p>
          </table:table-cell>
        </table:table-row>
        <table:table-row table:style-name="ro2">
          <table:table-cell office:value-type="float" office:value="21.6376076076076" calcext:value-type="float">
            <text:p>21.6376076076076</text:p>
          </table:table-cell>
          <table:table-cell office:value-type="float" office:value="8927.75999999984" calcext:value-type="float">
            <text:p>8927.75999999984</text:p>
          </table:table-cell>
        </table:table-row>
        <table:table-row table:style-name="ro2">
          <table:table-cell office:value-type="float" office:value="21.6616116116116" calcext:value-type="float">
            <text:p>21.6616116116116</text:p>
          </table:table-cell>
          <table:table-cell office:value-type="float" office:value="8935.67999999983" calcext:value-type="float">
            <text:p>8935.67999999983</text:p>
          </table:table-cell>
        </table:table-row>
        <table:table-row table:style-name="ro2">
          <table:table-cell office:value-type="float" office:value="21.6856156156156" calcext:value-type="float">
            <text:p>21.6856156156156</text:p>
          </table:table-cell>
          <table:table-cell office:value-type="float" office:value="8943.59999999982" calcext:value-type="float">
            <text:p>8943.59999999982</text:p>
          </table:table-cell>
        </table:table-row>
        <table:table-row table:style-name="ro2">
          <table:table-cell office:value-type="float" office:value="21.7096196196196" calcext:value-type="float">
            <text:p>21.7096196196196</text:p>
          </table:table-cell>
          <table:table-cell office:value-type="float" office:value="8952.23999999982" calcext:value-type="float">
            <text:p>8952.23999999982</text:p>
          </table:table-cell>
        </table:table-row>
        <table:table-row table:style-name="ro2">
          <table:table-cell office:value-type="float" office:value="21.7336236236236" calcext:value-type="float">
            <text:p>21.7336236236236</text:p>
          </table:table-cell>
          <table:table-cell office:value-type="float" office:value="8960.87999999981" calcext:value-type="float">
            <text:p>8960.87999999981</text:p>
          </table:table-cell>
        </table:table-row>
        <table:table-row table:style-name="ro2">
          <table:table-cell office:value-type="float" office:value="21.7576276276276" calcext:value-type="float">
            <text:p>21.7576276276276</text:p>
          </table:table-cell>
          <table:table-cell office:value-type="float" office:value="8969.5199999998" calcext:value-type="float">
            <text:p>8969.5199999998</text:p>
          </table:table-cell>
        </table:table-row>
        <table:table-row table:style-name="ro2">
          <table:table-cell office:value-type="float" office:value="21.7816316316316" calcext:value-type="float">
            <text:p>21.7816316316316</text:p>
          </table:table-cell>
          <table:table-cell office:value-type="float" office:value="8978.87999999979" calcext:value-type="float">
            <text:p>8978.87999999979</text:p>
          </table:table-cell>
        </table:table-row>
        <table:table-row table:style-name="ro2">
          <table:table-cell office:value-type="float" office:value="21.8056356356356" calcext:value-type="float">
            <text:p>21.8056356356356</text:p>
          </table:table-cell>
          <table:table-cell office:value-type="float" office:value="8988.95999999978" calcext:value-type="float">
            <text:p>8988.95999999978</text:p>
          </table:table-cell>
        </table:table-row>
        <table:table-row table:style-name="ro2">
          <table:table-cell office:value-type="float" office:value="21.8296396396396" calcext:value-type="float">
            <text:p>21.8296396396396</text:p>
          </table:table-cell>
          <table:table-cell office:value-type="float" office:value="8999.03999999977" calcext:value-type="float">
            <text:p>8999.03999999977</text:p>
          </table:table-cell>
        </table:table-row>
        <table:table-row table:style-name="ro2">
          <table:table-cell office:value-type="float" office:value="21.8536436436436" calcext:value-type="float">
            <text:p>21.8536436436436</text:p>
          </table:table-cell>
          <table:table-cell office:value-type="float" office:value="9009.11999999976" calcext:value-type="float">
            <text:p>9009.11999999976</text:p>
          </table:table-cell>
        </table:table-row>
        <table:table-row table:style-name="ro2">
          <table:table-cell office:value-type="float" office:value="21.8776476476476" calcext:value-type="float">
            <text:p>21.8776476476476</text:p>
          </table:table-cell>
          <table:table-cell office:value-type="float" office:value="9019.19999999976" calcext:value-type="float">
            <text:p>9019.19999999976</text:p>
          </table:table-cell>
        </table:table-row>
        <table:table-row table:style-name="ro2">
          <table:table-cell office:value-type="float" office:value="21.9016516516517" calcext:value-type="float">
            <text:p>21.9016516516517</text:p>
          </table:table-cell>
          <table:table-cell office:value-type="float" office:value="9029.27999999975" calcext:value-type="float">
            <text:p>9029.27999999975</text:p>
          </table:table-cell>
        </table:table-row>
        <table:table-row table:style-name="ro2">
          <table:table-cell office:value-type="float" office:value="21.9256556556557" calcext:value-type="float">
            <text:p>21.9256556556557</text:p>
          </table:table-cell>
          <table:table-cell office:value-type="float" office:value="9039.35999999974" calcext:value-type="float">
            <text:p>9039.35999999974</text:p>
          </table:table-cell>
        </table:table-row>
        <table:table-row table:style-name="ro2">
          <table:table-cell office:value-type="float" office:value="21.9496596596597" calcext:value-type="float">
            <text:p>21.9496596596597</text:p>
          </table:table-cell>
          <table:table-cell office:value-type="float" office:value="9049.43999999973" calcext:value-type="float">
            <text:p>9049.43999999973</text:p>
          </table:table-cell>
        </table:table-row>
        <table:table-row table:style-name="ro2">
          <table:table-cell office:value-type="float" office:value="21.9736636636637" calcext:value-type="float">
            <text:p>21.9736636636637</text:p>
          </table:table-cell>
          <table:table-cell office:value-type="float" office:value="9059.51999999972" calcext:value-type="float">
            <text:p>9059.51999999972</text:p>
          </table:table-cell>
        </table:table-row>
        <table:table-row table:style-name="ro2">
          <table:table-cell office:value-type="float" office:value="21.9976676676677" calcext:value-type="float">
            <text:p>21.9976676676677</text:p>
          </table:table-cell>
          <table:table-cell office:value-type="float" office:value="9068.87999999971" calcext:value-type="float">
            <text:p>9068.87999999971</text:p>
          </table:table-cell>
        </table:table-row>
        <table:table-row table:style-name="ro2">
          <table:table-cell office:value-type="float" office:value="22.0216716716717" calcext:value-type="float">
            <text:p>22.0216716716717</text:p>
          </table:table-cell>
          <table:table-cell office:value-type="float" office:value="9078.2399999997" calcext:value-type="float">
            <text:p>9078.2399999997</text:p>
          </table:table-cell>
        </table:table-row>
        <table:table-row table:style-name="ro2">
          <table:table-cell office:value-type="float" office:value="22.0456756756757" calcext:value-type="float">
            <text:p>22.0456756756757</text:p>
          </table:table-cell>
          <table:table-cell office:value-type="float" office:value="9087.59999999969" calcext:value-type="float">
            <text:p>9087.59999999969</text:p>
          </table:table-cell>
        </table:table-row>
        <table:table-row table:style-name="ro2">
          <table:table-cell office:value-type="float" office:value="22.0696796796797" calcext:value-type="float">
            <text:p>22.0696796796797</text:p>
          </table:table-cell>
          <table:table-cell office:value-type="float" office:value="9096.95999999968" calcext:value-type="float">
            <text:p>9096.95999999968</text:p>
          </table:table-cell>
        </table:table-row>
        <table:table-row table:style-name="ro2">
          <table:table-cell office:value-type="float" office:value="22.0936836836837" calcext:value-type="float">
            <text:p>22.0936836836837</text:p>
          </table:table-cell>
          <table:table-cell office:value-type="float" office:value="9106.31999999968" calcext:value-type="float">
            <text:p>9106.31999999968</text:p>
          </table:table-cell>
        </table:table-row>
        <table:table-row table:style-name="ro2">
          <table:table-cell office:value-type="float" office:value="22.1176876876877" calcext:value-type="float">
            <text:p>22.1176876876877</text:p>
          </table:table-cell>
          <table:table-cell office:value-type="float" office:value="9115.67999999967" calcext:value-type="float">
            <text:p>9115.67999999967</text:p>
          </table:table-cell>
        </table:table-row>
        <table:table-row table:style-name="ro2">
          <table:table-cell office:value-type="float" office:value="22.1416916916917" calcext:value-type="float">
            <text:p>22.1416916916917</text:p>
          </table:table-cell>
          <table:table-cell office:value-type="float" office:value="9125.75999999966" calcext:value-type="float">
            <text:p>9125.75999999966</text:p>
          </table:table-cell>
        </table:table-row>
        <table:table-row table:style-name="ro2">
          <table:table-cell office:value-type="float" office:value="22.1656956956957" calcext:value-type="float">
            <text:p>22.1656956956957</text:p>
          </table:table-cell>
          <table:table-cell office:value-type="float" office:value="9135.83999999965" calcext:value-type="float">
            <text:p>9135.83999999965</text:p>
          </table:table-cell>
        </table:table-row>
        <table:table-row table:style-name="ro2">
          <table:table-cell office:value-type="float" office:value="22.1896996996997" calcext:value-type="float">
            <text:p>22.1896996996997</text:p>
          </table:table-cell>
          <table:table-cell office:value-type="float" office:value="9145.91999999964" calcext:value-type="float">
            <text:p>9145.91999999964</text:p>
          </table:table-cell>
        </table:table-row>
        <table:table-row table:style-name="ro2">
          <table:table-cell office:value-type="float" office:value="22.2137037037037" calcext:value-type="float">
            <text:p>22.2137037037037</text:p>
          </table:table-cell>
          <table:table-cell office:value-type="float" office:value="9155.99999999963" calcext:value-type="float">
            <text:p>9155.99999999963</text:p>
          </table:table-cell>
        </table:table-row>
        <table:table-row table:style-name="ro2">
          <table:table-cell office:value-type="float" office:value="22.2377077077077" calcext:value-type="float">
            <text:p>22.2377077077077</text:p>
          </table:table-cell>
          <table:table-cell office:value-type="float" office:value="9166.07999999962" calcext:value-type="float">
            <text:p>9166.07999999962</text:p>
          </table:table-cell>
        </table:table-row>
        <table:table-row table:style-name="ro2">
          <table:table-cell office:value-type="float" office:value="22.2617117117117" calcext:value-type="float">
            <text:p>22.2617117117117</text:p>
          </table:table-cell>
          <table:table-cell office:value-type="float" office:value="9176.15999999961" calcext:value-type="float">
            <text:p>9176.15999999961</text:p>
          </table:table-cell>
        </table:table-row>
        <table:table-row table:style-name="ro2">
          <table:table-cell office:value-type="float" office:value="22.2857157157157" calcext:value-type="float">
            <text:p>22.2857157157157</text:p>
          </table:table-cell>
          <table:table-cell office:value-type="float" office:value="9186.2399999996" calcext:value-type="float">
            <text:p>9186.2399999996</text:p>
          </table:table-cell>
        </table:table-row>
        <table:table-row table:style-name="ro2">
          <table:table-cell office:value-type="float" office:value="22.3097197197197" calcext:value-type="float">
            <text:p>22.3097197197197</text:p>
          </table:table-cell>
          <table:table-cell office:value-type="float" office:value="9196.31999999959" calcext:value-type="float">
            <text:p>9196.31999999959</text:p>
          </table:table-cell>
        </table:table-row>
        <table:table-row table:style-name="ro2">
          <table:table-cell office:value-type="float" office:value="22.3337237237237" calcext:value-type="float">
            <text:p>22.3337237237237</text:p>
          </table:table-cell>
          <table:table-cell office:value-type="float" office:value="9204.95999999959" calcext:value-type="float">
            <text:p>9204.95999999959</text:p>
          </table:table-cell>
        </table:table-row>
        <table:table-row table:style-name="ro2">
          <table:table-cell office:value-type="float" office:value="22.3577277277277" calcext:value-type="float">
            <text:p>22.3577277277277</text:p>
          </table:table-cell>
          <table:table-cell office:value-type="float" office:value="9213.59999999958" calcext:value-type="float">
            <text:p>9213.59999999958</text:p>
          </table:table-cell>
        </table:table-row>
        <table:table-row table:style-name="ro2">
          <table:table-cell office:value-type="float" office:value="22.3817317317317" calcext:value-type="float">
            <text:p>22.3817317317317</text:p>
          </table:table-cell>
          <table:table-cell office:value-type="float" office:value="9222.23999999957" calcext:value-type="float">
            <text:p>9222.23999999957</text:p>
          </table:table-cell>
        </table:table-row>
        <table:table-row table:style-name="ro2">
          <table:table-cell office:value-type="float" office:value="22.4057357357357" calcext:value-type="float">
            <text:p>22.4057357357357</text:p>
          </table:table-cell>
          <table:table-cell office:value-type="float" office:value="9230.87999999956" calcext:value-type="float">
            <text:p>9230.87999999956</text:p>
          </table:table-cell>
        </table:table-row>
        <table:table-row table:style-name="ro2">
          <table:table-cell office:value-type="float" office:value="22.4297397397397" calcext:value-type="float">
            <text:p>22.4297397397397</text:p>
          </table:table-cell>
          <table:table-cell office:value-type="float" office:value="9239.51999999956" calcext:value-type="float">
            <text:p>9239.51999999956</text:p>
          </table:table-cell>
        </table:table-row>
        <table:table-row table:style-name="ro2">
          <table:table-cell office:value-type="float" office:value="22.4537437437437" calcext:value-type="float">
            <text:p>22.4537437437437</text:p>
          </table:table-cell>
          <table:table-cell office:value-type="float" office:value="9248.15999999955" calcext:value-type="float">
            <text:p>9248.15999999955</text:p>
          </table:table-cell>
        </table:table-row>
        <table:table-row table:style-name="ro2">
          <table:table-cell office:value-type="float" office:value="22.4777477477477" calcext:value-type="float">
            <text:p>22.4777477477477</text:p>
          </table:table-cell>
          <table:table-cell office:value-type="float" office:value="9257.51999999954" calcext:value-type="float">
            <text:p>9257.51999999954</text:p>
          </table:table-cell>
        </table:table-row>
        <table:table-row table:style-name="ro2">
          <table:table-cell office:value-type="float" office:value="22.5017517517518" calcext:value-type="float">
            <text:p>22.5017517517518</text:p>
          </table:table-cell>
          <table:table-cell office:value-type="float" office:value="9266.87999999953" calcext:value-type="float">
            <text:p>9266.87999999953</text:p>
          </table:table-cell>
        </table:table-row>
        <table:table-row table:style-name="ro2">
          <table:table-cell office:value-type="float" office:value="22.5257557557558" calcext:value-type="float">
            <text:p>22.5257557557558</text:p>
          </table:table-cell>
          <table:table-cell office:value-type="float" office:value="9276.23999999952" calcext:value-type="float">
            <text:p>9276.23999999952</text:p>
          </table:table-cell>
        </table:table-row>
        <table:table-row table:style-name="ro2">
          <table:table-cell office:value-type="float" office:value="22.5497597597598" calcext:value-type="float">
            <text:p>22.5497597597598</text:p>
          </table:table-cell>
          <table:table-cell office:value-type="float" office:value="9285.59999999951" calcext:value-type="float">
            <text:p>9285.59999999951</text:p>
          </table:table-cell>
        </table:table-row>
        <table:table-row table:style-name="ro2">
          <table:table-cell office:value-type="float" office:value="22.5737637637638" calcext:value-type="float">
            <text:p>22.5737637637638</text:p>
          </table:table-cell>
          <table:table-cell office:value-type="float" office:value="9294.9599999995" calcext:value-type="float">
            <text:p>9294.9599999995</text:p>
          </table:table-cell>
        </table:table-row>
        <table:table-row table:style-name="ro2">
          <table:table-cell office:value-type="float" office:value="22.5977677677678" calcext:value-type="float">
            <text:p>22.5977677677678</text:p>
          </table:table-cell>
          <table:table-cell office:value-type="float" office:value="9304.3199999995" calcext:value-type="float">
            <text:p>9304.3199999995</text:p>
          </table:table-cell>
        </table:table-row>
        <table:table-row table:style-name="ro2">
          <table:table-cell office:value-type="float" office:value="22.6217717717718" calcext:value-type="float">
            <text:p>22.6217717717718</text:p>
          </table:table-cell>
          <table:table-cell office:value-type="float" office:value="9313.67999999949" calcext:value-type="float">
            <text:p>9313.67999999949</text:p>
          </table:table-cell>
        </table:table-row>
        <table:table-row table:style-name="ro2">
          <table:table-cell office:value-type="float" office:value="22.6457757757758" calcext:value-type="float">
            <text:p>22.6457757757758</text:p>
          </table:table-cell>
          <table:table-cell office:value-type="float" office:value="9323.03999999948" calcext:value-type="float">
            <text:p>9323.03999999948</text:p>
          </table:table-cell>
        </table:table-row>
        <table:table-row table:style-name="ro2">
          <table:table-cell office:value-type="float" office:value="22.6697797797798" calcext:value-type="float">
            <text:p>22.6697797797798</text:p>
          </table:table-cell>
          <table:table-cell office:value-type="float" office:value="9331.67999999947" calcext:value-type="float">
            <text:p>9331.67999999947</text:p>
          </table:table-cell>
        </table:table-row>
        <table:table-row table:style-name="ro2">
          <table:table-cell office:value-type="float" office:value="22.6937837837838" calcext:value-type="float">
            <text:p>22.6937837837838</text:p>
          </table:table-cell>
          <table:table-cell office:value-type="float" office:value="9341.03999999946" calcext:value-type="float">
            <text:p>9341.03999999946</text:p>
          </table:table-cell>
        </table:table-row>
        <table:table-row table:style-name="ro2">
          <table:table-cell office:value-type="float" office:value="22.7177877877878" calcext:value-type="float">
            <text:p>22.7177877877878</text:p>
          </table:table-cell>
          <table:table-cell office:value-type="float" office:value="9350.39999999945" calcext:value-type="float">
            <text:p>9350.39999999945</text:p>
          </table:table-cell>
        </table:table-row>
        <table:table-row table:style-name="ro2">
          <table:table-cell office:value-type="float" office:value="22.7417917917918" calcext:value-type="float">
            <text:p>22.7417917917918</text:p>
          </table:table-cell>
          <table:table-cell office:value-type="float" office:value="9359.75999999945" calcext:value-type="float">
            <text:p>9359.75999999945</text:p>
          </table:table-cell>
        </table:table-row>
        <table:table-row table:style-name="ro2">
          <table:table-cell office:value-type="float" office:value="22.7657957957958" calcext:value-type="float">
            <text:p>22.7657957957958</text:p>
          </table:table-cell>
          <table:table-cell office:value-type="float" office:value="9369.11999999944" calcext:value-type="float">
            <text:p>9369.11999999944</text:p>
          </table:table-cell>
        </table:table-row>
        <table:table-row table:style-name="ro2">
          <table:table-cell office:value-type="float" office:value="22.7897997997998" calcext:value-type="float">
            <text:p>22.7897997997998</text:p>
          </table:table-cell>
          <table:table-cell office:value-type="float" office:value="9378.47999999943" calcext:value-type="float">
            <text:p>9378.47999999943</text:p>
          </table:table-cell>
        </table:table-row>
        <table:table-row table:style-name="ro2">
          <table:table-cell office:value-type="float" office:value="22.8138038038038" calcext:value-type="float">
            <text:p>22.8138038038038</text:p>
          </table:table-cell>
          <table:table-cell office:value-type="float" office:value="9388.55999999942" calcext:value-type="float">
            <text:p>9388.55999999942</text:p>
          </table:table-cell>
        </table:table-row>
        <table:table-row table:style-name="ro2">
          <table:table-cell office:value-type="float" office:value="22.8378078078078" calcext:value-type="float">
            <text:p>22.8378078078078</text:p>
          </table:table-cell>
          <table:table-cell office:value-type="float" office:value="9398.63999999941" calcext:value-type="float">
            <text:p>9398.63999999941</text:p>
          </table:table-cell>
        </table:table-row>
        <table:table-row table:style-name="ro2">
          <table:table-cell office:value-type="float" office:value="22.8618118118118" calcext:value-type="float">
            <text:p>22.8618118118118</text:p>
          </table:table-cell>
          <table:table-cell office:value-type="float" office:value="9408.7199999994" calcext:value-type="float">
            <text:p>9408.7199999994</text:p>
          </table:table-cell>
        </table:table-row>
        <table:table-row table:style-name="ro2">
          <table:table-cell office:value-type="float" office:value="22.8858158158158" calcext:value-type="float">
            <text:p>22.8858158158158</text:p>
          </table:table-cell>
          <table:table-cell office:value-type="float" office:value="9418.79999999939" calcext:value-type="float">
            <text:p>9418.79999999939</text:p>
          </table:table-cell>
        </table:table-row>
        <table:table-row table:style-name="ro2">
          <table:table-cell office:value-type="float" office:value="22.9098198198198" calcext:value-type="float">
            <text:p>22.9098198198198</text:p>
          </table:table-cell>
          <table:table-cell office:value-type="float" office:value="9428.87999999938" calcext:value-type="float">
            <text:p>9428.87999999938</text:p>
          </table:table-cell>
        </table:table-row>
        <table:table-row table:style-name="ro2">
          <table:table-cell office:value-type="float" office:value="22.9338238238238" calcext:value-type="float">
            <text:p>22.9338238238238</text:p>
          </table:table-cell>
          <table:table-cell office:value-type="float" office:value="9438.95999999937" calcext:value-type="float">
            <text:p>9438.95999999937</text:p>
          </table:table-cell>
        </table:table-row>
        <table:table-row table:style-name="ro2">
          <table:table-cell office:value-type="float" office:value="22.9578278278278" calcext:value-type="float">
            <text:p>22.9578278278278</text:p>
          </table:table-cell>
          <table:table-cell office:value-type="float" office:value="9449.03999999936" calcext:value-type="float">
            <text:p>9449.03999999936</text:p>
          </table:table-cell>
        </table:table-row>
        <table:table-row table:style-name="ro2">
          <table:table-cell office:value-type="float" office:value="22.9818318318318" calcext:value-type="float">
            <text:p>22.981831831831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0058358358358" calcext:value-type="float">
            <text:p>23.005835835835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0298398398398" calcext:value-type="float">
            <text:p>23.029839839839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0538438438438" calcext:value-type="float">
            <text:p>23.053843843843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0778478478478" calcext:value-type="float">
            <text:p>23.077847847847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1018518518519" calcext:value-type="float">
            <text:p>23.101851851851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1258558558559" calcext:value-type="float">
            <text:p>23.125855855855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1498598598599" calcext:value-type="float">
            <text:p>23.149859859859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1738638638639" calcext:value-type="float">
            <text:p>23.173863863863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1978678678679" calcext:value-type="float">
            <text:p>23.197867867867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2218718718719" calcext:value-type="float">
            <text:p>23.221871871871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2458758758759" calcext:value-type="float">
            <text:p>23.245875875875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2698798798799" calcext:value-type="float">
            <text:p>23.269879879879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2938838838839" calcext:value-type="float">
            <text:p>23.293883883883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3178878878879" calcext:value-type="float">
            <text:p>23.317887887887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3418918918919" calcext:value-type="float">
            <text:p>23.341891891891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3658958958959" calcext:value-type="float">
            <text:p>23.365895895895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3898998998999" calcext:value-type="float">
            <text:p>23.389899899899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4139039039039" calcext:value-type="float">
            <text:p>23.413903903903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4379079079079" calcext:value-type="float">
            <text:p>23.437907907907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4619119119119" calcext:value-type="float">
            <text:p>23.461911911911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4859159159159" calcext:value-type="float">
            <text:p>23.485915915915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5099199199199" calcext:value-type="float">
            <text:p>23.509919919919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5339239239239" calcext:value-type="float">
            <text:p>23.533923923923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5579279279279" calcext:value-type="float">
            <text:p>23.557927927927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5819319319319" calcext:value-type="float">
            <text:p>23.581931931931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6059359359359" calcext:value-type="float">
            <text:p>23.605935935935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6299399399399" calcext:value-type="float">
            <text:p>23.629939939939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6539439439439" calcext:value-type="float">
            <text:p>23.653943943943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6779479479479" calcext:value-type="float">
            <text:p>23.6779479479479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701951951952" calcext:value-type="float">
            <text:p>23.701951951952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725955955956" calcext:value-type="float">
            <text:p>23.725955955956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74995995996" calcext:value-type="float">
            <text:p>23.74995995996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773963963964" calcext:value-type="float">
            <text:p>23.773963963964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797967967968" calcext:value-type="float">
            <text:p>23.79796796796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821971971972" calcext:value-type="float">
            <text:p>23.821971971972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845975975976" calcext:value-type="float">
            <text:p>23.845975975976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86997997998" calcext:value-type="float">
            <text:p>23.8699799799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893983983984" calcext:value-type="float">
            <text:p>23.893983983984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917987987988" calcext:value-type="float">
            <text:p>23.917987987988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941991991992" calcext:value-type="float">
            <text:p>23.941991991992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965995995996" calcext:value-type="float">
            <text:p>23.965995995996</text:p>
          </table:table-cell>
          <table:table-cell office:value-type="float" office:value="9459.11999999936" calcext:value-type="float">
            <text:p>9459.11999999936</text:p>
          </table:table-cell>
        </table:table-row>
        <table:table-row table:style-name="ro2">
          <table:table-cell office:value-type="float" office:value="23.99" calcext:value-type="float">
            <text:p>23.99</text:p>
          </table:table-cell>
          <table:table-cell office:value-type="float" office:value="9459.11999999936" calcext:value-type="float">
            <text:p>9459.11999999936</text:p>
          </table:table-cell>
        </table:table-row>
      </table:table>
      <table:table table:name="sa-exhaustive-acc-energy-usage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2.16" calcext:value-type="float">
            <text:p>2.16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2.88" calcext:value-type="float">
            <text:p>2.88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5.76" calcext:value-type="float">
            <text:p>5.76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10.080002" calcext:value-type="float">
            <text:p>10.080002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11.520002" calcext:value-type="float">
            <text:p>11.520002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12.960003" calcext:value-type="float">
            <text:p>12.960003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14.400003" calcext:value-type="float">
            <text:p>14.400003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15.840004" calcext:value-type="float">
            <text:p>15.840004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17.280003" calcext:value-type="float">
            <text:p>17.280003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18.720001" calcext:value-type="float">
            <text:p>18.720001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21.599998" calcext:value-type="float">
            <text:p>21.599998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23.039997" calcext:value-type="float">
            <text:p>23.039997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25.199995" calcext:value-type="float">
            <text:p>25.199995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28.079992" calcext:value-type="float">
            <text:p>28.079992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30.95999" calcext:value-type="float">
            <text:p>30.95999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33.839993" calcext:value-type="float">
            <text:p>33.839993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36.719997" calcext:value-type="float">
            <text:p>36.719997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39.600002" calcext:value-type="float">
            <text:p>39.600002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42.480007" calcext:value-type="float">
            <text:p>42.480007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45.360012" calcext:value-type="float">
            <text:p>45.360012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48.240017" calcext:value-type="float">
            <text:p>48.240017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51.12002" calcext:value-type="float">
            <text:p>51.12002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75.14282" calcext:value-type="float">
            <text:p>75.14282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99.16563" calcext:value-type="float">
            <text:p>99.16563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123.18843" calcext:value-type="float">
            <text:p>123.18843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147.21124" calcext:value-type="float">
            <text:p>147.211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1.95404" calcext:value-type="float">
            <text:p>171.95404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197.41684" calcext:value-type="float">
            <text:p>197.41684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222.87964" calcext:value-type="float">
            <text:p>222.87964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248.34244" calcext:value-type="float">
            <text:p>248.34244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273.80524" calcext:value-type="float">
            <text:p>273.80524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299.26804" calcext:value-type="float">
            <text:p>299.26804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302.86804" calcext:value-type="float">
            <text:p>302.86804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306.46805" calcext:value-type="float">
            <text:p>306.46805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310.06805" calcext:value-type="float">
            <text:p>310.06805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313.66806" calcext:value-type="float">
            <text:p>313.66806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317.26807" calcext:value-type="float">
            <text:p>317.26807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320.86807" calcext:value-type="float">
            <text:p>320.86807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325.18808" calcext:value-type="float">
            <text:p>325.18808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329.5081" calcext:value-type="float">
            <text:p>329.5081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334.5481" calcext:value-type="float">
            <text:p>334.5481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339.5881" calcext:value-type="float">
            <text:p>339.5881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344.6281" calcext:value-type="float">
            <text:p>344.6281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349.66812" calcext:value-type="float">
            <text:p>349.66812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354.70813" calcext:value-type="float">
            <text:p>354.70813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359.74814" calcext:value-type="float">
            <text:p>359.74814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364.78815" calcext:value-type="float">
            <text:p>364.78815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369.82816" calcext:value-type="float">
            <text:p>369.82816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374.86816" calcext:value-type="float">
            <text:p>374.86816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379.90817" calcext:value-type="float">
            <text:p>379.90817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384.94818" calcext:value-type="float">
            <text:p>384.94818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389.9882" calcext:value-type="float">
            <text:p>389.9882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395.0282" calcext:value-type="float">
            <text:p>395.0282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400.0682" calcext:value-type="float">
            <text:p>400.0682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405.10822" calcext:value-type="float">
            <text:p>405.10822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410.14822" calcext:value-type="float">
            <text:p>410.14822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415.18823" calcext:value-type="float">
            <text:p>415.18823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420.22824" calcext:value-type="float">
            <text:p>420.22824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425.26825" calcext:value-type="float">
            <text:p>425.26825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430.30826" calcext:value-type="float">
            <text:p>430.30826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436.06827" calcext:value-type="float">
            <text:p>436.06827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441.82828" calcext:value-type="float">
            <text:p>441.82828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447.5883" calcext:value-type="float">
            <text:p>447.5883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452.6283" calcext:value-type="float">
            <text:p>452.6283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457.6683" calcext:value-type="float">
            <text:p>457.6683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462.7083" calcext:value-type="float">
            <text:p>462.7083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468.46832" calcext:value-type="float">
            <text:p>468.46832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474.22833" calcext:value-type="float">
            <text:p>474.22833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479.98834" calcext:value-type="float">
            <text:p>479.98834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485.74835" calcext:value-type="float">
            <text:p>485.74835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491.50836" calcext:value-type="float">
            <text:p>491.50836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519.13116" calcext:value-type="float">
            <text:p>519.13116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546.7537" calcext:value-type="float">
            <text:p>546.7537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574.3763" calcext:value-type="float">
            <text:p>574.3763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601.99884" calcext:value-type="float">
            <text:p>601.99884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629.6214" calcext:value-type="float">
            <text:p>629.6214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657.24396" calcext:value-type="float">
            <text:p>657.24396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684.8665" calcext:value-type="float">
            <text:p>684.8665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712.4891" calcext:value-type="float">
            <text:p>712.4891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718.24884" calcext:value-type="float">
            <text:p>718.24884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724.0086" calcext:value-type="float">
            <text:p>724.0086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729.7684" calcext:value-type="float">
            <text:p>729.7684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736.2481" calcext:value-type="float">
            <text:p>736.2481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742.72784" calcext:value-type="float">
            <text:p>742.72784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749.2076" calcext:value-type="float">
            <text:p>749.2076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755.6873" calcext:value-type="float">
            <text:p>755.6873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761.4471" calcext:value-type="float">
            <text:p>761.4471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767.20685" calcext:value-type="float">
            <text:p>767.20685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772.9666" calcext:value-type="float">
            <text:p>772.9666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778.7264" calcext:value-type="float">
            <text:p>778.7264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784.48615" calcext:value-type="float">
            <text:p>784.48615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790.2459" calcext:value-type="float">
            <text:p>790.2459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796.0057" calcext:value-type="float">
            <text:p>796.0057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801.76544" calcext:value-type="float">
            <text:p>801.76544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807.5252" calcext:value-type="float">
            <text:p>807.5252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813.285" calcext:value-type="float">
            <text:p>813.285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819.7647" calcext:value-type="float">
            <text:p>819.7647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826.24445" calcext:value-type="float">
            <text:p>826.24445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832.7242" calcext:value-type="float">
            <text:p>832.7242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839.2039" calcext:value-type="float">
            <text:p>839.2039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845.68365" calcext:value-type="float">
            <text:p>845.6836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852.1634" calcext:value-type="float">
            <text:p>852.1634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858.6431" calcext:value-type="float">
            <text:p>858.6431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865.12286" calcext:value-type="float">
            <text:p>865.12286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871.6026" calcext:value-type="float">
            <text:p>871.6026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878.08234" calcext:value-type="float">
            <text:p>878.08234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884.5621" calcext:value-type="float">
            <text:p>884.5621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891.0418" calcext:value-type="float">
            <text:p>891.0418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897.52155" calcext:value-type="float">
            <text:p>897.52155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925.8641" calcext:value-type="float">
            <text:p>925.8641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954.2066" calcext:value-type="float">
            <text:p>954.2066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982.54913" calcext:value-type="float">
            <text:p>982.54913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010.89166" calcext:value-type="float">
            <text:p>1010.89166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038.5143" calcext:value-type="float">
            <text:p>1038.5143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066.1368" calcext:value-type="float">
            <text:p>1066.1368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093.7594" calcext:value-type="float">
            <text:p>1093.7594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121.382" calcext:value-type="float">
            <text:p>1121.382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149.0045" calcext:value-type="float">
            <text:p>1149.0045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176.6271" calcext:value-type="float">
            <text:p>1176.6271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204.2496" calcext:value-type="float">
            <text:p>1204.2496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1210.7294" calcext:value-type="float">
            <text:p>1210.7294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1217.2091" calcext:value-type="float">
            <text:p>1217.2091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1223.6888" calcext:value-type="float">
            <text:p>1223.6888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1230.1686" calcext:value-type="float">
            <text:p>1230.1686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1236.6483" calcext:value-type="float">
            <text:p>1236.6483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1243.128" calcext:value-type="float">
            <text:p>1243.128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249.6078" calcext:value-type="float">
            <text:p>1249.6078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1256.0875" calcext:value-type="float">
            <text:p>1256.0875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1262.5673" calcext:value-type="float">
            <text:p>1262.5673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1269.047" calcext:value-type="float">
            <text:p>1269.047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297.3895" calcext:value-type="float">
            <text:p>1297.3895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325.732" calcext:value-type="float">
            <text:p>1325.732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353.3546" calcext:value-type="float">
            <text:p>1353.3546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380.9772" calcext:value-type="float">
            <text:p>1380.9772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408.5997" calcext:value-type="float">
            <text:p>1408.5997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1436.2223" calcext:value-type="float">
            <text:p>1436.2223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463.8448" calcext:value-type="float">
            <text:p>1463.8448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1491.4674" calcext:value-type="float">
            <text:p>1491.4674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519.09" calcext:value-type="float">
            <text:p>1519.09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1545.9926" calcext:value-type="float">
            <text:p>1545.9926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1572.8951" calcext:value-type="float">
            <text:p>1572.8951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1577.9349" calcext:value-type="float">
            <text:p>1577.9349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1582.9747" calcext:value-type="float">
            <text:p>1582.9747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1588.0145" calcext:value-type="float">
            <text:p>1588.0145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1593.0543" calcext:value-type="float">
            <text:p>1593.0543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1598.0941" calcext:value-type="float">
            <text:p>1598.0941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1603.1339" calcext:value-type="float">
            <text:p>1603.1339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1608.1737" calcext:value-type="float">
            <text:p>1608.1737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1612.4935" calcext:value-type="float">
            <text:p>1612.4935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1616.8134" calcext:value-type="float">
            <text:p>1616.8134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1621.1332" calcext:value-type="float">
            <text:p>1621.13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5.453" calcext:value-type="float">
            <text:p>1625.453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1629.7728" calcext:value-type="float">
            <text:p>1629.7728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1634.0927" calcext:value-type="float">
            <text:p>1634.0927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1638.4125" calcext:value-type="float">
            <text:p>1638.4125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1642.7323" calcext:value-type="float">
            <text:p>1642.7323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647.0521" calcext:value-type="float">
            <text:p>1647.0521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1651.372" calcext:value-type="float">
            <text:p>1651.372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1656.4117" calcext:value-type="float">
            <text:p>1656.4117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1662.1715" calcext:value-type="float">
            <text:p>1662.1715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1667.9313" calcext:value-type="float">
            <text:p>1667.9313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1673.691" calcext:value-type="float">
            <text:p>1673.691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1679.4508" calcext:value-type="float">
            <text:p>1679.4508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1685.2106" calcext:value-type="float">
            <text:p>1685.2106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1690.9703" calcext:value-type="float">
            <text:p>1690.9703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1696.7301" calcext:value-type="float">
            <text:p>1696.7301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1702.4899" calcext:value-type="float">
            <text:p>1702.4899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1708.2496" calcext:value-type="float">
            <text:p>1708.2496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1714.0094" calcext:value-type="float">
            <text:p>1714.0094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1719.7692" calcext:value-type="float">
            <text:p>1719.7692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1725.5289" calcext:value-type="float">
            <text:p>1725.5289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1731.2887" calcext:value-type="float">
            <text:p>1731.2887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1737.0485" calcext:value-type="float">
            <text:p>1737.0485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1742.8082" calcext:value-type="float">
            <text:p>1742.8082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1748.568" calcext:value-type="float">
            <text:p>1748.568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1754.3278" calcext:value-type="float">
            <text:p>1754.3278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781.9503" calcext:value-type="float">
            <text:p>1781.9503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1809.5729" calcext:value-type="float">
            <text:p>1809.5729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1837.1954" calcext:value-type="float">
            <text:p>1837.1954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1864.818" calcext:value-type="float">
            <text:p>1864.818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1892.4406" calcext:value-type="float">
            <text:p>1892.4406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920.0631" calcext:value-type="float">
            <text:p>1920.0631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1946.9657" calcext:value-type="float">
            <text:p>1946.9657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1973.8683" calcext:value-type="float">
            <text:p>1973.8683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2000.0509" calcext:value-type="float">
            <text:p>2000.0509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2026.2335" calcext:value-type="float">
            <text:p>2026.2335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2052.4163" calcext:value-type="float">
            <text:p>2052.4163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2078.5989" calcext:value-type="float">
            <text:p>2078.5989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2104.7815" calcext:value-type="float">
            <text:p>2104.7815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2109.1013" calcext:value-type="float">
            <text:p>2109.1013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2112.7012" calcext:value-type="float">
            <text:p>2112.7012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2116.301" calcext:value-type="float">
            <text:p>2116.301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2119.901" calcext:value-type="float">
            <text:p>2119.901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2123.5007" calcext:value-type="float">
            <text:p>2123.5007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2127.1006" calcext:value-type="float">
            <text:p>2127.1006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2130.7004" calcext:value-type="float">
            <text:p>2130.7004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2133.5803" calcext:value-type="float">
            <text:p>2133.5803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2158.323" calcext:value-type="float">
            <text:p>2158.323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2182.3457" calcext:value-type="float">
            <text:p>2182.3457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2206.3684" calcext:value-type="float">
            <text:p>2206.3684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2231.111" calcext:value-type="float">
            <text:p>2231.111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2255.8538" calcext:value-type="float">
            <text:p>2255.8538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2281.3164" calcext:value-type="float">
            <text:p>2281.3164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2306.779" calcext:value-type="float">
            <text:p>2306.779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2332.2417" calcext:value-type="float">
            <text:p>2332.2417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2357.7043" calcext:value-type="float">
            <text:p>2357.7043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2383.167" calcext:value-type="float">
            <text:p>2383.167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2408.6296" calcext:value-type="float">
            <text:p>2408.6296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2434.0923" calcext:value-type="float">
            <text:p>2434.0923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2459.555" calcext:value-type="float">
            <text:p>2459.555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2462.4348" calcext:value-type="float">
            <text:p>2462.4348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2465.3147" calcext:value-type="float">
            <text:p>2465.3147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2468.1946" calcext:value-type="float">
            <text:p>2468.1946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2471.0745" calcext:value-type="float">
            <text:p>2471.0745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2473.9543" calcext:value-type="float">
            <text:p>2473.9543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2476.8342" calcext:value-type="float">
            <text:p>2476.8342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2479.714" calcext:value-type="float">
            <text:p>2479.714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2482.594" calcext:value-type="float">
            <text:p>2482.594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2485.4739" calcext:value-type="float">
            <text:p>2485.4739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2488.3538" calcext:value-type="float">
            <text:p>2488.3538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2491.2336" calcext:value-type="float">
            <text:p>2491.2336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2493.3936" calcext:value-type="float">
            <text:p>2493.3936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2495.5535" calcext:value-type="float">
            <text:p>2495.5535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2497.7134" calcext:value-type="float">
            <text:p>2497.7134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2498.4333" calcext:value-type="float">
            <text:p>2498.4333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2499.1533" calcext:value-type="float">
            <text:p>2499.1533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2499.8733" calcext:value-type="float">
            <text:p>2499.8733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2500.5933" calcext:value-type="float">
            <text:p>2500.5933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2502.0332" calcext:value-type="float">
            <text:p>2502.0332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2503.4731" calcext:value-type="float">
            <text:p>2503.4731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2504.913" calcext:value-type="float">
            <text:p>2504.913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2506.353" calcext:value-type="float">
            <text:p>2506.353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2507.793" calcext:value-type="float">
            <text:p>2507.793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2509.233" calcext:value-type="float">
            <text:p>2509.233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2510.6729" calcext:value-type="float">
            <text:p>2510.6729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2533.9756" calcext:value-type="float">
            <text:p>2533.9756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2557.9983" calcext:value-type="float">
            <text:p>2557.9983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2582.021" calcext:value-type="float">
            <text:p>2582.021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2606.0437" calcext:value-type="float">
            <text:p>2606.0437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2630.0664" calcext:value-type="float">
            <text:p>2630.0664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2653.3691" calcext:value-type="float">
            <text:p>2653.3691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2676.6719" calcext:value-type="float">
            <text:p>2676.6719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2699.9746" calcext:value-type="float">
            <text:p>2699.9746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2723.2773" calcext:value-type="float">
            <text:p>2723.2773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2746.58" calcext:value-type="float">
            <text:p>2746.58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2748.02" calcext:value-type="float">
            <text:p>2748.02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2749.46" calcext:value-type="float">
            <text:p>2749.46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2750.18" calcext:value-type="float">
            <text:p>2750.18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2750.9" calcext:value-type="float">
            <text:p>2750.9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2752.3398" calcext:value-type="float">
            <text:p>2752.3398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2753.7798" calcext:value-type="float">
            <text:p>2753.7798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2755.2197" calcext:value-type="float">
            <text:p>2755.2197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2756.6597" calcext:value-type="float">
            <text:p>2756.6597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2758.0996" calcext:value-type="float">
            <text:p>2758.0996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2781.4023" calcext:value-type="float">
            <text:p>2781.4023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2804.705" calcext:value-type="float">
            <text:p>2804.705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2828.0078" calcext:value-type="float">
            <text:p>2828.0078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2851.3105" calcext:value-type="float">
            <text:p>2851.3105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2874.6133" calcext:value-type="float">
            <text:p>2874.6133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2897.916" calcext:value-type="float">
            <text:p>2897.916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2921.9387" calcext:value-type="float">
            <text:p>2921.9387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2945.9614" calcext:value-type="float">
            <text:p>2945.9614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2969.9841" calcext:value-type="float">
            <text:p>2969.9841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2994.0068" calcext:value-type="float">
            <text:p>2994.0068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3018.0295" calcext:value-type="float">
            <text:p>3018.0295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3020.1895" calcext:value-type="float">
            <text:p>3020.1895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3022.3494" calcext:value-type="float">
            <text:p>3022.3494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3024.5093" calcext:value-type="float">
            <text:p>3024.5093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3026.6692" calcext:value-type="float">
            <text:p>3026.6692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3028.829" calcext:value-type="float">
            <text:p>3028.829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3030.989" calcext:value-type="float">
            <text:p>3030.989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3033.149" calcext:value-type="float">
            <text:p>3033.149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3035.3088" calcext:value-type="float">
            <text:p>3035.3088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3037.4688" calcext:value-type="float">
            <text:p>3037.4688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3039.6287" calcext:value-type="float">
            <text:p>3039.6287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3041.7886" calcext:value-type="float">
            <text:p>3041.788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43.9485" calcext:value-type="float">
            <text:p>3043.9485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3046.1084" calcext:value-type="float">
            <text:p>3046.1084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3048.2683" calcext:value-type="float">
            <text:p>3048.2683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3050.4282" calcext:value-type="float">
            <text:p>3050.4282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3052.5881" calcext:value-type="float">
            <text:p>3052.5881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3054.748" calcext:value-type="float">
            <text:p>3054.748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3058.348" calcext:value-type="float">
            <text:p>3058.348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3061.9478" calcext:value-type="float">
            <text:p>3061.9478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3065.5476" calcext:value-type="float">
            <text:p>3065.5476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3069.1475" calcext:value-type="float">
            <text:p>3069.1475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3072.7473" calcext:value-type="float">
            <text:p>3072.7473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3076.3472" calcext:value-type="float">
            <text:p>3076.3472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3079.947" calcext:value-type="float">
            <text:p>3079.947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3083.5469" calcext:value-type="float">
            <text:p>3083.5469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3087.1467" calcext:value-type="float">
            <text:p>3087.1467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3090.7466" calcext:value-type="float">
            <text:p>3090.7466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3094.3464" calcext:value-type="float">
            <text:p>3094.3464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3097.9463" calcext:value-type="float">
            <text:p>3097.9463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3101.5461" calcext:value-type="float">
            <text:p>3101.5461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3105.146" calcext:value-type="float">
            <text:p>3105.146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3108.7458" calcext:value-type="float">
            <text:p>3108.7458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3112.3457" calcext:value-type="float">
            <text:p>3112.3457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3115.9456" calcext:value-type="float">
            <text:p>3115.9456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3119.5454" calcext:value-type="float">
            <text:p>3119.5454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3123.1453" calcext:value-type="float">
            <text:p>3123.1453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3126.745" calcext:value-type="float">
            <text:p>3126.745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3130.345" calcext:value-type="float">
            <text:p>3130.345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3133.9448" calcext:value-type="float">
            <text:p>3133.9448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3137.5447" calcext:value-type="float">
            <text:p>3137.5447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3141.1445" calcext:value-type="float">
            <text:p>3141.1445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3144.7444" calcext:value-type="float">
            <text:p>3144.7444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3147.6243" calcext:value-type="float">
            <text:p>3147.6243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3150.5042" calcext:value-type="float">
            <text:p>3150.5042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3153.384" calcext:value-type="float">
            <text:p>3153.384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3156.264" calcext:value-type="float">
            <text:p>3156.264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3159.1438" calcext:value-type="float">
            <text:p>3159.1438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3162.0237" calcext:value-type="float">
            <text:p>3162.0237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3164.9036" calcext:value-type="float">
            <text:p>3164.9036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3167.7834" calcext:value-type="float">
            <text:p>3167.7834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3170.6633" calcext:value-type="float">
            <text:p>3170.6633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3173.5432" calcext:value-type="float">
            <text:p>3173.5432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3176.423" calcext:value-type="float">
            <text:p>3176.423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3179.303" calcext:value-type="float">
            <text:p>3179.303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3182.1829" calcext:value-type="float">
            <text:p>3182.1829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3185.0627" calcext:value-type="float">
            <text:p>3185.0627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3187.9426" calcext:value-type="float">
            <text:p>3187.9426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3190.8225" calcext:value-type="float">
            <text:p>3190.8225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3192.9824" calcext:value-type="float">
            <text:p>3192.9824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3195.1423" calcext:value-type="float">
            <text:p>3195.1423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3197.3022" calcext:value-type="float">
            <text:p>3197.3022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3199.4622" calcext:value-type="float">
            <text:p>3199.4622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3201.622" calcext:value-type="float">
            <text:p>3201.622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3204.502" calcext:value-type="float">
            <text:p>3204.502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3207.3818" calcext:value-type="float">
            <text:p>3207.3818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3210.2617" calcext:value-type="float">
            <text:p>3210.2617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3213.1416" calcext:value-type="float">
            <text:p>3213.1416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3216.0215" calcext:value-type="float">
            <text:p>3216.0215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3218.9014" calcext:value-type="float">
            <text:p>3218.9014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3221.7813" calcext:value-type="float">
            <text:p>3221.7813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3224.6611" calcext:value-type="float">
            <text:p>3224.6611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3228.261" calcext:value-type="float">
            <text:p>3228.261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3231.1409" calcext:value-type="float">
            <text:p>3231.1409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3234.0208" calcext:value-type="float">
            <text:p>3234.0208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3236.9006" calcext:value-type="float">
            <text:p>3236.9006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3239.0605" calcext:value-type="float">
            <text:p>3239.0605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3241.2205" calcext:value-type="float">
            <text:p>3241.2205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3243.3804" calcext:value-type="float">
            <text:p>3243.3804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3245.5403" calcext:value-type="float">
            <text:p>3245.5403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3247.7002" calcext:value-type="float">
            <text:p>3247.7002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3250.58" calcext:value-type="float">
            <text:p>3250.58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3253.46" calcext:value-type="float">
            <text:p>3253.46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3256.3398" calcext:value-type="float">
            <text:p>3256.3398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3259.2197" calcext:value-type="float">
            <text:p>3259.2197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3262.0996" calcext:value-type="float">
            <text:p>3262.0996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3264.9795" calcext:value-type="float">
            <text:p>3264.9795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3267.8594" calcext:value-type="float">
            <text:p>3267.8594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3270.7393" calcext:value-type="float">
            <text:p>3270.7393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3273.6191" calcext:value-type="float">
            <text:p>3273.6191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3276.499" calcext:value-type="float">
            <text:p>3276.499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3279.379" calcext:value-type="float">
            <text:p>3279.379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3282.2588" calcext:value-type="float">
            <text:p>3282.2588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3285.1387" calcext:value-type="float">
            <text:p>3285.1387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3288.0186" calcext:value-type="float">
            <text:p>3288.0186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3290.8984" calcext:value-type="float">
            <text:p>3290.8984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3293.7783" calcext:value-type="float">
            <text:p>3293.7783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3295.9382" calcext:value-type="float">
            <text:p>3295.9382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3298.0981" calcext:value-type="float">
            <text:p>3298.0981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3300.978" calcext:value-type="float">
            <text:p>3300.978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3303.858" calcext:value-type="float">
            <text:p>3303.858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3306.7378" calcext:value-type="float">
            <text:p>3306.7378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3309.6177" calcext:value-type="float">
            <text:p>3309.6177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3312.4976" calcext:value-type="float">
            <text:p>3312.4976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3315.3774" calcext:value-type="float">
            <text:p>3315.3774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3318.2573" calcext:value-type="float">
            <text:p>3318.2573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3321.1372" calcext:value-type="float">
            <text:p>3321.1372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3324.017" calcext:value-type="float">
            <text:p>3324.017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3326.897" calcext:value-type="float">
            <text:p>3326.897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3329.7769" calcext:value-type="float">
            <text:p>3329.7769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3332.6567" calcext:value-type="float">
            <text:p>3332.6567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3335.5366" calcext:value-type="float">
            <text:p>3335.5366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3338.4165" calcext:value-type="float">
            <text:p>3338.4165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3341.2964" calcext:value-type="float">
            <text:p>3341.2964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3344.1763" calcext:value-type="float">
            <text:p>3344.1763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3347.0562" calcext:value-type="float">
            <text:p>3347.0562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3349.936" calcext:value-type="float">
            <text:p>3349.936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3352.816" calcext:value-type="float">
            <text:p>3352.816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3355.6958" calcext:value-type="float">
            <text:p>3355.6958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3358.5757" calcext:value-type="float">
            <text:p>3358.5757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3362.1755" calcext:value-type="float">
            <text:p>3362.1755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3365.7754" calcext:value-type="float">
            <text:p>3365.7754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3369.3752" calcext:value-type="float">
            <text:p>3369.3752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3372.975" calcext:value-type="float">
            <text:p>3372.975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3376.575" calcext:value-type="float">
            <text:p>3376.575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3380.1748" calcext:value-type="float">
            <text:p>3380.1748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3383.7747" calcext:value-type="float">
            <text:p>3383.7747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3387.3745" calcext:value-type="float">
            <text:p>3387.3745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3390.9744" calcext:value-type="float">
            <text:p>3390.9744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3393.8542" calcext:value-type="float">
            <text:p>3393.8542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3396.7341" calcext:value-type="float">
            <text:p>3396.7341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3399.614" calcext:value-type="float">
            <text:p>3399.614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3402.494" calcext:value-type="float">
            <text:p>3402.494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3405.3738" calcext:value-type="float">
            <text:p>3405.3738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3408.2537" calcext:value-type="float">
            <text:p>3408.2537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3411.1335" calcext:value-type="float">
            <text:p>3411.1335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3414.0134" calcext:value-type="float">
            <text:p>3414.013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16.8933" calcext:value-type="float">
            <text:p>3416.8933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3419.7732" calcext:value-type="float">
            <text:p>3419.7732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3422.653" calcext:value-type="float">
            <text:p>3422.653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3424.813" calcext:value-type="float">
            <text:p>3424.813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3426.973" calcext:value-type="float">
            <text:p>3426.973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3429.1328" calcext:value-type="float">
            <text:p>3429.1328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3431.2927" calcext:value-type="float">
            <text:p>3431.2927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3433.4526" calcext:value-type="float">
            <text:p>3433.4526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3435.6125" calcext:value-type="float">
            <text:p>3435.6125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3438.4924" calcext:value-type="float">
            <text:p>3438.4924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3441.3723" calcext:value-type="float">
            <text:p>3441.3723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3443.5322" calcext:value-type="float">
            <text:p>3443.5322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3445.6921" calcext:value-type="float">
            <text:p>3445.6921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3447.852" calcext:value-type="float">
            <text:p>3447.852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3450.012" calcext:value-type="float">
            <text:p>3450.012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3452.8918" calcext:value-type="float">
            <text:p>3452.8918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3455.7717" calcext:value-type="float">
            <text:p>3455.7717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3458.6516" calcext:value-type="float">
            <text:p>3458.6516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3461.5315" calcext:value-type="float">
            <text:p>3461.5315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3464.4114" calcext:value-type="float">
            <text:p>3464.4114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3467.2913" calcext:value-type="float">
            <text:p>3467.2913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3470.1711" calcext:value-type="float">
            <text:p>3470.1711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3473.051" calcext:value-type="float">
            <text:p>3473.051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3475.931" calcext:value-type="float">
            <text:p>3475.931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3478.8108" calcext:value-type="float">
            <text:p>3478.8108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3480.9707" calcext:value-type="float">
            <text:p>3480.9707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3483.1306" calcext:value-type="float">
            <text:p>3483.1306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3485.2905" calcext:value-type="float">
            <text:p>3485.2905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3487.4504" calcext:value-type="float">
            <text:p>3487.4504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3489.6104" calcext:value-type="float">
            <text:p>3489.6104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3492.4902" calcext:value-type="float">
            <text:p>3492.4902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3495.37" calcext:value-type="float">
            <text:p>3495.37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3498.25" calcext:value-type="float">
            <text:p>3498.25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3501.13" calcext:value-type="float">
            <text:p>3501.13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3504.0098" calcext:value-type="float">
            <text:p>3504.0098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3506.8896" calcext:value-type="float">
            <text:p>3506.8896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3509.7695" calcext:value-type="float">
            <text:p>3509.7695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3512.6494" calcext:value-type="float">
            <text:p>3512.6494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3515.5293" calcext:value-type="float">
            <text:p>3515.5293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3518.4092" calcext:value-type="float">
            <text:p>3518.4092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3521.289" calcext:value-type="float">
            <text:p>3521.289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3524.169" calcext:value-type="float">
            <text:p>3524.169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3527.0488" calcext:value-type="float">
            <text:p>3527.0488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3529.9287" calcext:value-type="float">
            <text:p>3529.9287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3532.8086" calcext:value-type="float">
            <text:p>3532.8086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3535.6885" calcext:value-type="float">
            <text:p>3535.6885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3538.5684" calcext:value-type="float">
            <text:p>3538.5684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3541.4482" calcext:value-type="float">
            <text:p>3541.4482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3544.3281" calcext:value-type="float">
            <text:p>3544.3281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3547.208" calcext:value-type="float">
            <text:p>3547.208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3550.088" calcext:value-type="float">
            <text:p>3550.088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3552.9678" calcext:value-type="float">
            <text:p>3552.9678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3555.8477" calcext:value-type="float">
            <text:p>3555.8477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3558.7275" calcext:value-type="float">
            <text:p>3558.7275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3561.6074" calcext:value-type="float">
            <text:p>3561.6074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3564.4873" calcext:value-type="float">
            <text:p>3564.4873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3567.3672" calcext:value-type="float">
            <text:p>3567.3672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3570.247" calcext:value-type="float">
            <text:p>3570.247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3573.127" calcext:value-type="float">
            <text:p>3573.127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3576.0068" calcext:value-type="float">
            <text:p>3576.0068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3578.8867" calcext:value-type="float">
            <text:p>3578.8867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3581.7666" calcext:value-type="float">
            <text:p>3581.7666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3584.6465" calcext:value-type="float">
            <text:p>3584.6465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3587.5264" calcext:value-type="float">
            <text:p>3587.5264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3590.4063" calcext:value-type="float">
            <text:p>3590.4063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3593.2861" calcext:value-type="float">
            <text:p>3593.2861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3596.166" calcext:value-type="float">
            <text:p>3596.166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3599.046" calcext:value-type="float">
            <text:p>3599.046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3601.9258" calcext:value-type="float">
            <text:p>3601.9258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3604.0857" calcext:value-type="float">
            <text:p>3604.0857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3606.2456" calcext:value-type="float">
            <text:p>3606.2456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3608.4055" calcext:value-type="float">
            <text:p>3608.4055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3610.5654" calcext:value-type="float">
            <text:p>3610.5654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3612.7253" calcext:value-type="float">
            <text:p>3612.7253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3614.8853" calcext:value-type="float">
            <text:p>3614.8853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3617.0452" calcext:value-type="float">
            <text:p>3617.0452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3619.205" calcext:value-type="float">
            <text:p>3619.205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3622.085" calcext:value-type="float">
            <text:p>3622.085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3624.9648" calcext:value-type="float">
            <text:p>3624.9648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3627.8447" calcext:value-type="float">
            <text:p>3627.8447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3630.7246" calcext:value-type="float">
            <text:p>3630.7246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3633.6045" calcext:value-type="float">
            <text:p>3633.6045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3636.4844" calcext:value-type="float">
            <text:p>3636.4844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3640.0842" calcext:value-type="float">
            <text:p>3640.0842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3644.404" calcext:value-type="float">
            <text:p>3644.404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3648.7239" calcext:value-type="float">
            <text:p>3648.7239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3653.0437" calcext:value-type="float">
            <text:p>3653.0437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3657.3635" calcext:value-type="float">
            <text:p>3657.3635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3661.6833" calcext:value-type="float">
            <text:p>3661.6833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3666.0032" calcext:value-type="float">
            <text:p>3666.0032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3670.323" calcext:value-type="float">
            <text:p>3670.323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3674.6428" calcext:value-type="float">
            <text:p>3674.6428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3678.9626" calcext:value-type="float">
            <text:p>3678.9626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3683.2825" calcext:value-type="float">
            <text:p>3683.2825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3687.6023" calcext:value-type="float">
            <text:p>3687.6023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3691.922" calcext:value-type="float">
            <text:p>3691.922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3696.242" calcext:value-type="float">
            <text:p>3696.242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3700.5618" calcext:value-type="float">
            <text:p>3700.5618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3704.8816" calcext:value-type="float">
            <text:p>3704.8816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3709.2014" calcext:value-type="float">
            <text:p>3709.2014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3713.5212" calcext:value-type="float">
            <text:p>3713.5212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3717.841" calcext:value-type="float">
            <text:p>3717.841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3722.161" calcext:value-type="float">
            <text:p>3722.161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3726.4807" calcext:value-type="float">
            <text:p>3726.4807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3730.8005" calcext:value-type="float">
            <text:p>3730.8005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3735.1204" calcext:value-type="float">
            <text:p>3735.1204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3739.4402" calcext:value-type="float">
            <text:p>3739.4402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3743.76" calcext:value-type="float">
            <text:p>3743.76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3748.0798" calcext:value-type="float">
            <text:p>3748.0798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3752.3997" calcext:value-type="float">
            <text:p>3752.3997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3756.7195" calcext:value-type="float">
            <text:p>3756.7195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3761.0393" calcext:value-type="float">
            <text:p>3761.0393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3765.3591" calcext:value-type="float">
            <text:p>3765.3591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3769.679" calcext:value-type="float">
            <text:p>3769.679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3773.9988" calcext:value-type="float">
            <text:p>3773.9988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3778.3186" calcext:value-type="float">
            <text:p>3778.3186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3782.6384" calcext:value-type="float">
            <text:p>3782.6384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3786.9583" calcext:value-type="float">
            <text:p>3786.9583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3791.278" calcext:value-type="float">
            <text:p>3791.278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3795.598" calcext:value-type="float">
            <text:p>3795.598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3799.9177" calcext:value-type="float">
            <text:p>3799.9177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3804.2375" calcext:value-type="float">
            <text:p>3804.2375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3807.8374" calcext:value-type="float">
            <text:p>3807.8374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3810.7173" calcext:value-type="float">
            <text:p>3810.7173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3813.5972" calcext:value-type="float">
            <text:p>3813.597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17.197" calcext:value-type="float">
            <text:p>3817.197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3820.7969" calcext:value-type="float">
            <text:p>3820.7969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3824.3967" calcext:value-type="float">
            <text:p>3824.3967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3827.9966" calcext:value-type="float">
            <text:p>3827.9966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3832.3164" calcext:value-type="float">
            <text:p>3832.3164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3836.6362" calcext:value-type="float">
            <text:p>3836.6362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3840.956" calcext:value-type="float">
            <text:p>3840.956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3845.276" calcext:value-type="float">
            <text:p>3845.276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3849.5957" calcext:value-type="float">
            <text:p>3849.5957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3853.9155" calcext:value-type="float">
            <text:p>3853.9155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3858.2354" calcext:value-type="float">
            <text:p>3858.2354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3862.5552" calcext:value-type="float">
            <text:p>3862.5552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3866.875" calcext:value-type="float">
            <text:p>3866.875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3871.1948" calcext:value-type="float">
            <text:p>3871.1948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3876.2346" calcext:value-type="float">
            <text:p>3876.2346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3881.2744" calcext:value-type="float">
            <text:p>3881.2744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3886.3142" calcext:value-type="float">
            <text:p>3886.3142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3890.634" calcext:value-type="float">
            <text:p>3890.634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3894.9539" calcext:value-type="float">
            <text:p>3894.9539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3899.2737" calcext:value-type="float">
            <text:p>3899.2737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3903.5935" calcext:value-type="float">
            <text:p>3903.5935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3907.9133" calcext:value-type="float">
            <text:p>3907.9133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3912.2332" calcext:value-type="float">
            <text:p>3912.2332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3917.273" calcext:value-type="float">
            <text:p>3917.273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3922.3127" calcext:value-type="float">
            <text:p>3922.3127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3927.3525" calcext:value-type="float">
            <text:p>3927.3525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3932.3923" calcext:value-type="float">
            <text:p>3932.3923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3937.4321" calcext:value-type="float">
            <text:p>3937.4321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3942.472" calcext:value-type="float">
            <text:p>3942.472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3947.5117" calcext:value-type="float">
            <text:p>3947.5117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3952.5515" calcext:value-type="float">
            <text:p>3952.5515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3957.5913" calcext:value-type="float">
            <text:p>3957.5913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3962.631" calcext:value-type="float">
            <text:p>3962.631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3967.671" calcext:value-type="float">
            <text:p>3967.671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3972.7107" calcext:value-type="float">
            <text:p>3972.7107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3977.7505" calcext:value-type="float">
            <text:p>3977.7505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3982.7903" calcext:value-type="float">
            <text:p>3982.7903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3987.83" calcext:value-type="float">
            <text:p>3987.83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3992.8699" calcext:value-type="float">
            <text:p>3992.8699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3997.9097" calcext:value-type="float">
            <text:p>3997.9097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4002.9495" calcext:value-type="float">
            <text:p>4002.9495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4007.9893" calcext:value-type="float">
            <text:p>4007.9893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4013.029" calcext:value-type="float">
            <text:p>4013.029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4017.3489" calcext:value-type="float">
            <text:p>4017.3489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4021.6687" calcext:value-type="float">
            <text:p>4021.6687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4025.9885" calcext:value-type="float">
            <text:p>4025.9885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4030.3083" calcext:value-type="float">
            <text:p>4030.3083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4034.6282" calcext:value-type="float">
            <text:p>4034.6282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4038.948" calcext:value-type="float">
            <text:p>4038.948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4043.2678" calcext:value-type="float">
            <text:p>4043.2678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4047.5876" calcext:value-type="float">
            <text:p>4047.5876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4051.9075" calcext:value-type="float">
            <text:p>4051.9075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4056.2273" calcext:value-type="float">
            <text:p>4056.2273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4059.8271" calcext:value-type="float">
            <text:p>4059.8271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4062.707" calcext:value-type="float">
            <text:p>4062.707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4065.587" calcext:value-type="float">
            <text:p>4065.587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4068.4668" calcext:value-type="float">
            <text:p>4068.4668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4071.3467" calcext:value-type="float">
            <text:p>4071.3467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4074.2266" calcext:value-type="float">
            <text:p>4074.2266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4077.1064" calcext:value-type="float">
            <text:p>4077.1064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4079.9863" calcext:value-type="float">
            <text:p>4079.9863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4082.8662" calcext:value-type="float">
            <text:p>4082.8662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4085.746" calcext:value-type="float">
            <text:p>4085.746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4088.626" calcext:value-type="float">
            <text:p>4088.626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4090.786" calcext:value-type="float">
            <text:p>4090.786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4092.9458" calcext:value-type="float">
            <text:p>4092.9458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4095.1057" calcext:value-type="float">
            <text:p>4095.1057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4097.266" calcext:value-type="float">
            <text:p>4097.266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4099.427" calcext:value-type="float">
            <text:p>4099.427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4101.5874" calcext:value-type="float">
            <text:p>4101.5874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4103.748" calcext:value-type="float">
            <text:p>4103.748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4105.9087" calcext:value-type="float">
            <text:p>4105.9087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4108.7896" calcext:value-type="float">
            <text:p>4108.7896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4112.3906" calcext:value-type="float">
            <text:p>4112.3906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4115.9917" calcext:value-type="float">
            <text:p>4115.9917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4119.593" calcext:value-type="float">
            <text:p>4119.593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4123.194" calcext:value-type="float">
            <text:p>4123.194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4126.795" calcext:value-type="float">
            <text:p>4126.795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4130.396" calcext:value-type="float">
            <text:p>4130.396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4133.997" calcext:value-type="float">
            <text:p>4133.997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4137.598" calcext:value-type="float">
            <text:p>4137.598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4141.199" calcext:value-type="float">
            <text:p>4141.199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4144.8003" calcext:value-type="float">
            <text:p>4144.8003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4148.4014" calcext:value-type="float">
            <text:p>4148.4014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4152.0024" calcext:value-type="float">
            <text:p>4152.0024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4155.6035" calcext:value-type="float">
            <text:p>4155.6035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4159.2046" calcext:value-type="float">
            <text:p>4159.2046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4162.0854" calcext:value-type="float">
            <text:p>4162.0854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4164.9663" calcext:value-type="float">
            <text:p>4164.9663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4167.847" calcext:value-type="float">
            <text:p>4167.847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4170.728" calcext:value-type="float">
            <text:p>4170.728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4173.609" calcext:value-type="float">
            <text:p>4173.609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4175.7695" calcext:value-type="float">
            <text:p>4175.7695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4177.93" calcext:value-type="float">
            <text:p>4177.93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4180.811" calcext:value-type="float">
            <text:p>4180.811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4183.692" calcext:value-type="float">
            <text:p>4183.692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4186.5728" calcext:value-type="float">
            <text:p>4186.5728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4189.4536" calcext:value-type="float">
            <text:p>4189.4536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4192.3345" calcext:value-type="float">
            <text:p>4192.3345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4195.2153" calcext:value-type="float">
            <text:p>4195.2153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4198.096" calcext:value-type="float">
            <text:p>4198.096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4200.977" calcext:value-type="float">
            <text:p>4200.977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4203.1377" calcext:value-type="float">
            <text:p>4203.1377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4205.2983" calcext:value-type="float">
            <text:p>4205.2983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4207.459" calcext:value-type="float">
            <text:p>4207.459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4209.6196" calcext:value-type="float">
            <text:p>4209.6196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4211.7803" calcext:value-type="float">
            <text:p>4211.7803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4213.941" calcext:value-type="float">
            <text:p>4213.941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4216.1016" calcext:value-type="float">
            <text:p>4216.1016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4218.262" calcext:value-type="float">
            <text:p>4218.262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4220.423" calcext:value-type="float">
            <text:p>4220.423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4222.5835" calcext:value-type="float">
            <text:p>4222.5835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4224.744" calcext:value-type="float">
            <text:p>4224.744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4226.905" calcext:value-type="float">
            <text:p>4226.905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4229.0654" calcext:value-type="float">
            <text:p>4229.0654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4231.226" calcext:value-type="float">
            <text:p>4231.226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4233.3867" calcext:value-type="float">
            <text:p>4233.3867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4236.2676" calcext:value-type="float">
            <text:p>4236.2676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4239.1484" calcext:value-type="float">
            <text:p>4239.1484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4242.0293" calcext:value-type="float">
            <text:p>4242.0293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4244.91" calcext:value-type="float">
            <text:p>4244.91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4247.791" calcext:value-type="float">
            <text:p>4247.791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4250.672" calcext:value-type="float">
            <text:p>4250.672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4252.8325" calcext:value-type="float">
            <text:p>4252.8325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4254.993" calcext:value-type="float">
            <text:p>4254.99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56.4336" calcext:value-type="float">
            <text:p>4256.4336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4257.874" calcext:value-type="float">
            <text:p>4257.874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4259.3145" calcext:value-type="float">
            <text:p>4259.3145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4260.755" calcext:value-type="float">
            <text:p>4260.755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4262.1953" calcext:value-type="float">
            <text:p>4262.1953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4263.6357" calcext:value-type="float">
            <text:p>4263.6357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4265.7964" calcext:value-type="float">
            <text:p>4265.7964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4267.957" calcext:value-type="float">
            <text:p>4267.957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4270.1177" calcext:value-type="float">
            <text:p>4270.1177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4272.2783" calcext:value-type="float">
            <text:p>4272.2783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4274.439" calcext:value-type="float">
            <text:p>4274.439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4277.32" calcext:value-type="float">
            <text:p>4277.32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4280.2007" calcext:value-type="float">
            <text:p>4280.2007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4283.0815" calcext:value-type="float">
            <text:p>4283.0815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4285.9624" calcext:value-type="float">
            <text:p>4285.9624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4288.8433" calcext:value-type="float">
            <text:p>4288.8433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4291.724" calcext:value-type="float">
            <text:p>4291.724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4293.885" calcext:value-type="float">
            <text:p>4293.885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4296.0454" calcext:value-type="float">
            <text:p>4296.0454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4298.206" calcext:value-type="float">
            <text:p>4298.206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4300.3667" calcext:value-type="float">
            <text:p>4300.3667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4302.5273" calcext:value-type="float">
            <text:p>4302.5273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4304.688" calcext:value-type="float">
            <text:p>4304.688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4306.8486" calcext:value-type="float">
            <text:p>4306.8486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4309.0093" calcext:value-type="float">
            <text:p>4309.0093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4311.17" calcext:value-type="float">
            <text:p>4311.17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4313.3306" calcext:value-type="float">
            <text:p>4313.3306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4314.771" calcext:value-type="float">
            <text:p>4314.771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4316.2114" calcext:value-type="float">
            <text:p>4316.2114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4317.652" calcext:value-type="float">
            <text:p>4317.652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4319.0923" calcext:value-type="float">
            <text:p>4319.0923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4320.5327" calcext:value-type="float">
            <text:p>4320.5327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4321.973" calcext:value-type="float">
            <text:p>4321.973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4322.6934" calcext:value-type="float">
            <text:p>4322.6934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4323.4136" calcext:value-type="float">
            <text:p>4323.4136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4324.134" calcext:value-type="float">
            <text:p>4324.134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4324.854" calcext:value-type="float">
            <text:p>4324.854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4325.574" calcext:value-type="float">
            <text:p>4325.574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4326.2944" calcext:value-type="float">
            <text:p>4326.2944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4327.0146" calcext:value-type="float">
            <text:p>4327.0146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4327.735" calcext:value-type="float">
            <text:p>4327.735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4328.455" calcext:value-type="float">
            <text:p>4328.455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4329.1753" calcext:value-type="float">
            <text:p>4329.1753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4329.8955" calcext:value-type="float">
            <text:p>4329.8955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4330.6157" calcext:value-type="float">
            <text:p>4330.6157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4331.336" calcext:value-type="float">
            <text:p>4331.336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4332.056" calcext:value-type="float">
            <text:p>4332.056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4333.4966" calcext:value-type="float">
            <text:p>4333.4966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4334.937" calcext:value-type="float">
            <text:p>4334.937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4336.3774" calcext:value-type="float">
            <text:p>4336.3774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4337.818" calcext:value-type="float">
            <text:p>4337.818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4339.2583" calcext:value-type="float">
            <text:p>4339.2583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4340.6987" calcext:value-type="float">
            <text:p>4340.6987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4342.139" calcext:value-type="float">
            <text:p>4342.139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4343.5796" calcext:value-type="float">
            <text:p>4343.5796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4345.02" calcext:value-type="float">
            <text:p>4345.02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4345.74" calcext:value-type="float">
            <text:p>4345.74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4346.4604" calcext:value-type="float">
            <text:p>4346.4604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4347.1807" calcext:value-type="float">
            <text:p>4347.1807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4347.901" calcext:value-type="float">
            <text:p>4347.901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4348.621" calcext:value-type="float">
            <text:p>4348.621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4349.3413" calcext:value-type="float">
            <text:p>4349.3413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4350.0615" calcext:value-type="float">
            <text:p>4350.0615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4350.7817" calcext:value-type="float">
            <text:p>4350.7817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4351.502" calcext:value-type="float">
            <text:p>4351.502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4352.222" calcext:value-type="float">
            <text:p>4352.222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4352.9424" calcext:value-type="float">
            <text:p>4352.9424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4353.6626" calcext:value-type="float">
            <text:p>4353.6626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4354.383" calcext:value-type="float">
            <text:p>4354.383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4355.103" calcext:value-type="float">
            <text:p>4355.103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4355.823" calcext:value-type="float">
            <text:p>4355.823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4356.5435" calcext:value-type="float">
            <text:p>4356.5435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4357.2637" calcext:value-type="float">
            <text:p>4357.2637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4357.984" calcext:value-type="float">
            <text:p>4357.984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4357.984" calcext:value-type="float">
            <text:p>4357.984</text:p>
          </table:table-cell>
        </table:table-row>
      </table:table>
      <table:table table:name="sa-quick-acc-energy-usage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2.16" calcext:value-type="float">
            <text:p>2.16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2.88" calcext:value-type="float">
            <text:p>2.88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7.200001" calcext:value-type="float">
            <text:p>7.200001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8.640001" calcext:value-type="float">
            <text:p>8.640001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10.080002" calcext:value-type="float">
            <text:p>10.080002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11.520002" calcext:value-type="float">
            <text:p>11.520002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12.960003" calcext:value-type="float">
            <text:p>12.960003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14.400003" calcext:value-type="float">
            <text:p>14.400003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37.702805" calcext:value-type="float">
            <text:p>37.702805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61.005608" calcext:value-type="float">
            <text:p>61.0056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.30841" calcext:value-type="float">
            <text:p>84.30841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107.61121" calcext:value-type="float">
            <text:p>107.61121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130.91402" calcext:value-type="float">
            <text:p>130.91402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154.21683" calcext:value-type="float">
            <text:p>154.21683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177.51962" calcext:value-type="float">
            <text:p>177.51962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200.82242" calcext:value-type="float">
            <text:p>200.82242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224.12521" calcext:value-type="float">
            <text:p>224.12521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247.42801" calcext:value-type="float">
            <text:p>247.42801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270.7308" calcext:value-type="float">
            <text:p>270.7308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272.1708" calcext:value-type="float">
            <text:p>272.1708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274.3308" calcext:value-type="float">
            <text:p>274.3308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276.4908" calcext:value-type="float">
            <text:p>276.4908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279.37082" calcext:value-type="float">
            <text:p>279.37082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304.11362" calcext:value-type="float">
            <text:p>304.11362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328.8564" calcext:value-type="float">
            <text:p>328.8564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352.8792" calcext:value-type="float">
            <text:p>352.8792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376.902" calcext:value-type="float">
            <text:p>376.902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400.9248" calcext:value-type="float">
            <text:p>400.9248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424.9476" calcext:value-type="float">
            <text:p>424.9476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448.9704" calcext:value-type="float">
            <text:p>448.9704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472.9932" calcext:value-type="float">
            <text:p>472.9932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497.016" calcext:value-type="float">
            <text:p>497.016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521.0388" calcext:value-type="float">
            <text:p>521.0388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523.1987" calcext:value-type="float">
            <text:p>523.1987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525.35864" calcext:value-type="float">
            <text:p>525.35864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549.38135" calcext:value-type="float">
            <text:p>549.38135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573.40405" calcext:value-type="float">
            <text:p>573.40405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597.42676" calcext:value-type="float">
            <text:p>597.42676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621.44946" calcext:value-type="float">
            <text:p>621.44946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645.47217" calcext:value-type="float">
            <text:p>645.47217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670.21484" calcext:value-type="float">
            <text:p>670.21484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694.9575" calcext:value-type="float">
            <text:p>694.9575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719.7002" calcext:value-type="float">
            <text:p>719.7002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744.4429" calcext:value-type="float">
            <text:p>744.4429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769.18555" calcext:value-type="float">
            <text:p>769.18555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772.7854" calcext:value-type="float">
            <text:p>772.7854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776.38525" calcext:value-type="float">
            <text:p>776.38525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779.9851" calcext:value-type="float">
            <text:p>779.9851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783.58496" calcext:value-type="float">
            <text:p>783.58496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787.1848" calcext:value-type="float">
            <text:p>787.1848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790.78467" calcext:value-type="float">
            <text:p>790.78467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794.3845" calcext:value-type="float">
            <text:p>794.3845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797.9844" calcext:value-type="float">
            <text:p>797.9844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801.5842" calcext:value-type="float">
            <text:p>801.5842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805.1841" calcext:value-type="float">
            <text:p>805.1841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830.6467" calcext:value-type="float">
            <text:p>830.6467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856.1094" calcext:value-type="float">
            <text:p>856.1094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881.572" calcext:value-type="float">
            <text:p>881.572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907.03467" calcext:value-type="float">
            <text:p>907.03467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932.4973" calcext:value-type="float">
            <text:p>932.4973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957.95996" calcext:value-type="float">
            <text:p>957.95996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983.4226" calcext:value-type="float">
            <text:p>983.4226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1008.88525" calcext:value-type="float">
            <text:p>1008.88525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1034.3479" calcext:value-type="float">
            <text:p>1034.3479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1059.8105" calcext:value-type="float">
            <text:p>1059.8105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1084.5532" calcext:value-type="float">
            <text:p>1084.5532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1110.0159" calcext:value-type="float">
            <text:p>1110.0159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1113.6157" calcext:value-type="float">
            <text:p>1113.6157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1117.2156" calcext:value-type="float">
            <text:p>1117.2156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1120.8154" calcext:value-type="float">
            <text:p>1120.8154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1124.4153" calcext:value-type="float">
            <text:p>1124.4153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1128.0151" calcext:value-type="float">
            <text:p>1128.0151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1153.4778" calcext:value-type="float">
            <text:p>1153.4778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1178.9404" calcext:value-type="float">
            <text:p>1178.9404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1204.4031" calcext:value-type="float">
            <text:p>1204.4031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1229.8657" calcext:value-type="float">
            <text:p>1229.8657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1255.3284" calcext:value-type="float">
            <text:p>1255.3284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1280.791" calcext:value-type="float">
            <text:p>1280.791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1306.2537" calcext:value-type="float">
            <text:p>1306.2537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1331.7163" calcext:value-type="float">
            <text:p>1331.7163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1357.8989" calcext:value-type="float">
            <text:p>1357.8989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1384.0815" calcext:value-type="float">
            <text:p>1384.0815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1410.2642" calcext:value-type="float">
            <text:p>1410.2642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1435.7268" calcext:value-type="float">
            <text:p>1435.7268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1461.1895" calcext:value-type="float">
            <text:p>1461.189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487.3721" calcext:value-type="float">
            <text:p>1487.3721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1513.5547" calcext:value-type="float">
            <text:p>1513.5547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1539.7373" calcext:value-type="float">
            <text:p>1539.7373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1565.9199" calcext:value-type="float">
            <text:p>1565.9199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1592.1025" calcext:value-type="float">
            <text:p>1592.1025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1618.2852" calcext:value-type="float">
            <text:p>1618.2852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1644.4678" calcext:value-type="float">
            <text:p>1644.4678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1648.7876" calcext:value-type="float">
            <text:p>1648.7876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1653.1074" calcext:value-type="float">
            <text:p>1653.1074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1679.29" calcext:value-type="float">
            <text:p>1679.29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1705.4727" calcext:value-type="float">
            <text:p>1705.4727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731.6553" calcext:value-type="float">
            <text:p>1731.6553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757.8379" calcext:value-type="float">
            <text:p>1757.8379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784.0205" calcext:value-type="float">
            <text:p>1784.0205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810.2031" calcext:value-type="float">
            <text:p>1810.2031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836.3857" calcext:value-type="float">
            <text:p>1836.3857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861.8484" calcext:value-type="float">
            <text:p>1861.8484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887.311" calcext:value-type="float">
            <text:p>1887.311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913.4937" calcext:value-type="float">
            <text:p>1913.4937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1917.8135" calcext:value-type="float">
            <text:p>1917.8135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1922.1333" calcext:value-type="float">
            <text:p>1922.1333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1926.4531" calcext:value-type="float">
            <text:p>1926.4531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1930.773" calcext:value-type="float">
            <text:p>1930.773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1935.0928" calcext:value-type="float">
            <text:p>1935.0928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1938.6926" calcext:value-type="float">
            <text:p>1938.6926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942.2925" calcext:value-type="float">
            <text:p>1942.2925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1945.8923" calcext:value-type="float">
            <text:p>1945.8923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1949.4922" calcext:value-type="float">
            <text:p>1949.4922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1953.092" calcext:value-type="float">
            <text:p>1953.092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956.6919" calcext:value-type="float">
            <text:p>1956.6919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960.2917" calcext:value-type="float">
            <text:p>1960.2917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963.8916" calcext:value-type="float">
            <text:p>1963.8916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967.4915" calcext:value-type="float">
            <text:p>1967.4915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992.9541" calcext:value-type="float">
            <text:p>1992.9541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2018.4167" calcext:value-type="float">
            <text:p>2018.4167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2043.8794" calcext:value-type="float">
            <text:p>2043.8794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2069.342" calcext:value-type="float">
            <text:p>2069.342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2094.8047" calcext:value-type="float">
            <text:p>2094.8047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2120.9873" calcext:value-type="float">
            <text:p>2120.9873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2147.89" calcext:value-type="float">
            <text:p>2147.89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2174.7925" calcext:value-type="float">
            <text:p>2174.7925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2201.695" calcext:value-type="float">
            <text:p>2201.695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2228.5977" calcext:value-type="float">
            <text:p>2228.5977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2254.7803" calcext:value-type="float">
            <text:p>2254.7803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2259.1" calcext:value-type="float">
            <text:p>2259.1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2263.42" calcext:value-type="float">
            <text:p>2263.42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2267.7397" calcext:value-type="float">
            <text:p>2267.7397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2293.9224" calcext:value-type="float">
            <text:p>2293.9224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2320.825" calcext:value-type="float">
            <text:p>2320.825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2347.7275" calcext:value-type="float">
            <text:p>2347.72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73.9102" calcext:value-type="float">
            <text:p>2373.9102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2399.3728" calcext:value-type="float">
            <text:p>2399.3728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2424.8354" calcext:value-type="float">
            <text:p>2424.8354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2450.298" calcext:value-type="float">
            <text:p>2450.298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2475.7607" calcext:value-type="float">
            <text:p>2475.7607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2501.2234" calcext:value-type="float">
            <text:p>2501.2234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2504.8232" calcext:value-type="float">
            <text:p>2504.8232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2508.423" calcext:value-type="float">
            <text:p>2508.423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2512.743" calcext:value-type="float">
            <text:p>2512.743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2517.0627" calcext:value-type="float">
            <text:p>2517.0627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2521.3826" calcext:value-type="float">
            <text:p>2521.3826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2525.7024" calcext:value-type="float">
            <text:p>2525.7024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2530.0222" calcext:value-type="float">
            <text:p>2530.0222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2534.342" calcext:value-type="float">
            <text:p>2534.342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2538.6619" calcext:value-type="float">
            <text:p>2538.6619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2542.9817" calcext:value-type="float">
            <text:p>2542.9817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2547.3015" calcext:value-type="float">
            <text:p>2547.3015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2551.6213" calcext:value-type="float">
            <text:p>2551.6213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2555.9412" calcext:value-type="float">
            <text:p>2555.9412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2560.261" calcext:value-type="float">
            <text:p>2560.261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2564.5808" calcext:value-type="float">
            <text:p>2564.5808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2590.7634" calcext:value-type="float">
            <text:p>2590.7634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2616.226" calcext:value-type="float">
            <text:p>2616.226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2641.6887" calcext:value-type="float">
            <text:p>2641.6887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2667.1514" calcext:value-type="float">
            <text:p>2667.1514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2692.614" calcext:value-type="float">
            <text:p>2692.614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2739.9395" calcext:value-type="float">
            <text:p>2739.9395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2786.545" calcext:value-type="float">
            <text:p>2786.545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2833.1504" calcext:value-type="float">
            <text:p>2833.1504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2879.7559" calcext:value-type="float">
            <text:p>2879.7559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2926.3613" calcext:value-type="float">
            <text:p>2926.3613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2951.104" calcext:value-type="float">
            <text:p>2951.104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2975.8467" calcext:value-type="float">
            <text:p>2975.8467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2999.8694" calcext:value-type="float">
            <text:p>2999.8694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3023.892" calcext:value-type="float">
            <text:p>3023.892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3047.9148" calcext:value-type="float">
            <text:p>3047.9148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3071.9375" calcext:value-type="float">
            <text:p>3071.9375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3074.0974" calcext:value-type="float">
            <text:p>3074.0974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3076.2573" calcext:value-type="float">
            <text:p>3076.2573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3078.4172" calcext:value-type="float">
            <text:p>3078.4172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3081.297" calcext:value-type="float">
            <text:p>3081.297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3084.177" calcext:value-type="float">
            <text:p>3084.177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3087.057" calcext:value-type="float">
            <text:p>3087.057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3089.9368" calcext:value-type="float">
            <text:p>3089.9368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3092.8167" calcext:value-type="float">
            <text:p>3092.8167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3094.9766" calcext:value-type="float">
            <text:p>3094.9766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3097.1365" calcext:value-type="float">
            <text:p>3097.1365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3099.2964" calcext:value-type="float">
            <text:p>3099.2964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3101.4563" calcext:value-type="float">
            <text:p>3101.4563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3103.6162" calcext:value-type="float">
            <text:p>3103.6162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3105.7761" calcext:value-type="float">
            <text:p>3105.7761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3108.656" calcext:value-type="float">
            <text:p>3108.656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3111.536" calcext:value-type="float">
            <text:p>3111.536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3114.4158" calcext:value-type="float">
            <text:p>3114.4158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3117.2957" calcext:value-type="float">
            <text:p>3117.2957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3120.1755" calcext:value-type="float">
            <text:p>3120.1755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3123.0554" calcext:value-type="float">
            <text:p>3123.0554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3125.9353" calcext:value-type="float">
            <text:p>3125.9353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3128.8152" calcext:value-type="float">
            <text:p>3128.8152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3131.695" calcext:value-type="float">
            <text:p>3131.695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3134.575" calcext:value-type="float">
            <text:p>3134.575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3137.4548" calcext:value-type="float">
            <text:p>3137.4548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3140.3347" calcext:value-type="float">
            <text:p>3140.3347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3143.2146" calcext:value-type="float">
            <text:p>3143.2146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3146.0945" calcext:value-type="float">
            <text:p>3146.0945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3148.9744" calcext:value-type="float">
            <text:p>3148.9744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3151.8542" calcext:value-type="float">
            <text:p>3151.8542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3154.7341" calcext:value-type="float">
            <text:p>3154.7341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3157.614" calcext:value-type="float">
            <text:p>3157.614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3160.494" calcext:value-type="float">
            <text:p>3160.494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3163.3738" calcext:value-type="float">
            <text:p>3163.3738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3166.2537" calcext:value-type="float">
            <text:p>3166.2537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3169.1335" calcext:value-type="float">
            <text:p>3169.1335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3172.0134" calcext:value-type="float">
            <text:p>3172.0134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3174.1733" calcext:value-type="float">
            <text:p>3174.1733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3176.3333" calcext:value-type="float">
            <text:p>3176.3333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3178.4932" calcext:value-type="float">
            <text:p>3178.4932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3179.933" calcext:value-type="float">
            <text:p>3179.933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3181.373" calcext:value-type="float">
            <text:p>3181.373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3182.813" calcext:value-type="float">
            <text:p>3182.813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3184.253" calcext:value-type="float">
            <text:p>3184.253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3185.6929" calcext:value-type="float">
            <text:p>3185.6929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3187.1328" calcext:value-type="float">
            <text:p>3187.1328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3188.5728" calcext:value-type="float">
            <text:p>3188.5728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3190.0127" calcext:value-type="float">
            <text:p>3190.0127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3191.4526" calcext:value-type="float">
            <text:p>3191.4526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3192.8926" calcext:value-type="float">
            <text:p>3192.8926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3194.3325" calcext:value-type="float">
            <text:p>3194.3325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3195.7725" calcext:value-type="float">
            <text:p>3195.7725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3197.2124" calcext:value-type="float">
            <text:p>3197.2124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3198.6523" calcext:value-type="float">
            <text:p>3198.6523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3200.0923" calcext:value-type="float">
            <text:p>3200.0923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3201.5322" calcext:value-type="float">
            <text:p>3201.5322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3202.9722" calcext:value-type="float">
            <text:p>3202.9722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3203.6921" calcext:value-type="float">
            <text:p>3203.6921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3204.412" calcext:value-type="float">
            <text:p>3204.412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3205.132" calcext:value-type="float">
            <text:p>3205.132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3205.852" calcext:value-type="float">
            <text:p>3205.852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3207.292" calcext:value-type="float">
            <text:p>3207.292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3208.732" calcext:value-type="float">
            <text:p>3208.732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3210.1719" calcext:value-type="float">
            <text:p>3210.1719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3212.3318" calcext:value-type="float">
            <text:p>3212.3318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3214.4917" calcext:value-type="float">
            <text:p>3214.4917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3216.6516" calcext:value-type="float">
            <text:p>3216.6516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3218.8115" calcext:value-type="float">
            <text:p>3218.8115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3220.9714" calcext:value-type="float">
            <text:p>3220.9714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3223.1313" calcext:value-type="float">
            <text:p>3223.1313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3225.2913" calcext:value-type="float">
            <text:p>3225.2913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3227.4512" calcext:value-type="float">
            <text:p>3227.4512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3229.611" calcext:value-type="float">
            <text:p>3229.611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3231.771" calcext:value-type="float">
            <text:p>3231.771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3233.931" calcext:value-type="float">
            <text:p>3233.931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3236.0908" calcext:value-type="float">
            <text:p>3236.0908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3238.2507" calcext:value-type="float">
            <text:p>3238.2507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3240.4106" calcext:value-type="float">
            <text:p>3240.4106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3242.5706" calcext:value-type="float">
            <text:p>3242.5706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3244.7305" calcext:value-type="float">
            <text:p>3244.7305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3246.8904" calcext:value-type="float">
            <text:p>3246.8904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3249.0503" calcext:value-type="float">
            <text:p>3249.0503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3251.2102" calcext:value-type="float">
            <text:p>3251.2102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3253.37" calcext:value-type="float">
            <text:p>3253.37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3255.53" calcext:value-type="float">
            <text:p>3255.53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3257.69" calcext:value-type="float">
            <text:p>3257.69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3259.8499" calcext:value-type="float">
            <text:p>3259.8499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3262.0098" calcext:value-type="float">
            <text:p>3262.009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264.1697" calcext:value-type="float">
            <text:p>3264.1697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3266.3296" calcext:value-type="float">
            <text:p>3266.3296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3268.4895" calcext:value-type="float">
            <text:p>3268.4895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3270.6494" calcext:value-type="float">
            <text:p>3270.6494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3272.8093" calcext:value-type="float">
            <text:p>3272.8093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3274.9692" calcext:value-type="float">
            <text:p>3274.9692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3277.1292" calcext:value-type="float">
            <text:p>3277.1292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3279.289" calcext:value-type="float">
            <text:p>3279.289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3281.449" calcext:value-type="float">
            <text:p>3281.449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3283.609" calcext:value-type="float">
            <text:p>3283.609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3285.7688" calcext:value-type="float">
            <text:p>3285.7688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3287.9287" calcext:value-type="float">
            <text:p>3287.9287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3290.0886" calcext:value-type="float">
            <text:p>3290.0886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3292.2485" calcext:value-type="float">
            <text:p>3292.2485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3294.4084" calcext:value-type="float">
            <text:p>3294.4084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3296.5684" calcext:value-type="float">
            <text:p>3296.5684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3298.7283" calcext:value-type="float">
            <text:p>3298.7283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3300.1682" calcext:value-type="float">
            <text:p>3300.1682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3301.6082" calcext:value-type="float">
            <text:p>3301.6082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3303.048" calcext:value-type="float">
            <text:p>3303.048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3304.488" calcext:value-type="float">
            <text:p>3304.488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3305.928" calcext:value-type="float">
            <text:p>3305.928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3307.368" calcext:value-type="float">
            <text:p>3307.368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3308.8079" calcext:value-type="float">
            <text:p>3308.8079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3310.2478" calcext:value-type="float">
            <text:p>3310.2478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3311.6877" calcext:value-type="float">
            <text:p>3311.6877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3313.1277" calcext:value-type="float">
            <text:p>3313.1277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3314.5676" calcext:value-type="float">
            <text:p>3314.5676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3316.0076" calcext:value-type="float">
            <text:p>3316.0076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3317.4475" calcext:value-type="float">
            <text:p>3317.4475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3318.8875" calcext:value-type="float">
            <text:p>3318.8875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3320.3274" calcext:value-type="float">
            <text:p>3320.3274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3321.7673" calcext:value-type="float">
            <text:p>3321.7673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3323.2073" calcext:value-type="float">
            <text:p>3323.2073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3324.6472" calcext:value-type="float">
            <text:p>3324.6472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3326.0872" calcext:value-type="float">
            <text:p>3326.0872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3327.527" calcext:value-type="float">
            <text:p>3327.527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3328.967" calcext:value-type="float">
            <text:p>3328.967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3330.407" calcext:value-type="float">
            <text:p>3330.407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3331.847" calcext:value-type="float">
            <text:p>3331.847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3333.2869" calcext:value-type="float">
            <text:p>3333.2869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3334.7268" calcext:value-type="float">
            <text:p>3334.7268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3336.1667" calcext:value-type="float">
            <text:p>3336.1667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3337.6067" calcext:value-type="float">
            <text:p>3337.6067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3339.0466" calcext:value-type="float">
            <text:p>3339.0466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3340.4866" calcext:value-type="float">
            <text:p>3340.4866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3341.9265" calcext:value-type="float">
            <text:p>3341.9265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3343.3665" calcext:value-type="float">
            <text:p>3343.3665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3344.8064" calcext:value-type="float">
            <text:p>3344.8064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3346.2463" calcext:value-type="float">
            <text:p>3346.2463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3347.6863" calcext:value-type="float">
            <text:p>3347.6863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3349.1262" calcext:value-type="float">
            <text:p>3349.1262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3352.006" calcext:value-type="float">
            <text:p>3352.006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3354.886" calcext:value-type="float">
            <text:p>3354.886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3357.7659" calcext:value-type="float">
            <text:p>3357.7659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3360.6458" calcext:value-type="float">
            <text:p>3360.6458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3363.5256" calcext:value-type="float">
            <text:p>3363.5256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3366.4055" calcext:value-type="float">
            <text:p>3366.4055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3369.2854" calcext:value-type="float">
            <text:p>3369.2854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3372.1653" calcext:value-type="float">
            <text:p>3372.1653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3375.0452" calcext:value-type="float">
            <text:p>3375.0452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3377.925" calcext:value-type="float">
            <text:p>3377.925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3380.805" calcext:value-type="float">
            <text:p>3380.805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3383.6848" calcext:value-type="float">
            <text:p>3383.6848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3386.5647" calcext:value-type="float">
            <text:p>3386.5647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3389.4446" calcext:value-type="float">
            <text:p>3389.4446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3392.3245" calcext:value-type="float">
            <text:p>3392.3245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3395.2043" calcext:value-type="float">
            <text:p>3395.2043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3398.0842" calcext:value-type="float">
            <text:p>3398.0842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3400.964" calcext:value-type="float">
            <text:p>3400.964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3403.844" calcext:value-type="float">
            <text:p>3403.844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3406.7239" calcext:value-type="float">
            <text:p>3406.7239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3409.6038" calcext:value-type="float">
            <text:p>3409.6038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3412.4836" calcext:value-type="float">
            <text:p>3412.4836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3415.3635" calcext:value-type="float">
            <text:p>3415.3635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3418.2434" calcext:value-type="float">
            <text:p>3418.2434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3421.1233" calcext:value-type="float">
            <text:p>3421.1233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3423.2832" calcext:value-type="float">
            <text:p>3423.2832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3425.443" calcext:value-type="float">
            <text:p>3425.443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3427.603" calcext:value-type="float">
            <text:p>3427.603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3429.763" calcext:value-type="float">
            <text:p>3429.763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3431.9229" calcext:value-type="float">
            <text:p>3431.9229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3434.0828" calcext:value-type="float">
            <text:p>3434.0828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3436.2427" calcext:value-type="float">
            <text:p>3436.2427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3438.4026" calcext:value-type="float">
            <text:p>3438.4026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3440.5625" calcext:value-type="float">
            <text:p>3440.5625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3442.7224" calcext:value-type="float">
            <text:p>3442.7224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3444.8823" calcext:value-type="float">
            <text:p>3444.8823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3447.0422" calcext:value-type="float">
            <text:p>3447.0422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3449.2021" calcext:value-type="float">
            <text:p>3449.2021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3451.362" calcext:value-type="float">
            <text:p>3451.362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3453.522" calcext:value-type="float">
            <text:p>3453.522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3455.682" calcext:value-type="float">
            <text:p>3455.682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3457.8418" calcext:value-type="float">
            <text:p>3457.8418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3460.7217" calcext:value-type="float">
            <text:p>3460.7217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3463.6016" calcext:value-type="float">
            <text:p>3463.6016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3466.4814" calcext:value-type="float">
            <text:p>3466.4814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3469.3613" calcext:value-type="float">
            <text:p>3469.3613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3472.2412" calcext:value-type="float">
            <text:p>3472.2412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3475.121" calcext:value-type="float">
            <text:p>3475.121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3478.001" calcext:value-type="float">
            <text:p>3478.001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3480.8809" calcext:value-type="float">
            <text:p>3480.8809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3483.7607" calcext:value-type="float">
            <text:p>3483.7607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3486.6406" calcext:value-type="float">
            <text:p>3486.6406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3489.5205" calcext:value-type="float">
            <text:p>3489.5205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3492.4004" calcext:value-type="float">
            <text:p>3492.4004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3495.2803" calcext:value-type="float">
            <text:p>3495.2803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3498.1602" calcext:value-type="float">
            <text:p>3498.1602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3501.04" calcext:value-type="float">
            <text:p>3501.04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3503.92" calcext:value-type="float">
            <text:p>3503.92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3506.7998" calcext:value-type="float">
            <text:p>3506.7998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3509.6797" calcext:value-type="float">
            <text:p>3509.6797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3512.5596" calcext:value-type="float">
            <text:p>3512.5596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3515.4395" calcext:value-type="float">
            <text:p>3515.4395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3518.3193" calcext:value-type="float">
            <text:p>3518.3193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3521.1992" calcext:value-type="float">
            <text:p>3521.1992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3524.079" calcext:value-type="float">
            <text:p>3524.079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3527.679" calcext:value-type="float">
            <text:p>3527.679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3531.2788" calcext:value-type="float">
            <text:p>3531.2788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3534.8787" calcext:value-type="float">
            <text:p>3534.8787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3538.4785" calcext:value-type="float">
            <text:p>3538.4785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3542.0784" calcext:value-type="float">
            <text:p>3542.0784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3545.6782" calcext:value-type="float">
            <text:p>3545.6782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3549.278" calcext:value-type="float">
            <text:p>3549.278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3552.878" calcext:value-type="float">
            <text:p>3552.87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556.4778" calcext:value-type="float">
            <text:p>3556.4778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3560.0776" calcext:value-type="float">
            <text:p>3560.0776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3563.6775" calcext:value-type="float">
            <text:p>3563.6775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3567.2773" calcext:value-type="float">
            <text:p>3567.2773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3570.8772" calcext:value-type="float">
            <text:p>3570.8772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3574.477" calcext:value-type="float">
            <text:p>3574.477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3578.077" calcext:value-type="float">
            <text:p>3578.077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3581.6768" calcext:value-type="float">
            <text:p>3581.6768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3585.2766" calcext:value-type="float">
            <text:p>3585.2766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3588.8765" calcext:value-type="float">
            <text:p>3588.8765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3592.4763" calcext:value-type="float">
            <text:p>3592.4763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3595.3562" calcext:value-type="float">
            <text:p>3595.3562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3598.236" calcext:value-type="float">
            <text:p>3598.236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3601.116" calcext:value-type="float">
            <text:p>3601.116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3603.9958" calcext:value-type="float">
            <text:p>3603.9958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3606.8757" calcext:value-type="float">
            <text:p>3606.8757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3609.7556" calcext:value-type="float">
            <text:p>3609.7556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3611.9155" calcext:value-type="float">
            <text:p>3611.9155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3614.0754" calcext:value-type="float">
            <text:p>3614.0754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3616.2354" calcext:value-type="float">
            <text:p>3616.2354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3618.3953" calcext:value-type="float">
            <text:p>3618.3953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3620.5552" calcext:value-type="float">
            <text:p>3620.5552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3622.715" calcext:value-type="float">
            <text:p>3622.715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3624.875" calcext:value-type="float">
            <text:p>3624.875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3627.035" calcext:value-type="float">
            <text:p>3627.035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3629.1948" calcext:value-type="float">
            <text:p>3629.1948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3631.3547" calcext:value-type="float">
            <text:p>3631.3547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3633.5146" calcext:value-type="float">
            <text:p>3633.5146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3635.6746" calcext:value-type="float">
            <text:p>3635.6746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3637.1145" calcext:value-type="float">
            <text:p>3637.1145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3638.5544" calcext:value-type="float">
            <text:p>3638.5544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3639.9944" calcext:value-type="float">
            <text:p>3639.9944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3641.4343" calcext:value-type="float">
            <text:p>3641.4343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3642.8743" calcext:value-type="float">
            <text:p>3642.8743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3644.3142" calcext:value-type="float">
            <text:p>3644.3142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3645.7542" calcext:value-type="float">
            <text:p>3645.7542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3647.194" calcext:value-type="float">
            <text:p>3647.194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3648.634" calcext:value-type="float">
            <text:p>3648.634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3650.074" calcext:value-type="float">
            <text:p>3650.074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3651.514" calcext:value-type="float">
            <text:p>3651.514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3652.9539" calcext:value-type="float">
            <text:p>3652.9539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3654.3938" calcext:value-type="float">
            <text:p>3654.3938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3655.8337" calcext:value-type="float">
            <text:p>3655.8337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3657.2737" calcext:value-type="float">
            <text:p>3657.2737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3658.7136" calcext:value-type="float">
            <text:p>3658.7136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3660.1536" calcext:value-type="float">
            <text:p>3660.1536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3661.5935" calcext:value-type="float">
            <text:p>3661.5935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3663.0334" calcext:value-type="float">
            <text:p>3663.0334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3664.4734" calcext:value-type="float">
            <text:p>3664.4734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3665.9133" calcext:value-type="float">
            <text:p>3665.9133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3668.0732" calcext:value-type="float">
            <text:p>3668.0732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3670.2332" calcext:value-type="float">
            <text:p>3670.2332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3672.393" calcext:value-type="float">
            <text:p>3672.393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3674.553" calcext:value-type="float">
            <text:p>3674.553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3676.713" calcext:value-type="float">
            <text:p>3676.713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3678.1528" calcext:value-type="float">
            <text:p>3678.1528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3680.3127" calcext:value-type="float">
            <text:p>3680.3127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3682.4727" calcext:value-type="float">
            <text:p>3682.4727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3684.6326" calcext:value-type="float">
            <text:p>3684.6326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3686.7925" calcext:value-type="float">
            <text:p>3686.7925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3688.9524" calcext:value-type="float">
            <text:p>3688.9524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3691.1123" calcext:value-type="float">
            <text:p>3691.1123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3693.2722" calcext:value-type="float">
            <text:p>3693.2722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3694.7122" calcext:value-type="float">
            <text:p>3694.7122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3697.592" calcext:value-type="float">
            <text:p>3697.592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3700.472" calcext:value-type="float">
            <text:p>3700.472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3703.3518" calcext:value-type="float">
            <text:p>3703.3518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3706.2317" calcext:value-type="float">
            <text:p>3706.2317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3709.1116" calcext:value-type="float">
            <text:p>3709.1116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3711.9915" calcext:value-type="float">
            <text:p>3711.9915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3714.8713" calcext:value-type="float">
            <text:p>3714.8713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3717.7512" calcext:value-type="float">
            <text:p>3717.7512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3720.631" calcext:value-type="float">
            <text:p>3720.631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3723.511" calcext:value-type="float">
            <text:p>3723.511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3726.3909" calcext:value-type="float">
            <text:p>3726.3909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3729.2708" calcext:value-type="float">
            <text:p>3729.2708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3732.1506" calcext:value-type="float">
            <text:p>3732.1506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3735.0305" calcext:value-type="float">
            <text:p>3735.0305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3737.9104" calcext:value-type="float">
            <text:p>3737.9104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3740.7903" calcext:value-type="float">
            <text:p>3740.7903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3743.6702" calcext:value-type="float">
            <text:p>3743.6702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3746.55" calcext:value-type="float">
            <text:p>3746.55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3749.43" calcext:value-type="float">
            <text:p>3749.43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3752.3098" calcext:value-type="float">
            <text:p>3752.3098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3755.1897" calcext:value-type="float">
            <text:p>3755.1897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3758.0696" calcext:value-type="float">
            <text:p>3758.0696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3760.9495" calcext:value-type="float">
            <text:p>3760.9495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3763.8293" calcext:value-type="float">
            <text:p>3763.8293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3766.7092" calcext:value-type="float">
            <text:p>3766.7092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3769.589" calcext:value-type="float">
            <text:p>3769.589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3772.469" calcext:value-type="float">
            <text:p>3772.469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3775.3489" calcext:value-type="float">
            <text:p>3775.3489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3778.2288" calcext:value-type="float">
            <text:p>3778.2288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3781.1086" calcext:value-type="float">
            <text:p>3781.1086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3783.9885" calcext:value-type="float">
            <text:p>3783.9885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3786.8684" calcext:value-type="float">
            <text:p>3786.8684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3789.7483" calcext:value-type="float">
            <text:p>3789.7483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3792.6282" calcext:value-type="float">
            <text:p>3792.6282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3795.508" calcext:value-type="float">
            <text:p>3795.508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3798.388" calcext:value-type="float">
            <text:p>3798.388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3801.2678" calcext:value-type="float">
            <text:p>3801.2678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3804.1477" calcext:value-type="float">
            <text:p>3804.1477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3807.0276" calcext:value-type="float">
            <text:p>3807.0276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3809.9075" calcext:value-type="float">
            <text:p>3809.9075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3812.7874" calcext:value-type="float">
            <text:p>3812.7874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3815.6672" calcext:value-type="float">
            <text:p>3815.6672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3818.547" calcext:value-type="float">
            <text:p>3818.547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3821.427" calcext:value-type="float">
            <text:p>3821.427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3824.307" calcext:value-type="float">
            <text:p>3824.307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3827.1868" calcext:value-type="float">
            <text:p>3827.1868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3830.0667" calcext:value-type="float">
            <text:p>3830.0667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3832.9465" calcext:value-type="float">
            <text:p>3832.9465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3835.8264" calcext:value-type="float">
            <text:p>3835.8264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3838.7063" calcext:value-type="float">
            <text:p>3838.7063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3841.5862" calcext:value-type="float">
            <text:p>3841.5862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3844.466" calcext:value-type="float">
            <text:p>3844.466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3847.346" calcext:value-type="float">
            <text:p>3847.346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3850.2258" calcext:value-type="float">
            <text:p>3850.2258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3853.1057" calcext:value-type="float">
            <text:p>3853.1057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3855.9856" calcext:value-type="float">
            <text:p>3855.9856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3858.8655" calcext:value-type="float">
            <text:p>3858.8655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3861.7454" calcext:value-type="float">
            <text:p>3861.7454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3864.6252" calcext:value-type="float">
            <text:p>3864.6252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3867.5051" calcext:value-type="float">
            <text:p>3867.5051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3870.385" calcext:value-type="float">
            <text:p>3870.38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73.265" calcext:value-type="float">
            <text:p>3873.265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3876.1448" calcext:value-type="float">
            <text:p>3876.1448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3879.0247" calcext:value-type="float">
            <text:p>3879.0247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3881.9045" calcext:value-type="float">
            <text:p>3881.9045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3885.5044" calcext:value-type="float">
            <text:p>3885.5044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3889.1042" calcext:value-type="float">
            <text:p>3889.1042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3892.704" calcext:value-type="float">
            <text:p>3892.704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3896.304" calcext:value-type="float">
            <text:p>3896.304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3899.9038" calcext:value-type="float">
            <text:p>3899.9038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3903.5037" calcext:value-type="float">
            <text:p>3903.5037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3907.1035" calcext:value-type="float">
            <text:p>3907.1035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3910.7034" calcext:value-type="float">
            <text:p>3910.7034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3914.3032" calcext:value-type="float">
            <text:p>3914.3032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3917.183" calcext:value-type="float">
            <text:p>3917.183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3920.063" calcext:value-type="float">
            <text:p>3920.063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3922.9429" calcext:value-type="float">
            <text:p>3922.9429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3926.5427" calcext:value-type="float">
            <text:p>3926.5427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3930.1426" calcext:value-type="float">
            <text:p>3930.1426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3933.7424" calcext:value-type="float">
            <text:p>3933.7424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3937.3423" calcext:value-type="float">
            <text:p>3937.3423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3940.9421" calcext:value-type="float">
            <text:p>3940.9421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3944.542" calcext:value-type="float">
            <text:p>3944.542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3948.1418" calcext:value-type="float">
            <text:p>3948.1418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3951.7417" calcext:value-type="float">
            <text:p>3951.7417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3955.3416" calcext:value-type="float">
            <text:p>3955.3416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3958.9414" calcext:value-type="float">
            <text:p>3958.9414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3962.5413" calcext:value-type="float">
            <text:p>3962.5413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3964.7012" calcext:value-type="float">
            <text:p>3964.7012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3966.861" calcext:value-type="float">
            <text:p>3966.861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3969.021" calcext:value-type="float">
            <text:p>3969.021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3971.181" calcext:value-type="float">
            <text:p>3971.181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3974.0608" calcext:value-type="float">
            <text:p>3974.0608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3976.9407" calcext:value-type="float">
            <text:p>3976.9407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3979.1006" calcext:value-type="float">
            <text:p>3979.1006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3981.2605" calcext:value-type="float">
            <text:p>3981.2605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3983.4204" calcext:value-type="float">
            <text:p>3983.4204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3985.5803" calcext:value-type="float">
            <text:p>3985.5803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3988.4602" calcext:value-type="float">
            <text:p>3988.4602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3991.34" calcext:value-type="float">
            <text:p>3991.34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3994.22" calcext:value-type="float">
            <text:p>3994.22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3997.0999" calcext:value-type="float">
            <text:p>3997.0999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3999.9797" calcext:value-type="float">
            <text:p>3999.9797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4002.8596" calcext:value-type="float">
            <text:p>4002.8596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4005.0195" calcext:value-type="float">
            <text:p>4005.0195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4007.1794" calcext:value-type="float">
            <text:p>4007.1794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4009.3394" calcext:value-type="float">
            <text:p>4009.3394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4010.7793" calcext:value-type="float">
            <text:p>4010.7793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4012.2192" calcext:value-type="float">
            <text:p>4012.2192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4013.6592" calcext:value-type="float">
            <text:p>4013.6592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4015.099" calcext:value-type="float">
            <text:p>4015.099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4016.539" calcext:value-type="float">
            <text:p>4016.539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4017.979" calcext:value-type="float">
            <text:p>4017.979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4019.419" calcext:value-type="float">
            <text:p>4019.419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4021.5789" calcext:value-type="float">
            <text:p>4021.5789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4023.7388" calcext:value-type="float">
            <text:p>4023.7388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4025.8987" calcext:value-type="float">
            <text:p>4025.8987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4028.0586" calcext:value-type="float">
            <text:p>4028.0586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4030.2185" calcext:value-type="float">
            <text:p>4030.2185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4032.3784" calcext:value-type="float">
            <text:p>4032.3784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4034.5383" calcext:value-type="float">
            <text:p>4034.5383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4036.6982" calcext:value-type="float">
            <text:p>4036.6982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4039.5781" calcext:value-type="float">
            <text:p>4039.5781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4042.458" calcext:value-type="float">
            <text:p>4042.458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4045.338" calcext:value-type="float">
            <text:p>4045.338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4048.2178" calcext:value-type="float">
            <text:p>4048.2178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4051.0977" calcext:value-type="float">
            <text:p>4051.0977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4053.9775" calcext:value-type="float">
            <text:p>4053.9775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4056.1375" calcext:value-type="float">
            <text:p>4056.1375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4059.0173" calcext:value-type="float">
            <text:p>4059.0173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4061.8972" calcext:value-type="float">
            <text:p>4061.8972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4064.777" calcext:value-type="float">
            <text:p>4064.777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4067.657" calcext:value-type="float">
            <text:p>4067.657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4071.2568" calcext:value-type="float">
            <text:p>4071.2568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4074.8567" calcext:value-type="float">
            <text:p>4074.8567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4078.4565" calcext:value-type="float">
            <text:p>4078.4565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4082.0564" calcext:value-type="float">
            <text:p>4082.0564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4085.6563" calcext:value-type="float">
            <text:p>4085.6563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4089.256" calcext:value-type="float">
            <text:p>4089.256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4092.856" calcext:value-type="float">
            <text:p>4092.856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4096.456" calcext:value-type="float">
            <text:p>4096.456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4100.057" calcext:value-type="float">
            <text:p>4100.057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4103.658" calcext:value-type="float">
            <text:p>4103.658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4107.2593" calcext:value-type="float">
            <text:p>4107.2593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4110.8604" calcext:value-type="float">
            <text:p>4110.8604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4114.4614" calcext:value-type="float">
            <text:p>4114.4614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4118.0625" calcext:value-type="float">
            <text:p>4118.0625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4121.6636" calcext:value-type="float">
            <text:p>4121.6636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4124.5444" calcext:value-type="float">
            <text:p>4124.5444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4127.4253" calcext:value-type="float">
            <text:p>4127.4253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4130.306" calcext:value-type="float">
            <text:p>4130.306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4133.187" calcext:value-type="float">
            <text:p>4133.187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4136.068" calcext:value-type="float">
            <text:p>4136.068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4138.9487" calcext:value-type="float">
            <text:p>4138.9487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4141.8296" calcext:value-type="float">
            <text:p>4141.8296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4144.7104" calcext:value-type="float">
            <text:p>4144.7104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4147.5913" calcext:value-type="float">
            <text:p>4147.5913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4150.472" calcext:value-type="float">
            <text:p>4150.472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4153.353" calcext:value-type="float">
            <text:p>4153.353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4156.234" calcext:value-type="float">
            <text:p>4156.234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4159.1147" calcext:value-type="float">
            <text:p>4159.1147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4161.9956" calcext:value-type="float">
            <text:p>4161.9956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4164.8765" calcext:value-type="float">
            <text:p>4164.8765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4167.7573" calcext:value-type="float">
            <text:p>4167.7573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4170.638" calcext:value-type="float">
            <text:p>4170.638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4173.519" calcext:value-type="float">
            <text:p>4173.519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4176.4" calcext:value-type="float">
            <text:p>4176.4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4179.281" calcext:value-type="float">
            <text:p>4179.281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4182.1616" calcext:value-type="float">
            <text:p>4182.1616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4185.0425" calcext:value-type="float">
            <text:p>4185.0425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4187.9233" calcext:value-type="float">
            <text:p>4187.9233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4190.804" calcext:value-type="float">
            <text:p>4190.804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4192.965" calcext:value-type="float">
            <text:p>4192.965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4195.1255" calcext:value-type="float">
            <text:p>4195.1255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4197.286" calcext:value-type="float">
            <text:p>4197.286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4199.447" calcext:value-type="float">
            <text:p>4199.447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4201.6074" calcext:value-type="float">
            <text:p>4201.6074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4203.768" calcext:value-type="float">
            <text:p>4203.768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4205.9287" calcext:value-type="float">
            <text:p>4205.9287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4208.0894" calcext:value-type="float">
            <text:p>4208.0894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4210.25" calcext:value-type="float">
            <text:p>4210.25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4212.4106" calcext:value-type="float">
            <text:p>4212.4106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4213.851" calcext:value-type="float">
            <text:p>4213.851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4215.2915" calcext:value-type="float">
            <text:p>4215.2915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4216.732" calcext:value-type="float">
            <text:p>4216.732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4218.1724" calcext:value-type="float">
            <text:p>4218.17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19.613" calcext:value-type="float">
            <text:p>4219.613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4221.053" calcext:value-type="float">
            <text:p>4221.053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4222.4937" calcext:value-type="float">
            <text:p>4222.4937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4223.934" calcext:value-type="float">
            <text:p>4223.934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4225.3745" calcext:value-type="float">
            <text:p>4225.3745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4226.815" calcext:value-type="float">
            <text:p>4226.815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4227.535" calcext:value-type="float">
            <text:p>4227.535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4228.2554" calcext:value-type="float">
            <text:p>4228.2554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4228.9756" calcext:value-type="float">
            <text:p>4228.9756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4229.696" calcext:value-type="float">
            <text:p>4229.696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4230.416" calcext:value-type="float">
            <text:p>4230.416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4231.136" calcext:value-type="float">
            <text:p>4231.136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4231.8564" calcext:value-type="float">
            <text:p>4231.8564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4232.5767" calcext:value-type="float">
            <text:p>4232.5767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4233.297" calcext:value-type="float">
            <text:p>4233.297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4234.017" calcext:value-type="float">
            <text:p>4234.017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4235.4575" calcext:value-type="float">
            <text:p>4235.4575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4236.898" calcext:value-type="float">
            <text:p>4236.898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4238.3384" calcext:value-type="float">
            <text:p>4238.3384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4239.779" calcext:value-type="float">
            <text:p>4239.779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4241.219" calcext:value-type="float">
            <text:p>4241.219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4243.38" calcext:value-type="float">
            <text:p>4243.38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4245.5405" calcext:value-type="float">
            <text:p>4245.5405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4247.701" calcext:value-type="float">
            <text:p>4247.701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4249.862" calcext:value-type="float">
            <text:p>4249.862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4252.0225" calcext:value-type="float">
            <text:p>4252.0225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4254.183" calcext:value-type="float">
            <text:p>4254.183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4256.3438" calcext:value-type="float">
            <text:p>4256.3438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4258.5044" calcext:value-type="float">
            <text:p>4258.5044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4260.665" calcext:value-type="float">
            <text:p>4260.665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4263.546" calcext:value-type="float">
            <text:p>4263.546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4266.427" calcext:value-type="float">
            <text:p>4266.427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4269.3076" calcext:value-type="float">
            <text:p>4269.3076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4271.4683" calcext:value-type="float">
            <text:p>4271.4683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4273.629" calcext:value-type="float">
            <text:p>4273.629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4275.7896" calcext:value-type="float">
            <text:p>4275.7896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4277.95" calcext:value-type="float">
            <text:p>4277.95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4280.111" calcext:value-type="float">
            <text:p>4280.111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4282.2715" calcext:value-type="float">
            <text:p>4282.2715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4284.432" calcext:value-type="float">
            <text:p>4284.432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4286.593" calcext:value-type="float">
            <text:p>4286.593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4288.7534" calcext:value-type="float">
            <text:p>4288.7534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4290.914" calcext:value-type="float">
            <text:p>4290.914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4293.0747" calcext:value-type="float">
            <text:p>4293.0747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4295.2354" calcext:value-type="float">
            <text:p>4295.2354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4296.676" calcext:value-type="float">
            <text:p>4296.676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4298.116" calcext:value-type="float">
            <text:p>4298.116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4299.5566" calcext:value-type="float">
            <text:p>4299.5566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4300.997" calcext:value-type="float">
            <text:p>4300.997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4302.4375" calcext:value-type="float">
            <text:p>4302.4375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4303.878" calcext:value-type="float">
            <text:p>4303.878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4305.3184" calcext:value-type="float">
            <text:p>4305.3184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4306.759" calcext:value-type="float">
            <text:p>4306.759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4308.199" calcext:value-type="float">
            <text:p>4308.199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4309.6396" calcext:value-type="float">
            <text:p>4309.6396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4311.08" calcext:value-type="float">
            <text:p>4311.08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4312.5205" calcext:value-type="float">
            <text:p>4312.5205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4313.961" calcext:value-type="float">
            <text:p>4313.961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4315.4014" calcext:value-type="float">
            <text:p>4315.4014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4316.842" calcext:value-type="float">
            <text:p>4316.842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4318.282" calcext:value-type="float">
            <text:p>4318.282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4319.7227" calcext:value-type="float">
            <text:p>4319.7227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4321.163" calcext:value-type="float">
            <text:p>4321.163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4322.6035" calcext:value-type="float">
            <text:p>4322.6035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4324.044" calcext:value-type="float">
            <text:p>4324.044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4325.4844" calcext:value-type="float">
            <text:p>4325.4844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4326.2046" calcext:value-type="float">
            <text:p>4326.2046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4326.925" calcext:value-type="float">
            <text:p>4326.925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4328.365" calcext:value-type="float">
            <text:p>4328.365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4329.8057" calcext:value-type="float">
            <text:p>4329.8057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4331.246" calcext:value-type="float">
            <text:p>4331.246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4332.6865" calcext:value-type="float">
            <text:p>4332.6865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4334.127" calcext:value-type="float">
            <text:p>4334.127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4335.5674" calcext:value-type="float">
            <text:p>4335.5674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4337.008" calcext:value-type="float">
            <text:p>4337.008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4337.728" calcext:value-type="float">
            <text:p>4337.728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4338.448" calcext:value-type="float">
            <text:p>4338.448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4339.1685" calcext:value-type="float">
            <text:p>4339.1685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4339.8887" calcext:value-type="float">
            <text:p>4339.8887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4340.609" calcext:value-type="float">
            <text:p>4340.609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4340.609" calcext:value-type="float">
            <text:p>4340.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1T21:35:03.546536108</dc:date>
    <meta:editing-cycles>16</meta:editing-cycles>
    <meta:editing-duration>PT52M14S</meta:editing-duration>
    <meta:document-statistic meta:table-count="5" meta:cell-count="8019" meta:object-count="0"/>
  </office:meta>
</office:document-meta>
</file>